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5.95mm"/>
    </style:style>
    <style:style style:name="co2" style:family="table-column">
      <style:table-column-properties fo:break-before="auto" style:column-width="34.4mm"/>
    </style:style>
    <style:style style:name="co3" style:family="table-column">
      <style:table-column-properties fo:break-before="auto" style:column-width="185.81mm"/>
    </style:style>
    <style:style style:name="co4" style:family="table-column">
      <style:table-column-properties fo:break-before="auto" style:column-width="29.7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D_TAB</text:p>
          </table:table-cell>
          <table:table-cell table:style-name="Default" office:value-type="string" calcext:value-type="string">
            <text:p>REST_CLAVE</text:p>
          </table:table-cell>
          <table:table-cell office:value-type="string" calcext:value-type="string">
            <text:p>MEMO_FIJO</text:p>
          </table:table-cell>
          <table:table-cell office:value-type="string" calcext:value-type="string">
            <text:p>MEMO_FIJ1</text:p>
          </table:table-cell>
        </table:table-row>
        <table:table-row table:style-name="ro1">
          <table:table-cell office:value-type="string" calcext:value-type="string">
            <text:p>T01</text:p>
          </table:table-cell>
          <table:table-cell table:style-name="Default"/>
          <table:table-cell office:value-type="string" calcext:value-type="string">
            <text:p>Y%7b9}5lK'DR,zC_~u9lRvBT)rG <text:s text:c="37"/>4733011580REC0100 <text:s text:c="3"/>3047560074000 <text:s/>2070EQU02</text:p>
          </table:table-cell>
          <table:table-cell/>
        </table:table-row>
        <table:table-row table:style-name="ro1">
          <table:table-cell office:value-type="string" calcext:value-type="string">
            <text:p>T02</text:p>
          </table:table-cell>
          <table:table-cell office:value-type="string" calcext:value-type="string">
            <text:p>40178</text:p>
          </table:table-cell>
          <table:table-cell office:value-type="string" calcext:value-type="string">
            <text:p>LIC. EN FILO.401-78 <text:s text:c="30"/>5 <text:s text:c="6"/>1 <text:s text:c="4"/>LIC. EN FILO.401-78 <text:s text:c="12"/>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78001</text:p>
          </table:table-cell>
          <table:table-cell office:value-type="string" calcext:value-type="string">
            <text:p>INTRODUCCION A <text:s text:c="11"/>INTRODUCCION A LA FILOSOF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78002</text:p>
          </table:table-cell>
          <table:table-cell office:value-type="string" calcext:value-type="string">
            <text:p>INTRODUCCION A <text:s text:c="11"/>INTRODUCCION A LA LITERATUR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78003</text:p>
          </table:table-cell>
          <table:table-cell office:value-type="string" calcext:value-type="string">
            <text:p>PSICOLOGIA FUND <text:s text:c="10"/>PSICOLOGIA FUNDAMENT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78004</text:p>
          </table:table-cell>
          <table:table-cell office:value-type="string" calcext:value-type="string">
            <text:p>INTRODUCCION A <text:s text:c="11"/>INTRODUCCION A LA HISTOR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78005</text:p>
          </table:table-cell>
          <table:table-cell office:value-type="string" calcext:value-type="string">
            <text:p>HISTORIA DE LA <text:s text:c="11"/>HISTORIA DE LA CULTUR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78006</text:p>
          </table:table-cell>
          <table:table-cell office:value-type="string" calcext:value-type="string">
            <text:p>HISTORIA DEL AR <text:s text:c="10"/>HISTORIA DEL ARTE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78007</text:p>
          </table:table-cell>
          <table:table-cell office:value-type="string" calcext:value-type="string">
            <text:p>ANTROPOLOGIA FI <text:s text:c="10"/>ANTROPOLOGIA FILOSOF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78008</text:p>
          </table:table-cell>
          <table:table-cell office:value-type="string" calcext:value-type="string">
            <text:p>METODOS DE APRE <text:s text:c="10"/>METODOS DE APRENDIZAJE E INVESTIGA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78011</text:p>
          </table:table-cell>
          <table:table-cell office:value-type="string" calcext:value-type="string">
            <text:p>FILOSOFIA DE LA <text:s text:c="10"/>FILOSOFIA DE LA NATURALEZ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78012</text:p>
          </table:table-cell>
          <table:table-cell office:value-type="string" calcext:value-type="string">
            <text:p>LOGICA Y METODO <text:s text:c="10"/>LOGICA Y METODOLOG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78015</text:p>
          </table:table-cell>
          <table:table-cell office:value-type="string" calcext:value-type="string">
            <text:p>LENGUA Y CULTUR <text:s text:c="10"/>LENGUA Y CULTURA LATIN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78016</text:p>
          </table:table-cell>
          <table:table-cell office:value-type="string" calcext:value-type="string">
            <text:p>GNOSEOLOGIA Y M <text:s text:c="10"/>GNOSEOLOGIA Y METAFIS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78017</text:p>
          </table:table-cell>
          <table:table-cell office:value-type="string" calcext:value-type="string">
            <text:p>FILOSOFIA DE LA <text:s text:c="10"/>FILOSOFIA DE LAS CIENCIA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78018</text:p>
          </table:table-cell>
          <table:table-cell office:value-type="string" calcext:value-type="string">
            <text:p>FILOSOFIA DEL L <text:s text:c="10"/>FILOSOFIA DEL LENGUAJE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78019</text:p>
          </table:table-cell>
          <table:table-cell office:value-type="string" calcext:value-type="string">
            <text:p>LENGUA Y CULTUR <text:s text:c="10"/>LENGUA Y CULTURA GRIEG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78021</text:p>
          </table:table-cell>
          <table:table-cell office:value-type="string" calcext:value-type="string">
            <text:p>LATIN ESPECIALI <text:s text:c="10"/>LATIN ESPECIALIZAD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78023</text:p>
          </table:table-cell>
          <table:table-cell office:value-type="string" calcext:value-type="string">
            <text:p>TEOLOGIA NATURA <text:s text:c="10"/>TEOLOGIA NATUR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78024</text:p>
          </table:table-cell>
          <table:table-cell office:value-type="string" calcext:value-type="string">
            <text:p>ETICA <text:s text:c="20"/>ET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78025</text:p>
          </table:table-cell>
          <table:table-cell office:value-type="string" calcext:value-type="string">
            <text:p>ESTETICA <text:s text:c="17"/>ESTET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78026</text:p>
          </table:table-cell>
          <table:table-cell office:value-type="string" calcext:value-type="string">
            <text:p>HISTORIA DE LA <text:s text:c="11"/>HISTORIA DE LA FILOSOFIA MODERN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78027</text:p>
          </table:table-cell>
          <table:table-cell office:value-type="string" calcext:value-type="string">
            <text:p>SEMINARIO <text:s text:c="16"/>SEMINARI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78030</text:p>
          </table:table-cell>
          <table:table-cell office:value-type="string" calcext:value-type="string">
            <text:p>FILOSOFIA POLIT <text:s text:c="10"/>FILOSOFIA POLIT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78031</text:p>
          </table:table-cell>
          <table:table-cell office:value-type="string" calcext:value-type="string">
            <text:p>HISTORIA DE LA <text:s text:c="11"/>HISTORIA DE LA FILOSOFIA CONTEMPORANE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78033</text:p>
          </table:table-cell>
          <table:table-cell office:value-type="string" calcext:value-type="string">
            <text:p>SOCIOLOGIA <text:s text:c="15"/>SOCIOLOG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78035</text:p>
          </table:table-cell>
          <table:table-cell office:value-type="string" calcext:value-type="string">
            <text:p>SEMINARIO FINAL <text:s text:c="10"/>SEMINARIO FIN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78037</text:p>
          </table:table-cell>
          <table:table-cell office:value-type="string" calcext:value-type="string">
            <text:p>PRUEBA DE SUFIC <text:s text:c="10"/>PRUEBA DE SUFICIENCIA DE DIOMA ITALIAN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78039</text:p>
          </table:table-cell>
          <table:table-cell office:value-type="string" calcext:value-type="string">
            <text:p>PRUEBA DE CAPAC <text:s text:c="10"/>PRUEBA DE CAPACITACION DE IDIOMA INGL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78040</text:p>
          </table:table-cell>
          <table:table-cell office:value-type="string" calcext:value-type="string">
            <text:p>PRUEBA DE CAPAC <text:s text:c="10"/>PRUEBA DE CAPACITACION DE IDIOMA FRANC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78041</text:p>
          </table:table-cell>
          <table:table-cell office:value-type="string" calcext:value-type="string">
            <text:p>PEDAGOGIA <text:s text:c="16"/>PEDAGOG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78042</text:p>
          </table:table-cell>
          <table:table-cell office:value-type="string" calcext:value-type="string">
            <text:p>DIDACTICA GENER <text:s text:c="10"/>DIDACTICA GENER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78043</text:p>
          </table:table-cell>
          <table:table-cell office:value-type="string" calcext:value-type="string">
            <text:p>DIDACTICA ESPEC <text:s text:c="10"/>DIDACTICA ESPECI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78044</text:p>
          </table:table-cell>
          <table:table-cell office:value-type="string" calcext:value-type="string">
            <text:p>ETICA PROFESION <text:s text:c="10"/>ETICA PROFESION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78045</text:p>
          </table:table-cell>
          <table:table-cell office:value-type="string" calcext:value-type="string">
            <text:p>METODOL.OBSERV. <text:s text:c="10"/>METODOL.OBSERV.Y PRACTICA DE LA ENSE#ANZ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78053</text:p>
          </table:table-cell>
          <table:table-cell office:value-type="string" calcext:value-type="string">
            <text:p>FILOSOFIA DE LA <text:s text:c="10"/>FILOSOFIA DE LA HISTOR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78057</text:p>
          </table:table-cell>
          <table:table-cell office:value-type="string" calcext:value-type="string">
            <text:p>HISTORIA DE LA <text:s text:c="11"/>HISTORIA DE LA FILOSOFIA ANTIGU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78058</text:p>
          </table:table-cell>
          <table:table-cell office:value-type="string" calcext:value-type="string">
            <text:p>HISTORIA DE LA <text:s text:c="11"/>HISTORIA DE LA FILOSOFIA MEDIEV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78059</text:p>
          </table:table-cell>
          <table:table-cell office:value-type="string" calcext:value-type="string">
            <text:p>GRIEGO ESPECIAL <text:s text:c="10"/>GRIEGO ESPECIALIZAD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78061</text:p>
          </table:table-cell>
          <table:table-cell office:value-type="string" calcext:value-type="string">
            <text:p>FILOSOFIA ARGEN <text:s text:c="10"/>FILOSOFIA ARGENTINA Y LATINOAMERICAN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78064</text:p>
          </table:table-cell>
          <table:table-cell office:value-type="string" calcext:value-type="string">
            <text:p>EPISTEMOLOGIA D <text:s text:c="10"/>EPISTEMOLOGIA DE LAS CIENCIAS SOCIAL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78074</text:p>
          </table:table-cell>
          <table:table-cell office:value-type="string" calcext:value-type="string">
            <text:p>FILOSOFIA DE LA <text:s text:c="10"/>FILOSOFIA DE LAS RELIGION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78090</text:p>
          </table:table-cell>
          <table:table-cell office:value-type="string" calcext:value-type="string">
            <text:p>SEMINARIO DE WI <text:s text:c="10"/>SEMINARIO DE WITTGENSTEI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78091</text:p>
          </table:table-cell>
          <table:table-cell office:value-type="string" calcext:value-type="string">
            <text:p>SEMINARIO DE FI <text:s text:c="10"/>SEMINARIO DE FILOSOFIA DE LA LECTUR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78092</text:p>
          </table:table-cell>
          <table:table-cell office:value-type="string" calcext:value-type="string">
            <text:p>SEMINARIO LA SI <text:s text:c="10"/>SEMINARIO LA SINTESIS A PRIORI DE KANT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78093</text:p>
          </table:table-cell>
          <table:table-cell office:value-type="string" calcext:value-type="string">
            <text:p>SEMINARIO DE FI <text:s text:c="10"/>SEMINARIO DE FILOSOFIA ANALIT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78094</text:p>
          </table:table-cell>
          <table:table-cell office:value-type="string" calcext:value-type="string">
            <text:p>SEMINARIO DE LA <text:s text:c="10"/>SEMINARIO DE LA PERSON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78095</text:p>
          </table:table-cell>
          <table:table-cell office:value-type="string" calcext:value-type="string">
            <text:p>SEMINARIO LA V <text:s text:c="11"/>SEMINARIO LA V INVESTIGACION LOGICA. HUSSER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78096</text:p>
          </table:table-cell>
          <table:table-cell office:value-type="string" calcext:value-type="string">
            <text:p>SEMINARIO LA CR <text:s text:c="10"/>SEMINARIO LA CRISIS DE LA MODERNIDAD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78097</text:p>
          </table:table-cell>
          <table:table-cell office:value-type="string" calcext:value-type="string">
            <text:p>SEMINARIO LA FI <text:s text:c="10"/>SEMINARIO LA FILOSOFIA DE QUINE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78098</text:p>
          </table:table-cell>
          <table:table-cell office:value-type="string" calcext:value-type="string">
            <text:p>SEM. LA I INVES <text:s text:c="10"/>SEM. LA I INVESTIGACION DE HUSSER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78181</text:p>
          </table:table-cell>
          <table:table-cell office:value-type="string" calcext:value-type="string">
            <text:p>SEMINARIO <text:s/>FILO999901 101 SEMINARIO <text:s/>FILOSOFIA DE LA HISTORIA EN S. XX <text:s text:c="5"/>01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78188</text:p>
          </table:table-cell>
          <table:table-cell office:value-type="string" calcext:value-type="string">
            <text:p>SEM.LA CUES.DE <text:s text:c="11"/>SEM.LA CUES.DE LAS REP.Y SU INC.CULT.POS.MOD.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78189</text:p>
          </table:table-cell>
          <table:table-cell office:value-type="string" calcext:value-type="string">
            <text:p>LA EXPLICACION <text:s text:c="11"/>LA EXPLICACION CIENTIF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78190</text:p>
          </table:table-cell>
          <table:table-cell office:value-type="string" calcext:value-type="string">
            <text:p>ENF. HOLISTICOS <text:s text:c="10"/>ENF. HOLISTICOS Y RED. EN LA TEORIA SOCI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78191</text:p>
          </table:table-cell>
          <table:table-cell office:value-type="string" calcext:value-type="string">
            <text:p>IDEA DE MUNDOHU <text:s text:c="10"/>IDEA DE MUNDOHUSSERL,HEIDEGGER,SARTRE,FOUCOUL</text:p>
          </table:table-cell>
          <table:table-cell/>
        </table:table-row>
        <table:table-row table:style-name="ro1">
          <table:table-cell office:value-type="string" calcext:value-type="string">
            <text:p>T02</text:p>
          </table:table-cell>
          <table:table-cell office:value-type="string" calcext:value-type="string">
            <text:p>40186</text:p>
          </table:table-cell>
          <table:table-cell office:value-type="string" calcext:value-type="string">
            <text:p>LICENCIATURA EN FILOSOFIA <text:s text:c="24"/>5 <text:s/>401781 <text:s text:c="4"/>LIC. EN FILOSOF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001</text:p>
          </table:table-cell>
          <table:table-cell office:value-type="string" calcext:value-type="string">
            <text:p>INT.A PROB.FIL.1192 <text:s text:c="3"/>01 INTRODUCCION A LA PROBLEMATICA FILOSOF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004</text:p>
          </table:table-cell>
          <table:table-cell office:value-type="string" calcext:value-type="string">
            <text:p>INT.ESTUD.HIST.9999 <text:s text:c="3"/>00 INTRODUCCION A LOS ESTUDIOS HISTORICO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005</text:p>
          </table:table-cell>
          <table:table-cell office:value-type="string" calcext:value-type="string">
            <text:p>HIS.DE LA CULT.9999 <text:s text:c="3"/>00 HISTORIA DE LA CULTURA (DIC. ESC. DE HISTOR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007</text:p>
          </table:table-cell>
          <table:table-cell office:value-type="string" calcext:value-type="string">
            <text:p>ANTROP.FILOS.I 1112 <text:s text:c="3"/>02 ANTROPOLOGIA FILOSOFIC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008</text:p>
          </table:table-cell>
          <table:table-cell office:value-type="string" calcext:value-type="string">
            <text:p>SEM.METODOLOGI.1112 <text:s text:c="3"/>02 SEMINARIO METODOLOGIC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012</text:p>
          </table:table-cell>
          <table:table-cell office:value-type="string" calcext:value-type="string">
            <text:p>LOGICA I <text:s text:c="6"/>1112 <text:s text:c="3"/>01 LOGIC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014</text:p>
          </table:table-cell>
          <table:table-cell office:value-type="string" calcext:value-type="string">
            <text:p>PALEOGR.Y DIPL.9999 <text:s text:c="3"/>00 PALEOGRAFIA Y DIPLOMATICA (DIC. ESC. HISTOR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016</text:p>
          </table:table-cell>
          <table:table-cell office:value-type="string" calcext:value-type="string">
            <text:p>METAFISICA I <text:s text:c="2"/>1112 <text:s text:c="3"/>02 METAFISIC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017</text:p>
          </table:table-cell>
          <table:table-cell office:value-type="string" calcext:value-type="string">
            <text:p>FIL.DE CIENCIAS1112 <text:s text:c="3"/>01 FILOSOFIA DE LAS CIENCIA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018</text:p>
          </table:table-cell>
          <table:table-cell office:value-type="string" calcext:value-type="string">
            <text:p>F.DEL LENG.I <text:s text:c="2"/>1112 <text:s text:c="3"/>01 FILOSOFIA DEL LENGUAJE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023</text:p>
          </table:table-cell>
          <table:table-cell office:value-type="string" calcext:value-type="string">
            <text:p>F.DE LAS RELIG.4342 <text:s text:c="3"/>02 FILOSOFIA DE LAS RELIGION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024</text:p>
          </table:table-cell>
          <table:table-cell office:value-type="string" calcext:value-type="string">
            <text:p>ETICA I <text:s text:c="7"/>1112 <text:s text:c="3"/>02 ETIC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025</text:p>
          </table:table-cell>
          <table:table-cell office:value-type="string" calcext:value-type="string">
            <text:p>ESTETICA <text:s text:c="6"/>1112 <text:s text:c="3"/>01 ESTET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026</text:p>
          </table:table-cell>
          <table:table-cell office:value-type="string" calcext:value-type="string">
            <text:p>F.MODERNA I <text:s text:c="3"/>1112 <text:s text:c="3"/>01 FILOSOFIA MODERN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030</text:p>
          </table:table-cell>
          <table:table-cell office:value-type="string" calcext:value-type="string">
            <text:p>F.POLITICA I <text:s text:c="2"/>1112 <text:s text:c="3"/>01 FILOSOFIA POLITIC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031</text:p>
          </table:table-cell>
          <table:table-cell office:value-type="string" calcext:value-type="string">
            <text:p>F.CONTEMP. I <text:s text:c="2"/>1112 <text:s text:c="3"/>02 FILOSOFIA CONTEMPORANE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032</text:p>
          </table:table-cell>
          <table:table-cell office:value-type="string" calcext:value-type="string">
            <text:p>ANTROP.SOC-CUL.9999 <text:s text:c="3"/>00 ANTROPOLOGIA SOCIO-CULTURAL (DIC.ESC HISTOR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033</text:p>
          </table:table-cell>
          <table:table-cell office:value-type="string" calcext:value-type="string">
            <text:p>SOCIOLOGIA <text:s text:c="4"/>1112 <text:s text:c="3"/>02 SOCIOLOG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035</text:p>
          </table:table-cell>
          <table:table-cell office:value-type="string" calcext:value-type="string">
            <text:p>TRABAJO FINAL D9999 <text:s text:c="3"/>00 TRABAJO FINAL DE LICENCIATUR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040</text:p>
          </table:table-cell>
          <table:table-cell office:value-type="string" calcext:value-type="string">
            <text:p>PRUEBA DE SUFIC <text:s text:c="10"/>PRUEBA DE SUFICIENCIA DE IDIOMA FRANC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050</text:p>
          </table:table-cell>
          <table:table-cell office:value-type="string" calcext:value-type="string">
            <text:p>MITO Y RELIGION9992 <text:s text:c="3"/>02 MITO Y RELIGION EN GRECIA Y ROMA (DIC LET.CL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053</text:p>
          </table:table-cell>
          <table:table-cell office:value-type="string" calcext:value-type="string">
            <text:p>FIL.DE LA HIST.9992 <text:s text:c="3"/>01 FILOSOFIA DE LA HISTOR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054</text:p>
          </table:table-cell>
          <table:table-cell office:value-type="string" calcext:value-type="string">
            <text:p>HISTORIA MODERN <text:s text:c="10"/>HISTORIA MODERN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055</text:p>
          </table:table-cell>
          <table:table-cell office:value-type="string" calcext:value-type="string">
            <text:p>* SEMINARIO OPT <text:s text:c="10"/>* SEMINARIO OPTATIVO III *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057</text:p>
          </table:table-cell>
          <table:table-cell office:value-type="string" calcext:value-type="string">
            <text:p>FILOSOF.ANTIGUA1112 <text:s text:c="3"/>01 FILOSOFIA ANTIGU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058</text:p>
          </table:table-cell>
          <table:table-cell office:value-type="string" calcext:value-type="string">
            <text:p>F.MEDIEVAL I <text:s text:c="2"/>1112 <text:s text:c="3"/>02 FILOSOFIA MEDIEVAL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060</text:p>
          </table:table-cell>
          <table:table-cell office:value-type="string" calcext:value-type="string">
            <text:p>TEORIA DEL CONO1112 <text:s text:c="3"/>02 TEORIA DEL CONOCIMIENTO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061</text:p>
          </table:table-cell>
          <table:table-cell office:value-type="string" calcext:value-type="string">
            <text:p>FIL.ARG.Y LAT. 1112 <text:s text:c="3"/>01 FILOSOFIA ARGENTINA Y LATINOAMERICAN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062</text:p>
          </table:table-cell>
          <table:table-cell office:value-type="string" calcext:value-type="string">
            <text:p>LOGICA II <text:s text:c="5"/>1112 <text:s text:c="3"/>02 LOGICA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063</text:p>
          </table:table-cell>
          <table:table-cell office:value-type="string" calcext:value-type="string">
            <text:p>LOGICA III <text:s text:c="4"/>9999 <text:s text:c="3"/>02 LOGICA I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064</text:p>
          </table:table-cell>
          <table:table-cell office:value-type="string" calcext:value-type="string">
            <text:p>EPIS.CIEN.SOCIA1112 <text:s text:c="3"/>01 EPISTEMOLOGIA DE LAS CIENCIAS SOCIAL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065</text:p>
          </table:table-cell>
          <table:table-cell office:value-type="string" calcext:value-type="string">
            <text:p>EPIS.CIEN.NAT. 1112 <text:s text:c="3"/>02 EPISTEMOLOGIA DE LAS CIENCIAS NATURAL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066</text:p>
          </table:table-cell>
          <table:table-cell office:value-type="string" calcext:value-type="string">
            <text:p>HIS.DE CIEN.I <text:s/>1112 <text:s text:c="3"/>01 HISTORIA DE LA CIENCI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067</text:p>
          </table:table-cell>
          <table:table-cell office:value-type="string" calcext:value-type="string">
            <text:p>HIS.DE CIEN. II1112 <text:s text:c="3"/>02 HISTORIA DE LAS CIENCIAS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068</text:p>
          </table:table-cell>
          <table:table-cell office:value-type="string" calcext:value-type="string">
            <text:p>FILOSOFIA DE LA1111 <text:s text:c="3"/>01 FILOSOFIA DE LA MATEMAT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069</text:p>
          </table:table-cell>
          <table:table-cell office:value-type="string" calcext:value-type="string">
            <text:p>ETICA II <text:s text:c="6"/>11 2 <text:s text:c="3"/>01 ETICA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070</text:p>
          </table:table-cell>
          <table:table-cell office:value-type="string" calcext:value-type="string">
            <text:p>METAFISICA II <text:s/>1112 <text:s text:c="3"/>02 METAFISICA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071</text:p>
          </table:table-cell>
          <table:table-cell office:value-type="string" calcext:value-type="string">
            <text:p>TEOR.CONOCIM.II1112 <text:s text:c="3"/>01 TEORIA DEL CONOCIMIENTO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072</text:p>
          </table:table-cell>
          <table:table-cell office:value-type="string" calcext:value-type="string">
            <text:p>F.LENGUAJE II <text:s/>1112 <text:s text:c="3"/>01 FILOSOFIA DEL LENGUAJE II <text:s text:c="30"/>3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073</text:p>
          </table:table-cell>
          <table:table-cell office:value-type="string" calcext:value-type="string">
            <text:p>ANTROP.FIL. II 1112 <text:s text:c="3"/>02 ANTROPOLOGIA FILOSOFICA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074</text:p>
          </table:table-cell>
          <table:table-cell office:value-type="string" calcext:value-type="string">
            <text:p>FIL.DE RELIG. <text:s/>9992 <text:s text:c="3"/>02 FILOSOFIA DE LAS RELIGION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075</text:p>
          </table:table-cell>
          <table:table-cell office:value-type="string" calcext:value-type="string">
            <text:p>FIL.POLITICA II9992 <text:s text:c="3"/>02 FILOSOFIA POLITICA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076</text:p>
          </table:table-cell>
          <table:table-cell office:value-type="string" calcext:value-type="string">
            <text:p>HIS.FIL.PRACT. 1112 <text:s text:c="3"/>02 HISTORIA DE LA FILOSOFIA PRACT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077</text:p>
          </table:table-cell>
          <table:table-cell office:value-type="string" calcext:value-type="string">
            <text:p>F.DEL DERECHO <text:s/>1112 <text:s text:c="3"/>01 FILOSOFIA DEL DERECH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078</text:p>
          </table:table-cell>
          <table:table-cell office:value-type="string" calcext:value-type="string">
            <text:p>FIL.EDUC.Y DEO.1112 <text:s text:c="3"/>02 FILOSOFIA DE LA EDUCACION Y DEONTOLOG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079</text:p>
          </table:table-cell>
          <table:table-cell office:value-type="string" calcext:value-type="string">
            <text:p>FIL.ANTIGUA II 9999 <text:s text:c="3"/>00 FILOSOFIA ANTIGUA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080</text:p>
          </table:table-cell>
          <table:table-cell office:value-type="string" calcext:value-type="string">
            <text:p>SEM.PROB.EPIS.H9999 <text:s text:c="3"/>00 SEMINARIO PROB.EPIST.DE LA HIST.DEL PEN ARGE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080</text:p>
          </table:table-cell>
          <table:table-cell office:value-type="string" calcext:value-type="string">
            <text:p>FILOSOFIA MEDIE <text:s text:c="10"/>FILOSOFIA MEDIEVAL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081</text:p>
          </table:table-cell>
          <table:table-cell office:value-type="string" calcext:value-type="string">
            <text:p>FIL.CONTEMP.II 9999 <text:s text:c="3"/>00 FILOSOFIA CONTEMPORANEA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082</text:p>
          </table:table-cell>
          <table:table-cell office:value-type="string" calcext:value-type="string">
            <text:p>FILOSOFIA MODER <text:s text:c="10"/>FILOSOFIA MODERNA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084</text:p>
          </table:table-cell>
          <table:table-cell office:value-type="string" calcext:value-type="string">
            <text:p>PRUEBA DE SUFIC <text:s text:c="10"/>PRUEBA DE SUFICIENCIA DE IDIOMA INGL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085</text:p>
          </table:table-cell>
          <table:table-cell office:value-type="string" calcext:value-type="string">
            <text:p>PRUEBA DE SUFIC <text:s text:c="10"/>PRUEBA DE SUFICIENCIA DE IDIOMA FRANC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086</text:p>
          </table:table-cell>
          <table:table-cell office:value-type="string" calcext:value-type="string">
            <text:p>PRUEBA DE SUFIC <text:s text:c="10"/>PRUEBA DE SUFICIENCIA DE IDIOMA ALEMA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087</text:p>
          </table:table-cell>
          <table:table-cell office:value-type="string" calcext:value-type="string">
            <text:p>PRUEBA DE SUFIC <text:s text:c="10"/>PRUEBA DE SUFICIENCIA DE IDIOMA ITALIAN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088</text:p>
          </table:table-cell>
          <table:table-cell office:value-type="string" calcext:value-type="string">
            <text:p>SEMINARIO OPTAT <text:s text:c="10"/>SEMINARIO OPTATIVO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089</text:p>
          </table:table-cell>
          <table:table-cell office:value-type="string" calcext:value-type="string">
            <text:p>SEMINARIO OPTAT <text:s text:c="10"/>SEMINARIO OPTATIVO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090</text:p>
          </table:table-cell>
          <table:table-cell office:value-type="string" calcext:value-type="string">
            <text:p>SEMINARIO DE WI <text:s text:c="10"/>SEMINARIO DE WITTGENSTEI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091</text:p>
          </table:table-cell>
          <table:table-cell office:value-type="string" calcext:value-type="string">
            <text:p>SEMINARIO DE FI <text:s text:c="10"/>SEMINARIO DE FILOSOFIA DE LA LECTUR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092</text:p>
          </table:table-cell>
          <table:table-cell office:value-type="string" calcext:value-type="string">
            <text:p>SEMINARIO LA SI <text:s text:c="10"/>SEMINARIO LA SINTESIS A PRIORI DE KANT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093</text:p>
          </table:table-cell>
          <table:table-cell office:value-type="string" calcext:value-type="string">
            <text:p>SEMINARIO DE FI <text:s text:c="10"/>SEMINARIO DE FILOSOFIA ANALIT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094</text:p>
          </table:table-cell>
          <table:table-cell office:value-type="string" calcext:value-type="string">
            <text:p>SEMINARIO DE LA <text:s text:c="10"/>SEMINARIO DE LA PERSON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095</text:p>
          </table:table-cell>
          <table:table-cell office:value-type="string" calcext:value-type="string">
            <text:p>SEMINARIO LA V <text:s text:c="11"/>SEMINARIO LA V INVESTIGACION LOGICA. HUSSER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096</text:p>
          </table:table-cell>
          <table:table-cell office:value-type="string" calcext:value-type="string">
            <text:p>SEMINARIO LA CR <text:s text:c="10"/>SEMINARIO LA CRISIS DE LA MODERNIDAD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097</text:p>
          </table:table-cell>
          <table:table-cell office:value-type="string" calcext:value-type="string">
            <text:p>SEMINARIO LA FI <text:s text:c="10"/>SEMINARIO LA FILOSOFIA DE QUINE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098</text:p>
          </table:table-cell>
          <table:table-cell office:value-type="string" calcext:value-type="string">
            <text:p>SEM. LA I INVES <text:s text:c="10"/>SEM. LA I INVESTIGACION DE HUSSER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102</text:p>
          </table:table-cell>
          <table:table-cell office:value-type="string" calcext:value-type="string">
            <text:p>CURSO NIVELADOR9999 <text:s text:c="3"/>01 CURSO DE NIVELACION (DE FILOSOFIA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103</text:p>
          </table:table-cell>
          <table:table-cell office:value-type="string" calcext:value-type="string">
            <text:p>SEM.LA HERMENEU <text:s text:c="10"/>SEM.LA HERMENEUTICA DE H.G. GADAMER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104</text:p>
          </table:table-cell>
          <table:table-cell office:value-type="string" calcext:value-type="string">
            <text:p>SEM. C.A.BUNGE <text:s text:c="11"/>SEM. C.A.BUNGE Y EL POSITIVISMO ARGENTIN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105</text:p>
          </table:table-cell>
          <table:table-cell office:value-type="string" calcext:value-type="string">
            <text:p>SEMINARIO FILOS <text:s text:c="10"/>SEMINARIO FILOSOFIA CONTEMPORANEA DIE KEHRE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106</text:p>
          </table:table-cell>
          <table:table-cell office:value-type="string" calcext:value-type="string">
            <text:p>SEMINARIO FIN Y <text:s text:c="10"/>SEMINARIO FIN Y SENTIDO DE LA HISTOR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107</text:p>
          </table:table-cell>
          <table:table-cell office:value-type="string" calcext:value-type="string">
            <text:p>SEMINARIO AUTOC <text:s text:c="10"/>SEMINARIO AUTOCONCIENCIA Y CONOC. EN KANT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108</text:p>
          </table:table-cell>
          <table:table-cell office:value-type="string" calcext:value-type="string">
            <text:p>SEMINARIO PROLE <text:s text:c="10"/>SEMINARIO PROLEGOMEROS A LA METAFIS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109</text:p>
          </table:table-cell>
          <table:table-cell office:value-type="string" calcext:value-type="string">
            <text:p>SEMINARIO *FILO <text:s text:c="10"/>SEMINARIO *FILOSOFIA DE LA HISTORIA*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110</text:p>
          </table:table-cell>
          <table:table-cell office:value-type="string" calcext:value-type="string">
            <text:p>SEMINARIO *DE E <text:s text:c="10"/>SEMINARIO *DE ESTETICA*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111</text:p>
          </table:table-cell>
          <table:table-cell office:value-type="string" calcext:value-type="string">
            <text:p>SEMINARIO *LA V9999 <text:s text:c="6"/>SEMINARIO *LA VIENA DE WITTGENSTTEN*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112</text:p>
          </table:table-cell>
          <table:table-cell office:value-type="string" calcext:value-type="string">
            <text:p>SEMINARIO *HIST <text:s text:c="10"/>SEMINARIO *HISTORIA DE LA CULTURA*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113</text:p>
          </table:table-cell>
          <table:table-cell office:value-type="string" calcext:value-type="string">
            <text:p>SEM.FOCOULT <text:s text:c="4"/>999 <text:s text:c="3"/>01 SEM.FOUCOULT:"EL SUJETO Y EL PODER"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115</text:p>
          </table:table-cell>
          <table:table-cell office:value-type="string" calcext:value-type="string">
            <text:p>SEMINARIO *PRIN <text:s text:c="10"/>SEMINARIO *PRINCIPIO COSMOLOGICO ANTROPICO*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116</text:p>
          </table:table-cell>
          <table:table-cell office:value-type="string" calcext:value-type="string">
            <text:p>SEMINARIO ANALI <text:s text:c="10"/>SEMINARIO ANALISIS DE LAS ESTRAT.DEL DISCURS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117</text:p>
          </table:table-cell>
          <table:table-cell office:value-type="string" calcext:value-type="string">
            <text:p>SEMINARIO <text:s text:c="2"/>*TR <text:s text:c="10"/>SEMINARIO <text:s text:c="2"/>*TRADUCCION ITALIANO*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118</text:p>
          </table:table-cell>
          <table:table-cell office:value-type="string" calcext:value-type="string">
            <text:p>SEMINARIO TRADU <text:s text:c="10"/>SEMINARIO TRADUCCION DE FRANC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119</text:p>
          </table:table-cell>
          <table:table-cell office:value-type="string" calcext:value-type="string">
            <text:p>SEMINARIO TRADU9999 <text:s text:c="6"/>SEMINARIO LECTO-COMPRENSION IDIOMA INGL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120</text:p>
          </table:table-cell>
          <table:table-cell office:value-type="string" calcext:value-type="string">
            <text:p>SEMINARIO DE FI <text:s text:c="10"/>SEMINARIO DE FILOS. ARGENT. Y LATINOAMERICAN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121</text:p>
          </table:table-cell>
          <table:table-cell office:value-type="string" calcext:value-type="string">
            <text:p>SEMINARIO UBICA <text:s text:c="10"/>SEMINARIO UBICACION FILOS.SEMIOT.DE KRISTEV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122</text:p>
          </table:table-cell>
          <table:table-cell office:value-type="string" calcext:value-type="string">
            <text:p>SEMINARIO DEL M <text:s text:c="10"/>SEMINARIO DEL MOV. DE LA HISTOR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124</text:p>
          </table:table-cell>
          <table:table-cell office:value-type="string" calcext:value-type="string">
            <text:p>SEMINARIO OBJET <text:s text:c="10"/>SEMINARIO OBJETO ESTETICO Y MUND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126</text:p>
          </table:table-cell>
          <table:table-cell office:value-type="string" calcext:value-type="string">
            <text:p>SEMINARIO EL PE <text:s text:c="10"/>SEMINARIO EL PENSAMIENTO DE CARNAP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130</text:p>
          </table:table-cell>
          <table:table-cell office:value-type="string" calcext:value-type="string">
            <text:p>SEMINARIO TALLE <text:s text:c="10"/>SEMINARIO TALLER DE LECTURA FILOSOF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132</text:p>
          </table:table-cell>
          <table:table-cell office:value-type="string" calcext:value-type="string">
            <text:p>SEMINARIO EL PE <text:s text:c="10"/>SEMINARIO EL PENSAMIENTO UTOPICO (INTERDIS.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134</text:p>
          </table:table-cell>
          <table:table-cell office:value-type="string" calcext:value-type="string">
            <text:p>SEMINARIO LA IL <text:s text:c="10"/>SEMINARIO LA ILUS.LA CONC.DEL SUJ.EN DES.SPI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136</text:p>
          </table:table-cell>
          <table:table-cell office:value-type="string" calcext:value-type="string">
            <text:p>SEMINARIO INTRO <text:s text:c="10"/>SEMINARIO INTROD.A LA LECT.DE COMTE(INTERDIS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138</text:p>
          </table:table-cell>
          <table:table-cell office:value-type="string" calcext:value-type="string">
            <text:p>SEMINARIO LA NA <text:s text:c="10"/>SEMINARIO LA NAT.LA REP.PICT.SEGUN GOMBRICH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140</text:p>
          </table:table-cell>
          <table:table-cell office:value-type="string" calcext:value-type="string">
            <text:p>SEMINARIO EL FI <text:s text:c="10"/>SEMINARIO EL FIN DE LA HISTOR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142</text:p>
          </table:table-cell>
          <table:table-cell office:value-type="string" calcext:value-type="string">
            <text:p>PSICOLOGIA SOCI <text:s text:c="10"/>PSICOLOGIA SOCIAL <text:s text:c="2"/>(SE DIC. ESC. PSICOLOGIA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144</text:p>
          </table:table-cell>
          <table:table-cell office:value-type="string" calcext:value-type="string">
            <text:p>SEMINARIO LA CR <text:s text:c="10"/>SEMINARIO LA CRISIS DEL SUJET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148</text:p>
          </table:table-cell>
          <table:table-cell office:value-type="string" calcext:value-type="string">
            <text:p>SEMINARIO EL PE <text:s text:c="10"/>SEMINARIO EL PENSAMIENTO DE HILARY PUTNAM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149</text:p>
          </table:table-cell>
          <table:table-cell office:value-type="string" calcext:value-type="string">
            <text:p>PRUEBA DE SUF.I <text:s text:c="10"/>PRUEBA DE SUF.IDIOMA FRANCES C.DE LECTO-COMPR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150</text:p>
          </table:table-cell>
          <table:table-cell office:value-type="string" calcext:value-type="string">
            <text:p>PRUEBA SUF.IDIO <text:s text:c="10"/>PRUEBA SUF.IDIOMA INGLES C.DE LECTO-COMPRENS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151</text:p>
          </table:table-cell>
          <table:table-cell office:value-type="string" calcext:value-type="string">
            <text:p>PRUEBA DE SUF.I <text:s text:c="10"/>PRUEBA DE SUF.IDIOMA ITALIANO C.DE LECTO-COMP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153</text:p>
          </table:table-cell>
          <table:table-cell office:value-type="string" calcext:value-type="string">
            <text:p>SEMINARIO DEL P <text:s text:c="10"/>SEMINARIO DEL PENSAMIENTO LAT. (DIC EN LETRA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154</text:p>
          </table:table-cell>
          <table:table-cell office:value-type="string" calcext:value-type="string">
            <text:p>CINE Y NARRATIV <text:s text:c="10"/>CINE Y NARRATIVA (DIC.ESC DE ARTES DTO. CINE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156</text:p>
          </table:table-cell>
          <table:table-cell office:value-type="string" calcext:value-type="string">
            <text:p>HISTORIA DE AME <text:s text:c="10"/>HISTORIA DE AMERICA I (DIC. ESCUELA HISTOR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157</text:p>
          </table:table-cell>
          <table:table-cell office:value-type="string" calcext:value-type="string">
            <text:p>SEMINARIO BASES <text:s text:c="10"/>SEMINARIO BASES DE LA LIB. EN EL EST. MODERN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159</text:p>
          </table:table-cell>
          <table:table-cell office:value-type="string" calcext:value-type="string">
            <text:p>SEMINARIO <text:s text:c="2"/>HIL <text:s text:c="10"/>SEMINARIO <text:s text:c="2"/>HILARY PUTNAM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161</text:p>
          </table:table-cell>
          <table:table-cell office:value-type="string" calcext:value-type="string">
            <text:p>SEMINARIO CUEST <text:s text:c="10"/>SEMINARIO CUEST. DEL REP. Y SU REP. EN EL EST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163</text:p>
          </table:table-cell>
          <table:table-cell office:value-type="string" calcext:value-type="string">
            <text:p>SEMINARIO PROB. <text:s text:c="10"/>SEMINARIO PROB. EPIS. DE LA HIST. PENS. ARGE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165</text:p>
          </table:table-cell>
          <table:table-cell office:value-type="string" calcext:value-type="string">
            <text:p>SEMINARIO <text:s text:c="2"/>CIE <text:s text:c="10"/>SEMINARIO <text:s text:c="2"/>CIENCIA Y PSEUDO CIENC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167</text:p>
          </table:table-cell>
          <table:table-cell office:value-type="string" calcext:value-type="string">
            <text:p>SEMINARIO <text:s/>SPIN <text:s text:c="10"/>SEMINARIO <text:s/>SPINOZ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168</text:p>
          </table:table-cell>
          <table:table-cell office:value-type="string" calcext:value-type="string">
            <text:p>SEMINARIO LA MU <text:s text:c="10"/>SEMINARIO LA MUJER EN LA FILOSOF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170</text:p>
          </table:table-cell>
          <table:table-cell office:value-type="string" calcext:value-type="string">
            <text:p>SEMINARIO SOBRE <text:s text:c="10"/>SEMINARIO SOBRE LA PROBLEMATICA DEL TIEMP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171</text:p>
          </table:table-cell>
          <table:table-cell office:value-type="string" calcext:value-type="string">
            <text:p>SEMINARIO LA MU <text:s text:c="10"/>SEMINARIO LA MUJER SU VOCACION Y SU DESTIN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172</text:p>
          </table:table-cell>
          <table:table-cell office:value-type="string" calcext:value-type="string">
            <text:p>SEMINARIO EL PE <text:s text:c="10"/>SEMINARIO EL PENS. DE NICHOLAS RESCHER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173</text:p>
          </table:table-cell>
          <table:table-cell office:value-type="string" calcext:value-type="string">
            <text:p>SEMINARIO DE LA <text:s text:c="10"/>SEMINARIO DE LA HISTORIOGRAFIA GRIEGA ANTIG.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174</text:p>
          </table:table-cell>
          <table:table-cell office:value-type="string" calcext:value-type="string">
            <text:p>SEMINARIO TALLE <text:s text:c="10"/>SEMINARIO TALLER DE LECTURA FILOSOF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176</text:p>
          </table:table-cell>
          <table:table-cell office:value-type="string" calcext:value-type="string">
            <text:p>SEMINARIO ARTE, <text:s text:c="10"/>SEMINARIO ARTE, PERCEPCION Y REALIDAD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177</text:p>
          </table:table-cell>
          <table:table-cell office:value-type="string" calcext:value-type="string">
            <text:p>TEORIA POLITICA <text:s text:c="10"/>TEORIA POLITICA *VALE FIL.POL.II(DIC ESC HIST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178</text:p>
          </table:table-cell>
          <table:table-cell office:value-type="string" calcext:value-type="string">
            <text:p>SEMINARIO <text:s/>INTE <text:s text:c="10"/>SEMINARIO <text:s/>INTENCIONALIDAD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179</text:p>
          </table:table-cell>
          <table:table-cell office:value-type="string" calcext:value-type="string">
            <text:p>SEMINARIO GIORD <text:s text:c="10"/>SEMINARIO GIORDANO BRUNO Y LA TRAD. HERMET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180</text:p>
          </table:table-cell>
          <table:table-cell office:value-type="string" calcext:value-type="string">
            <text:p>SEMINARIO FILOS <text:s text:c="10"/>SEMINARIO FILOSOFIA DE LA MATEMAT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181</text:p>
          </table:table-cell>
          <table:table-cell office:value-type="string" calcext:value-type="string">
            <text:p>SEMINARIO FIL.D <text:s text:c="10"/>SEMINARIO FIL.DE LA HISTORIA EN EL SIGLO XX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182</text:p>
          </table:table-cell>
          <table:table-cell office:value-type="string" calcext:value-type="string">
            <text:p>SEMINARIO LENG. <text:s text:c="10"/>SEMINARIO LENG. Y PERC.DE LA FILO.EN SU HIST.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183</text:p>
          </table:table-cell>
          <table:table-cell office:value-type="string" calcext:value-type="string">
            <text:p>SEMINARIO"ANALI <text:s text:c="10"/>SEMINARIO"ANALISIS DE ARTE E ILUSION"GOMBRICH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184</text:p>
          </table:table-cell>
          <table:table-cell office:value-type="string" calcext:value-type="string">
            <text:p>SEMINARIO:SISTE <text:s text:c="10"/>SEMINARIO:SISTEMA E HISTORIA EN HEGE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185</text:p>
          </table:table-cell>
          <table:table-cell office:value-type="string" calcext:value-type="string">
            <text:p>HIST.DE LA EDAD99 <text:s text:c="5"/>01 HIST.DE LA EDAD MEDIA (DIC.ESC.DE HIST.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186</text:p>
          </table:table-cell>
          <table:table-cell office:value-type="string" calcext:value-type="string">
            <text:p>HISTORIA ANTIGU <text:s text:c="10"/>HISTORIA ANTIGUA(DIC.ESC.HIST.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187</text:p>
          </table:table-cell>
          <table:table-cell office:value-type="string" calcext:value-type="string">
            <text:p>HERMENEUTICA TE <text:s text:c="10"/>HERMENEUTICA TEXTO LITERARIO (DIC.ESC.LET.MO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188</text:p>
          </table:table-cell>
          <table:table-cell office:value-type="string" calcext:value-type="string">
            <text:p>SEM.LA CUEST.DE <text:s text:c="10"/>SEM.LA CUEST.DE LAS REP.Y SU INC.CULT.POSTMOD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189</text:p>
          </table:table-cell>
          <table:table-cell office:value-type="string" calcext:value-type="string">
            <text:p>SEMINARIO" EXPL <text:s text:c="10"/>SEMINARIO" EXPLICACION CIENTIFICA"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190</text:p>
          </table:table-cell>
          <table:table-cell office:value-type="string" calcext:value-type="string">
            <text:p>ENF. HOLISTICOS <text:s text:c="10"/>ENF. HOLISTICOS Y RED. EN LA TEORIA SOCI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191</text:p>
          </table:table-cell>
          <table:table-cell office:value-type="string" calcext:value-type="string">
            <text:p>IDEA DE MUNDO H <text:s text:c="10"/>IDEA DE MUNDO HUSSERL,HEIDEGGER,SARTRE,FOUCAU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192</text:p>
          </table:table-cell>
          <table:table-cell office:value-type="string" calcext:value-type="string">
            <text:p>SEMINARIO EL PE <text:s text:c="10"/>SEMINARIO EL PENSAMIENTO DE QUINI</text:p>
          </table:table-cell>
          <table:table-cell/>
        </table:table-row>
        <table:table-row table:style-name="ro1">
          <table:table-cell office:value-type="string" calcext:value-type="string">
            <text:p>T02</text:p>
          </table:table-cell>
          <table:table-cell office:value-type="string" calcext:value-type="string">
            <text:p>40878</text:p>
          </table:table-cell>
          <table:table-cell office:value-type="string" calcext:value-type="string">
            <text:p>PROF.EN FILO.408-78 <text:s text:c="30"/>5 <text:s text:c="6"/>1 <text:s text:c="4"/>PROF.EN FILO.408-78 <text:s text:c="12"/>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878001</text:p>
          </table:table-cell>
          <table:table-cell office:value-type="string" calcext:value-type="string">
            <text:p>INTRODUCCION A <text:s text:c="11"/>INTRODUCCION A LA FILOSOF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878002</text:p>
          </table:table-cell>
          <table:table-cell office:value-type="string" calcext:value-type="string">
            <text:p>INTRODUCCION A <text:s text:c="11"/>INTRODUCCION A LA LITERATUR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878003</text:p>
          </table:table-cell>
          <table:table-cell office:value-type="string" calcext:value-type="string">
            <text:p>PSICOLOGIA FUND <text:s text:c="10"/>PSICOLOGIA FUNDAMENT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878004</text:p>
          </table:table-cell>
          <table:table-cell office:value-type="string" calcext:value-type="string">
            <text:p>INTRODUCCION A <text:s text:c="11"/>INTRODUCCION A LA HISTOR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878005</text:p>
          </table:table-cell>
          <table:table-cell office:value-type="string" calcext:value-type="string">
            <text:p>HISTORIA DE LA <text:s text:c="11"/>HISTORIA DE LA CULTUR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878006</text:p>
          </table:table-cell>
          <table:table-cell office:value-type="string" calcext:value-type="string">
            <text:p>HISTORIA DEL AR <text:s text:c="10"/>HISTORIA DEL ARTE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878007</text:p>
          </table:table-cell>
          <table:table-cell office:value-type="string" calcext:value-type="string">
            <text:p>ANTROPOLOGIA FI <text:s text:c="10"/>ANTROPOLOGIA FILOSOF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878008</text:p>
          </table:table-cell>
          <table:table-cell office:value-type="string" calcext:value-type="string">
            <text:p>METODOS DE APRE <text:s text:c="10"/>METODOS DE APRENDIZAJE E INVESTIGA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878011</text:p>
          </table:table-cell>
          <table:table-cell office:value-type="string" calcext:value-type="string">
            <text:p>FILOSOFIA DE LA <text:s text:c="10"/>FILOSOFIA DE LA NATURALEZA#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878012</text:p>
          </table:table-cell>
          <table:table-cell office:value-type="string" calcext:value-type="string">
            <text:p>LOGICA Y METODO <text:s text:c="10"/>LOGICA Y METODOLOG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878015</text:p>
          </table:table-cell>
          <table:table-cell office:value-type="string" calcext:value-type="string">
            <text:p>LENGUA Y CULTUR <text:s text:c="10"/>LENGUA Y CULTURA LATIN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878016</text:p>
          </table:table-cell>
          <table:table-cell office:value-type="string" calcext:value-type="string">
            <text:p>GNOSEOLOGIA Y M <text:s text:c="10"/>GNOSEOLOGIA Y METAFIS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878017</text:p>
          </table:table-cell>
          <table:table-cell office:value-type="string" calcext:value-type="string">
            <text:p>FILOSOFIA DE LA <text:s text:c="10"/>FILOSOFIA DE LAS CIENCIA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878018</text:p>
          </table:table-cell>
          <table:table-cell office:value-type="string" calcext:value-type="string">
            <text:p>FILOSOFIA DEL L <text:s text:c="10"/>FILOSOFIA DEL LENGUAJE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878019</text:p>
          </table:table-cell>
          <table:table-cell office:value-type="string" calcext:value-type="string">
            <text:p>LENGUA Y CULTUR <text:s text:c="10"/>LENGUA Y CULTURA GRIEG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878021</text:p>
          </table:table-cell>
          <table:table-cell office:value-type="string" calcext:value-type="string">
            <text:p>LATIN ESPECIALI <text:s text:c="10"/>LATIN ESPECIALIZAD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878023</text:p>
          </table:table-cell>
          <table:table-cell office:value-type="string" calcext:value-type="string">
            <text:p>TEOLOGIA NATURA <text:s text:c="10"/>TEOLOGIA NATUR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878024</text:p>
          </table:table-cell>
          <table:table-cell office:value-type="string" calcext:value-type="string">
            <text:p>ETICA <text:s text:c="20"/>ET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878025</text:p>
          </table:table-cell>
          <table:table-cell office:value-type="string" calcext:value-type="string">
            <text:p>ESTETICA <text:s text:c="17"/>ESTET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878026</text:p>
          </table:table-cell>
          <table:table-cell office:value-type="string" calcext:value-type="string">
            <text:p>HISTORIA DE LA <text:s text:c="11"/>HISTORIA DE LA FILOSOFIA MODERN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878027</text:p>
          </table:table-cell>
          <table:table-cell office:value-type="string" calcext:value-type="string">
            <text:p>SEMINARIO <text:s text:c="16"/>SEMINARI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878030</text:p>
          </table:table-cell>
          <table:table-cell office:value-type="string" calcext:value-type="string">
            <text:p>FILOSOFIA POLIT <text:s text:c="10"/>FILOSOFIA POLIT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878031</text:p>
          </table:table-cell>
          <table:table-cell office:value-type="string" calcext:value-type="string">
            <text:p>HISTORIA DE LA <text:s text:c="11"/>HISTORIA DE LA FILOSOF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878033</text:p>
          </table:table-cell>
          <table:table-cell office:value-type="string" calcext:value-type="string">
            <text:p>SOCIOLOGIA <text:s text:c="15"/>SOCIOLOG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878039</text:p>
          </table:table-cell>
          <table:table-cell office:value-type="string" calcext:value-type="string">
            <text:p>PRUEBA DE CAPAC <text:s text:c="10"/>PRUEBA DE CAPACITACION DE IDIOMA INGL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878040</text:p>
          </table:table-cell>
          <table:table-cell office:value-type="string" calcext:value-type="string">
            <text:p>PRUEBA DE CAPAC <text:s text:c="10"/>PRUEBA DE CAPACITACION DE IDIOMA FRANC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878041</text:p>
          </table:table-cell>
          <table:table-cell office:value-type="string" calcext:value-type="string">
            <text:p>PEDAGOGIA <text:s text:c="16"/>PEDAGOG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878042</text:p>
          </table:table-cell>
          <table:table-cell office:value-type="string" calcext:value-type="string">
            <text:p>DIDATICA GENERA <text:s text:c="10"/>DIDATICA GENER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878043</text:p>
          </table:table-cell>
          <table:table-cell office:value-type="string" calcext:value-type="string">
            <text:p>DIDACTICA ESPEC <text:s text:c="10"/>DIDACTICA ESPECI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878044</text:p>
          </table:table-cell>
          <table:table-cell office:value-type="string" calcext:value-type="string">
            <text:p>ETICA PROFESION <text:s text:c="10"/>ETICA PROFESION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878045</text:p>
          </table:table-cell>
          <table:table-cell office:value-type="string" calcext:value-type="string">
            <text:p>METODOLOGIA OBS <text:s text:c="10"/>METODOLOGIA OBSERV.Y PRACT.DE LA ENSE#ANZ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878053</text:p>
          </table:table-cell>
          <table:table-cell office:value-type="string" calcext:value-type="string">
            <text:p>FILOSOFIA DE LA <text:s text:c="10"/>FILOSOFIA DE LA HISTOR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878057</text:p>
          </table:table-cell>
          <table:table-cell office:value-type="string" calcext:value-type="string">
            <text:p>HISTORIA DE LA <text:s text:c="11"/>HISTORIA DE LA FILOSOFIA ANTIGU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878058</text:p>
          </table:table-cell>
          <table:table-cell office:value-type="string" calcext:value-type="string">
            <text:p>HISTORIA DE LA <text:s text:c="11"/>HISTORIA DE LA FILOSOFIA MEDIEV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878059</text:p>
          </table:table-cell>
          <table:table-cell office:value-type="string" calcext:value-type="string">
            <text:p>GRIEGO ESPECIAL <text:s text:c="10"/>GRIEGO ESPECIALIZADO</text:p>
          </table:table-cell>
          <table:table-cell/>
        </table:table-row>
        <table:table-row table:style-name="ro1">
          <table:table-cell office:value-type="string" calcext:value-type="string">
            <text:p>T02</text:p>
          </table:table-cell>
          <table:table-cell office:value-type="string" calcext:value-type="string">
            <text:p>40886</text:p>
          </table:table-cell>
          <table:table-cell office:value-type="string" calcext:value-type="string">
            <text:p>PROFESORADO EN FILOSOFIA <text:s text:c="25"/>5 <text:s/>401781 <text:s text:c="4"/>PROF.EN FILOSOF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886001</text:p>
          </table:table-cell>
          <table:table-cell office:value-type="string" calcext:value-type="string">
            <text:p>INTRODUCCION A <text:s text:c="11"/>INTRODUCCION A LA PROBLEMATICA FILOSOF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886007</text:p>
          </table:table-cell>
          <table:table-cell office:value-type="string" calcext:value-type="string">
            <text:p>ANTROPOLOGIA FI <text:s text:c="10"/>ANTROPOLOGIA FILOSOFIC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886008</text:p>
          </table:table-cell>
          <table:table-cell office:value-type="string" calcext:value-type="string">
            <text:p>SEMINARIO METOD <text:s text:c="10"/>SEMINARIO METODOLOGIC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886012</text:p>
          </table:table-cell>
          <table:table-cell office:value-type="string" calcext:value-type="string">
            <text:p>LOGICA I <text:s text:c="17"/>LOGIC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886016</text:p>
          </table:table-cell>
          <table:table-cell office:value-type="string" calcext:value-type="string">
            <text:p>METAFISICA I <text:s text:c="13"/>METAFISIC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886017</text:p>
          </table:table-cell>
          <table:table-cell office:value-type="string" calcext:value-type="string">
            <text:p>FILOSOFIA DE LA <text:s text:c="10"/>FILOSOFIA DE LAS CIENCIA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886018</text:p>
          </table:table-cell>
          <table:table-cell office:value-type="string" calcext:value-type="string">
            <text:p>FILOSOFIA DEL L <text:s text:c="10"/>FILOSOFIA DEL LENGUAJE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886024</text:p>
          </table:table-cell>
          <table:table-cell office:value-type="string" calcext:value-type="string">
            <text:p>ETICA I <text:s text:c="18"/>ETIC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886025</text:p>
          </table:table-cell>
          <table:table-cell office:value-type="string" calcext:value-type="string">
            <text:p>ESTETICA <text:s text:c="17"/>ESTET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886026</text:p>
          </table:table-cell>
          <table:table-cell office:value-type="string" calcext:value-type="string">
            <text:p>FILOSOFIA MODER <text:s text:c="10"/>FILOSOFIA MODERN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886030</text:p>
          </table:table-cell>
          <table:table-cell office:value-type="string" calcext:value-type="string">
            <text:p>FILOSOFIA POLIT <text:s text:c="10"/>FILOSOFIA POLITIC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886031</text:p>
          </table:table-cell>
          <table:table-cell office:value-type="string" calcext:value-type="string">
            <text:p>FILOSOFIA CONTE <text:s text:c="10"/>FILOSOFIA CONTEMPORANE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886041</text:p>
          </table:table-cell>
          <table:table-cell office:value-type="string" calcext:value-type="string">
            <text:p>PEDAGOGIA <text:s text:c="5"/>1112 <text:s text:c="3"/>02 PEDAGOG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886043</text:p>
          </table:table-cell>
          <table:table-cell office:value-type="string" calcext:value-type="string">
            <text:p>DIDACTICA ESPEC1112 <text:s text:c="3"/>01 DIDACTICA ESPECI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886045</text:p>
          </table:table-cell>
          <table:table-cell office:value-type="string" calcext:value-type="string">
            <text:p>M.O.P.E. <text:s text:c="6"/>9999 <text:s text:c="3"/>00 METODODOLOGIA,OBSERV.Y PRACTICA DE LA ENSE�ANZ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886057</text:p>
          </table:table-cell>
          <table:table-cell office:value-type="string" calcext:value-type="string">
            <text:p>FILOSOFIA ANTIG <text:s text:c="10"/>FILOSOFIA ANTIGU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886058</text:p>
          </table:table-cell>
          <table:table-cell office:value-type="string" calcext:value-type="string">
            <text:p>FILOSOFIA MEDIE <text:s text:c="10"/>FILOSOFIA MEDIEVAL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886060</text:p>
          </table:table-cell>
          <table:table-cell office:value-type="string" calcext:value-type="string">
            <text:p>TEORIA DEL CONO <text:s text:c="10"/>TEORIA DEL CONOCIMIENT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886061</text:p>
          </table:table-cell>
          <table:table-cell office:value-type="string" calcext:value-type="string">
            <text:p>FILOSOFIA ARGEN <text:s text:c="10"/>FILOSOFIA ARGENTINA Y LATINOAMERICAN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886078</text:p>
          </table:table-cell>
          <table:table-cell office:value-type="string" calcext:value-type="string">
            <text:p>FILOSOFIA DE LA <text:s text:c="10"/>FILOSOFIA DE LA EDUCACION Y DEONTOLOGIA</text:p>
          </table:table-cell>
          <table:table-cell/>
        </table:table-row>
        <table:table-row table:style-name="ro1">
          <table:table-cell office:value-type="string" calcext:value-type="string">
            <text:p>T02</text:p>
          </table:table-cell>
          <table:table-cell office:value-type="string" calcext:value-type="string">
            <text:p>41178</text:p>
          </table:table-cell>
          <table:table-cell office:value-type="string" calcext:value-type="string">
            <text:p>LIC.EN LETRAS CLASICAS <text:s text:c="27"/>5 <text:s text:c="6"/>2 <text:s text:c="4"/>LIC.LET.CLAS.411-78 <text:s text:c="12"/>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78001</text:p>
          </table:table-cell>
          <table:table-cell office:value-type="string" calcext:value-type="string">
            <text:p>INTRODUCCION A 2312 <text:s text:c="2"/>300 INTRODUCCION A LA FILOSOF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78002</text:p>
          </table:table-cell>
          <table:table-cell office:value-type="string" calcext:value-type="string">
            <text:p>INTRODUCCION A 2312 <text:s text:c="2"/>100 INTRODUCCION A LA LITERATUR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78003</text:p>
          </table:table-cell>
          <table:table-cell office:value-type="string" calcext:value-type="string">
            <text:p>PSICOLOGIA FUND <text:s text:c="10"/>PSICOLOGIA FUNDAMENT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78004</text:p>
          </table:table-cell>
          <table:table-cell office:value-type="string" calcext:value-type="string">
            <text:p>INTRODUCCION A <text:s text:c="11"/>INTRODUCCION A LA HISTOR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78005</text:p>
          </table:table-cell>
          <table:table-cell office:value-type="string" calcext:value-type="string">
            <text:p>HISTORIA DE LA <text:s text:c="11"/>HISTORIA DE LA CULTUR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78006</text:p>
          </table:table-cell>
          <table:table-cell office:value-type="string" calcext:value-type="string">
            <text:p>HISTORIA DEL AR <text:s text:c="10"/>HISTORIA DEL ARTE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78007</text:p>
          </table:table-cell>
          <table:table-cell office:value-type="string" calcext:value-type="string">
            <text:p>ANTROPOLOGIA FI <text:s text:c="10"/>ANTROPOLOGIA FILOSOF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78008</text:p>
          </table:table-cell>
          <table:table-cell office:value-type="string" calcext:value-type="string">
            <text:p>METODOS DE APRE <text:s text:c="10"/>METODOS DE APRENDIZAJE E INVESTIGA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78011</text:p>
          </table:table-cell>
          <table:table-cell office:value-type="string" calcext:value-type="string">
            <text:p>LENGUA Y CULTUR2312 <text:s text:c="2"/>100 LENGUA Y CULTURA GRIEGAS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78012</text:p>
          </table:table-cell>
          <table:table-cell office:value-type="string" calcext:value-type="string">
            <text:p>LENGUA Y CULTUR <text:s text:c="10"/>LENGUA Y CULTURA GRIEGAS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78013</text:p>
          </table:table-cell>
          <table:table-cell office:value-type="string" calcext:value-type="string">
            <text:p>LINGUISTICA CLA <text:s text:c="10"/>LINGUISTICA CLAS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78015</text:p>
          </table:table-cell>
          <table:table-cell office:value-type="string" calcext:value-type="string">
            <text:p>LENGUA Y CULTUR2312 <text:s text:c="2"/>100 LENGUA Y CULTURA LATINAS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78016</text:p>
          </table:table-cell>
          <table:table-cell office:value-type="string" calcext:value-type="string">
            <text:p>LENGUA Y CULTUR <text:s text:c="10"/>LENGUA Y CULTURA LATINAS I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78017</text:p>
          </table:table-cell>
          <table:table-cell office:value-type="string" calcext:value-type="string">
            <text:p>LENGUA Y CULTUR <text:s text:c="10"/>LENGUA Y CULTURA GRIEGAS I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78018</text:p>
          </table:table-cell>
          <table:table-cell office:value-type="string" calcext:value-type="string">
            <text:p>FILOLOGIA LATIN <text:s text:c="10"/>FILOLOGIA LATIN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78019</text:p>
          </table:table-cell>
          <table:table-cell office:value-type="string" calcext:value-type="string">
            <text:p>FILOLOGIA GRIEG <text:s text:c="10"/>FILOLOGIA GRIEG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78020</text:p>
          </table:table-cell>
          <table:table-cell office:value-type="string" calcext:value-type="string">
            <text:p>LENGUA Y CULTUR2312 <text:s text:c="2"/>200 LENGUA Y CULTURA LATINAS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78021</text:p>
          </table:table-cell>
          <table:table-cell office:value-type="string" calcext:value-type="string">
            <text:p>FILOLOGIA LATIN <text:s text:c="10"/>FILOLOGIA LATINA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78022</text:p>
          </table:table-cell>
          <table:table-cell office:value-type="string" calcext:value-type="string">
            <text:p>FILOLOGIA GRIEG <text:s text:c="10"/>FILOLOGIA GRIEGA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78023</text:p>
          </table:table-cell>
          <table:table-cell office:value-type="string" calcext:value-type="string">
            <text:p>LITERATURA LATI <text:s text:c="10"/>LITERATURA LATIN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78024</text:p>
          </table:table-cell>
          <table:table-cell office:value-type="string" calcext:value-type="string">
            <text:p>LITERATURA GRIE <text:s text:c="10"/>LITERATURA GRIEG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78025</text:p>
          </table:table-cell>
          <table:table-cell office:value-type="string" calcext:value-type="string">
            <text:p>SEMINARIO <text:s text:c="16"/>SEMINARI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78027</text:p>
          </table:table-cell>
          <table:table-cell office:value-type="string" calcext:value-type="string">
            <text:p>ESTETICA CLASIC <text:s text:c="10"/>ESTETICA CLASICA Y MEDIEV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78028</text:p>
          </table:table-cell>
          <table:table-cell office:value-type="string" calcext:value-type="string">
            <text:p>LITERATURA LATI <text:s text:c="10"/>LITERATURA LATINA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78029</text:p>
          </table:table-cell>
          <table:table-cell office:value-type="string" calcext:value-type="string">
            <text:p>LITERATURA GRIE <text:s text:c="10"/>LITERATURA GRIEGA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78033</text:p>
          </table:table-cell>
          <table:table-cell office:value-type="string" calcext:value-type="string">
            <text:p>PRUEBA DE SUFIC <text:s text:c="10"/>PRUEBA DE SUFICIENCIA DE IDIOMA ALEMA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78035</text:p>
          </table:table-cell>
          <table:table-cell office:value-type="string" calcext:value-type="string">
            <text:p>SEMINARIO FINAL <text:s text:c="10"/>SEMINARIO FINAL DE ESPECIALIZA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78037</text:p>
          </table:table-cell>
          <table:table-cell office:value-type="string" calcext:value-type="string">
            <text:p>PRUEBA DE SUFIC <text:s text:c="10"/>PRUEBA DE SUFICIENCIA DE IDIOMA ITALIAN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78039</text:p>
          </table:table-cell>
          <table:table-cell office:value-type="string" calcext:value-type="string">
            <text:p>PRUEBA DE CAPAC <text:s text:c="10"/>PRUEBA DE CAPACITACION DE IDIOMA INGL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78040</text:p>
          </table:table-cell>
          <table:table-cell office:value-type="string" calcext:value-type="string">
            <text:p>PRUEBA DE CAPAC <text:s text:c="10"/>PRUEBA DE CAPACITACION DE IDIOMA FRANC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78041</text:p>
          </table:table-cell>
          <table:table-cell office:value-type="string" calcext:value-type="string">
            <text:p>PEDAGOGIA <text:s text:c="16"/>PEDAGOG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78042</text:p>
          </table:table-cell>
          <table:table-cell office:value-type="string" calcext:value-type="string">
            <text:p>DIDACTICA GENER <text:s text:c="10"/>DIDACTICA GENER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78043</text:p>
          </table:table-cell>
          <table:table-cell office:value-type="string" calcext:value-type="string">
            <text:p>DIDACTICA ESPEC <text:s text:c="10"/>DIDACTICA ESPECI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78044</text:p>
          </table:table-cell>
          <table:table-cell office:value-type="string" calcext:value-type="string">
            <text:p>ETICA PROFESION <text:s text:c="10"/>ETICA PROFESION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78045</text:p>
          </table:table-cell>
          <table:table-cell office:value-type="string" calcext:value-type="string">
            <text:p>METODOLOGIA OBS <text:s text:c="10"/>METODOLOGIA OBSERV.Y PRACT.DE LA ENSE#ANZA</text:p>
          </table:table-cell>
          <table:table-cell/>
        </table:table-row>
        <table:table-row table:style-name="ro1">
          <table:table-cell office:value-type="string" calcext:value-type="string">
            <text:p>T02</text:p>
          </table:table-cell>
          <table:table-cell office:value-type="string" calcext:value-type="string">
            <text:p>41186</text:p>
          </table:table-cell>
          <table:table-cell office:value-type="string" calcext:value-type="string">
            <text:p>LICENCIATURA EN LETRAS CLASICAS <text:s text:c="18"/>5 <text:s/>411782 <text:s text:c="4"/>LIC.LETRAS CLASICA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86001</text:p>
          </table:table-cell>
          <table:table-cell office:value-type="string" calcext:value-type="string">
            <text:p>INTR. PROBL FIL2312 <text:s text:c="2"/>300 INTRODUCCION A <text:s/>LA PROBLEMATICA FILOSOF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86002</text:p>
          </table:table-cell>
          <table:table-cell office:value-type="string" calcext:value-type="string">
            <text:p>INT.A LITERAT. 2312 <text:s text:c="2"/>101 INTRODUCCION A LA LITERATUR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86011</text:p>
          </table:table-cell>
          <table:table-cell office:value-type="string" calcext:value-type="string">
            <text:p>LENGUA Y CULTUR2312 <text:s text:c="2"/>100 LENGUA Y CULTURA GRIEGAS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86012</text:p>
          </table:table-cell>
          <table:table-cell office:value-type="string" calcext:value-type="string">
            <text:p>GRIEGAS II <text:s text:c="4"/>2312 <text:s text:c="2"/>200 LENGUA Y CULTURA GRIEGAS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86013</text:p>
          </table:table-cell>
          <table:table-cell office:value-type="string" calcext:value-type="string">
            <text:p>LINGUISTICA CLA2311 <text:s text:c="2"/>400 LINGUISTICA CLAS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86015</text:p>
          </table:table-cell>
          <table:table-cell office:value-type="string" calcext:value-type="string">
            <text:p>LENGUA Y CULTUR2312 <text:s text:c="2"/>100 LENGUA Y CULTURA LATINAS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86016</text:p>
          </table:table-cell>
          <table:table-cell office:value-type="string" calcext:value-type="string">
            <text:p>LATINAS III <text:s text:c="3"/>2311 <text:s text:c="2"/>300 LENGUA Y CULTURA LATINAS I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86017</text:p>
          </table:table-cell>
          <table:table-cell office:value-type="string" calcext:value-type="string">
            <text:p>GRIEGAS III <text:s text:c="3"/>2311 <text:s text:c="2"/>300 LENGUA Y CULTURA GRIEGAS I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86018</text:p>
          </table:table-cell>
          <table:table-cell office:value-type="string" calcext:value-type="string">
            <text:p>FILOL.LATINA I 2311 <text:s text:c="2"/>400 FILOLOGIA LATIN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86019</text:p>
          </table:table-cell>
          <table:table-cell office:value-type="string" calcext:value-type="string">
            <text:p>FILOL.GRIEGA I 2311 <text:s text:c="2"/>400 FILOLOGIA GRIEG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86020</text:p>
          </table:table-cell>
          <table:table-cell office:value-type="string" calcext:value-type="string">
            <text:p>LATINAS II <text:s text:c="4"/>2312 <text:s text:c="2"/>200 LENGUA Y CULTURA LATINAS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86021</text:p>
          </table:table-cell>
          <table:table-cell office:value-type="string" calcext:value-type="string">
            <text:p>FIL.LATINA II <text:s/>2311 <text:s text:c="2"/>500 FILOLOGIA LATINA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86022</text:p>
          </table:table-cell>
          <table:table-cell office:value-type="string" calcext:value-type="string">
            <text:p>FIL.GRIEGA II <text:s/>2311 <text:s text:c="2"/>500 FILOLOGIA GRIEGA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86023</text:p>
          </table:table-cell>
          <table:table-cell office:value-type="string" calcext:value-type="string">
            <text:p>H.LIT.LATINA I 2312 <text:s text:c="2"/>401 HISTORIA DE LA LITERATURA LATIN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86024</text:p>
          </table:table-cell>
          <table:table-cell office:value-type="string" calcext:value-type="string">
            <text:p>H.LIT.GRIEGA I 2312 <text:s text:c="2"/>401 HISTORIA DE LA LITERATURA GRIEG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86027</text:p>
          </table:table-cell>
          <table:table-cell office:value-type="string" calcext:value-type="string">
            <text:p>EST.CLAS.Y MED.2312 <text:s text:c="2"/>302 ESTETICA CLASICA Y MEDIEV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86028</text:p>
          </table:table-cell>
          <table:table-cell office:value-type="string" calcext:value-type="string">
            <text:p>H.LIT.LATINA II2312 <text:s text:c="2"/>501 HISTORIA DE LA LITERATURA LATINA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86029</text:p>
          </table:table-cell>
          <table:table-cell office:value-type="string" calcext:value-type="string">
            <text:p>H.LIT.GRIEGA II2312 <text:s text:c="2"/>501 HISTORIA DE LA LITERATURA GRIEGA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86033</text:p>
          </table:table-cell>
          <table:table-cell office:value-type="string" calcext:value-type="string">
            <text:p>ALEMAN <text:s text:c="8"/>2319 <text:s text:c="2"/>300 PRUEBA DE SUFICIENCIA DE IDIOMA ALEMA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86034</text:p>
          </table:table-cell>
          <table:table-cell office:value-type="string" calcext:value-type="string">
            <text:p>ITALIANO <text:s text:c="6"/>2319 <text:s text:c="2"/>300 PRUEBA DE SUFICIENCIA DE IDIOMA ITALIAN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86039</text:p>
          </table:table-cell>
          <table:table-cell office:value-type="string" calcext:value-type="string">
            <text:p>INGLES <text:s text:c="8"/>2312 <text:s text:c="2"/>300 PRUEBA DE SUFICIENCIA DE IDIOMA INGL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86040</text:p>
          </table:table-cell>
          <table:table-cell office:value-type="string" calcext:value-type="string">
            <text:p>FRANCES <text:s text:c="7"/>2319 <text:s text:c="2"/>300 PRUEBA DE SUFICIENCIA DE IDIOMA FRANC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86046</text:p>
          </table:table-cell>
          <table:table-cell office:value-type="string" calcext:value-type="string">
            <text:p>LINGUISTICA GEN2311 <text:s text:c="2"/>101 LINGUISTICA GENER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86047</text:p>
          </table:table-cell>
          <table:table-cell office:value-type="string" calcext:value-type="string">
            <text:p>HISTORIA ANTIGU2312 <text:s text:c="2"/>102 HISTORIA ANTIGU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86048</text:p>
          </table:table-cell>
          <table:table-cell office:value-type="string" calcext:value-type="string">
            <text:p>MET.EST.LIT.I <text:s/>2312 <text:s text:c="2"/>102 METODOLOGIA DEL ESTUDIO LITERARIO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86049</text:p>
          </table:table-cell>
          <table:table-cell office:value-type="string" calcext:value-type="string">
            <text:p>FILOSOFIA ANTIG2312 <text:s text:c="2"/>201 FILOSOFIA ANTIGU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86050</text:p>
          </table:table-cell>
          <table:table-cell office:value-type="string" calcext:value-type="string">
            <text:p>MITO Y REL.G.R.9999 <text:s text:c="2"/>201 MITO Y RELIGION EN GRECIA Y ROM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86051</text:p>
          </table:table-cell>
          <table:table-cell office:value-type="string" calcext:value-type="string">
            <text:p>GRAMATICA SUPER2312 <text:s text:c="2"/>202 GRAMATICA SUPERIOR CASTELLAN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86052</text:p>
          </table:table-cell>
          <table:table-cell office:value-type="string" calcext:value-type="string">
            <text:p>SEM.DE INV.FIL.2311 <text:s text:c="2"/>500 SEMINARIO DE INVESTIGACION FILOLOG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86053</text:p>
          </table:table-cell>
          <table:table-cell office:value-type="string" calcext:value-type="string">
            <text:p>H.LENG.ESPA�OLA2311 <text:s text:c="2"/>301 HISTORIA DE LA LENGUA ESPA�OL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86054</text:p>
          </table:table-cell>
          <table:table-cell office:value-type="string" calcext:value-type="string">
            <text:p>TRABAJO FINAL D2911 <text:s text:c="2"/>500 TRABAJO FINAL DE INVESTIGA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86061</text:p>
          </table:table-cell>
          <table:table-cell office:value-type="string" calcext:value-type="string">
            <text:p>HISTORIA DE LA 2312 <text:s text:c="2"/>300 HISTORIA DE LA LENGU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86068</text:p>
          </table:table-cell>
          <table:table-cell office:value-type="string" calcext:value-type="string">
            <text:p>FILOSOFIA ANTIG2312 <text:s text:c="2"/>200 FILOSOFIA ANTIGU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86076</text:p>
          </table:table-cell>
          <table:table-cell office:value-type="string" calcext:value-type="string">
            <text:p>OPTATIVA I (ARE2312 <text:s text:c="2"/>200 OPTATIVA I (AREA LETRAS MODERNAS 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86077</text:p>
          </table:table-cell>
          <table:table-cell office:value-type="string" calcext:value-type="string">
            <text:p>OPTATIVA II (AR2312 <text:s text:c="2"/>300 OPTATIVA II (AREA HISTORIA 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86078</text:p>
          </table:table-cell>
          <table:table-cell office:value-type="string" calcext:value-type="string">
            <text:p>OPTATIVA III (A2312 <text:s text:c="2"/>300 OPTATIVA III (AREA FILOSOFIA 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86079</text:p>
          </table:table-cell>
          <table:table-cell office:value-type="string" calcext:value-type="string">
            <text:p>SEM.ELECTIVO I 2312 <text:s text:c="2"/>402 SEMINARIO ELECTIVO <text:s/>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86080</text:p>
          </table:table-cell>
          <table:table-cell office:value-type="string" calcext:value-type="string">
            <text:p>SEM.ELECTIVO II2312 <text:s text:c="2"/>502 SEMINARIO ELECTIVO <text:s/>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86102</text:p>
          </table:table-cell>
          <table:table-cell office:value-type="string" calcext:value-type="string">
            <text:p>CURSO NIVELADOR9999 <text:s text:c="2"/>101 CURSO DE NIVELACION (LETRAS CLASICAS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86104</text:p>
          </table:table-cell>
          <table:table-cell office:value-type="string" calcext:value-type="string">
            <text:p>SEM.TRAD.INGLES2312 <text:s text:c="2"/>301 SEMINARIO DE TRADUCCION DE INGLES</text:p>
          </table:table-cell>
          <table:table-cell/>
        </table:table-row>
        <table:table-row table:style-name="ro1">
          <table:table-cell office:value-type="string" calcext:value-type="string">
            <text:p>T02</text:p>
          </table:table-cell>
          <table:table-cell office:value-type="string" calcext:value-type="string">
            <text:p>41878</text:p>
          </table:table-cell>
          <table:table-cell office:value-type="string" calcext:value-type="string">
            <text:p>PROFESOR EN LETRAS CLASICAS <text:s text:c="22"/>5 <text:s text:c="6"/>2 <text:s text:c="4"/>PROF.L. CLAS.418-78 <text:s text:c="12"/>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878001</text:p>
          </table:table-cell>
          <table:table-cell office:value-type="string" calcext:value-type="string">
            <text:p>INTRODUCCION A <text:s text:c="11"/>INTRODUCCION A LA FILOSOF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878002</text:p>
          </table:table-cell>
          <table:table-cell office:value-type="string" calcext:value-type="string">
            <text:p>INTRODUCCION A <text:s text:c="11"/>INTRODUCCION A LA LITERATUR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878003</text:p>
          </table:table-cell>
          <table:table-cell office:value-type="string" calcext:value-type="string">
            <text:p>PSICOLOGIA FUND <text:s text:c="10"/>PSICOLOGIA FUNDAMENT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878004</text:p>
          </table:table-cell>
          <table:table-cell office:value-type="string" calcext:value-type="string">
            <text:p>INTRODUCCION A <text:s text:c="11"/>INTRODUCCION A LA HISTOR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878005</text:p>
          </table:table-cell>
          <table:table-cell office:value-type="string" calcext:value-type="string">
            <text:p>HISTORIA DE LA <text:s text:c="11"/>HISTORIA DE LA CULTUR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878006</text:p>
          </table:table-cell>
          <table:table-cell office:value-type="string" calcext:value-type="string">
            <text:p>HISTORIA DEL AR <text:s text:c="10"/>HISTORIA DEL ARTE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878007</text:p>
          </table:table-cell>
          <table:table-cell office:value-type="string" calcext:value-type="string">
            <text:p>ANTROPOLOGIA FI <text:s text:c="10"/>ANTROPOLOGIA FILOSOF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878008</text:p>
          </table:table-cell>
          <table:table-cell office:value-type="string" calcext:value-type="string">
            <text:p>METODOS DE APRE <text:s text:c="10"/>METODOS DE APRENDIZAJE E INVESTIGA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878011</text:p>
          </table:table-cell>
          <table:table-cell office:value-type="string" calcext:value-type="string">
            <text:p>LENGUA Y CULTUR <text:s text:c="10"/>LENGUA Y CULTURA GRIEGAS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878012</text:p>
          </table:table-cell>
          <table:table-cell office:value-type="string" calcext:value-type="string">
            <text:p>LENGUA Y CULTUR <text:s text:c="10"/>LENGUA Y CULTURA GRIEGAS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878013</text:p>
          </table:table-cell>
          <table:table-cell office:value-type="string" calcext:value-type="string">
            <text:p>LINGUISTICA CLA <text:s text:c="10"/>LINGUISTICA CLAS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878015</text:p>
          </table:table-cell>
          <table:table-cell office:value-type="string" calcext:value-type="string">
            <text:p>LENGUA Y CULTUR <text:s text:c="10"/>LENGUA Y CULTURA LATINAS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878016</text:p>
          </table:table-cell>
          <table:table-cell office:value-type="string" calcext:value-type="string">
            <text:p>LENGUA Y CULTUR <text:s text:c="10"/>LENGUA Y CULTURA LATINAS I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878017</text:p>
          </table:table-cell>
          <table:table-cell office:value-type="string" calcext:value-type="string">
            <text:p>LENGUA Y CULTUR <text:s text:c="10"/>LENGUA Y CULTURA GRIEGA I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878018</text:p>
          </table:table-cell>
          <table:table-cell office:value-type="string" calcext:value-type="string">
            <text:p>FILOLOGIA LATIN <text:s text:c="10"/>FILOLOGIA LATIN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878019</text:p>
          </table:table-cell>
          <table:table-cell office:value-type="string" calcext:value-type="string">
            <text:p>FILOLOGIA GRIEG <text:s text:c="10"/>FILOLOGIA GRIEG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878020</text:p>
          </table:table-cell>
          <table:table-cell office:value-type="string" calcext:value-type="string">
            <text:p>LENGUA Y CULTUR <text:s text:c="10"/>LENGUA Y CULTURA LATINAS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878021</text:p>
          </table:table-cell>
          <table:table-cell office:value-type="string" calcext:value-type="string">
            <text:p>FILOLOGIA LATIN <text:s text:c="10"/>FILOLOGIA LATINA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878022</text:p>
          </table:table-cell>
          <table:table-cell office:value-type="string" calcext:value-type="string">
            <text:p>FILOLOGIA GRIEG <text:s text:c="10"/>FILOLOGIA GRIEGA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878023</text:p>
          </table:table-cell>
          <table:table-cell office:value-type="string" calcext:value-type="string">
            <text:p>LITERATURA LATI <text:s text:c="10"/>LITERATURA LATIN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878024</text:p>
          </table:table-cell>
          <table:table-cell office:value-type="string" calcext:value-type="string">
            <text:p>LITERATURA GRIE <text:s text:c="10"/>LITERATURA GRIEG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878025</text:p>
          </table:table-cell>
          <table:table-cell office:value-type="string" calcext:value-type="string">
            <text:p>SEMINARIO <text:s text:c="16"/>SEMINARI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878027</text:p>
          </table:table-cell>
          <table:table-cell office:value-type="string" calcext:value-type="string">
            <text:p>ESTETICA CLASIC <text:s text:c="10"/>ESTETICA CLASICA Y MEDIEV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878028</text:p>
          </table:table-cell>
          <table:table-cell office:value-type="string" calcext:value-type="string">
            <text:p>LITERATURA LATI <text:s text:c="10"/>LITERATURA LATINA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878029</text:p>
          </table:table-cell>
          <table:table-cell office:value-type="string" calcext:value-type="string">
            <text:p>LITERATURA GRIE <text:s text:c="10"/>LITERATURA GRIEGA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878039</text:p>
          </table:table-cell>
          <table:table-cell office:value-type="string" calcext:value-type="string">
            <text:p>PRUEBA DE CAPAC <text:s text:c="10"/>PRUEBA DE CAPACITACION DE IDIOMA INGL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878040</text:p>
          </table:table-cell>
          <table:table-cell office:value-type="string" calcext:value-type="string">
            <text:p>PRUEBA DE CAPAC <text:s text:c="10"/>PRUEBA DE CAPACITACION DE IDIOMA FRANC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878041</text:p>
          </table:table-cell>
          <table:table-cell office:value-type="string" calcext:value-type="string">
            <text:p>PEDAGOGIA <text:s text:c="16"/>PEDAGOG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878042</text:p>
          </table:table-cell>
          <table:table-cell office:value-type="string" calcext:value-type="string">
            <text:p>DIDACTICA GENER <text:s text:c="10"/>DIDACTICA GENER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878043</text:p>
          </table:table-cell>
          <table:table-cell office:value-type="string" calcext:value-type="string">
            <text:p>DIDATICA ESPECI <text:s text:c="10"/>DIDATICA ESPECI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878044</text:p>
          </table:table-cell>
          <table:table-cell office:value-type="string" calcext:value-type="string">
            <text:p>ETICA PROFESION <text:s text:c="10"/>ETICA PROFESION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878045</text:p>
          </table:table-cell>
          <table:table-cell office:value-type="string" calcext:value-type="string">
            <text:p>METODOLOGIA OBS <text:s text:c="10"/>METODOLOGIA OBSERV.Y PRACT.DE LA ENSE#ANZA</text:p>
          </table:table-cell>
          <table:table-cell/>
        </table:table-row>
        <table:table-row table:style-name="ro1">
          <table:table-cell office:value-type="string" calcext:value-type="string">
            <text:p>T02</text:p>
          </table:table-cell>
          <table:table-cell office:value-type="string" calcext:value-type="string">
            <text:p>41886</text:p>
          </table:table-cell>
          <table:table-cell office:value-type="string" calcext:value-type="string">
            <text:p>PROFESOR EN LETRAS CLASICAS <text:s text:c="22"/>5 <text:s text:c="6"/>2 <text:s text:c="4"/>PROF.LETRAS CLASICA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886002</text:p>
          </table:table-cell>
          <table:table-cell office:value-type="string" calcext:value-type="string">
            <text:p>INT.A LITERAT. 1111 <text:s text:c="2"/>100 INTRODUCCION A LA LITERATUR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886011</text:p>
          </table:table-cell>
          <table:table-cell office:value-type="string" calcext:value-type="string">
            <text:p>LEN.CULT.GRIE.I1111 <text:s text:c="2"/>100 LENGUA Y CULTURA GRIEGAS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886012</text:p>
          </table:table-cell>
          <table:table-cell office:value-type="string" calcext:value-type="string">
            <text:p>LEN.CULT.GRI.II1111 <text:s text:c="2"/>200 LENGUA Y CULTURA GRIEGAS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886013</text:p>
          </table:table-cell>
          <table:table-cell office:value-type="string" calcext:value-type="string">
            <text:p>LINGUISTICA CLA1111 <text:s text:c="2"/>400 LINGUISTICA CLAS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886015</text:p>
          </table:table-cell>
          <table:table-cell office:value-type="string" calcext:value-type="string">
            <text:p>LENG.CULT.LAT.I1111 <text:s text:c="2"/>100 LENGUA Y CULTURA LATIN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886016</text:p>
          </table:table-cell>
          <table:table-cell office:value-type="string" calcext:value-type="string">
            <text:p>LEN.CUL.LAT.III1111 <text:s text:c="2"/>300 LENGUA Y CULTURA LATINAS I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886017</text:p>
          </table:table-cell>
          <table:table-cell office:value-type="string" calcext:value-type="string">
            <text:p>LEN.CULT.GR.III1111 <text:s text:c="2"/>300 LENGUA Y CULTURA GRIEGAS I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886018</text:p>
          </table:table-cell>
          <table:table-cell office:value-type="string" calcext:value-type="string">
            <text:p>FILOLOGIA LAT.I1111 <text:s text:c="2"/>400 FILOLOGIA LATIN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886019</text:p>
          </table:table-cell>
          <table:table-cell office:value-type="string" calcext:value-type="string">
            <text:p>FILOLOGIA GRIEG1111 <text:s text:c="2"/>400 FILOLOGIA GRIEG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886020</text:p>
          </table:table-cell>
          <table:table-cell office:value-type="string" calcext:value-type="string">
            <text:p>LEN.CULT.LAT.II1111 <text:s text:c="2"/>200 LENGUA Y CULTURA LATINAS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886023</text:p>
          </table:table-cell>
          <table:table-cell office:value-type="string" calcext:value-type="string">
            <text:p>HIST.LIT.LAT.I 1111 <text:s text:c="2"/>401 HISTORIA DE LA LITERATURA LATIN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886024</text:p>
          </table:table-cell>
          <table:table-cell office:value-type="string" calcext:value-type="string">
            <text:p>HISTORIA DE LA 99 1 <text:s text:c="2"/>401 HISTORIA DE LA LITERATURA GRIEG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886027</text:p>
          </table:table-cell>
          <table:table-cell office:value-type="string" calcext:value-type="string">
            <text:p>ESTETICA CLASIC1112 <text:s text:c="2"/>302 ESTETICA CLASICA Y MEDIEV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886028</text:p>
          </table:table-cell>
          <table:table-cell office:value-type="string" calcext:value-type="string">
            <text:p>HISTORIA DE LA 9999 <text:s text:c="2"/>501 HISTORIA DE LA LITERATURA LATINA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886029</text:p>
          </table:table-cell>
          <table:table-cell office:value-type="string" calcext:value-type="string">
            <text:p>HISTORIA DE LA 9999 <text:s text:c="2"/>501 HISTORIA DE LA LITERATURA GRIEGA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886033</text:p>
          </table:table-cell>
          <table:table-cell office:value-type="string" calcext:value-type="string">
            <text:p>ALEMAN <text:s text:c="8"/>1119 <text:s text:c="2"/>300 PRUEBA DE SUFICIENCIA DE IDIOMA ALEMA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886034</text:p>
          </table:table-cell>
          <table:table-cell office:value-type="string" calcext:value-type="string">
            <text:p>ITALIANO <text:s text:c="6"/>1119 <text:s text:c="2"/>300 PRUEBA DE SUFICIENCIA DE IDIOMA ITALIAN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886039</text:p>
          </table:table-cell>
          <table:table-cell office:value-type="string" calcext:value-type="string">
            <text:p>INGLES <text:s text:c="8"/>1119 <text:s text:c="2"/>300 PRUEBA DE SUFICIENCIA DE IDIOMA INGL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886040</text:p>
          </table:table-cell>
          <table:table-cell office:value-type="string" calcext:value-type="string">
            <text:p>FRNACES <text:s text:c="7"/>1119 <text:s text:c="2"/>300 PRUEBA DE SUFICIENCIA DE IDIOMA FRANC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886041</text:p>
          </table:table-cell>
          <table:table-cell office:value-type="string" calcext:value-type="string">
            <text:p>PEDAGOGIA <text:s text:c="5"/>1112 <text:s text:c="2"/>102 PEDAGOG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886043</text:p>
          </table:table-cell>
          <table:table-cell office:value-type="string" calcext:value-type="string">
            <text:p>DIDACTICA ESPEC1112 <text:s text:c="2"/>301 DIDACTICA ESPECI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886045</text:p>
          </table:table-cell>
          <table:table-cell office:value-type="string" calcext:value-type="string">
            <text:p>M.O.P.E. <text:s text:c="6"/>1119 <text:s text:c="2"/>500 METODOLOGIA OBSERVACION Y PRACT.DE LA ENSE�ANZ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886046</text:p>
          </table:table-cell>
          <table:table-cell office:value-type="string" calcext:value-type="string">
            <text:p>LINGUISTICA GEN1111 <text:s text:c="2"/>100 LINGUISTICA GENER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886047</text:p>
          </table:table-cell>
          <table:table-cell office:value-type="string" calcext:value-type="string">
            <text:p>HISTORIA ANT. <text:s/>1111 <text:s text:c="2"/>100 HISTORIA ANTIGUA (GRECIA Y ROMA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886048</text:p>
          </table:table-cell>
          <table:table-cell office:value-type="string" calcext:value-type="string">
            <text:p>METODOLOGIA DEL1111 <text:s text:c="2"/>100 METODOLOGIA DEL ANALISIS LITERARI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886049</text:p>
          </table:table-cell>
          <table:table-cell office:value-type="string" calcext:value-type="string">
            <text:p>FILOSOFIA ANTIG1111 <text:s text:c="2"/>201 FILOSOFIA ANTIGU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886050</text:p>
          </table:table-cell>
          <table:table-cell office:value-type="string" calcext:value-type="string">
            <text:p>MITO Y RELIGION1111 <text:s text:c="2"/>200 MITO Y RELIGION EN GRECIA Y ROM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886051</text:p>
          </table:table-cell>
          <table:table-cell office:value-type="string" calcext:value-type="string">
            <text:p>GRAMATICA SUP.C1112 <text:s text:c="2"/>202 GRAMATICA SUPERIOR CASTELLAN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886052</text:p>
          </table:table-cell>
          <table:table-cell office:value-type="string" calcext:value-type="string">
            <text:p>SEMINARIO DE IN9999 <text:s text:c="2"/>500 SEMINARIO DE INVESTIGACION FILOLOG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886053</text:p>
          </table:table-cell>
          <table:table-cell office:value-type="string" calcext:value-type="string">
            <text:p>HIST.LENGUA ESP1111 <text:s text:c="2"/>300 HISTORIA DE LA LENGUA ESPA�OL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886079</text:p>
          </table:table-cell>
          <table:table-cell office:value-type="string" calcext:value-type="string">
            <text:p>SEMINARIO ELECT9999 <text:s text:c="2"/>5 <text:s text:c="2"/>SEMINARIO ELECTIVO I</text:p>
          </table:table-cell>
          <table:table-cell/>
        </table:table-row>
        <table:table-row table:style-name="ro1">
          <table:table-cell office:value-type="string" calcext:value-type="string">
            <text:p>T02</text:p>
          </table:table-cell>
          <table:table-cell office:value-type="string" calcext:value-type="string">
            <text:p>42178</text:p>
          </table:table-cell>
          <table:table-cell office:value-type="string" calcext:value-type="string">
            <text:p>LIC. EN LETRAS MODERNAS <text:s text:c="26"/>5 <text:s text:c="6"/>2 <text:s text:c="4"/>LIC.L. MODER.421-78 <text:s text:c="12"/>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78001</text:p>
          </table:table-cell>
          <table:table-cell office:value-type="string" calcext:value-type="string">
            <text:p>INTRODUCCION A 99 <text:s text:c="4"/>101 INTRODUCCION A LA FILOSOF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78002</text:p>
          </table:table-cell>
          <table:table-cell office:value-type="string" calcext:value-type="string">
            <text:p>INTRODUCCION A 99 <text:s text:c="4"/>101 INTRODUCCION A LA LITERATUR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78003</text:p>
          </table:table-cell>
          <table:table-cell office:value-type="string" calcext:value-type="string">
            <text:p>PSICOLOGIA FUND99 <text:s text:c="4"/>101 PSICOLOGIA FUNDAMENT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78004</text:p>
          </table:table-cell>
          <table:table-cell office:value-type="string" calcext:value-type="string">
            <text:p>INTRODUCCION A 99 <text:s text:c="4"/>101 INTRODUCCION A LA HISTOR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78005</text:p>
          </table:table-cell>
          <table:table-cell office:value-type="string" calcext:value-type="string">
            <text:p>HISTORIA DE LA 99 <text:s text:c="4"/>102 HISTORIA DE LA CULTUR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78006</text:p>
          </table:table-cell>
          <table:table-cell office:value-type="string" calcext:value-type="string">
            <text:p>HISTORIA DEL AR99 <text:s text:c="4"/>102 HISTORIA DEL ARTE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78007</text:p>
          </table:table-cell>
          <table:table-cell office:value-type="string" calcext:value-type="string">
            <text:p>ANTROPOLOGIA FI99 <text:s text:c="4"/>102 ANTROPOLOGIA FILOSOF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78008</text:p>
          </table:table-cell>
          <table:table-cell office:value-type="string" calcext:value-type="string">
            <text:p>METODOS DE APRE99 <text:s text:c="4"/>102 METODOS DE APRENDIZAJE E INVESTIGA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78011</text:p>
          </table:table-cell>
          <table:table-cell office:value-type="string" calcext:value-type="string">
            <text:p>LINGUISTICA GEN99 <text:s text:c="4"/>201 LINGUISTICA GENER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78012</text:p>
          </table:table-cell>
          <table:table-cell office:value-type="string" calcext:value-type="string">
            <text:p>HISTORIA DE LA 99 <text:s text:c="4"/>201 HISTORIA DE LA LITERATURA ESPA#OL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78013</text:p>
          </table:table-cell>
          <table:table-cell office:value-type="string" calcext:value-type="string">
            <text:p>HISTORIA DE LA 99 <text:s text:c="4"/>201 HISTORIA DE LA LITERATURA ARGENTIN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78015</text:p>
          </table:table-cell>
          <table:table-cell office:value-type="string" calcext:value-type="string">
            <text:p>LENGUA Y CULTUR99 <text:s text:c="4"/>201 LENGUA Y CULTURA LATINAS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78016</text:p>
          </table:table-cell>
          <table:table-cell office:value-type="string" calcext:value-type="string">
            <text:p>GRAMATICA <text:s text:c="5"/>99 <text:s text:c="4"/>301 GRAMAT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78017</text:p>
          </table:table-cell>
          <table:table-cell office:value-type="string" calcext:value-type="string">
            <text:p>HISTORIA DE LA 99 <text:s text:c="4"/>301 HISTORIA DE LA LITERATURA ESPA#OLA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78018</text:p>
          </table:table-cell>
          <table:table-cell office:value-type="string" calcext:value-type="string">
            <text:p>HISTORIA DE LA 99 <text:s text:c="4"/>301 HISTORIA DE LA LITERATURA HISPANO-AMERICAN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78019</text:p>
          </table:table-cell>
          <table:table-cell office:value-type="string" calcext:value-type="string">
            <text:p>HISTORIA DE LA 99 <text:s text:c="4"/>301 HISTORIA DE LA LITERATURA ARGENTINA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78020</text:p>
          </table:table-cell>
          <table:table-cell office:value-type="string" calcext:value-type="string">
            <text:p>LENGUA Y CULTUR99 <text:s text:c="4"/>301 LENGUA Y CULTURA LATINAS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78022</text:p>
          </table:table-cell>
          <table:table-cell office:value-type="string" calcext:value-type="string">
            <text:p>HISTORIA DE LA 99 <text:s text:c="4"/>401 HISTORIA DE LA LITERAT.HISPANO AMERICANA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78023</text:p>
          </table:table-cell>
          <table:table-cell office:value-type="string" calcext:value-type="string">
            <text:p>HISTORIA DE LA 99 <text:s text:c="4"/>401 HISTORIA DE LA LENGUA Y DIALECTOL.ESPA#OLA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78024</text:p>
          </table:table-cell>
          <table:table-cell office:value-type="string" calcext:value-type="string">
            <text:p>LITERATURA FRAN99 <text:s text:c="4"/>401 LITERATURA FRANCES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78025</text:p>
          </table:table-cell>
          <table:table-cell office:value-type="string" calcext:value-type="string">
            <text:p>LITERATURA ITAL99 <text:s text:c="4"/>401 LITERATURA ITALIAN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78026</text:p>
          </table:table-cell>
          <table:table-cell office:value-type="string" calcext:value-type="string">
            <text:p>SEMINARIO DE ME99 <text:s text:c="4"/>401 SEMINARIO DE METOD. DEL ANALISIS LITERARI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78028</text:p>
          </table:table-cell>
          <table:table-cell office:value-type="string" calcext:value-type="string">
            <text:p>ESTETICA Y CRIT99 <text:s text:c="4"/>501 ESTETICA Y CRITICA MODERN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78029</text:p>
          </table:table-cell>
          <table:table-cell office:value-type="string" calcext:value-type="string">
            <text:p>SEMINARIO DE LI99 <text:s text:c="4"/>501 SEMINARIO DE LITERATURA ARGENTIN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78030</text:p>
          </table:table-cell>
          <table:table-cell office:value-type="string" calcext:value-type="string">
            <text:p>LITERATURA ALEM99 <text:s text:c="4"/>501 LITERATURA ALEMAN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78031</text:p>
          </table:table-cell>
          <table:table-cell office:value-type="string" calcext:value-type="string">
            <text:p>LITERATURA INGL99 <text:s text:c="4"/>501 LITERATURA INGLES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78032</text:p>
          </table:table-cell>
          <table:table-cell office:value-type="string" calcext:value-type="string">
            <text:p>SEMINARIO DE LE99 <text:s text:c="4"/>501 SEMINARIO DE LENGUA Y CULTURA LATINA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78033</text:p>
          </table:table-cell>
          <table:table-cell office:value-type="string" calcext:value-type="string">
            <text:p>PRUEBA DE CAPAC <text:s text:c="10"/>PRUEBA DE CAPACITACION DE IDIOMA ALEMA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78034</text:p>
          </table:table-cell>
          <table:table-cell office:value-type="string" calcext:value-type="string">
            <text:p>PRUEBA DE CAPAC <text:s text:c="10"/>PRUEBA DE CAPACITACION DE IDIOMA ITALIAN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78035</text:p>
          </table:table-cell>
          <table:table-cell office:value-type="string" calcext:value-type="string">
            <text:p>TRABAJO FINAL D99 <text:s text:c="4"/>501 TRABAJO FINAL DE ESPECIALIZA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78039</text:p>
          </table:table-cell>
          <table:table-cell office:value-type="string" calcext:value-type="string">
            <text:p>PRUEBA DE CAPAC99 <text:s text:c="4"/>501 PRUEBA DE CAPACITACION DE IDIOMA INGL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78040</text:p>
          </table:table-cell>
          <table:table-cell office:value-type="string" calcext:value-type="string">
            <text:p>PRUEBA DE CAPAC99 <text:s text:c="4"/>501 PRUEBA DE CAPACITACION DE IDIOMA FRANC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78051</text:p>
          </table:table-cell>
          <table:table-cell office:value-type="string" calcext:value-type="string">
            <text:p>HISTORIA DEL PE99 <text:s text:c="4"/>401 HISTORIA DEL PENSAMIENTO ARGENTIN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78053</text:p>
          </table:table-cell>
          <table:table-cell office:value-type="string" calcext:value-type="string">
            <text:p>METODOLOGIA DEL <text:s text:c="10"/>METODOLOGIA DEL ESTUDIO LITERARIO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78054</text:p>
          </table:table-cell>
          <table:table-cell office:value-type="string" calcext:value-type="string">
            <text:p>SEMIOTICA LITER <text:s text:c="10"/>SEMIOTICA LITERARI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78055</text:p>
          </table:table-cell>
          <table:table-cell office:value-type="string" calcext:value-type="string">
            <text:p>SEMINARIO DE AN <text:s text:c="10"/>SEMINARIO DE ANALISIS DE LAS ESTRAT.DEL DISC.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78056</text:p>
          </table:table-cell>
          <table:table-cell office:value-type="string" calcext:value-type="string">
            <text:p>TEORIA LITERARI <text:s text:c="10"/>TEORIA LITERAR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78057</text:p>
          </table:table-cell>
          <table:table-cell office:value-type="string" calcext:value-type="string">
            <text:p>HERMENEUTICA DE <text:s text:c="10"/>HERMENEUTICA DEL TEXTO LITERARI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78058</text:p>
          </table:table-cell>
          <table:table-cell office:value-type="string" calcext:value-type="string">
            <text:p>SOCIOLOGIA DE L <text:s text:c="10"/>SOCIOLOGIA DE LA OBRA LITERAR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78059</text:p>
          </table:table-cell>
          <table:table-cell office:value-type="string" calcext:value-type="string">
            <text:p>SEMIOTICA LITER <text:s text:c="10"/>SEMIOTICA LITERARIA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78060</text:p>
          </table:table-cell>
          <table:table-cell office:value-type="string" calcext:value-type="string">
            <text:p>METODOLOGIA DEL <text:s text:c="10"/>METODOLOGIA DEL ESTUDIO LITERARIO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78061</text:p>
          </table:table-cell>
          <table:table-cell office:value-type="string" calcext:value-type="string">
            <text:p>LITERATURA CLAS <text:s text:c="10"/>LITERATURA CLASICA GRIEGA Y LATINA</text:p>
          </table:table-cell>
          <table:table-cell/>
        </table:table-row>
        <table:table-row table:style-name="ro1">
          <table:table-cell office:value-type="string" calcext:value-type="string">
            <text:p>T02</text:p>
          </table:table-cell>
          <table:table-cell office:value-type="string" calcext:value-type="string">
            <text:p>42186</text:p>
          </table:table-cell>
          <table:table-cell office:value-type="string" calcext:value-type="string">
            <text:p>LICENCIATURA EN LETRAS MODERNAS <text:s text:c="18"/>5 <text:s/>421782 <text:s text:c="4"/>LIC.L.MODERNAS-1986 <text:s text:c="15"/>- <text:s/>-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001</text:p>
          </table:table-cell>
          <table:table-cell office:value-type="string" calcext:value-type="string">
            <text:p>INT.FIL.(FILOS)2112 <text:s text:c="2"/>201 INTROD A LA FILOSOF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002</text:p>
          </table:table-cell>
          <table:table-cell office:value-type="string" calcext:value-type="string">
            <text:p>INT.A LITERAT. 2111 <text:s text:c="2"/>101 INTRODUCCION A LA LITERATUR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003</text:p>
          </table:table-cell>
          <table:table-cell office:value-type="string" calcext:value-type="string">
            <text:p>INTRODUCCION A 2111 <text:s text:c="2"/>100 INTRODUCCION A LA PSICOLOGIA (DIC. ESC. PSIC.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004</text:p>
          </table:table-cell>
          <table:table-cell office:value-type="string" calcext:value-type="string">
            <text:p>INT.A EST.HIST.1312 <text:s text:c="2"/>501 INTROD. A LOS ESTUDIOS HISTORICOS (ESC. HIST.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005</text:p>
          </table:table-cell>
          <table:table-cell office:value-type="string" calcext:value-type="string">
            <text:p>HIST.DE LA CULT2111 <text:s text:c="2"/>201 HISTORIA DE LA CULTURA (DIC. ESC. DE HISTOR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006</text:p>
          </table:table-cell>
          <table:table-cell office:value-type="string" calcext:value-type="string">
            <text:p>HIST.DEL ARTE <text:s/>2191 <text:s text:c="2"/>200 HISTORIA DEL ARTE (DIC. ESC. ART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007</text:p>
          </table:table-cell>
          <table:table-cell office:value-type="string" calcext:value-type="string">
            <text:p>HIST.DEL CINE <text:s/>9942 <text:s text:c="2"/>501 HISTORIA DEL CINE (DIC. ESC DE ARTE DEP. CINE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011</text:p>
          </table:table-cell>
          <table:table-cell office:value-type="string" calcext:value-type="string">
            <text:p>LINGUISTICA GRL2111 <text:s text:c="2"/>101 LINGUISTICA GENER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012</text:p>
          </table:table-cell>
          <table:table-cell office:value-type="string" calcext:value-type="string">
            <text:p>LIT.ESPA�OLA I 2111 <text:s text:c="2"/>102 LITERATURA ESPA�OL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013</text:p>
          </table:table-cell>
          <table:table-cell office:value-type="string" calcext:value-type="string">
            <text:p>LIT.ARGENTINA I2111 <text:s text:c="2"/>301 LITERATURA ARGENTIN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015</text:p>
          </table:table-cell>
          <table:table-cell office:value-type="string" calcext:value-type="string">
            <text:p>LATINAS I <text:s text:c="5"/>2111 <text:s text:c="2"/>300 LENGUA Y CULTURA LATINAS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016</text:p>
          </table:table-cell>
          <table:table-cell office:value-type="string" calcext:value-type="string">
            <text:p>GRAMATICA I <text:s text:c="3"/>2111 <text:s text:c="2"/>202 GRAMATIC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017</text:p>
          </table:table-cell>
          <table:table-cell office:value-type="string" calcext:value-type="string">
            <text:p>LIT.ESPA�OLA II2111 <text:s text:c="2"/>201 LITERATURA ESPA�OLA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018</text:p>
          </table:table-cell>
          <table:table-cell office:value-type="string" calcext:value-type="string">
            <text:p>LIT.HISPANOAM.I21118 <text:s/>201 LITERATURA HISPANOAMERICAN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019</text:p>
          </table:table-cell>
          <table:table-cell office:value-type="string" calcext:value-type="string">
            <text:p>LIT.ARGENT. II 2111 <text:s text:c="2"/>402 LITERATURA ARGENTINA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020</text:p>
          </table:table-cell>
          <table:table-cell office:value-type="string" calcext:value-type="string">
            <text:p>LATINAS II <text:s text:c="4"/>2111 <text:s text:c="2"/>400 LENGUA Y CULTURA LATINAS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022</text:p>
          </table:table-cell>
          <table:table-cell office:value-type="string" calcext:value-type="string">
            <text:p>LIT.HISPANO. II2111 <text:s text:c="2"/>502 LITERATURA HISPANOAMERICANA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024</text:p>
          </table:table-cell>
          <table:table-cell office:value-type="string" calcext:value-type="string">
            <text:p>LIT.FRANCESA <text:s text:c="2"/>2111 <text:s text:c="2"/>201 LITERATURA FRANCES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025</text:p>
          </table:table-cell>
          <table:table-cell office:value-type="string" calcext:value-type="string">
            <text:p>LITERAT.ITALIAN2191 <text:s text:c="2"/>202 LITERATURA ITALIAN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028</text:p>
          </table:table-cell>
          <table:table-cell office:value-type="string" calcext:value-type="string">
            <text:p>EST.Y CRIT.LIT.2391 <text:s text:c="2"/>502 ESTETICA Y CRITICA LITERARIA MODERN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029</text:p>
          </table:table-cell>
          <table:table-cell office:value-type="string" calcext:value-type="string">
            <text:p>SEM.LIT.ARGENT.2111 <text:s text:c="2"/>502 SEMINARIO DE LITERATURA ARGENTIN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030</text:p>
          </table:table-cell>
          <table:table-cell office:value-type="string" calcext:value-type="string">
            <text:p>LIT.ALEMANA <text:s text:c="3"/>2991 <text:s text:c="2"/>301 LITERATURA ALEMAN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031</text:p>
          </table:table-cell>
          <table:table-cell office:value-type="string" calcext:value-type="string">
            <text:p>LIT.HABLA INGL.2191 <text:s text:c="2"/>302 LITERATURA DE HABLA INGLES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032</text:p>
          </table:table-cell>
          <table:table-cell office:value-type="string" calcext:value-type="string">
            <text:p>LIT.CLAS.G.Y LA2111 <text:s text:c="2"/>101 LITERATURA CLASICA GRIEGA Y LATIN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033</text:p>
          </table:table-cell>
          <table:table-cell office:value-type="string" calcext:value-type="string">
            <text:p>ALEMAN <text:s text:c="8"/>2119 <text:s text:c="2"/>400 PRUEBA DE SUFICIENCIA DE IDIOMA ALEMA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034</text:p>
          </table:table-cell>
          <table:table-cell office:value-type="string" calcext:value-type="string">
            <text:p>ITALIANO <text:s text:c="6"/>2119 <text:s text:c="2"/>400 PRUEBA DE SUFICIENCIA DE IDIOMA ITALIAN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035</text:p>
          </table:table-cell>
          <table:table-cell office:value-type="string" calcext:value-type="string">
            <text:p>TRABAJO FINAL D2111 <text:s text:c="2"/>500 TRABAJO FINAL DE LA LICENCIATUR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039</text:p>
          </table:table-cell>
          <table:table-cell office:value-type="string" calcext:value-type="string">
            <text:p>INGLES <text:s text:c="8"/>2119 <text:s text:c="2"/>400 PRUEBA DE SUFICIENCIA DE IDIOMA INGL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040</text:p>
          </table:table-cell>
          <table:table-cell office:value-type="string" calcext:value-type="string">
            <text:p>FRANCES <text:s text:c="7"/>2119 <text:s text:c="2"/>400 PRUEBA DE SUFICIENCIA DE IDIOMA FRANC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051</text:p>
          </table:table-cell>
          <table:table-cell office:value-type="string" calcext:value-type="string">
            <text:p>SEM.PENS.LATINO2111 <text:s text:c="2"/>502 SEMINARIO DEL PENSAMIENTO LATINOAMERICAN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052</text:p>
          </table:table-cell>
          <table:table-cell office:value-type="string" calcext:value-type="string">
            <text:p>MET.TEC.INV.CIE2111 <text:s text:c="2"/>101 METODOS Y TECNICAS DE INVESTIGACION CIENTIF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053</text:p>
          </table:table-cell>
          <table:table-cell office:value-type="string" calcext:value-type="string">
            <text:p>MET.EST.LIT.I <text:s/>2191 <text:s text:c="2"/>202 METODOLOGIA DEL ESTUDIO LITERARIO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054</text:p>
          </table:table-cell>
          <table:table-cell office:value-type="string" calcext:value-type="string">
            <text:p>SEM.LITERARIA I2111 <text:s text:c="2"/>302 SEMIOTICA LITERARI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055</text:p>
          </table:table-cell>
          <table:table-cell office:value-type="string" calcext:value-type="string">
            <text:p>SEM.ANAL.EST.DI2112 <text:s text:c="2"/>401 SEMINARIO ANALISIS DE ESTRATEGIAS DEL DISCURS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056</text:p>
          </table:table-cell>
          <table:table-cell office:value-type="string" calcext:value-type="string">
            <text:p>TEORIA LITERARI2111 <text:s text:c="2"/>102 TEORIA LITERAR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057</text:p>
          </table:table-cell>
          <table:table-cell office:value-type="string" calcext:value-type="string">
            <text:p>HERMENEUT.TEXTO2112 <text:s text:c="2"/>501 HERMENEUTICA DEL TEXTO LITERARI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058</text:p>
          </table:table-cell>
          <table:table-cell office:value-type="string" calcext:value-type="string">
            <text:p>SOCIOL.OBRA LIT2112 <text:s text:c="2"/>501 SOCIOLOGIA DE LA OBRA LITERAR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059</text:p>
          </table:table-cell>
          <table:table-cell office:value-type="string" calcext:value-type="string">
            <text:p>SEM.LITER. II <text:s/>2111 <text:s text:c="2"/>402 SEMIOTICA LITERARIA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060</text:p>
          </table:table-cell>
          <table:table-cell office:value-type="string" calcext:value-type="string">
            <text:p>MET.EST.LIT.II 2111 <text:s text:c="2"/>302 METODOLOGIA DEL ESTUDIO LITERARIO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061</text:p>
          </table:table-cell>
          <table:table-cell office:value-type="string" calcext:value-type="string">
            <text:p>H.LENG.ESPA�OLA2311 <text:s text:c="2"/>501 HISTORIA DE LA LENGUA ESPA�OL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062</text:p>
          </table:table-cell>
          <table:table-cell office:value-type="string" calcext:value-type="string">
            <text:p>GRAMATICA II <text:s text:c="2"/>2111 <text:s text:c="2"/>301 GRAMATICA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063</text:p>
          </table:table-cell>
          <table:table-cell office:value-type="string" calcext:value-type="string">
            <text:p>GRIEGAS I <text:s text:c="5"/>2111 <text:s text:c="2"/>500 LENGUA Y CULTURA GRIEGAS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064</text:p>
          </table:table-cell>
          <table:table-cell office:value-type="string" calcext:value-type="string">
            <text:p>GRAMATICA III <text:s/>2311 <text:s text:c="2"/>501 GRAMATICA I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066</text:p>
          </table:table-cell>
          <table:table-cell office:value-type="string" calcext:value-type="string">
            <text:p>DIALECTOLOGIA L2111 <text:s text:c="2"/>502 DIALECTOLOGIA LATINOAMERICAN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070</text:p>
          </table:table-cell>
          <table:table-cell office:value-type="string" calcext:value-type="string">
            <text:p>INTRODUCCION A 2111 <text:s text:c="2"/>201 INTRODUCCION A LA ANTROPOLOG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071</text:p>
          </table:table-cell>
          <table:table-cell office:value-type="string" calcext:value-type="string">
            <text:p>CINE Y NARRATIV9942 <text:s text:c="2"/>501 CINE Y NARRATIV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072</text:p>
          </table:table-cell>
          <table:table-cell office:value-type="string" calcext:value-type="string">
            <text:p>ANTROP.SOC-CULT2142 <text:s text:c="2"/>201 ANTROPOLOGIA SOCIO-CULTURAL (DIC ESC. HIST.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075</text:p>
          </table:table-cell>
          <table:table-cell office:value-type="string" calcext:value-type="string">
            <text:p>SEM:"APUNTES PA <text:s text:c="10"/>SEM:"APUNTES PARA UNA LINGUISTICA COTIDIANA"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080</text:p>
          </table:table-cell>
          <table:table-cell office:value-type="string" calcext:value-type="string">
            <text:p>OPTATIVA I <text:s text:c="4"/>2111 <text:s text:c="2"/>100 OPTATIV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081</text:p>
          </table:table-cell>
          <table:table-cell office:value-type="string" calcext:value-type="string">
            <text:p>OPTATIVA II <text:s text:c="3"/>2111 <text:s text:c="2"/>100 OPTATIVA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083</text:p>
          </table:table-cell>
          <table:table-cell office:value-type="string" calcext:value-type="string">
            <text:p>ELECTIVA I <text:s text:c="4"/>2111 <text:s text:c="2"/>300 ELECTIV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084</text:p>
          </table:table-cell>
          <table:table-cell office:value-type="string" calcext:value-type="string">
            <text:p>FILOSOFIA ANT. 1312 <text:s text:c="2"/>501 FILOSOFIA ANTIGUA (DIC ESC. FILOSOF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089</text:p>
          </table:table-cell>
          <table:table-cell office:value-type="string" calcext:value-type="string">
            <text:p>PORTUGUES <text:s text:c="5"/>2119 <text:s text:c="2"/>400 PRUEBA DE SUFICIENCIA DEL IDIOMA PORTUGU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090</text:p>
          </table:table-cell>
          <table:table-cell office:value-type="string" calcext:value-type="string">
            <text:p>MORFOLOGIA LATI <text:s text:c="10"/>MORFOLOGIA LATIN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102</text:p>
          </table:table-cell>
          <table:table-cell office:value-type="string" calcext:value-type="string">
            <text:p>CURSO NIVELADOR9999 <text:s text:c="2"/>101 CURSO DE NIVELACION (DE LETRAS MODERNAS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103</text:p>
          </table:table-cell>
          <table:table-cell office:value-type="string" calcext:value-type="string">
            <text:p>SEM.TRAD.LIT.IT2119 <text:s text:c="2"/>402 SEMINARIO DE TRADUCCION LITERARIA DE ID.ITALIAN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104</text:p>
          </table:table-cell>
          <table:table-cell office:value-type="string" calcext:value-type="string">
            <text:p>SEM.TRAD.INGLES9999 <text:s text:c="2"/>400 SEMINARIO DE LECTO-COMPRENSION DE INGL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105</text:p>
          </table:table-cell>
          <table:table-cell office:value-type="string" calcext:value-type="string">
            <text:p>SEM.TRAD.FRANCE9999 <text:s text:c="2"/>402 SEMINARIO DE TRADUCCION DE FRANC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106</text:p>
          </table:table-cell>
          <table:table-cell office:value-type="string" calcext:value-type="string">
            <text:p>MITO Y REL.G.R.2111 <text:s text:c="2"/>401 MITO Y RELIGION EN GRECIA Y ROM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108</text:p>
          </table:table-cell>
          <table:table-cell office:value-type="string" calcext:value-type="string">
            <text:p>CURSO: ALGUNOS <text:s text:c="11"/>CURSO: ALGUNOS TEMAS DE LA GRAMATICA ESPA�OL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109</text:p>
          </table:table-cell>
          <table:table-cell office:value-type="string" calcext:value-type="string">
            <text:p>SEMINARIO : ANA <text:s text:c="10"/>SEMINARIO : ANALISIS DEL TEXTO DRAMATIC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111</text:p>
          </table:table-cell>
          <table:table-cell office:value-type="string" calcext:value-type="string">
            <text:p>SEMINARIO H.LIT <text:s text:c="10"/>SEMINARIO H.LITERARIA H.CULTURAL H.LATINOAMER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114</text:p>
          </table:table-cell>
          <table:table-cell office:value-type="string" calcext:value-type="string">
            <text:p>S.LEC.ESC.CBA. 2391 <text:s text:c="2"/>502 SEMINARIO LECTURA DE AUTORES DE CORDOB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900</text:p>
          </table:table-cell>
          <table:table-cell office:value-type="string" calcext:value-type="string">
            <text:p>ELECTIVA SEMIOL <text:s text:c="10"/>ELECTIVA SEMIOLOGIA(DICTA C.DE LA INFORMACION</text:p>
          </table:table-cell>
          <table:table-cell/>
        </table:table-row>
        <table:table-row table:style-name="ro1">
          <table:table-cell office:value-type="string" calcext:value-type="string">
            <text:p>T02</text:p>
          </table:table-cell>
          <table:table-cell office:value-type="string" calcext:value-type="string">
            <text:p>42878</text:p>
          </table:table-cell>
          <table:table-cell office:value-type="string" calcext:value-type="string">
            <text:p>PROFESOR EN LETRAS MODERNAS <text:s text:c="22"/>5 <text:s text:c="6"/>2 <text:s text:c="4"/>PROF.L.MODER.421-78 <text:s text:c="12"/>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878001</text:p>
          </table:table-cell>
          <table:table-cell office:value-type="string" calcext:value-type="string">
            <text:p>INTRODUCCION A <text:s text:c="11"/>INTRODUCCION A LA FILOSOF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878002</text:p>
          </table:table-cell>
          <table:table-cell office:value-type="string" calcext:value-type="string">
            <text:p>INTRODUCCION A <text:s text:c="11"/>INTRODUCCION A LA LITERATUR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878003</text:p>
          </table:table-cell>
          <table:table-cell office:value-type="string" calcext:value-type="string">
            <text:p>PSICOLOGIA FUND <text:s text:c="10"/>PSICOLOGIA FUNDAMENT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878004</text:p>
          </table:table-cell>
          <table:table-cell office:value-type="string" calcext:value-type="string">
            <text:p>INTRODUCCION A <text:s text:c="11"/>INTRODUCCION A LA HISTOR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878005</text:p>
          </table:table-cell>
          <table:table-cell office:value-type="string" calcext:value-type="string">
            <text:p>HISTORIA DE LA <text:s text:c="11"/>HISTORIA DE LA CULTUR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878006</text:p>
          </table:table-cell>
          <table:table-cell office:value-type="string" calcext:value-type="string">
            <text:p>HISTORIA DEL AR <text:s text:c="10"/>HISTORIA DEL ARTE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878007</text:p>
          </table:table-cell>
          <table:table-cell office:value-type="string" calcext:value-type="string">
            <text:p>ANTROPOLOGIA FI <text:s text:c="10"/>ANTROPOLOGIA FILOSOF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878008</text:p>
          </table:table-cell>
          <table:table-cell office:value-type="string" calcext:value-type="string">
            <text:p>METODOS DE APRE <text:s text:c="10"/>METODOS DE APRENDIZAJE E INVESTIGA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878011</text:p>
          </table:table-cell>
          <table:table-cell office:value-type="string" calcext:value-type="string">
            <text:p>LINGUISTICA GEN <text:s text:c="10"/>LINGUISTICA GENER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878012</text:p>
          </table:table-cell>
          <table:table-cell office:value-type="string" calcext:value-type="string">
            <text:p>HISTORIA DE LA <text:s text:c="11"/>HISTORIA DE LA LITERATURA ESPA#OL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878013</text:p>
          </table:table-cell>
          <table:table-cell office:value-type="string" calcext:value-type="string">
            <text:p>HISTORIA DE LA <text:s text:c="11"/>HISTORIA DE LA LITERATURA ARGENTIN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878015</text:p>
          </table:table-cell>
          <table:table-cell office:value-type="string" calcext:value-type="string">
            <text:p>LENGUA Y CULTUR <text:s text:c="10"/>LENGUA Y CULTURA LATINAS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878016</text:p>
          </table:table-cell>
          <table:table-cell office:value-type="string" calcext:value-type="string">
            <text:p>GRAMATICA <text:s text:c="16"/>GRAMAT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878017</text:p>
          </table:table-cell>
          <table:table-cell office:value-type="string" calcext:value-type="string">
            <text:p>HISTORIA DE LA <text:s text:c="11"/>HISTORIA DE LA LITERATURA ESPA#OLA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878018</text:p>
          </table:table-cell>
          <table:table-cell office:value-type="string" calcext:value-type="string">
            <text:p>HISTORIA DE LA <text:s text:c="11"/>HISTORIA DE LA LITERATURA HISPANO-AMERICAN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878019</text:p>
          </table:table-cell>
          <table:table-cell office:value-type="string" calcext:value-type="string">
            <text:p>HISTORIA DE LA <text:s text:c="11"/>HISTORIA DE LA LITERATURA ARGENTINA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878020</text:p>
          </table:table-cell>
          <table:table-cell office:value-type="string" calcext:value-type="string">
            <text:p>LENGUA Y CULTUR <text:s text:c="10"/>LENGUA Y CULTURA LATINAS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878022</text:p>
          </table:table-cell>
          <table:table-cell office:value-type="string" calcext:value-type="string">
            <text:p>HISTORIA DE LA <text:s text:c="11"/>HISTORIA DE LA LITER.HISPANO-AMERICANA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878023</text:p>
          </table:table-cell>
          <table:table-cell office:value-type="string" calcext:value-type="string">
            <text:p>HISTORIA DE LA <text:s text:c="11"/>HISTORIA DE LA LENGUA Y DIALEC.ESPA#OLA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878024</text:p>
          </table:table-cell>
          <table:table-cell office:value-type="string" calcext:value-type="string">
            <text:p>LITERATURA FRAN <text:s text:c="10"/>LITERATURA FRANCES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878025</text:p>
          </table:table-cell>
          <table:table-cell office:value-type="string" calcext:value-type="string">
            <text:p>LITERATURA ITAL <text:s text:c="10"/>LITERATURA ITALIAN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878026</text:p>
          </table:table-cell>
          <table:table-cell office:value-type="string" calcext:value-type="string">
            <text:p>SEMINARIO <text:s text:c="16"/>SEMINARI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878028</text:p>
          </table:table-cell>
          <table:table-cell office:value-type="string" calcext:value-type="string">
            <text:p>ESTETICA Y CRIT <text:s text:c="10"/>ESTETICA Y CRITICA MODERN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878030</text:p>
          </table:table-cell>
          <table:table-cell office:value-type="string" calcext:value-type="string">
            <text:p>LITERATURA ALEM <text:s text:c="10"/>LITERATURA ALEMAN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878031</text:p>
          </table:table-cell>
          <table:table-cell office:value-type="string" calcext:value-type="string">
            <text:p>LITERATURA INGL <text:s text:c="10"/>LITERATURA INGLES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878032</text:p>
          </table:table-cell>
          <table:table-cell office:value-type="string" calcext:value-type="string">
            <text:p>SEMINARIO DE LE <text:s text:c="10"/>SEMINARIO DE LENGUA Y CULTURA LATINA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878033</text:p>
          </table:table-cell>
          <table:table-cell office:value-type="string" calcext:value-type="string">
            <text:p>PRUEBA DE CAPAC <text:s text:c="10"/>PRUEBA DE CAPACITACION DE IDIOMA ALEMA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878034</text:p>
          </table:table-cell>
          <table:table-cell office:value-type="string" calcext:value-type="string">
            <text:p>PRUEBA DE CAPAC <text:s text:c="10"/>PRUEBA DE CAPACITACION DE IDIOMA ITALIAN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878039</text:p>
          </table:table-cell>
          <table:table-cell office:value-type="string" calcext:value-type="string">
            <text:p>PRUEBA DE CAPAC <text:s text:c="10"/>PRUEBA DE CAPACITACION DE IDIOMA INGL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878040</text:p>
          </table:table-cell>
          <table:table-cell office:value-type="string" calcext:value-type="string">
            <text:p>PRUEBA DE CAPAC <text:s text:c="10"/>PRUEBA DE CAPACITACION DE IDIOMA FRANC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878041</text:p>
          </table:table-cell>
          <table:table-cell office:value-type="string" calcext:value-type="string">
            <text:p>PEDAGOGIA <text:s text:c="16"/>PEDAGOG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878042</text:p>
          </table:table-cell>
          <table:table-cell office:value-type="string" calcext:value-type="string">
            <text:p>DIDACTICA GENER <text:s text:c="10"/>DIDACTICA GENER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878043</text:p>
          </table:table-cell>
          <table:table-cell office:value-type="string" calcext:value-type="string">
            <text:p>DIDACTICA ESPEC <text:s text:c="10"/>DIDACTICA ESPECI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878044</text:p>
          </table:table-cell>
          <table:table-cell office:value-type="string" calcext:value-type="string">
            <text:p>ETICA PROFESION <text:s text:c="10"/>ETICA PROFESION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878045</text:p>
          </table:table-cell>
          <table:table-cell office:value-type="string" calcext:value-type="string">
            <text:p>METODOLOGIA OBS <text:s text:c="10"/>METODOLOGIA OBSERV.Y PRACT.DE LA ENSE#ANZ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878051</text:p>
          </table:table-cell>
          <table:table-cell office:value-type="string" calcext:value-type="string">
            <text:p>HISTORIA DEL PE <text:s text:c="10"/>HISTORIA DEL PENSAMIENTO ARGENTINO</text:p>
          </table:table-cell>
          <table:table-cell/>
        </table:table-row>
        <table:table-row table:style-name="ro1">
          <table:table-cell office:value-type="string" calcext:value-type="string">
            <text:p>T02</text:p>
          </table:table-cell>
          <table:table-cell office:value-type="string" calcext:value-type="string">
            <text:p>42886</text:p>
          </table:table-cell>
          <table:table-cell office:value-type="string" calcext:value-type="string">
            <text:p>PROF.EN LETRAS MODERNAS <text:s text:c="26"/>527428782 <text:s text:c="4"/>PRO.L.MODERNAS-1986 <text:s text:c="15"/>- <text:s/>-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886001</text:p>
          </table:table-cell>
          <table:table-cell office:value-type="string" calcext:value-type="string">
            <text:p>INTROD.A FILOS.1111 <text:s text:c="2"/>201 INTRODUCCION A LA FILOSOF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886002</text:p>
          </table:table-cell>
          <table:table-cell office:value-type="string" calcext:value-type="string">
            <text:p>INTROD.A LITER.1111 <text:s text:c="2"/>100 INTRODUCCION A LA LITERATUR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886011</text:p>
          </table:table-cell>
          <table:table-cell office:value-type="string" calcext:value-type="string">
            <text:p>LINGUISTICA GEN1111 <text:s text:c="2"/>100 LINGUISTICA GENER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886012</text:p>
          </table:table-cell>
          <table:table-cell office:value-type="string" calcext:value-type="string">
            <text:p>LIT.ESPA�OLA I 1111 <text:s text:c="2"/>100 LITERATURA ESPA�OL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886013</text:p>
          </table:table-cell>
          <table:table-cell office:value-type="string" calcext:value-type="string">
            <text:p>LIT.ARGENT. I <text:s/>1111 <text:s text:c="2"/>300 LITERATURA ARGENTIN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886016</text:p>
          </table:table-cell>
          <table:table-cell office:value-type="string" calcext:value-type="string">
            <text:p>GRAMATICA I <text:s text:c="3"/>1111 <text:s text:c="2"/>200 GRAMATIC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886017</text:p>
          </table:table-cell>
          <table:table-cell office:value-type="string" calcext:value-type="string">
            <text:p>LIT.ESPA�OLA II1111 <text:s text:c="2"/>200 LITERATURA ESPA�OLA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886018</text:p>
          </table:table-cell>
          <table:table-cell office:value-type="string" calcext:value-type="string">
            <text:p>LIT.HISPANOAM I1111 <text:s text:c="2"/>200 LITERATURA HISPANOAMERICAN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886019</text:p>
          </table:table-cell>
          <table:table-cell office:value-type="string" calcext:value-type="string">
            <text:p>LIT.ARGENT. II 1111 <text:s text:c="2"/>400 LITERATURA ARGENTINA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886022</text:p>
          </table:table-cell>
          <table:table-cell office:value-type="string" calcext:value-type="string">
            <text:p>LIT.HISPANOA.II1111 <text:s text:c="2"/>300 LITERATURA HISPANOAMERICANA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886024</text:p>
          </table:table-cell>
          <table:table-cell office:value-type="string" calcext:value-type="string">
            <text:p>LIT.FRANCESA <text:s text:c="2"/>1111 <text:s text:c="2"/>300 LITERATURA FRANCES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886025</text:p>
          </table:table-cell>
          <table:table-cell office:value-type="string" calcext:value-type="string">
            <text:p>LIT.ITALIANA <text:s text:c="2"/>1111 <text:s text:c="2"/>300 LITERATURA ITALIAN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886030</text:p>
          </table:table-cell>
          <table:table-cell office:value-type="string" calcext:value-type="string">
            <text:p>LIT.ALEMANA <text:s text:c="3"/>1111 <text:s text:c="2"/>400 LITERATURA ALEMAN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886031</text:p>
          </table:table-cell>
          <table:table-cell office:value-type="string" calcext:value-type="string">
            <text:p>LIT.HABLA INGL.1111 <text:s text:c="2"/>400 LITERATURA DE HABLA INGLES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886032</text:p>
          </table:table-cell>
          <table:table-cell office:value-type="string" calcext:value-type="string">
            <text:p>LIT.CLAS.GRIEGA1111 <text:s text:c="2"/>100 LITERATURA CLASICA GRIEGA Y LATIN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886041</text:p>
          </table:table-cell>
          <table:table-cell office:value-type="string" calcext:value-type="string">
            <text:p>PEDAGOGIA <text:s text:c="5"/>1112 <text:s text:c="2"/>102 PEDAGOG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886043</text:p>
          </table:table-cell>
          <table:table-cell office:value-type="string" calcext:value-type="string">
            <text:p>DIDACTICA ESP. 1112 <text:s text:c="2"/>301 DIDACTICA ESPECI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886045</text:p>
          </table:table-cell>
          <table:table-cell office:value-type="string" calcext:value-type="string">
            <text:p>M.O.P.E. <text:s text:c="6"/>2139 <text:s text:c="2"/>500 METODOLOGIA OBSERVACION Y PRACT.DE LA ENSE�ANZ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886051</text:p>
          </table:table-cell>
          <table:table-cell office:value-type="string" calcext:value-type="string">
            <text:p>SEMINARIO DEL P9999 <text:s text:c="2"/>501 SEMINARIO DEL PENSAMIENTO LATINOAMERICAN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886052</text:p>
          </table:table-cell>
          <table:table-cell office:value-type="string" calcext:value-type="string">
            <text:p>MET.Y TEC.INV.C1111 <text:s text:c="2"/>100 METODOS Y TECNICA DE INVESTIGACION CIENTIF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886053</text:p>
          </table:table-cell>
          <table:table-cell office:value-type="string" calcext:value-type="string">
            <text:p>MET.ESTUD.LIT.I1111 <text:s text:c="2"/>200 METODOLOGIA DEL ESTUDIO LITERARIO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886056</text:p>
          </table:table-cell>
          <table:table-cell office:value-type="string" calcext:value-type="string">
            <text:p>TEORIA LITERARI1111 <text:s text:c="2"/>100 TEORIA LITERAR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886061</text:p>
          </table:table-cell>
          <table:table-cell office:value-type="string" calcext:value-type="string">
            <text:p>HIST.LENGUA ESP1111 <text:s text:c="2"/>400 HISTORIA DE LA LENGUA ESPA�OL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886062</text:p>
          </table:table-cell>
          <table:table-cell office:value-type="string" calcext:value-type="string">
            <text:p>GRAMATICA II <text:s text:c="2"/>1111 <text:s text:c="2"/>300 GRAMATICA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886064</text:p>
          </table:table-cell>
          <table:table-cell office:value-type="string" calcext:value-type="string">
            <text:p>GRAMATICA III <text:s/>1111 <text:s text:c="2"/>400 GRAMATICA I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886065</text:p>
          </table:table-cell>
          <table:table-cell office:value-type="string" calcext:value-type="string">
            <text:p>MORFOLOGIA LATI <text:s text:c="10"/>MORFOLOGIA LATINA</text:p>
          </table:table-cell>
          <table:table-cell/>
        </table:table-row>
        <table:table-row table:style-name="ro1">
          <table:table-cell office:value-type="string" calcext:value-type="string">
            <text:p>T02</text:p>
          </table:table-cell>
          <table:table-cell office:value-type="string" calcext:value-type="string">
            <text:p>44178</text:p>
          </table:table-cell>
          <table:table-cell office:value-type="string" calcext:value-type="string">
            <text:p>LIC. EN HISTORIA <text:s text:c="33"/>5 <text:s text:c="6"/>3 <text:s text:c="4"/>LIC.HISTORIA 441-78 <text:s text:c="12"/>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78001</text:p>
          </table:table-cell>
          <table:table-cell office:value-type="string" calcext:value-type="string">
            <text:p>INTRODUCCION A <text:s text:c="11"/>INTRODUCCION A LA FILOSOF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78002</text:p>
          </table:table-cell>
          <table:table-cell office:value-type="string" calcext:value-type="string">
            <text:p>INTRODUCCION A <text:s text:c="11"/>INTRODUCCION A LA LITERATURA (DIC.LET.MODERN.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78003</text:p>
          </table:table-cell>
          <table:table-cell office:value-type="string" calcext:value-type="string">
            <text:p>PSICOLOGIA FUND <text:s text:c="10"/>PSICOLOGIA FUNDAMENTAL (DIC.ESC.PSICOL.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78004</text:p>
          </table:table-cell>
          <table:table-cell office:value-type="string" calcext:value-type="string">
            <text:p>INTRODUCCION A <text:s text:c="11"/>INTRODUCCION A LA HISTORIA (DIC.ESC.HIST.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78005</text:p>
          </table:table-cell>
          <table:table-cell office:value-type="string" calcext:value-type="string">
            <text:p>HISTORIA DE LA <text:s text:c="11"/>HISTORIA DE LA CULTURA (DIC.ESC.HIST.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78006</text:p>
          </table:table-cell>
          <table:table-cell office:value-type="string" calcext:value-type="string">
            <text:p>HISTORIA DEL AR <text:s text:c="10"/>HISTORIA DEL ARTE (DIC.ESC.ART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78007</text:p>
          </table:table-cell>
          <table:table-cell office:value-type="string" calcext:value-type="string">
            <text:p>ANTROPOLOGIA FI <text:s text:c="10"/>ANTROPOLOGIA FILOSOF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78008</text:p>
          </table:table-cell>
          <table:table-cell office:value-type="string" calcext:value-type="string">
            <text:p>METODOS DE APRE <text:s text:c="10"/>METODOS DE APRENDIZAJE E INVEST. (DIC.C.EDUC.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78011</text:p>
          </table:table-cell>
          <table:table-cell office:value-type="string" calcext:value-type="string">
            <text:p>HISTORIA DE ESP <text:s text:c="10"/>HISTORIA DE ESPA#A MEDIEVAL Y MODERN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78012</text:p>
          </table:table-cell>
          <table:table-cell office:value-type="string" calcext:value-type="string">
            <text:p>PREHISTORIA Y A <text:s text:c="10"/>PREHISTORIA Y ARQUEOLOG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78013</text:p>
          </table:table-cell>
          <table:table-cell office:value-type="string" calcext:value-type="string">
            <text:p>HISTORIA ANTIGU <text:s text:c="10"/>HISTORIA ANTIGU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78014</text:p>
          </table:table-cell>
          <table:table-cell office:value-type="string" calcext:value-type="string">
            <text:p>PALEOGRAFIA Y D <text:s text:c="10"/>PALEOGRAFIA Y DIPLOMAT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78015</text:p>
          </table:table-cell>
          <table:table-cell office:value-type="string" calcext:value-type="string">
            <text:p>LENGUA Y CULTUR <text:s text:c="10"/>LENGUA Y CULTURA LATINAS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78017</text:p>
          </table:table-cell>
          <table:table-cell office:value-type="string" calcext:value-type="string">
            <text:p>LIT. HISPANOAME <text:s text:c="10"/>LIT. HISPANOAMERICANA I <text:s/>(DIC. ESC. DE LETRA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78018</text:p>
          </table:table-cell>
          <table:table-cell office:value-type="string" calcext:value-type="string">
            <text:p>HISTORIA DE AME <text:s text:c="10"/>HISTORIA DE AMERIC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78019</text:p>
          </table:table-cell>
          <table:table-cell office:value-type="string" calcext:value-type="string">
            <text:p>HISTORIA DE LA <text:s text:c="11"/>HISTORIA DE LA EDAD MED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78020</text:p>
          </table:table-cell>
          <table:table-cell office:value-type="string" calcext:value-type="string">
            <text:p>GEOGRAFIA HUMAN <text:s text:c="10"/>GEOGRAFIA HUMAN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78021</text:p>
          </table:table-cell>
          <table:table-cell office:value-type="string" calcext:value-type="string">
            <text:p>LATIN ESPECIALI <text:s text:c="10"/>LATIN ESPECIALIZAD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78022</text:p>
          </table:table-cell>
          <table:table-cell office:value-type="string" calcext:value-type="string">
            <text:p>HISTORIA ARGENT <text:s text:c="10"/>HISTORIA ARGENTIN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78025</text:p>
          </table:table-cell>
          <table:table-cell office:value-type="string" calcext:value-type="string">
            <text:p>HISTORIA AMERIC <text:s text:c="10"/>HISTORIA AMERICA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78026</text:p>
          </table:table-cell>
          <table:table-cell office:value-type="string" calcext:value-type="string">
            <text:p>HISTORIA MODERN <text:s text:c="10"/>HISTORIA MODERN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78027</text:p>
          </table:table-cell>
          <table:table-cell office:value-type="string" calcext:value-type="string">
            <text:p>HISTORIA ARGENT <text:s text:c="10"/>HISTORIA ARGENTINA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78028</text:p>
          </table:table-cell>
          <table:table-cell office:value-type="string" calcext:value-type="string">
            <text:p>HISTORIA DE LA <text:s text:c="11"/>HISTORIA DE LA SOCIOLOG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78029</text:p>
          </table:table-cell>
          <table:table-cell office:value-type="string" calcext:value-type="string">
            <text:p>GRIEGO <text:s text:c="19"/>GRIEG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78031</text:p>
          </table:table-cell>
          <table:table-cell office:value-type="string" calcext:value-type="string">
            <text:p>FILOSOFIA CONTE <text:s text:c="10"/>FILOSOFIA CONTEMPORANEA I (DIC.ESC.FILOSOFIA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78033</text:p>
          </table:table-cell>
          <table:table-cell office:value-type="string" calcext:value-type="string">
            <text:p>SOCIOLOGIA <text:s text:c="15"/>SOCIOLOG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78034</text:p>
          </table:table-cell>
          <table:table-cell office:value-type="string" calcext:value-type="string">
            <text:p>PRUEBA DE SUFIC <text:s text:c="10"/>PRUEBA DE SUFICIENCIA DE IDIOMA ITALIAN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78035</text:p>
          </table:table-cell>
          <table:table-cell office:value-type="string" calcext:value-type="string">
            <text:p>SEMINARIO FINAL <text:s text:c="10"/>SEMINARIO FINAL DE INVESTIGA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78037</text:p>
          </table:table-cell>
          <table:table-cell office:value-type="string" calcext:value-type="string">
            <text:p>PRUEBA DE SUFIC <text:s text:c="10"/>PRUEBA DE SUFICIENCIA IDIOMA ITALIAN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78039</text:p>
          </table:table-cell>
          <table:table-cell office:value-type="string" calcext:value-type="string">
            <text:p>PRUEBA DE SUFIC <text:s text:c="10"/>PRUEBA DE SUFICIENCIA DE IDIOMA INGL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78040</text:p>
          </table:table-cell>
          <table:table-cell office:value-type="string" calcext:value-type="string">
            <text:p>PRUEBA DE SUFIC <text:s text:c="10"/>PRUEBA DE SUFICIENCIA DE IDIOMA FRANC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78041</text:p>
          </table:table-cell>
          <table:table-cell office:value-type="string" calcext:value-type="string">
            <text:p>PEDAGOGIA <text:s text:c="16"/>PEDAGOG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78042</text:p>
          </table:table-cell>
          <table:table-cell office:value-type="string" calcext:value-type="string">
            <text:p>DIDACTICA GENER <text:s text:c="10"/>DIDACTICA GENER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78043</text:p>
          </table:table-cell>
          <table:table-cell office:value-type="string" calcext:value-type="string">
            <text:p>DIDACTICA ESPEC <text:s text:c="10"/>DIDACTICA ESPECI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78044</text:p>
          </table:table-cell>
          <table:table-cell office:value-type="string" calcext:value-type="string">
            <text:p>ETICA PROFESION <text:s text:c="10"/>ETICA PROFESION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78045</text:p>
          </table:table-cell>
          <table:table-cell office:value-type="string" calcext:value-type="string">
            <text:p>METODOLOGIA OBS <text:s text:c="10"/>METODOLOGIA OBSERV.Y PRACT.DE LA ENSE#ANZ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78050</text:p>
          </table:table-cell>
          <table:table-cell office:value-type="string" calcext:value-type="string">
            <text:p>HISTORIA CONTEM <text:s text:c="10"/>HISTORIA CONTEMPORANE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78051</text:p>
          </table:table-cell>
          <table:table-cell office:value-type="string" calcext:value-type="string">
            <text:p>* HISTORIA DEL <text:s text:c="11"/>* HISTORIA DEL PENS Y LA CULTURA ARGENTINOS *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78053</text:p>
          </table:table-cell>
          <table:table-cell office:value-type="string" calcext:value-type="string">
            <text:p>FILOSOFIA DE LA <text:s text:c="10"/>FILOSOFIA DE LA HISTOR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78054</text:p>
          </table:table-cell>
          <table:table-cell office:value-type="string" calcext:value-type="string">
            <text:p>HISTORIA DE LA <text:s text:c="11"/>HISTORIA DE LA HISTORIOGRAF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78055</text:p>
          </table:table-cell>
          <table:table-cell office:value-type="string" calcext:value-type="string">
            <text:p>METODOLOGIA DE <text:s text:c="11"/>METODOLOGIA DE LA INVESTIGACION HISTOR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78057</text:p>
          </table:table-cell>
          <table:table-cell office:value-type="string" calcext:value-type="string">
            <text:p>HISTORIA DE LA <text:s text:c="11"/>HISTORIA DE LA FILOSOFIA ANTIGU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78058</text:p>
          </table:table-cell>
          <table:table-cell office:value-type="string" calcext:value-type="string">
            <text:p>HISTORIA DE LA <text:s text:c="11"/>HISTORIA DE LA FILOSOFIA MEDIEV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78059</text:p>
          </table:table-cell>
          <table:table-cell office:value-type="string" calcext:value-type="string">
            <text:p>GRIEGO ESPECIAL <text:s text:c="10"/>GRIEGO ESPECIALIZAD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78060</text:p>
          </table:table-cell>
          <table:table-cell office:value-type="string" calcext:value-type="string">
            <text:p>* GRIEGO I * <text:s text:c="13"/>* GRIEGO I *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78061</text:p>
          </table:table-cell>
          <table:table-cell office:value-type="string" calcext:value-type="string">
            <text:p>HISTORIA DE LA <text:s text:c="11"/>HISTORIA DE LA FILOS. MODERN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78062</text:p>
          </table:table-cell>
          <table:table-cell office:value-type="string" calcext:value-type="string">
            <text:p>HISTORIA DE LA <text:s text:c="11"/>HISTORIA DE LA FILOSOFIA CONTEMPORANE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78063</text:p>
          </table:table-cell>
          <table:table-cell office:value-type="string" calcext:value-type="string">
            <text:p>* LATIN I * <text:s text:c="14"/>* LATIN I *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78064</text:p>
          </table:table-cell>
          <table:table-cell office:value-type="string" calcext:value-type="string">
            <text:p>* LATIN II * <text:s text:c="13"/>* LATIN II *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78065</text:p>
          </table:table-cell>
          <table:table-cell office:value-type="string" calcext:value-type="string">
            <text:p>* LATIN III * <text:s text:c="12"/>* LATIN III *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78067</text:p>
          </table:table-cell>
          <table:table-cell office:value-type="string" calcext:value-type="string">
            <text:p>* HISTORIA DE L <text:s text:c="10"/>* HISTORIA DE LA CIENCIA I *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78068</text:p>
          </table:table-cell>
          <table:table-cell office:value-type="string" calcext:value-type="string">
            <text:p>* FILOSOFIA ANT <text:s text:c="10"/>* FILOSOFIA ANTIGUA *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78069</text:p>
          </table:table-cell>
          <table:table-cell office:value-type="string" calcext:value-type="string">
            <text:p>* FILOSOFIA MED <text:s text:c="10"/>* FILOSOFIA MEDIEVAL *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78070</text:p>
          </table:table-cell>
          <table:table-cell office:value-type="string" calcext:value-type="string">
            <text:p>ANTROPOLOGIA SO <text:s text:c="10"/>ANTROPOLOGIA SOCIO-CULTUR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78071</text:p>
          </table:table-cell>
          <table:table-cell office:value-type="string" calcext:value-type="string">
            <text:p>PRUEBA DE SUFIC <text:s text:c="10"/>PRUEBA DE SUFICIENCIA IDIOMA ITALIAN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78072</text:p>
          </table:table-cell>
          <table:table-cell office:value-type="string" calcext:value-type="string">
            <text:p>PRUEBA DE SUFIC <text:s text:c="10"/>PRUEBA DE SUFICIENCIA DE IDIOMA ALEMA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78073</text:p>
          </table:table-cell>
          <table:table-cell office:value-type="string" calcext:value-type="string">
            <text:p>* HISTORIA DE L <text:s text:c="10"/>* HISTORIA DE LAS DOC. POLIT. Y SOCIALES *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78074</text:p>
          </table:table-cell>
          <table:table-cell office:value-type="string" calcext:value-type="string">
            <text:p>HISTORIA DE AME <text:s text:c="10"/>HISTORIA DE AMERICA I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78075</text:p>
          </table:table-cell>
          <table:table-cell office:value-type="string" calcext:value-type="string">
            <text:p>* HISTORIA DE L <text:s text:c="10"/>* HISTORIA DE LAS CIENCIAS II *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78076</text:p>
          </table:table-cell>
          <table:table-cell office:value-type="string" calcext:value-type="string">
            <text:p>HISTORIA CONTEM <text:s text:c="10"/>HISTORIA CONTEMPORANEA DE ASIA Y AFR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78077</text:p>
          </table:table-cell>
          <table:table-cell office:value-type="string" calcext:value-type="string">
            <text:p>HISTORIA ARGENT <text:s text:c="10"/>HISTORIA ARGENTINA I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78078</text:p>
          </table:table-cell>
          <table:table-cell office:value-type="string" calcext:value-type="string">
            <text:p>* DERECHO INTER <text:s text:c="10"/>* DERECHO INTERNACIONAL PUBLICO *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78079</text:p>
          </table:table-cell>
          <table:table-cell office:value-type="string" calcext:value-type="string">
            <text:p>PRUEBA DE SUFIC <text:s text:c="10"/>PRUEBA DE SUFICIENCIA DE IDIOMA PORTUGU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78080</text:p>
          </table:table-cell>
          <table:table-cell office:value-type="string" calcext:value-type="string">
            <text:p>PRUEBA DE SUFIC <text:s text:c="10"/>PRUEBA DE SUFICIENCIA DE IDIOMA ALEMA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78081</text:p>
          </table:table-cell>
          <table:table-cell office:value-type="string" calcext:value-type="string">
            <text:p>PRUEBA DE SUFIC <text:s text:c="10"/>PRUEBA DE SUFICIENCIA DE IDIOMA LATI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78082</text:p>
          </table:table-cell>
          <table:table-cell office:value-type="string" calcext:value-type="string">
            <text:p>PRUEBA DE SUFIC <text:s text:c="10"/>PRUEBA DE SUFICIENCIA DE IDIOMA GRIEG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78083</text:p>
          </table:table-cell>
          <table:table-cell office:value-type="string" calcext:value-type="string">
            <text:p>INTRODUCCION A <text:s text:c="11"/>INTRODUCCION A LA ECONOMIA POLIT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78084</text:p>
          </table:table-cell>
          <table:table-cell office:value-type="string" calcext:value-type="string">
            <text:p>TEORIA POLITICA <text:s text:c="10"/>TEORIA POLIT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78085</text:p>
          </table:table-cell>
          <table:table-cell office:value-type="string" calcext:value-type="string">
            <text:p>EPISTEMOLOGIA T <text:s text:c="10"/>EPISTEMOLOGIA TEOR.Y MET.DE LAS CS.SOCIAL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78086</text:p>
          </table:table-cell>
          <table:table-cell office:value-type="string" calcext:value-type="string">
            <text:p>* HISTORIA DE L <text:s text:c="10"/>* HISTORIA DE LA FILOSOFIA MODERNA *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78087</text:p>
          </table:table-cell>
          <table:table-cell office:value-type="string" calcext:value-type="string">
            <text:p>* HISTORIA DE L <text:s text:c="10"/>* HISTORIA DE LA FILOSOFIA CONTEMPORANEA *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78088</text:p>
          </table:table-cell>
          <table:table-cell office:value-type="string" calcext:value-type="string">
            <text:p>* HISTORIA ECON <text:s text:c="10"/>* HISTORIA ECONOMICA ARGENTINA *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78089</text:p>
          </table:table-cell>
          <table:table-cell office:value-type="string" calcext:value-type="string">
            <text:p>* ANTROPOLOGIA <text:s text:c="11"/>* ANTROPOLOGIA FISICA *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78090</text:p>
          </table:table-cell>
          <table:table-cell office:value-type="string" calcext:value-type="string">
            <text:p>* ETNOLOGIA AME <text:s text:c="10"/>* ETNOLOGIA AMERICANA Y ARGENTINA *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78091</text:p>
          </table:table-cell>
          <table:table-cell office:value-type="string" calcext:value-type="string">
            <text:p>* SEMINARIO I * <text:s text:c="10"/>* SEMINARIO I *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78092</text:p>
          </table:table-cell>
          <table:table-cell office:value-type="string" calcext:value-type="string">
            <text:p>* SEMINARIO II <text:s text:c="11"/>* SEMINARIO II *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78093</text:p>
          </table:table-cell>
          <table:table-cell office:value-type="string" calcext:value-type="string">
            <text:p>* SEMINARIO III <text:s text:c="10"/>* SEMINARIO III *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78094</text:p>
          </table:table-cell>
          <table:table-cell office:value-type="string" calcext:value-type="string">
            <text:p>* SEMINARIO IV <text:s text:c="11"/>* SEMINARIO IV *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78095</text:p>
          </table:table-cell>
          <table:table-cell office:value-type="string" calcext:value-type="string">
            <text:p>* CURSILLO I * <text:s text:c="11"/>* CURSILLO I *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78096</text:p>
          </table:table-cell>
          <table:table-cell office:value-type="string" calcext:value-type="string">
            <text:p>* CURSILLO II * <text:s text:c="10"/>* CURSILLO II *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78097</text:p>
          </table:table-cell>
          <table:table-cell office:value-type="string" calcext:value-type="string">
            <text:p>* CURSILLO III <text:s text:c="11"/>* CURSILLO III *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78098</text:p>
          </table:table-cell>
          <table:table-cell office:value-type="string" calcext:value-type="string">
            <text:p>* CURSILLO IV * <text:s text:c="10"/>* CURSILLO IV *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78099</text:p>
          </table:table-cell>
          <table:table-cell office:value-type="string" calcext:value-type="string">
            <text:p>* OPTATIVA I * <text:s text:c="11"/>* OPTATIVA I *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78100</text:p>
          </table:table-cell>
          <table:table-cell office:value-type="string" calcext:value-type="string">
            <text:p>* OPTATIVA II * <text:s text:c="10"/>* OPTATIVA II *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78101</text:p>
          </table:table-cell>
          <table:table-cell office:value-type="string" calcext:value-type="string">
            <text:p>* OPTATIVA III <text:s text:c="11"/>* OPTATIVA III *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78102</text:p>
          </table:table-cell>
          <table:table-cell office:value-type="string" calcext:value-type="string">
            <text:p>CURSILLO AMERIC <text:s text:c="10"/>CURSILLO AMERIC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78103</text:p>
          </table:table-cell>
          <table:table-cell office:value-type="string" calcext:value-type="string">
            <text:p>CURSILLO (ASPEC <text:s text:c="10"/>CURSILLO (ASPEC.METOD.HA.AMERICANA CONTEMP.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78104</text:p>
          </table:table-cell>
          <table:table-cell office:value-type="string" calcext:value-type="string">
            <text:p>CURSILLO (LA NU <text:s text:c="10"/>CURSILLO (LA NUEVA ANTROPOLOGIA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78105</text:p>
          </table:table-cell>
          <table:table-cell office:value-type="string" calcext:value-type="string">
            <text:p>CURSILLO (EL SI <text:s text:c="10"/>CURSILLO (EL SIND. DE LA ARG. AGRO. EXPOR.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78106</text:p>
          </table:table-cell>
          <table:table-cell office:value-type="string" calcext:value-type="string">
            <text:p>SEMINARIO (DIST <text:s text:c="10"/>SEMINARIO (DIST. ASPEC. DE LA HA. CBA.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78107</text:p>
          </table:table-cell>
          <table:table-cell office:value-type="string" calcext:value-type="string">
            <text:p>OPTATIVA (HISTO <text:s text:c="10"/>OPTATIVA (HISTORIA DEL PENSAMIENTO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78108</text:p>
          </table:table-cell>
          <table:table-cell office:value-type="string" calcext:value-type="string">
            <text:p>OPTATIVA (HISTO <text:s text:c="10"/>OPTATIVA (HISTORIA DE ESPA�A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78109</text:p>
          </table:table-cell>
          <table:table-cell office:value-type="string" calcext:value-type="string">
            <text:p>OPTATIVA (HISTO <text:s text:c="10"/>OPTATIVA (HISTORIA DE LA CULTURA GRAL.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78110</text:p>
          </table:table-cell>
          <table:table-cell office:value-type="string" calcext:value-type="string">
            <text:p>CURSILLO (HIST. <text:s text:c="10"/>CURSILLO (HIST.CONTEMPORANEA DE JAPON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78111</text:p>
          </table:table-cell>
          <table:table-cell office:value-type="string" calcext:value-type="string">
            <text:p>SEMINARIO (MODE <text:s text:c="10"/>SEMINARIO (MODER./CONC.FIN DE LA HISTORIA)</text:p>
          </table:table-cell>
          <table:table-cell/>
        </table:table-row>
        <table:table-row table:style-name="ro1">
          <table:table-cell office:value-type="string" calcext:value-type="string">
            <text:p>T02</text:p>
          </table:table-cell>
          <table:table-cell office:value-type="string" calcext:value-type="string">
            <text:p>44186</text:p>
          </table:table-cell>
          <table:table-cell office:value-type="string" calcext:value-type="string">
            <text:p>LIC. EN HISTORIA <text:s text:c="33"/>5 <text:s/>441783 <text:s text:c="4"/>LIC.HISTORIA 441-86 <text:s text:c="7"/>441 <text:s/>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001</text:p>
          </table:table-cell>
          <table:table-cell office:value-type="string" calcext:value-type="string">
            <text:p>INT.A FILOSOFIA1111 <text:s text:c="2"/>100 INTRODUCCION A LA FILOSOF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004</text:p>
          </table:table-cell>
          <table:table-cell office:value-type="string" calcext:value-type="string">
            <text:p>INT.A HISTORIA 1111 <text:s text:c="2"/>100 INTRODUCCION A LA HISTOR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005</text:p>
          </table:table-cell>
          <table:table-cell office:value-type="string" calcext:value-type="string">
            <text:p>H.DE LA CULTURA9992 <text:s text:c="3"/>00 HISTORIA DE LA CULTUR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011</text:p>
          </table:table-cell>
          <table:table-cell office:value-type="string" calcext:value-type="string">
            <text:p>HISTORIA DE ESP <text:s text:c="10"/>HISTORIA DE ESPA#A MEDIEVAL Y MODERN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012</text:p>
          </table:table-cell>
          <table:table-cell office:value-type="string" calcext:value-type="string">
            <text:p>PREHISTORIA Y A1111 <text:s text:c="2"/>100 PREHISTORIA Y ARQUEOLOG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013</text:p>
          </table:table-cell>
          <table:table-cell office:value-type="string" calcext:value-type="string">
            <text:p>HIST. ANTIGUA <text:s/>1111 <text:s text:c="2"/>102 HISTORIA ANTIGU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014</text:p>
          </table:table-cell>
          <table:table-cell office:value-type="string" calcext:value-type="string">
            <text:p>PALEOGRAFIA Y D1112 <text:s text:c="2"/>201 PALEOGRAFIA Y DIPLOMAT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018</text:p>
          </table:table-cell>
          <table:table-cell office:value-type="string" calcext:value-type="string">
            <text:p>HIS.AMERICA I <text:s/>1112 <text:s text:c="2"/>202 HISTORIA DE AMERIC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019</text:p>
          </table:table-cell>
          <table:table-cell office:value-type="string" calcext:value-type="string">
            <text:p>HIST.EDAD MEDIA1112 <text:s text:c="2"/>201 HISTORIA DE LA EDAD MED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020</text:p>
          </table:table-cell>
          <table:table-cell office:value-type="string" calcext:value-type="string">
            <text:p>GEOGRAFIA HUMAN1112 <text:s text:c="2"/>301 GEOGRAFIA HUMAN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022</text:p>
          </table:table-cell>
          <table:table-cell office:value-type="string" calcext:value-type="string">
            <text:p>HIS.ARGENTINA I1112 <text:s text:c="2"/>302 HISTORIA ARGENTIN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025</text:p>
          </table:table-cell>
          <table:table-cell office:value-type="string" calcext:value-type="string">
            <text:p>HIS.AMERICA II 1112 <text:s text:c="2"/>302 HISTORIA AMERICA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026</text:p>
          </table:table-cell>
          <table:table-cell office:value-type="string" calcext:value-type="string">
            <text:p>HIST.MODERNA <text:s text:c="2"/>1112 <text:s text:c="2"/>202 HISTORIA MODERN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027</text:p>
          </table:table-cell>
          <table:table-cell office:value-type="string" calcext:value-type="string">
            <text:p>HIS.ARGENT. II 1112 <text:s text:c="2"/>402 HISTORIA ARGENTINA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031</text:p>
          </table:table-cell>
          <table:table-cell office:value-type="string" calcext:value-type="string">
            <text:p>FIL.CONTEMP. I 9999 <text:s text:c="3"/>00 FILOSOFIA CONTEMPORANEA I (DIC.ESC.FILOSOFIA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033</text:p>
          </table:table-cell>
          <table:table-cell office:value-type="string" calcext:value-type="string">
            <text:p>SOCIOLOGIA <text:s text:c="4"/>1112 <text:s text:c="2"/>102 SOCIOLOG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034</text:p>
          </table:table-cell>
          <table:table-cell office:value-type="string" calcext:value-type="string">
            <text:p>ITALIANO <text:s text:c="6"/>1111 <text:s text:c="2"/>500 PRUEBA DE SUFICIENCIA DE IDIOMA ITALIAN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035</text:p>
          </table:table-cell>
          <table:table-cell office:value-type="string" calcext:value-type="string">
            <text:p>SEMINARIO FINAL2131 <text:s text:c="2"/>500 SEMINARIO FINAL DE INVESTIGA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036</text:p>
          </table:table-cell>
          <table:table-cell office:value-type="string" calcext:value-type="string">
            <text:p>* SEMINARIO V * <text:s text:c="10"/>* SEMINARIO V *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037</text:p>
          </table:table-cell>
          <table:table-cell office:value-type="string" calcext:value-type="string">
            <text:p>* OPTATIVA IV * <text:s text:c="10"/>* OPTATIVA IV *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039</text:p>
          </table:table-cell>
          <table:table-cell office:value-type="string" calcext:value-type="string">
            <text:p>INGLES <text:s text:c="8"/>1111 <text:s text:c="2"/>500 PRUEBA DE SUFICIENCIA DE IDIOMA INGL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040</text:p>
          </table:table-cell>
          <table:table-cell office:value-type="string" calcext:value-type="string">
            <text:p>FRANCES <text:s text:c="7"/>1111 <text:s text:c="2"/>500 PRUEBA DE SUFICIENCIA DE IDIOMA FRANC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050</text:p>
          </table:table-cell>
          <table:table-cell office:value-type="string" calcext:value-type="string">
            <text:p>HIST. CONTEMP. 1112 <text:s text:c="2"/>302 HISTORIA CONTEMPORANE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051</text:p>
          </table:table-cell>
          <table:table-cell office:value-type="string" calcext:value-type="string">
            <text:p>H.PENS.Y CUL.AR9999 <text:s text:c="3"/>00 HISTORIA DEL PENS Y LA CULTURA ARGENTINO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052</text:p>
          </table:table-cell>
          <table:table-cell office:value-type="string" calcext:value-type="string">
            <text:p>OP.SOC.OBRA LIT9999 <text:s text:c="3"/>00 OPT. SOC.DE LA OBRA LIT.(DIC.ESC.LETRAS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053</text:p>
          </table:table-cell>
          <table:table-cell office:value-type="string" calcext:value-type="string">
            <text:p>FILOS.DE HISTO.9999 <text:s text:c="3"/>00 FILOSOFIA DE LA HISTORIA (DIC. ESC. HISTOR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054</text:p>
          </table:table-cell>
          <table:table-cell office:value-type="string" calcext:value-type="string">
            <text:p>EPISTEMOLOGIA <text:s/>1112 <text:s text:c="2"/>502 EPISTEMOLOGIA (TEOR.Y MET.DE LAS CS.SOCIALES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055</text:p>
          </table:table-cell>
          <table:table-cell office:value-type="string" calcext:value-type="string">
            <text:p>METOD.INV.HIST.1112 <text:s text:c="2"/>102 METODOLOGIA DE LA INVESTIGACION HISTOR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056</text:p>
          </table:table-cell>
          <table:table-cell office:value-type="string" calcext:value-type="string">
            <text:p>MITO Y RELIGION <text:s text:c="10"/>MITO Y RELIGION EN GRECIA Y ROMA (ESC. LETRA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058</text:p>
          </table:table-cell>
          <table:table-cell office:value-type="string" calcext:value-type="string">
            <text:p>FIL.MEDIEVAL I 9999 <text:s text:c="3"/>00 FILOSOFIA MEDIEVAL I (DIC. ESCUELA FILOSOFIA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060</text:p>
          </table:table-cell>
          <table:table-cell office:value-type="string" calcext:value-type="string">
            <text:p>* GRIEGO I * <text:s text:c="13"/>* GRIEGO I *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061</text:p>
          </table:table-cell>
          <table:table-cell office:value-type="string" calcext:value-type="string">
            <text:p>* GRIEGO II * <text:s text:c="12"/>* GRIEGO II *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062</text:p>
          </table:table-cell>
          <table:table-cell office:value-type="string" calcext:value-type="string">
            <text:p>* GRIEGO III * <text:s text:c="11"/>* GRIEGO III *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063</text:p>
          </table:table-cell>
          <table:table-cell office:value-type="string" calcext:value-type="string">
            <text:p>* LATIN I * <text:s text:c="14"/>* LATIN I *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064</text:p>
          </table:table-cell>
          <table:table-cell office:value-type="string" calcext:value-type="string">
            <text:p>* LATIN II * <text:s text:c="13"/>* LATIN II *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065</text:p>
          </table:table-cell>
          <table:table-cell office:value-type="string" calcext:value-type="string">
            <text:p>* LATIN III * <text:s text:c="12"/>* LATIN III *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067</text:p>
          </table:table-cell>
          <table:table-cell office:value-type="string" calcext:value-type="string">
            <text:p>H.DE LA CIENC.I9999 <text:s text:c="3"/>00 HISTORIA DE LA CIENCIA I (DIC ESC. FILOSOFIA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068</text:p>
          </table:table-cell>
          <table:table-cell office:value-type="string" calcext:value-type="string">
            <text:p>FILOS. ANTIGUA 9999 <text:s text:c="3"/>00 FILOSOFIA ANTIGU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069</text:p>
          </table:table-cell>
          <table:table-cell office:value-type="string" calcext:value-type="string">
            <text:p>FIL. MEDIEVAL <text:s/>9999 <text:s text:c="3"/>00 FILOSOFIA MEDIEVAL *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070</text:p>
          </table:table-cell>
          <table:table-cell office:value-type="string" calcext:value-type="string">
            <text:p>ANTROPOLOGIA SO1112 <text:s text:c="2"/>402 ANTROPOLOGIA SOCIO-CULTUR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071</text:p>
          </table:table-cell>
          <table:table-cell office:value-type="string" calcext:value-type="string">
            <text:p>* ESTADISTICA Y <text:s text:c="10"/>* ESTADISTICA Y DEMOGRAFIA HISTORICA *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072</text:p>
          </table:table-cell>
          <table:table-cell office:value-type="string" calcext:value-type="string">
            <text:p>* HISTORIA DE L <text:s text:c="10"/>* HISTORIA DE LAS DOCTRINAS ECONOMICAS *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073</text:p>
          </table:table-cell>
          <table:table-cell office:value-type="string" calcext:value-type="string">
            <text:p>* HISTORIA DE L <text:s text:c="10"/>* HISTORIA DE LAS DOC. POLIT. Y SOCIALES *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074</text:p>
          </table:table-cell>
          <table:table-cell office:value-type="string" calcext:value-type="string">
            <text:p>HISTORIA DE AME <text:s text:c="10"/>HISTORIA DE AMERICA I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075</text:p>
          </table:table-cell>
          <table:table-cell office:value-type="string" calcext:value-type="string">
            <text:p>* HISTORIA DE L <text:s text:c="10"/>* HISTORIA DE LAS CIENCIAS II *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076</text:p>
          </table:table-cell>
          <table:table-cell office:value-type="string" calcext:value-type="string">
            <text:p>HISTORIA CONTEM1112 <text:s text:c="2"/>402 HISTORIA CONTEMPORANEA DE ASIA Y AFR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077</text:p>
          </table:table-cell>
          <table:table-cell office:value-type="string" calcext:value-type="string">
            <text:p>HISTORIA ARGENT <text:s text:c="10"/>HISTORIA ARGENTINA I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078</text:p>
          </table:table-cell>
          <table:table-cell office:value-type="string" calcext:value-type="string">
            <text:p>* DERECHO INTER <text:s text:c="10"/>* DERECHO INTERNACIONAL PUBLICO *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079</text:p>
          </table:table-cell>
          <table:table-cell office:value-type="string" calcext:value-type="string">
            <text:p>PORTUGUES <text:s text:c="5"/>1111 <text:s text:c="2"/>500 PRUEBA DE SUFICIENCIA DE IDIOMA PORTUGU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080</text:p>
          </table:table-cell>
          <table:table-cell office:value-type="string" calcext:value-type="string">
            <text:p>ALEMAN <text:s text:c="8"/>1111 <text:s text:c="2"/>500 PRUEBA DE SUFICIENCIA DE IDIOMA ALEMA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081</text:p>
          </table:table-cell>
          <table:table-cell office:value-type="string" calcext:value-type="string">
            <text:p>LATIN <text:s text:c="9"/>1111 <text:s text:c="2"/>500 PRUEBA DE SUFICIENCIA DE IDIOMA LATI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082</text:p>
          </table:table-cell>
          <table:table-cell office:value-type="string" calcext:value-type="string">
            <text:p>GRIEGO <text:s text:c="8"/>1111 <text:s text:c="2"/>500 PRUEBA DE SUFICIENCIA DE IDIOMA GRIEG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083</text:p>
          </table:table-cell>
          <table:table-cell office:value-type="string" calcext:value-type="string">
            <text:p>INT.ECONOMIA P.1112 <text:s text:c="2"/>201 INTRODUCCION A LA ECONOMIA POLIT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084</text:p>
          </table:table-cell>
          <table:table-cell office:value-type="string" calcext:value-type="string">
            <text:p>TEORIA POLITICA1112 <text:s text:c="2"/>202 TEORIA POLIT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085</text:p>
          </table:table-cell>
          <table:table-cell office:value-type="string" calcext:value-type="string">
            <text:p>* HIST. Y SOCIO <text:s text:c="10"/>* HIST. Y SOCIOL. DE LAS RELAC. INTERNAC. *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086</text:p>
          </table:table-cell>
          <table:table-cell office:value-type="string" calcext:value-type="string">
            <text:p>* HISTORIA DE L <text:s text:c="10"/>* HISTORIA DE LA FILOSOFIA MODERNA *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087</text:p>
          </table:table-cell>
          <table:table-cell office:value-type="string" calcext:value-type="string">
            <text:p>* HISTORIA DE L <text:s text:c="10"/>* HISTORIA DE LA FILOSOFIA CONTEMPORANEA *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088</text:p>
          </table:table-cell>
          <table:table-cell office:value-type="string" calcext:value-type="string">
            <text:p>* HISTORIA ECON <text:s text:c="10"/>* HISTORIA ECONOMICA ARGENTINA *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089</text:p>
          </table:table-cell>
          <table:table-cell office:value-type="string" calcext:value-type="string">
            <text:p>* ANTROPOLOGIA <text:s text:c="11"/>* ANTROPOLOGIA FISICA *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090</text:p>
          </table:table-cell>
          <table:table-cell office:value-type="string" calcext:value-type="string">
            <text:p>* ETNOLOGIA AME <text:s text:c="10"/>* ETNOLOGIA AMERICANA Y ARGENTINA *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091</text:p>
          </table:table-cell>
          <table:table-cell office:value-type="string" calcext:value-type="string">
            <text:p>* SEMINARIO I * <text:s text:c="10"/>* SEMINARIO I *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092</text:p>
          </table:table-cell>
          <table:table-cell office:value-type="string" calcext:value-type="string">
            <text:p>* SEMINARIO II <text:s text:c="11"/>* SEMINARIO II *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093</text:p>
          </table:table-cell>
          <table:table-cell office:value-type="string" calcext:value-type="string">
            <text:p>* SEMINARIO III <text:s text:c="10"/>* SEMINARIO III *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094</text:p>
          </table:table-cell>
          <table:table-cell office:value-type="string" calcext:value-type="string">
            <text:p>* SEMINARIO IV <text:s text:c="11"/>* SEMINARIO IV *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095</text:p>
          </table:table-cell>
          <table:table-cell office:value-type="string" calcext:value-type="string">
            <text:p>* CURSILLO I * <text:s/>1 <text:s text:c="4"/>101 * CURSILLO I *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096</text:p>
          </table:table-cell>
          <table:table-cell office:value-type="string" calcext:value-type="string">
            <text:p>* CURSILLO II * <text:s text:c="10"/>* CURSILLO II *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097</text:p>
          </table:table-cell>
          <table:table-cell office:value-type="string" calcext:value-type="string">
            <text:p>* CURSILLO III <text:s text:c="11"/>* CURSILLO III *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098</text:p>
          </table:table-cell>
          <table:table-cell office:value-type="string" calcext:value-type="string">
            <text:p>* CURSILLO IV * <text:s text:c="10"/>* CURSILLO IV *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099</text:p>
          </table:table-cell>
          <table:table-cell office:value-type="string" calcext:value-type="string">
            <text:p>* OPTATIVA I * <text:s text:c="11"/>* OPTATIVA I *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100</text:p>
          </table:table-cell>
          <table:table-cell office:value-type="string" calcext:value-type="string">
            <text:p>* OPTATIVA II * <text:s text:c="10"/>* OPTATIVA II *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101</text:p>
          </table:table-cell>
          <table:table-cell office:value-type="string" calcext:value-type="string">
            <text:p>* OPTATIVA III <text:s text:c="11"/>* OPTATIVA III *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102</text:p>
          </table:table-cell>
          <table:table-cell office:value-type="string" calcext:value-type="string">
            <text:p>CURSO NIVELACIO <text:s text:c="10"/>CURSO NIVELACION (HISTORIA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103</text:p>
          </table:table-cell>
          <table:table-cell office:value-type="string" calcext:value-type="string">
            <text:p>CURSILLO (ASPEC <text:s text:c="10"/>CURSILLO (ASPEC.METOD.HA.AMERICANA CONTEMP.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104</text:p>
          </table:table-cell>
          <table:table-cell office:value-type="string" calcext:value-type="string">
            <text:p>CURSILLO (LA NU <text:s text:c="10"/>CURSILLO (LA NUEVA ANTROPOLOGIA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105</text:p>
          </table:table-cell>
          <table:table-cell office:value-type="string" calcext:value-type="string">
            <text:p>CURSILLO (EL SI <text:s text:c="10"/>CURSILLO (EL SIND. DE LA ARG. AGRO. EXPOR.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106</text:p>
          </table:table-cell>
          <table:table-cell office:value-type="string" calcext:value-type="string">
            <text:p>SEMINARIO (DIST <text:s text:c="10"/>SEMINARIO (DIST. ASPEC. DE LA HA. CBA.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107</text:p>
          </table:table-cell>
          <table:table-cell office:value-type="string" calcext:value-type="string">
            <text:p>OP.HIST.DEL PEN2992 <text:s text:c="3"/>00 OPTATIVA - HISTORIA DEL PENSAMIENT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108</text:p>
          </table:table-cell>
          <table:table-cell office:value-type="string" calcext:value-type="string">
            <text:p>OPTATIVA (HISTO <text:s text:c="10"/>OPTATIVA (HISTORIA DE ESPA�A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109</text:p>
          </table:table-cell>
          <table:table-cell office:value-type="string" calcext:value-type="string">
            <text:p>OP.HIST.CULT.GR4992 <text:s text:c="3"/>02 OPTATIVA (HISTORIA DE LA CULTURA GRAL.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110</text:p>
          </table:table-cell>
          <table:table-cell office:value-type="string" calcext:value-type="string">
            <text:p>CURSILLO (HIST. <text:s text:c="10"/>CURSILLO (HIST.CONTEMPORANEA DE JAPON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111</text:p>
          </table:table-cell>
          <table:table-cell office:value-type="string" calcext:value-type="string">
            <text:p>SEMINARIO (MODE <text:s text:c="10"/>SEMINARIO (MODER./CONC.FIN DE LA HISTORIA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112</text:p>
          </table:table-cell>
          <table:table-cell office:value-type="string" calcext:value-type="string">
            <text:p>SEM. FORMACION <text:s text:c="11"/>SEM. FORMACION G.SOCIALES DOM. EN CORDOB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113</text:p>
          </table:table-cell>
          <table:table-cell office:value-type="string" calcext:value-type="string">
            <text:p>SEMINARIO FORMA <text:s text:c="10"/>SEMINARIO FORMAC.G.SOCIALES DOM.EN CBA. IV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115</text:p>
          </table:table-cell>
          <table:table-cell office:value-type="string" calcext:value-type="string">
            <text:p>CUR.HIS.AMER.I 1112 <text:s text:c="3"/>01 CURSILLO DE HISTORIA DE AMERIC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116</text:p>
          </table:table-cell>
          <table:table-cell office:value-type="string" calcext:value-type="string">
            <text:p>OPTATIVA <text:s/>ETNOH9999 <text:s text:c="2"/>201 OPTATIVA <text:s/>ETNOHISTOR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117</text:p>
          </table:table-cell>
          <table:table-cell office:value-type="string" calcext:value-type="string">
            <text:p>CURSILLO H.DE L <text:s text:c="10"/>CURSILLO H.DE LA C.VI.Y EXP.EN LA O DE GIRARD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118</text:p>
          </table:table-cell>
          <table:table-cell office:value-type="string" calcext:value-type="string">
            <text:p>SEMINARIO DE HI1112 <text:s text:c="2"/>202 SEMINARIO DE HISTORIA DE LA CULTUR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119</text:p>
          </table:table-cell>
          <table:table-cell office:value-type="string" calcext:value-type="string">
            <text:p>CURSILLO INTROD <text:s text:c="10"/>CURSILLO INTRODUCCION A LA HISTOR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120</text:p>
          </table:table-cell>
          <table:table-cell office:value-type="string" calcext:value-type="string">
            <text:p>SEMINARIO PAL.Y <text:s text:c="10"/>SEMINARIO PAL.YDIPL.LOS PROT.NOT.IN.HISTOR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121</text:p>
          </table:table-cell>
          <table:table-cell office:value-type="string" calcext:value-type="string">
            <text:p>SEMINARIO PAL.D <text:s text:c="10"/>SEMINARIO PAL.DIPL.ENC.INDIG.S.XVIII DOC.AHPC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122</text:p>
          </table:table-cell>
          <table:table-cell office:value-type="string" calcext:value-type="string">
            <text:p>SEMINARIO PREH. <text:s text:c="10"/>SEMINARIO PREH.ARQUE.TECN.MET.EN ARQUEOLOG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123</text:p>
          </table:table-cell>
          <table:table-cell office:value-type="string" calcext:value-type="string">
            <text:p>SEMINARIO HISTO <text:s text:c="10"/>SEMINARIO HISTORIA URBAN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124</text:p>
          </table:table-cell>
          <table:table-cell office:value-type="string" calcext:value-type="string">
            <text:p>SEMINARIO HISTO4992 <text:s text:c="2"/>202 SEMINARIO HISTORIA AGRAR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125</text:p>
          </table:table-cell>
          <table:table-cell office:value-type="string" calcext:value-type="string">
            <text:p>SEM.PAL.Y DIP. 1112 <text:s text:c="2"/>302 SEMINARIO PAL.DIPL.ESCRITURA HISPANOAMERICAN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126</text:p>
          </table:table-cell>
          <table:table-cell office:value-type="string" calcext:value-type="string">
            <text:p>CURSILLO CONTEM <text:s text:c="10"/>CURSILLO CONTEMPORANE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127</text:p>
          </table:table-cell>
          <table:table-cell office:value-type="string" calcext:value-type="string">
            <text:p>SEM.HIST.PENSA.9992 <text:s text:c="3"/>02 SEMINARIO HISTORIA DEL PENSAMIENT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128</text:p>
          </table:table-cell>
          <table:table-cell office:value-type="string" calcext:value-type="string">
            <text:p>HISTORIA DE LA <text:s text:c="11"/>HISTORIA DE LA CIENCIA I (DIC.ESC. FILOSOFIA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129</text:p>
          </table:table-cell>
          <table:table-cell office:value-type="string" calcext:value-type="string">
            <text:p>SEMINARIO PENS. <text:s text:c="10"/>SEMINARIO PENS.UTOPICO (DIC.ESC.FILOSOFIA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130</text:p>
          </table:table-cell>
          <table:table-cell office:value-type="string" calcext:value-type="string">
            <text:p>SEMINARIO FIN D9999 <text:s text:c="6"/>SEMINARIO FIN DE LA HISTOR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132</text:p>
          </table:table-cell>
          <table:table-cell office:value-type="string" calcext:value-type="string">
            <text:p>SEMINARIO DE LA <text:s text:c="10"/>SEMINARIO DE LAS RELACIONES INTERAMERICANA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134</text:p>
          </table:table-cell>
          <table:table-cell office:value-type="string" calcext:value-type="string">
            <text:p>ETNOHISTORIA <text:s/>( <text:s text:c="10"/>ETNOHISTORIA <text:s/>(OPTATIVA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138</text:p>
          </table:table-cell>
          <table:table-cell office:value-type="string" calcext:value-type="string">
            <text:p>PRUEBA DE SUF.I <text:s text:c="10"/>PRUEBA DE SUF.IDIOMA FRANCES C.DE LECTO-COMPR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139</text:p>
          </table:table-cell>
          <table:table-cell office:value-type="string" calcext:value-type="string">
            <text:p>PRUEBA DE SUF.I <text:s text:c="10"/>PRUEBA DE SUF.IDIOMA INGLES C.DE LECTO-COMPRE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140</text:p>
          </table:table-cell>
          <table:table-cell office:value-type="string" calcext:value-type="string">
            <text:p>PRUEBA DE SUF.I <text:s text:c="10"/>PRUEBA DE SUF.IDIOMA ITALIANO C.DE LECTO-COMP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141</text:p>
          </table:table-cell>
          <table:table-cell office:value-type="string" calcext:value-type="string">
            <text:p>CURSO DE LECTO- <text:s text:c="10"/>CURSO DE LECTO-COMPRENSION IDIOMA ALEMA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142</text:p>
          </table:table-cell>
          <table:table-cell office:value-type="string" calcext:value-type="string">
            <text:p>SEMINARIO H. AN <text:s text:c="10"/>SEMINARIO H. ANT. LA ANTIGUEDAD TARD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144</text:p>
          </table:table-cell>
          <table:table-cell office:value-type="string" calcext:value-type="string">
            <text:p>CURSILLO INT. H <text:s text:c="10"/>CURSILLO INT. HIST. LA ESCUELA DE LOS ANNAL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145</text:p>
          </table:table-cell>
          <table:table-cell office:value-type="string" calcext:value-type="string">
            <text:p>CURSILLO H.MODE <text:s text:c="10"/>CURSILLO H.MODER.CAM. Y PERM EN LA FRANC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146</text:p>
          </table:table-cell>
          <table:table-cell office:value-type="string" calcext:value-type="string">
            <text:p>SEMINARIO DE TE <text:s text:c="10"/>SEMINARIO DE TEORIA POLIT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147</text:p>
          </table:table-cell>
          <table:table-cell office:value-type="string" calcext:value-type="string">
            <text:p>SEMINARIO H.ESP <text:s text:c="10"/>SEMINARIO H.ESP. EL DISCURSO EN LAS CRONICA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148</text:p>
          </table:table-cell>
          <table:table-cell office:value-type="string" calcext:value-type="string">
            <text:p>CURSILLO AMER. <text:s text:c="11"/>CURSILLO AMER. II IDEOLOGIA NACIONAL POPULIST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149</text:p>
          </table:table-cell>
          <table:table-cell office:value-type="string" calcext:value-type="string">
            <text:p>SEMINARIO H.PEN <text:s text:c="10"/>SEMINARIO H.PENSAM.EL POSITIVISMO EN CORDOB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150</text:p>
          </table:table-cell>
          <table:table-cell office:value-type="string" calcext:value-type="string">
            <text:p>SEMINARIO H. CO <text:s text:c="10"/>SEMINARIO H. CONTEMPORANEA DE ASIA Y AFR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151</text:p>
          </table:table-cell>
          <table:table-cell office:value-type="string" calcext:value-type="string">
            <text:p>OPTATIVA DEMOGR <text:s text:c="10"/>OPTATIVA DEMOGRAFIA HISTOR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152</text:p>
          </table:table-cell>
          <table:table-cell office:value-type="string" calcext:value-type="string">
            <text:p>SEMINARIO ETNOH <text:s text:c="10"/>SEMINARIO ETNOHISTORIA LOS ANDES SEPTENTRION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153</text:p>
          </table:table-cell>
          <table:table-cell office:value-type="string" calcext:value-type="string">
            <text:p>OPTATIVA <text:s/>H.CUL <text:s text:c="10"/>OPTATIVA <text:s/>H.CULTURA (ANTIGUA Y MEDIA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154</text:p>
          </table:table-cell>
          <table:table-cell office:value-type="string" calcext:value-type="string">
            <text:p>OPTATIVA H.CULT <text:s text:c="10"/>OPTATIVA H.CULTURA (MODERNA Y CONTEMPORANEA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155</text:p>
          </table:table-cell>
          <table:table-cell office:value-type="string" calcext:value-type="string">
            <text:p>SEM.HIST.AME.I <text:s text:c="11"/>SEM.HIST.AME.I EL DESCUB.DE AMERICA V CENTEN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157</text:p>
          </table:table-cell>
          <table:table-cell office:value-type="string" calcext:value-type="string">
            <text:p>SEMINARIO DE IT <text:s text:c="10"/>SEMINARIO DE ITALIAN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158</text:p>
          </table:table-cell>
          <table:table-cell office:value-type="string" calcext:value-type="string">
            <text:p>CURSILLO DE MET <text:s text:c="10"/>CURSILLO DE METODOLOGIA DE LA INV. HISTOR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160</text:p>
          </table:table-cell>
          <table:table-cell office:value-type="string" calcext:value-type="string">
            <text:p>SEMINARIO LAS P <text:s text:c="10"/>SEMINARIO LAS POTEN.CENTRAL EN P.INTEG. S XIX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162</text:p>
          </table:table-cell>
          <table:table-cell office:value-type="string" calcext:value-type="string">
            <text:p>SEMINARIO ESTRU <text:s text:c="10"/>SEMINARIO ESTRUCT. ANTROPOL. DE LO IMAGINARI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163</text:p>
          </table:table-cell>
          <table:table-cell office:value-type="string" calcext:value-type="string">
            <text:p>SEMINARIO DE PR1112 <text:s text:c="2"/>302 SEMINARIO DE PREHISTORIA Y ARQUEOLOG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164</text:p>
          </table:table-cell>
          <table:table-cell office:value-type="string" calcext:value-type="string">
            <text:p>SEMINARIO PAL.Y <text:s text:c="10"/>SEMINARIO PAL.Y DIP.LA SECCION DE GOB. FUENT.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165</text:p>
          </table:table-cell>
          <table:table-cell office:value-type="string" calcext:value-type="string">
            <text:p>SEMINARIO HIST. <text:s text:c="10"/>SEMINARIO HIST. ARG. I "B" COR. PROC. DE MOD.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166</text:p>
          </table:table-cell>
          <table:table-cell office:value-type="string" calcext:value-type="string">
            <text:p>SEMINARIO EL SE <text:s text:c="10"/>SEMINARIO EL SECTOR MERCANTIL EN LA SOC. COR.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167</text:p>
          </table:table-cell>
          <table:table-cell office:value-type="string" calcext:value-type="string">
            <text:p>SEM.AMERICA II 99 3 <text:s text:c="2"/>200 SEMINARIO DE HISTORIA AMERICA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168</text:p>
          </table:table-cell>
          <table:table-cell office:value-type="string" calcext:value-type="string">
            <text:p>CURSILLO HIST. <text:s text:c="11"/>CURSILLO HIST. MEDIEVAL: GENERO E HISTOR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169</text:p>
          </table:table-cell>
          <table:table-cell office:value-type="string" calcext:value-type="string">
            <text:p>CURSILLO INT. A <text:s text:c="10"/>CURSILLO INT. A LA EC. POL. ESTRUCTURA Y CAM.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170</text:p>
          </table:table-cell>
          <table:table-cell office:value-type="string" calcext:value-type="string">
            <text:p>CURSILLO HIST.C <text:s text:c="10"/>CURSILLO HIST.CONT.EL ISLAM EN LA POL.INTERN.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171</text:p>
          </table:table-cell>
          <table:table-cell office:value-type="string" calcext:value-type="string">
            <text:p>SEMINARIO DE HI <text:s text:c="10"/>SEMINARIO DE HISTORIA DE AMERIC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173</text:p>
          </table:table-cell>
          <table:table-cell office:value-type="string" calcext:value-type="string">
            <text:p>CURSILLO H.ESP. <text:s text:c="10"/>CURSILLO H.ESP.EL CONCEPTO DE LA RECONQUIST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174</text:p>
          </table:table-cell>
          <table:table-cell office:value-type="string" calcext:value-type="string">
            <text:p>SEMINARIO AMERI <text:s text:c="10"/>SEMINARIO AMERIC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175</text:p>
          </table:table-cell>
          <table:table-cell office:value-type="string" calcext:value-type="string">
            <text:p>SEMINARIO METOD <text:s text:c="10"/>SEMINARIO METOD. INV.H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176</text:p>
          </table:table-cell>
          <table:table-cell office:value-type="string" calcext:value-type="string">
            <text:p>CURS. ARG. I "B <text:s text:c="10"/>CURS. ARG. I "B" CORDOBA 1852-1862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177</text:p>
          </table:table-cell>
          <table:table-cell office:value-type="string" calcext:value-type="string">
            <text:p>SEM. H.PENS.COR <text:s text:c="10"/>SEM. H.PENS.CORR.IDEOLOGICAS ALBORES SIGLO XX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178</text:p>
          </table:table-cell>
          <table:table-cell office:value-type="string" calcext:value-type="string">
            <text:p>SEM. ASIA Y AFR <text:s text:c="10"/>SEM. ASIA Y AFR.TENT.INTER.H.CONT.COREA SUR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179</text:p>
          </table:table-cell>
          <table:table-cell office:value-type="string" calcext:value-type="string">
            <text:p>CURS.H.ASIA Y A <text:s text:c="10"/>CURS.H.ASIA Y AFR.CRISIS EST.AFRICANO ACTU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180</text:p>
          </table:table-cell>
          <table:table-cell office:value-type="string" calcext:value-type="string">
            <text:p>SEM. TALLER APL1112 <text:s text:c="3"/>01 SEM. TALLER APLICA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181</text:p>
          </table:table-cell>
          <table:table-cell office:value-type="string" calcext:value-type="string">
            <text:p>SEMINARIO DE TE <text:s text:c="10"/>SEMINARIO DE TEORIA POLIT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999</text:p>
          </table:table-cell>
          <table:table-cell office:value-type="string" calcext:value-type="string">
            <text:p>TALLER DE APLIC1112 <text:s text:c="2"/>102 TALLER DE APLICACION</text:p>
          </table:table-cell>
          <table:table-cell/>
        </table:table-row>
        <table:table-row table:style-name="ro1">
          <table:table-cell office:value-type="string" calcext:value-type="string">
            <text:p>T02</text:p>
          </table:table-cell>
          <table:table-cell office:value-type="string" calcext:value-type="string">
            <text:p>44193</text:p>
          </table:table-cell>
          <table:table-cell office:value-type="string" calcext:value-type="string">
            <text:p>LICENCIATURA EN HISTORIA <text:s text:c="25"/>5 <text:s/>441863 <text:s text:c="4"/>LIC.HISTORIA 441-93 <text:s text:c="7"/>441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001</text:p>
          </table:table-cell>
          <table:table-cell office:value-type="string" calcext:value-type="string">
            <text:p>INT.PROBL.FILO.1112 <text:s text:c="2"/>101 INTRODUCCION A LA PROBLEMATICA FILOSOF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002</text:p>
          </table:table-cell>
          <table:table-cell office:value-type="string" calcext:value-type="string">
            <text:p>TALLER DE APLIC1111 <text:s text:c="2"/>102 TALLER DE APLICA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004</text:p>
          </table:table-cell>
          <table:table-cell office:value-type="string" calcext:value-type="string">
            <text:p>INTR. HISTORIA 1112 <text:s text:c="2"/>101 INTRODUCCION A LA HISTOR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012</text:p>
          </table:table-cell>
          <table:table-cell office:value-type="string" calcext:value-type="string">
            <text:p>PREHIST.Y ARQUE1112 <text:s text:c="2"/>101 PREHISTORIA Y ARQUEOLOG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013</text:p>
          </table:table-cell>
          <table:table-cell office:value-type="string" calcext:value-type="string">
            <text:p>HIST.ANTIGUA G.1112 <text:s text:c="2"/>102 HISTORIA ANTIGUA GENER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014</text:p>
          </table:table-cell>
          <table:table-cell office:value-type="string" calcext:value-type="string">
            <text:p>PALEOGR.Y DIPL.1112 <text:s text:c="2"/>201 PALEOGRAFIA Y DIPLOMAT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018</text:p>
          </table:table-cell>
          <table:table-cell office:value-type="string" calcext:value-type="string">
            <text:p>HIS.DE AMER.I <text:s/>1111 <text:s text:c="2"/>202 HISTORIA DE AMERIC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019</text:p>
          </table:table-cell>
          <table:table-cell office:value-type="string" calcext:value-type="string">
            <text:p>HIST.EDAD MEDIA1112 <text:s text:c="2"/>201 HISTORIA DE LA EDAD MED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020</text:p>
          </table:table-cell>
          <table:table-cell office:value-type="string" calcext:value-type="string">
            <text:p>GEOGRAFIA HUMAN1112 <text:s text:c="2"/>301 GEOGRAFIA HUMAN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022</text:p>
          </table:table-cell>
          <table:table-cell office:value-type="string" calcext:value-type="string">
            <text:p>HIST.ARGENT.I <text:s/>1112 <text:s text:c="2"/>302 HISTORIA ARGENTIN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025</text:p>
          </table:table-cell>
          <table:table-cell office:value-type="string" calcext:value-type="string">
            <text:p>HISTORIA AM.II 1111 <text:s text:c="2"/>401 HISTORIA AMERICA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026</text:p>
          </table:table-cell>
          <table:table-cell office:value-type="string" calcext:value-type="string">
            <text:p>HISTORIA MODER.1111 <text:s text:c="2"/>202 HISTORIA MODERN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027</text:p>
          </table:table-cell>
          <table:table-cell office:value-type="string" calcext:value-type="string">
            <text:p>HISTORIA ARG.II1112 <text:s text:c="2"/>401 HISTORIA ARGENTINA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031</text:p>
          </table:table-cell>
          <table:table-cell office:value-type="string" calcext:value-type="string">
            <text:p>FILOSOFIA CONT.1111 <text:s text:c="2"/>300 FILOSOFIA CONTEMPORANEA (OPTATIVA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033</text:p>
          </table:table-cell>
          <table:table-cell office:value-type="string" calcext:value-type="string">
            <text:p>SOCIOLOGIA <text:s text:c="4"/>1112 <text:s text:c="2"/>202 SOCIOLOG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034</text:p>
          </table:table-cell>
          <table:table-cell office:value-type="string" calcext:value-type="string">
            <text:p>ITALIANO <text:s text:c="6"/>9992 <text:s text:c="2"/>501 PRUEBA DE SUFICIENCIA IDIOMA ITALIAN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035</text:p>
          </table:table-cell>
          <table:table-cell office:value-type="string" calcext:value-type="string">
            <text:p>TRABAJO FINAL <text:s/>1111 <text:s text:c="2"/>500 TRABAJO FINAL DE LICENCIATUR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039</text:p>
          </table:table-cell>
          <table:table-cell office:value-type="string" calcext:value-type="string">
            <text:p>INGLES <text:s text:c="8"/>1111 <text:s text:c="2"/>500 PRUEBA DE SUFICIENCIA DE INGL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040</text:p>
          </table:table-cell>
          <table:table-cell office:value-type="string" calcext:value-type="string">
            <text:p>IDIOMA FRANCES 9999 <text:s text:c="2"/>500 PRUEBA DE SUFIC.IDIOMA FRANC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050</text:p>
          </table:table-cell>
          <table:table-cell office:value-type="string" calcext:value-type="string">
            <text:p>HIST.CONTEMPOR.1112 <text:s text:c="2"/>301 HISTORIA CONTEMPORANE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052</text:p>
          </table:table-cell>
          <table:table-cell office:value-type="string" calcext:value-type="string">
            <text:p>OPTATIVA*SOC.DE9999 <text:s text:c="2"/>301 SOCIOLOGIA DE LA OBRA LITERAR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053</text:p>
          </table:table-cell>
          <table:table-cell office:value-type="string" calcext:value-type="string">
            <text:p>FILOSOFIA DE LA9999 <text:s text:c="2"/>201 FILOSOFIA DE LA HISTOR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054</text:p>
          </table:table-cell>
          <table:table-cell office:value-type="string" calcext:value-type="string">
            <text:p>EPISTEMOLOGIA <text:s/>1112 <text:s text:c="2"/>502 EPISTEMOLOGIA DE LAS CIENCIAS SOCIAL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055</text:p>
          </table:table-cell>
          <table:table-cell office:value-type="string" calcext:value-type="string">
            <text:p>MET.INVEST.HIST1112 <text:s text:c="2"/>301 METODOLOGIA DE LA INVESTIGACION HISTOR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056</text:p>
          </table:table-cell>
          <table:table-cell office:value-type="string" calcext:value-type="string">
            <text:p>OP.MITO Y REL. 9999 <text:s text:c="2"/>301 MITO Y RELIGION EN GRECIA Y ROM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058</text:p>
          </table:table-cell>
          <table:table-cell office:value-type="string" calcext:value-type="string">
            <text:p>OPTATIVA*FILOSO <text:s text:c="10"/>OPTATIVA*FILOSOFIA MEDIEVAL I (ESC.FILOSOF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060</text:p>
          </table:table-cell>
          <table:table-cell office:value-type="string" calcext:value-type="string">
            <text:p>OPTATIVA* <text:s text:c="2"/>GRI <text:s text:c="10"/>OPTATIVA* <text:s text:c="2"/>GRIEGO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062</text:p>
          </table:table-cell>
          <table:table-cell office:value-type="string" calcext:value-type="string">
            <text:p>OPTATIVA* <text:s text:c="2"/>GRI <text:s text:c="10"/>OPTATIVA* <text:s text:c="2"/>GRIEGO I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063</text:p>
          </table:table-cell>
          <table:table-cell office:value-type="string" calcext:value-type="string">
            <text:p>OPTATIVA* <text:s text:c="2"/>LAT9999 <text:s text:c="2"/>201 <text:s/>LENGUA Y CULTURA LATIN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064</text:p>
          </table:table-cell>
          <table:table-cell office:value-type="string" calcext:value-type="string">
            <text:p>OPTATIVA* <text:s text:c="2"/>LAT <text:s text:c="10"/>OPTATIVA* <text:s text:c="2"/>LATIN <text:s/>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065</text:p>
          </table:table-cell>
          <table:table-cell office:value-type="string" calcext:value-type="string">
            <text:p>OPTATIVA* <text:s text:c="2"/>LAT <text:s text:c="10"/>OPTATIVA* <text:s text:c="2"/>LATIN <text:s/>I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067</text:p>
          </table:table-cell>
          <table:table-cell office:value-type="string" calcext:value-type="string">
            <text:p>OPTATIVA* HISTO <text:s text:c="10"/>OPTATIVA* HISTORIA DE LA CIENCIA I (E.FILOSOF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068</text:p>
          </table:table-cell>
          <table:table-cell office:value-type="string" calcext:value-type="string">
            <text:p>FILOS.ANTIGUA <text:s/>9999 <text:s text:c="6"/>FILOSOFIA ANTIGU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069</text:p>
          </table:table-cell>
          <table:table-cell office:value-type="string" calcext:value-type="string">
            <text:p>OPTATIVA* FILOS <text:s text:c="10"/>OPTATIVA* FILOSOFIA MEDIEVAL <text:s/>(ESC. FILOSOF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070</text:p>
          </table:table-cell>
          <table:table-cell office:value-type="string" calcext:value-type="string">
            <text:p>ANTROPOLOGIA <text:s text:c="2"/>1112 <text:s text:c="2"/>201 ANTROPOLOGIA SOCIAL Y CULTUR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072</text:p>
          </table:table-cell>
          <table:table-cell office:value-type="string" calcext:value-type="string">
            <text:p>OPTATIVA*HIST. <text:s text:c="11"/>OPTATIVA*HIST. DE LAS DOCTRINAS ECONOMICA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073</text:p>
          </table:table-cell>
          <table:table-cell office:value-type="string" calcext:value-type="string">
            <text:p>OPTATIVA* HIST. <text:s text:c="10"/>OPTATIVA* HIST. DE LAS DOC.POLIT.Y SOCIAL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075</text:p>
          </table:table-cell>
          <table:table-cell office:value-type="string" calcext:value-type="string">
            <text:p>OPTATIVA*HISTOR <text:s text:c="10"/>OPTATIVA*HISTORIA DE LAS CIENCIAS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076</text:p>
          </table:table-cell>
          <table:table-cell office:value-type="string" calcext:value-type="string">
            <text:p>HIST.CONT.ASIA 1112 <text:s text:c="2"/>302 HISTORIA CONTEMPORANEA DE ASIA Y AFR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078</text:p>
          </table:table-cell>
          <table:table-cell office:value-type="string" calcext:value-type="string">
            <text:p>OPTATIVA*DERECH <text:s text:c="10"/>OPTATIVA*DERECHO INTER. PUBLICO <text:s/>(FAC DERECH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079</text:p>
          </table:table-cell>
          <table:table-cell office:value-type="string" calcext:value-type="string">
            <text:p>OPTATIVA*PRUEBA9999 <text:s text:c="6"/>PRUEBA DE SUF. DE IDIOMA PORTUGU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080</text:p>
          </table:table-cell>
          <table:table-cell office:value-type="string" calcext:value-type="string">
            <text:p>OPTATIVA*PRUEBA <text:s text:c="10"/>OPTATIVA*PRUEBA DE SUF. DE IDIOMA ALEMA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083</text:p>
          </table:table-cell>
          <table:table-cell office:value-type="string" calcext:value-type="string">
            <text:p>ECONOMIA POL. <text:s/>1111 <text:s text:c="2"/>201 ECONOMIA POLIT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084</text:p>
          </table:table-cell>
          <table:table-cell office:value-type="string" calcext:value-type="string">
            <text:p>TEORIA POLITICA1112 <text:s text:c="2"/>402 TEORIA POLIT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085</text:p>
          </table:table-cell>
          <table:table-cell office:value-type="string" calcext:value-type="string">
            <text:p>OPTATIVA*HIST.Y <text:s text:c="10"/>OPTATIVA*HIST.Y SOC.DE LAS RE.INTERNACIONAL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086</text:p>
          </table:table-cell>
          <table:table-cell office:value-type="string" calcext:value-type="string">
            <text:p>OPTATIVA*HIST.D <text:s text:c="10"/>OPTATIVA*HIST.DE LA FILOSOFIA MODERNA(FILOSOF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087</text:p>
          </table:table-cell>
          <table:table-cell office:value-type="string" calcext:value-type="string">
            <text:p>OPTATIVA*HIST. <text:s text:c="11"/>OPTATIVA*HIST. DE LA FILO.CONTEMPORANEA (FIL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088</text:p>
          </table:table-cell>
          <table:table-cell office:value-type="string" calcext:value-type="string">
            <text:p>OP.HIST.EC.ARG.1322 <text:s text:c="2"/>401 OP.HISTORIA ECONOMICA ARGENTIN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102</text:p>
          </table:table-cell>
          <table:table-cell office:value-type="string" calcext:value-type="string">
            <text:p>CURSO NIVELADOR9999 <text:s text:c="2"/>101 CURSO NIVELACION (HISTORIA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107</text:p>
          </table:table-cell>
          <table:table-cell office:value-type="string" calcext:value-type="string">
            <text:p>OP.HIS.DEL PENS9992 <text:s text:c="2"/>402 HISTORIA DEL PENSAMIENTO Y LA CULTURA ARGENTINO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108</text:p>
          </table:table-cell>
          <table:table-cell office:value-type="string" calcext:value-type="string">
            <text:p>OP.HIS.DE ESPA.4332 <text:s text:c="2"/>401 OPTATIVA*HISTORIA DE ESPA�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109</text:p>
          </table:table-cell>
          <table:table-cell office:value-type="string" calcext:value-type="string">
            <text:p>OP.HIS.CUL.GRAL4492 <text:s text:c="2"/>401 OPTATIVA-HISTORIA DE LA CULTURA GR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116</text:p>
          </table:table-cell>
          <table:table-cell office:value-type="string" calcext:value-type="string">
            <text:p>ETNOHISTORIA AN9999 <text:s text:c="2"/>202 ETNOHISTORIA ANDIN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119</text:p>
          </table:table-cell>
          <table:table-cell office:value-type="string" calcext:value-type="string">
            <text:p>CURSILLO INTROD <text:s text:c="10"/>CURSILLO INTRODUCCION A LA HISTOR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123</text:p>
          </table:table-cell>
          <table:table-cell office:value-type="string" calcext:value-type="string">
            <text:p>OPTATIVA*SEMINA <text:s text:c="10"/>OPTATIVA*SEMINARIO HISTORIA URBAN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124</text:p>
          </table:table-cell>
          <table:table-cell office:value-type="string" calcext:value-type="string">
            <text:p>SEM.HIST.AGRAR.4392 <text:s text:c="2"/>302 SEMINARIO HISTORIA AGRAR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127</text:p>
          </table:table-cell>
          <table:table-cell office:value-type="string" calcext:value-type="string">
            <text:p>SEM.HIST.PENSA.9999 <text:s text:c="3"/>02 SEM.HISTORIA DEL PENSAMIENT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132</text:p>
          </table:table-cell>
          <table:table-cell office:value-type="string" calcext:value-type="string">
            <text:p>OPTATIVA*SEMINA <text:s text:c="10"/>OPTATIVA*SEMINARIO DE LAS REL.INTERAMERICANA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138</text:p>
          </table:table-cell>
          <table:table-cell office:value-type="string" calcext:value-type="string">
            <text:p>OPTATIVA*PR.SUF <text:s text:c="10"/>OPTATIVA*PR.SUF.IDIOMA FRANCES C.DE LECTO-COM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139</text:p>
          </table:table-cell>
          <table:table-cell office:value-type="string" calcext:value-type="string">
            <text:p>OPTATIVA*PR.SUF9999 <text:s text:c="2"/>301 SEMINARIO LECTO-COMPRENSION IDIOMA INGL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140</text:p>
          </table:table-cell>
          <table:table-cell office:value-type="string" calcext:value-type="string">
            <text:p>OPTATIVA*PR.SUF <text:s text:c="10"/>OPTATIVA*PR.SUF.IDIOMA ITALIANO C.DE LECTO-C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141</text:p>
          </table:table-cell>
          <table:table-cell office:value-type="string" calcext:value-type="string">
            <text:p>OPTATIVA*PR SUF <text:s text:c="10"/>OPTATIVA*PR SUF.IDIOMA ALEMAN C.DE LECTO-COMP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142</text:p>
          </table:table-cell>
          <table:table-cell office:value-type="string" calcext:value-type="string">
            <text:p>SEMINARIO HISTO <text:s text:c="10"/>SEMINARIO HISTORIA <text:s/>ANTIGU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150</text:p>
          </table:table-cell>
          <table:table-cell office:value-type="string" calcext:value-type="string">
            <text:p>SEM.ASIA Y AFR.1112 <text:s text:c="3"/>01 SEM.HIST.CONT.DE ASIA Y AFR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151</text:p>
          </table:table-cell>
          <table:table-cell office:value-type="string" calcext:value-type="string">
            <text:p>OPTATIVA* DEMOG9999 <text:s text:c="2"/>202 <text:s/>DEMOGRAFIA HISTOR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158</text:p>
          </table:table-cell>
          <table:table-cell office:value-type="string" calcext:value-type="string">
            <text:p>CURSILLO DE MET <text:s text:c="10"/>CURSILLO DE METODOLOGIA DE LA INV. HISTOR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164</text:p>
          </table:table-cell>
          <table:table-cell office:value-type="string" calcext:value-type="string">
            <text:p>SEM.PALEO.Y DIP1112 <text:s text:c="2"/>202 SEMINARIO PALEOGRAFIA Y DIPLOMAT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171</text:p>
          </table:table-cell>
          <table:table-cell office:value-type="string" calcext:value-type="string">
            <text:p>OPTATIVA*SEMINA <text:s text:c="10"/>OPTATIVA*SEMINARIO DE HISTORIA DE AMERIC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175</text:p>
          </table:table-cell>
          <table:table-cell office:value-type="string" calcext:value-type="string">
            <text:p>OPTATIVA*SEMINA <text:s text:c="10"/>OPTATIVA*SEMINARIO METOD. INVEST.HISTOR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180</text:p>
          </table:table-cell>
          <table:table-cell office:value-type="string" calcext:value-type="string">
            <text:p>OPTATIVA* SEMIN <text:s text:c="10"/>OPTATIVA* SEMINARIO TALLER APLICACION</text:p>
          </table:table-cell>
          <table:table-cell/>
        </table:table-row>
        <table:table-row table:style-name="ro1">
          <table:table-cell office:value-type="string" calcext:value-type="string">
            <text:p>T02</text:p>
          </table:table-cell>
          <table:table-cell office:value-type="string" calcext:value-type="string">
            <text:p>44878</text:p>
          </table:table-cell>
          <table:table-cell office:value-type="string" calcext:value-type="string">
            <text:p>PROFESOR EN HISTORIA <text:s text:c="29"/>5 <text:s text:c="6"/>3 <text:s text:c="4"/>PROF. HIST. <text:s/>448-78 <text:s text:c="12"/>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78004</text:p>
          </table:table-cell>
          <table:table-cell office:value-type="string" calcext:value-type="string">
            <text:p>INTRODUCCION A <text:s text:c="11"/>INTRODUCCION A LOS ESTUDIOS HISTORICO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78005</text:p>
          </table:table-cell>
          <table:table-cell office:value-type="string" calcext:value-type="string">
            <text:p>HISTORIA DE LA <text:s text:c="11"/>HISTORIA DE LA CULTUR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78011</text:p>
          </table:table-cell>
          <table:table-cell office:value-type="string" calcext:value-type="string">
            <text:p>HISTORIA DE ESP <text:s text:c="10"/>HISTORIA DE ESPA�A MEDIEVAL Y MODERN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78012</text:p>
          </table:table-cell>
          <table:table-cell office:value-type="string" calcext:value-type="string">
            <text:p>PREHISTORIA Y A <text:s text:c="10"/>PREHISTORIA Y ARQUEOLOG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78013</text:p>
          </table:table-cell>
          <table:table-cell office:value-type="string" calcext:value-type="string">
            <text:p>HISTORIA ANTIGU <text:s text:c="10"/>HISTORIA ANTIGU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78014</text:p>
          </table:table-cell>
          <table:table-cell office:value-type="string" calcext:value-type="string">
            <text:p>PALEOGRAFIA <text:s text:c="14"/>PALEOGRAF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78018</text:p>
          </table:table-cell>
          <table:table-cell office:value-type="string" calcext:value-type="string">
            <text:p>HISTORIA AMERIC <text:s text:c="10"/>HISTORIA AMERIC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78019</text:p>
          </table:table-cell>
          <table:table-cell office:value-type="string" calcext:value-type="string">
            <text:p>HISTORIA MEDIEV <text:s text:c="10"/>HISTORIA MEDIEV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78020</text:p>
          </table:table-cell>
          <table:table-cell office:value-type="string" calcext:value-type="string">
            <text:p>GEOGRAFIA HUMAN <text:s text:c="10"/>GEOGRAFIA HUMAN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78022</text:p>
          </table:table-cell>
          <table:table-cell office:value-type="string" calcext:value-type="string">
            <text:p>HISTORIA ARGENT <text:s text:c="10"/>HISTORIA ARGENTIN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78025</text:p>
          </table:table-cell>
          <table:table-cell office:value-type="string" calcext:value-type="string">
            <text:p>HISTORIA DE AME <text:s text:c="10"/>HISTORIA DE AMERICA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78026</text:p>
          </table:table-cell>
          <table:table-cell office:value-type="string" calcext:value-type="string">
            <text:p>HISTORIA MODERN <text:s text:c="10"/>HISTORIA MODERN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78027</text:p>
          </table:table-cell>
          <table:table-cell office:value-type="string" calcext:value-type="string">
            <text:p>HISTORIA ARGENT <text:s text:c="10"/>HISTORIA ARGENTINA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78033</text:p>
          </table:table-cell>
          <table:table-cell office:value-type="string" calcext:value-type="string">
            <text:p>SOCIOLOGIA <text:s text:c="15"/>SOCIOLOG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78041</text:p>
          </table:table-cell>
          <table:table-cell office:value-type="string" calcext:value-type="string">
            <text:p>PEDAGOGIA <text:s text:c="16"/>PEDAGOG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78042</text:p>
          </table:table-cell>
          <table:table-cell office:value-type="string" calcext:value-type="string">
            <text:p>DIDACTICA GENER <text:s text:c="10"/>DIDACTICA GENER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78043</text:p>
          </table:table-cell>
          <table:table-cell office:value-type="string" calcext:value-type="string">
            <text:p>DIDACTICA ESPEC <text:s text:c="10"/>DIDACTICA ESPECI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78044</text:p>
          </table:table-cell>
          <table:table-cell office:value-type="string" calcext:value-type="string">
            <text:p>ETICA PROFESION <text:s text:c="10"/>ETICA PROFESION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78045</text:p>
          </table:table-cell>
          <table:table-cell office:value-type="string" calcext:value-type="string">
            <text:p>METODOLOGIA OBS <text:s text:c="10"/>METODOLOGIA OBSERV.Y PRACT.DE LA ENSE#ANZ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78050</text:p>
          </table:table-cell>
          <table:table-cell office:value-type="string" calcext:value-type="string">
            <text:p>HISTORIA CONTEM <text:s text:c="10"/>HISTORIA CONTEMPORANE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78051</text:p>
          </table:table-cell>
          <table:table-cell office:value-type="string" calcext:value-type="string">
            <text:p>HISTORIA DEL PE <text:s text:c="10"/>HISTORIA DEL PENSAM.Y LA CULTURA ARGENTINO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78054</text:p>
          </table:table-cell>
          <table:table-cell office:value-type="string" calcext:value-type="string">
            <text:p>TEORIA Y METODO <text:s text:c="10"/>TEORIA Y METODO DE LAS CIENCIAS SOCIAL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78055</text:p>
          </table:table-cell>
          <table:table-cell office:value-type="string" calcext:value-type="string">
            <text:p>METODOLOGIA DE <text:s text:c="11"/>METODOLOGIA DE LA INVESTIGACION HISTOR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78101</text:p>
          </table:table-cell>
          <table:table-cell office:value-type="string" calcext:value-type="string">
            <text:p>SEMINARIO (MODE <text:s text:c="10"/>SEMINARIO (MODER./CONC.FIN DE LA HISTORIA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78102</text:p>
          </table:table-cell>
          <table:table-cell office:value-type="string" calcext:value-type="string">
            <text:p>CURSILLO AMERIC <text:s text:c="10"/>CURSILLO AMERIC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78103</text:p>
          </table:table-cell>
          <table:table-cell office:value-type="string" calcext:value-type="string">
            <text:p>CURSILLO (ASPEC <text:s text:c="10"/>CURSILLO (ASPEC.METOD.HA.AMERICANA CONTEMP.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78104</text:p>
          </table:table-cell>
          <table:table-cell office:value-type="string" calcext:value-type="string">
            <text:p>CURSILLO (LA NU <text:s text:c="10"/>CURSILLO (LA NUEVA ANTROPOLOGIA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78105</text:p>
          </table:table-cell>
          <table:table-cell office:value-type="string" calcext:value-type="string">
            <text:p>CURSILLO (EL SI <text:s text:c="10"/>CURSILLO (EL SIND. DE LA ARG. AGRO. EXPOR.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78106</text:p>
          </table:table-cell>
          <table:table-cell office:value-type="string" calcext:value-type="string">
            <text:p>SEMINARIO (DIST <text:s text:c="10"/>SEMINARIO (DIST. ASPEC. DE LA HA. CBA.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78107</text:p>
          </table:table-cell>
          <table:table-cell office:value-type="string" calcext:value-type="string">
            <text:p>OPTATIVA (HISTO <text:s text:c="10"/>OPTATIVA (HISTORIA DEL PENSAMIENTO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78108</text:p>
          </table:table-cell>
          <table:table-cell office:value-type="string" calcext:value-type="string">
            <text:p>OPTATIVA (HISTO <text:s text:c="10"/>OPTATIVA (HISTORIA DE ESPA�A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78109</text:p>
          </table:table-cell>
          <table:table-cell office:value-type="string" calcext:value-type="string">
            <text:p>OPTATIVA (HISTO <text:s text:c="10"/>OPTATIVA (HISTORIA DE LA CULTURA GRAL.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78110</text:p>
          </table:table-cell>
          <table:table-cell office:value-type="string" calcext:value-type="string">
            <text:p>CURSILLO (HIST. <text:s text:c="10"/>CURSILLO (HIST.CONTEMPORANEA DE JAPON)</text:p>
          </table:table-cell>
          <table:table-cell/>
        </table:table-row>
        <table:table-row table:style-name="ro1">
          <table:table-cell office:value-type="string" calcext:value-type="string">
            <text:p>T02</text:p>
          </table:table-cell>
          <table:table-cell office:value-type="string" calcext:value-type="string">
            <text:p>44886</text:p>
          </table:table-cell>
          <table:table-cell office:value-type="string" calcext:value-type="string">
            <text:p>PROFESOR EN HISTORIA <text:s text:c="29"/>5 <text:s/>441783 <text:s text:c="4"/>PROF.HIST.448-86 <text:s text:c="15"/>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86004</text:p>
          </table:table-cell>
          <table:table-cell office:value-type="string" calcext:value-type="string">
            <text:p>INTRODUCCION A <text:s text:c="11"/>INTRODUCCION A LOS ESTUDIOS HISTORICO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86005</text:p>
          </table:table-cell>
          <table:table-cell office:value-type="string" calcext:value-type="string">
            <text:p>HISTORIA DE LA <text:s text:c="11"/>HISTORIA DE LA CULTUR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86011</text:p>
          </table:table-cell>
          <table:table-cell office:value-type="string" calcext:value-type="string">
            <text:p>HISTORIA DE ESP <text:s text:c="10"/>HISTORIA DE ESPA�A MEDIEVAL Y MODERN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86012</text:p>
          </table:table-cell>
          <table:table-cell office:value-type="string" calcext:value-type="string">
            <text:p>PREHISTORIA Y A <text:s text:c="10"/>PREHISTORIA Y ARQUEOLOG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86013</text:p>
          </table:table-cell>
          <table:table-cell office:value-type="string" calcext:value-type="string">
            <text:p>HISTORIA ANTIGU <text:s text:c="10"/>HISTORIA ANTIGU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86014</text:p>
          </table:table-cell>
          <table:table-cell office:value-type="string" calcext:value-type="string">
            <text:p>PALEOGRAFIA <text:s text:c="14"/>PALEOGRAF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86018</text:p>
          </table:table-cell>
          <table:table-cell office:value-type="string" calcext:value-type="string">
            <text:p>HISTORIA AMERIC <text:s text:c="10"/>HISTORIA AMERIC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86019</text:p>
          </table:table-cell>
          <table:table-cell office:value-type="string" calcext:value-type="string">
            <text:p>HISTORIA MEDIEV <text:s text:c="10"/>HISTORIA MEDIEV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86020</text:p>
          </table:table-cell>
          <table:table-cell office:value-type="string" calcext:value-type="string">
            <text:p>GEOGRAFIA HUMAN <text:s text:c="10"/>GEOGRAFIA HUMAN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86022</text:p>
          </table:table-cell>
          <table:table-cell office:value-type="string" calcext:value-type="string">
            <text:p>HISTORIA ARGENT <text:s text:c="10"/>HISTORIA ARGENTIN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86025</text:p>
          </table:table-cell>
          <table:table-cell office:value-type="string" calcext:value-type="string">
            <text:p>HISTORIA DE AME <text:s text:c="10"/>HISTORIA DE AMERICA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86026</text:p>
          </table:table-cell>
          <table:table-cell office:value-type="string" calcext:value-type="string">
            <text:p>HISTORIA MODERN <text:s text:c="10"/>HISTORIA MODERN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86027</text:p>
          </table:table-cell>
          <table:table-cell office:value-type="string" calcext:value-type="string">
            <text:p>HISTORIA ARGENT <text:s text:c="10"/>HISTORIA ARGENTINA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86033</text:p>
          </table:table-cell>
          <table:table-cell office:value-type="string" calcext:value-type="string">
            <text:p>SOCIOLOGIA <text:s text:c="15"/>SOCIOLOG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86041</text:p>
          </table:table-cell>
          <table:table-cell office:value-type="string" calcext:value-type="string">
            <text:p>PEDAGOGIA <text:s text:c="5"/>1112 <text:s text:c="2"/>202 PEDAGOG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86042</text:p>
          </table:table-cell>
          <table:table-cell office:value-type="string" calcext:value-type="string">
            <text:p>DIDACTICA GENER2249 <text:s text:c="2"/>302 DIDACTICA GENER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86043</text:p>
          </table:table-cell>
          <table:table-cell office:value-type="string" calcext:value-type="string">
            <text:p>DIDACTICA ESPEC1112 <text:s text:c="2"/>402 DIDACTICA ESPECI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86045</text:p>
          </table:table-cell>
          <table:table-cell office:value-type="string" calcext:value-type="string">
            <text:p>M.O.P.E. <text:s text:c="6"/>9999 <text:s text:c="2"/>500 METODOLOGIA OBSERV.Y PRACT.DE LA ENSE#ANZ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86050</text:p>
          </table:table-cell>
          <table:table-cell office:value-type="string" calcext:value-type="string">
            <text:p>HISTORIA CONTEM <text:s text:c="10"/>HISTORIA CONTEMPORANE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86051</text:p>
          </table:table-cell>
          <table:table-cell office:value-type="string" calcext:value-type="string">
            <text:p>HISTORIA DEL PE <text:s text:c="10"/>HISTORIA DEL PENSAM.Y LA CULTURA ARGENTINO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86054</text:p>
          </table:table-cell>
          <table:table-cell office:value-type="string" calcext:value-type="string">
            <text:p>TEORIA Y METODO <text:s text:c="10"/>TEORIA Y METODO DE LAS CIENCIAS SOCIAL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86055</text:p>
          </table:table-cell>
          <table:table-cell office:value-type="string" calcext:value-type="string">
            <text:p>METODOLOGIA DE <text:s text:c="11"/>METODOLOGIA DE LA INVESTIGACION HISTOR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86070</text:p>
          </table:table-cell>
          <table:table-cell office:value-type="string" calcext:value-type="string">
            <text:p>ANTROPOLOGIA SO1112 <text:s text:c="2"/>402 INTRODUCCION A LA ANTROPOLOG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86101</text:p>
          </table:table-cell>
          <table:table-cell office:value-type="string" calcext:value-type="string">
            <text:p>SEMINARIO (MODE <text:s text:c="10"/>SEMINARIO (MODER./CONC.FIN DE LA HISTORIA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86102</text:p>
          </table:table-cell>
          <table:table-cell office:value-type="string" calcext:value-type="string">
            <text:p>CURSILLO AMERIC <text:s text:c="10"/>CURSILLO AMERIC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86103</text:p>
          </table:table-cell>
          <table:table-cell office:value-type="string" calcext:value-type="string">
            <text:p>CURSILLO (ASPEC <text:s text:c="10"/>CURSILLO (ASPEC.METOD.HA.AMERICANA CONTEMP.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86104</text:p>
          </table:table-cell>
          <table:table-cell office:value-type="string" calcext:value-type="string">
            <text:p>CURSILLO (LA NU <text:s text:c="10"/>CURSILLO (LA NUEVA ANTROPOLOGIA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86105</text:p>
          </table:table-cell>
          <table:table-cell office:value-type="string" calcext:value-type="string">
            <text:p>CURSILLO (EL SI <text:s text:c="10"/>CURSILLO (EL SIND. DE LA ARG. AGRO. EXPOR.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86106</text:p>
          </table:table-cell>
          <table:table-cell office:value-type="string" calcext:value-type="string">
            <text:p>SEMINARIO (DIST <text:s text:c="10"/>SEMINARIO (DIST. ASPEC. DE LA HA. CBA.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86107</text:p>
          </table:table-cell>
          <table:table-cell office:value-type="string" calcext:value-type="string">
            <text:p>OPTATIVA (HISTO <text:s text:c="10"/>OPTATIVA (HISTORIA DEL PENSAMIENTO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86108</text:p>
          </table:table-cell>
          <table:table-cell office:value-type="string" calcext:value-type="string">
            <text:p>OPTATIVA (HISTO <text:s text:c="10"/>OPTATIVA (HISTORIA DE ESPA�A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86109</text:p>
          </table:table-cell>
          <table:table-cell office:value-type="string" calcext:value-type="string">
            <text:p>OPTATIVA (HISTO <text:s text:c="10"/>OPTATIVA (HISTORIA DE LA CULTURA GRAL.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86110</text:p>
          </table:table-cell>
          <table:table-cell office:value-type="string" calcext:value-type="string">
            <text:p>CURSILLO (HIST. <text:s text:c="10"/>CURSILLO (HIST.CONTEMPORANEA DE JAPON)</text:p>
          </table:table-cell>
          <table:table-cell/>
        </table:table-row>
        <table:table-row table:style-name="ro1">
          <table:table-cell office:value-type="string" calcext:value-type="string">
            <text:p>T02</text:p>
          </table:table-cell>
          <table:table-cell office:value-type="string" calcext:value-type="string">
            <text:p>44893</text:p>
          </table:table-cell>
          <table:table-cell office:value-type="string" calcext:value-type="string">
            <text:p>PROFESORADO EN HISTORIA <text:s text:c="26"/>5 <text:s/>441863 <text:s text:c="4"/>PROF.EN HISTOR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93041</text:p>
          </table:table-cell>
          <table:table-cell office:value-type="string" calcext:value-type="string">
            <text:p>PEDAGOGIA <text:s text:c="5"/>1112 <text:s text:c="2"/>202 PEDAGOG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93043</text:p>
          </table:table-cell>
          <table:table-cell office:value-type="string" calcext:value-type="string">
            <text:p>DIDACTICA ESP. 1112 <text:s text:c="2"/>401 DIDACTICA ESPECI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93045</text:p>
          </table:table-cell>
          <table:table-cell office:value-type="string" calcext:value-type="string">
            <text:p>M.O.P.E. <text:s text:c="6"/>2131 <text:s text:c="2"/>500 METODOLOGIA OBSERV.Y PRACTICA DE LA ENSE�ANZA</text:p>
          </table:table-cell>
          <table:table-cell/>
        </table:table-row>
        <table:table-row table:style-name="ro1">
          <table:table-cell office:value-type="string" calcext:value-type="string">
            <text:p>T02</text:p>
          </table:table-cell>
          <table:table-cell office:value-type="string" calcext:value-type="string">
            <text:p>45178</text:p>
          </table:table-cell>
          <table:table-cell office:value-type="string" calcext:value-type="string">
            <text:p>LIC. EN CIENCIAS DE LA EDUCACION <text:s text:c="17"/>5 <text:s text:c="6"/>4 <text:s text:c="4"/>LIC.C. EDUC. 451-78 <text:s text:c="12"/>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78001</text:p>
          </table:table-cell>
          <table:table-cell office:value-type="string" calcext:value-type="string">
            <text:p>INTRODUCCION A <text:s text:c="11"/>INTRODUCCION A LA FILOSOF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78002</text:p>
          </table:table-cell>
          <table:table-cell office:value-type="string" calcext:value-type="string">
            <text:p>INTRODUCCION A <text:s text:c="11"/>INTRODUCCION A LA LITERATUR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78003</text:p>
          </table:table-cell>
          <table:table-cell office:value-type="string" calcext:value-type="string">
            <text:p>PSICOLOGIA FUND <text:s text:c="10"/>PSICOLOGIA FUNDAMENT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78004</text:p>
          </table:table-cell>
          <table:table-cell office:value-type="string" calcext:value-type="string">
            <text:p>INTRODUCCION A <text:s text:c="11"/>INTRODUCCION A LA HISTOR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78005</text:p>
          </table:table-cell>
          <table:table-cell office:value-type="string" calcext:value-type="string">
            <text:p>HISTORIA DE LA <text:s text:c="11"/>HISTORIA DE LA CULTUR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78006</text:p>
          </table:table-cell>
          <table:table-cell office:value-type="string" calcext:value-type="string">
            <text:p>HISTORIA DEL AR <text:s text:c="10"/>HISTORIA DEL ARTE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78007</text:p>
          </table:table-cell>
          <table:table-cell office:value-type="string" calcext:value-type="string">
            <text:p>ANTROPOLOGIA FI <text:s text:c="10"/>ANTROPOLOGIA FILOSOF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78008</text:p>
          </table:table-cell>
          <table:table-cell office:value-type="string" calcext:value-type="string">
            <text:p>METODOS DE APRE <text:s text:c="10"/>METODOS DE APRENDIZAJE E INVESTIGA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78011</text:p>
          </table:table-cell>
          <table:table-cell office:value-type="string" calcext:value-type="string">
            <text:p>HISTORIA DE LA <text:s text:c="11"/>HISTORIA DE LA EDUCA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78012</text:p>
          </table:table-cell>
          <table:table-cell office:value-type="string" calcext:value-type="string">
            <text:p>FILOSOFIA DE LA <text:s text:c="10"/>FILOSOFIA DE LA EDUCA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78013</text:p>
          </table:table-cell>
          <table:table-cell office:value-type="string" calcext:value-type="string">
            <text:p>PSICOLOGIA DE L <text:s text:c="10"/>PSICOLOGIA DE LA EDUCA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78015</text:p>
          </table:table-cell>
          <table:table-cell office:value-type="string" calcext:value-type="string">
            <text:p>PSICOLOGIA EVOL <text:s text:c="10"/>PSICOLOGIA EVOLUTIV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78018</text:p>
          </table:table-cell>
          <table:table-cell office:value-type="string" calcext:value-type="string">
            <text:p>SOCIOLOGIA GRAL <text:s text:c="10"/>SOCIOLOGIA GRAL Y SOCIOL.DE LA EDUCA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78019</text:p>
          </table:table-cell>
          <table:table-cell office:value-type="string" calcext:value-type="string">
            <text:p>HISTORIA DE LA <text:s text:c="11"/>HISTORIA DE LA EDUCACION ARGENTIN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78020</text:p>
          </table:table-cell>
          <table:table-cell office:value-type="string" calcext:value-type="string">
            <text:p>POLITICA EDUCAC <text:s text:c="10"/>POLITICA EDUCACIONAL Y LEGISLACION ESCOLAR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78025</text:p>
          </table:table-cell>
          <table:table-cell office:value-type="string" calcext:value-type="string">
            <text:p>CORRIENTES PEDA <text:s text:c="10"/>CORRIENTES PEDAGOGICAS CONTEMPORANEA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78026</text:p>
          </table:table-cell>
          <table:table-cell office:value-type="string" calcext:value-type="string">
            <text:p>METODOS Y TECNI <text:s text:c="10"/>METODOS Y TECNICAS DE INVESTIGACION EDUCATIV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78027</text:p>
          </table:table-cell>
          <table:table-cell office:value-type="string" calcext:value-type="string">
            <text:p>ADMINISTRACION <text:s text:c="11"/>ADMINISTRACION Y ORGANIZACION ESCOLAR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78028</text:p>
          </table:table-cell>
          <table:table-cell office:value-type="string" calcext:value-type="string">
            <text:p>SEMINARIO DE EV <text:s text:c="10"/>SEMINARIO DE EVALUA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78030</text:p>
          </table:table-cell>
          <table:table-cell office:value-type="string" calcext:value-type="string">
            <text:p>PEDAGOGIA DIFER <text:s text:c="10"/>PEDAGOGIA DIFERENCI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78031</text:p>
          </table:table-cell>
          <table:table-cell office:value-type="string" calcext:value-type="string">
            <text:p>EDUCACION COMPA <text:s text:c="10"/>EDUCACION COMPARAD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78035</text:p>
          </table:table-cell>
          <table:table-cell office:value-type="string" calcext:value-type="string">
            <text:p>TRABAJO FINAL <text:s text:c="12"/>TRABAJO FIN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78037</text:p>
          </table:table-cell>
          <table:table-cell office:value-type="string" calcext:value-type="string">
            <text:p>PRUEBA DE SUFIC <text:s text:c="10"/>PRUEBA DE SUFICIENCIA DE IDIOMA ITALIAN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78039</text:p>
          </table:table-cell>
          <table:table-cell office:value-type="string" calcext:value-type="string">
            <text:p>PRUEBA DE CAPAC <text:s text:c="10"/>PRUEBA DE CAPACITACION IDIOMA INGL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78040</text:p>
          </table:table-cell>
          <table:table-cell office:value-type="string" calcext:value-type="string">
            <text:p>PRUEBA DE CAPAC <text:s text:c="10"/>PRUEBA DE CAPACITACION IDIOMA FRANC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78041</text:p>
          </table:table-cell>
          <table:table-cell office:value-type="string" calcext:value-type="string">
            <text:p>PEDAGOGIA <text:s text:c="16"/>PEDAGOG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78042</text:p>
          </table:table-cell>
          <table:table-cell office:value-type="string" calcext:value-type="string">
            <text:p>DIDACTICA GENER <text:s text:c="10"/>DIDACTICA GENER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78043</text:p>
          </table:table-cell>
          <table:table-cell office:value-type="string" calcext:value-type="string">
            <text:p>DIDACTICA ESPEC <text:s text:c="10"/>DIDACTICA ESPECI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78044</text:p>
          </table:table-cell>
          <table:table-cell office:value-type="string" calcext:value-type="string">
            <text:p>ETICA PROFESION <text:s text:c="10"/>ETICA PROFESION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78045</text:p>
          </table:table-cell>
          <table:table-cell office:value-type="string" calcext:value-type="string">
            <text:p>METODOLOGIA OBS <text:s text:c="10"/>METODOLOGIA OBSERV.Y PRACT.DE LA ENSE#ANZ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78072</text:p>
          </table:table-cell>
          <table:table-cell office:value-type="string" calcext:value-type="string">
            <text:p>PRUEBA DE SUFIC <text:s text:c="10"/>PRUEBA DE SUFICIENCIA IDIOMA ALEMAN</text:p>
          </table:table-cell>
          <table:table-cell/>
        </table:table-row>
        <table:table-row table:style-name="ro1">
          <table:table-cell office:value-type="string" calcext:value-type="string">
            <text:p>T02</text:p>
          </table:table-cell>
          <table:table-cell office:value-type="string" calcext:value-type="string">
            <text:p>45186</text:p>
          </table:table-cell>
          <table:table-cell office:value-type="string" calcext:value-type="string">
            <text:p>LICENCIATURA EN CIENCIAS DE LA EDUCACION <text:s text:c="9"/>5 <text:s/>451784 <text:s text:c="4"/>L.CS.EDUCACION 1986 <text:s text:c="15"/>- <text:s/>-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86001</text:p>
          </table:table-cell>
          <table:table-cell office:value-type="string" calcext:value-type="string">
            <text:p>INTR. FILOSOFIA2112 <text:s text:c="2"/>101 INTRODUCCION A LA FILOSOF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86003</text:p>
          </table:table-cell>
          <table:table-cell office:value-type="string" calcext:value-type="string">
            <text:p>INT.PSICOLOGIA 2112 <text:s text:c="2"/>101 INTRODUCCION A LA PSICOLOG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86011</text:p>
          </table:table-cell>
          <table:table-cell office:value-type="string" calcext:value-type="string">
            <text:p>HIST.EDUCACION 2111 <text:s text:c="2"/>200 HISTORIA DE LA EDUCA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86012</text:p>
          </table:table-cell>
          <table:table-cell office:value-type="string" calcext:value-type="string">
            <text:p>FILOS.EDUCACION2112 <text:s text:c="2"/>201 FILOSOFIA DE LA EDUCA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86013</text:p>
          </table:table-cell>
          <table:table-cell office:value-type="string" calcext:value-type="string">
            <text:p>PSICOL. EDUCA. 2111 <text:s text:c="2"/>302 PSICOLOGIA EDUCACION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86015</text:p>
          </table:table-cell>
          <table:table-cell office:value-type="string" calcext:value-type="string">
            <text:p>PSICOL. EVOLUT.2112 <text:s text:c="2"/>202 PSICOLOGIA EVOLUTIV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86018</text:p>
          </table:table-cell>
          <table:table-cell office:value-type="string" calcext:value-type="string">
            <text:p>SOCIOLOGIA GRAL2111 <text:s text:c="2"/>201 SOCIOLOGIA GENERAL Y SOCIOLOGIA DE LA EDUCA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86020</text:p>
          </table:table-cell>
          <table:table-cell office:value-type="string" calcext:value-type="string">
            <text:p>POL.ED.Y LEG.ES2112 <text:s text:c="2"/>302 POLITICA EDUCACIONAL Y LEGISLACION ESCOLAR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86026</text:p>
          </table:table-cell>
          <table:table-cell office:value-type="string" calcext:value-type="string">
            <text:p>INV.EDUCATIVA <text:s/>2111 <text:s text:c="2"/>300 METODOS Y TECNICAS DE INVESTIGACION EDUCATIV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86027</text:p>
          </table:table-cell>
          <table:table-cell office:value-type="string" calcext:value-type="string">
            <text:p>ORG.Y ADM.EDUC.2112 <text:s text:c="2"/>401 ORGANIZACION Y ADMINISTRACION EDUCACION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86028</text:p>
          </table:table-cell>
          <table:table-cell office:value-type="string" calcext:value-type="string">
            <text:p>SEM. EVALUACION432S <text:s text:c="2"/>500 SEMINARIO DE EVALUA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86030</text:p>
          </table:table-cell>
          <table:table-cell office:value-type="string" calcext:value-type="string">
            <text:p>PEDAGOGIA ESPEC1111 <text:s text:c="2"/>502 PEDAGOGIA ESPECI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86031</text:p>
          </table:table-cell>
          <table:table-cell office:value-type="string" calcext:value-type="string">
            <text:p>EDUCAC.COMPARAD4212 <text:s text:c="2"/>400 EDUCACION COMPARAD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86035</text:p>
          </table:table-cell>
          <table:table-cell office:value-type="string" calcext:value-type="string">
            <text:p>TRABAJO FINAL <text:s/>9111 <text:s text:c="2"/>500 TRABAJO FINAL DE LICENCIATUR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86037</text:p>
          </table:table-cell>
          <table:table-cell office:value-type="string" calcext:value-type="string">
            <text:p>IDIOMA ITALIANO9111 <text:s text:c="2"/>400 PRUEBA DE SUFICIENCIA DE IDIOMA ITALIAN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86039</text:p>
          </table:table-cell>
          <table:table-cell office:value-type="string" calcext:value-type="string">
            <text:p>IDIOMA INGLES <text:s/>9111 <text:s text:c="2"/>400 PRUEBA DE SUFICIENCIA DE IDIOMA INGL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86040</text:p>
          </table:table-cell>
          <table:table-cell office:value-type="string" calcext:value-type="string">
            <text:p>IDIOMA FRANCES 9111 <text:s text:c="2"/>400 PRUEBA DE SUFICIENCIA DE IDIOMA FRANC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86041</text:p>
          </table:table-cell>
          <table:table-cell office:value-type="string" calcext:value-type="string">
            <text:p>PEDAGOGIA <text:s text:c="5"/>2111 <text:s text:c="2"/>101 PEDAGOG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86042</text:p>
          </table:table-cell>
          <table:table-cell office:value-type="string" calcext:value-type="string">
            <text:p>DIDACT.GENERAL 2112 <text:s text:c="2"/>202 DIDACTICA GENER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86046</text:p>
          </table:table-cell>
          <table:table-cell office:value-type="string" calcext:value-type="string">
            <text:p>INTR.A LA LOGIC1112 <text:s text:c="2"/>100 INTROD.A LA LOGICA Y TEORIA DE LA CIENC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86047</text:p>
          </table:table-cell>
          <table:table-cell office:value-type="string" calcext:value-type="string">
            <text:p>BIOLOGIA DEL CR2112 <text:s text:c="2"/>102 BIOLOGIA DEL CRECIMIENTO Y DEL DESARROLL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86049</text:p>
          </table:table-cell>
          <table:table-cell office:value-type="string" calcext:value-type="string">
            <text:p>ESTAD. APLICADA2112 <text:s text:c="2"/>402 ESTADISTICA APLICAD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86050</text:p>
          </table:table-cell>
          <table:table-cell office:value-type="string" calcext:value-type="string">
            <text:p>DID ESP N PRE Y2112 <text:s text:c="2"/>302 DIDACTICA ESPECIAL NIVEL PRE Y PRIMARI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86051</text:p>
          </table:table-cell>
          <table:table-cell office:value-type="string" calcext:value-type="string">
            <text:p>TALLER I-VIEJO 2111 <text:s text:c="2"/>200 TALLER I PROB.EDUC.DEL NIVEL PREPRIM.Y PRIM.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86052</text:p>
          </table:table-cell>
          <table:table-cell office:value-type="string" calcext:value-type="string">
            <text:p>SEM.REAL.SOC.AR4122 <text:s text:c="2"/>400 SEMINARIO DE REALIDAD SOCIAL Y EDUCAT.ARGENTIN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86053</text:p>
          </table:table-cell>
          <table:table-cell office:value-type="string" calcext:value-type="string">
            <text:p>PSICOSOC.DE GRU2111 <text:s text:c="2"/>402 PSICOSOCIOLOGIA DE LOS GRUPOS E INSTITUC EDUCATIV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86054</text:p>
          </table:table-cell>
          <table:table-cell office:value-type="string" calcext:value-type="string">
            <text:p>D.E.N.MED. SUP.2111 <text:s text:c="2"/>402 DIDACTICA ESPEC.DEL NIVEL MED.Y SUPER.NO UNIVERS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86055</text:p>
          </table:table-cell>
          <table:table-cell office:value-type="string" calcext:value-type="string">
            <text:p>TALLER II VIEJO2121 <text:s text:c="2"/>300 TALLER II PROB.EDUC.DEL NIV.MED.SUP.NO UNIV.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86056</text:p>
          </table:table-cell>
          <table:table-cell office:value-type="string" calcext:value-type="string">
            <text:p>SEM.PRACT.INVES4111 <text:s text:c="2"/>502 SEMINARIO DE PRACTICA DE LA INVESTIGA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86057</text:p>
          </table:table-cell>
          <table:table-cell office:value-type="string" calcext:value-type="string">
            <text:p>PLANEAM. EDUC. 2311 <text:s text:c="2"/>501 PLANEAMIENTO EDUCACION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86058</text:p>
          </table:table-cell>
          <table:table-cell office:value-type="string" calcext:value-type="string">
            <text:p>ECON.DE LA EDUC2111 <text:s text:c="2"/>500 ECONOMIA <text:s/>DE LA EDUCA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86059</text:p>
          </table:table-cell>
          <table:table-cell office:value-type="string" calcext:value-type="string">
            <text:p>SEM.DISE#O CURR4312 <text:s text:c="2"/>500 SEMINARIO DE DISE�O CURRICULAR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86060</text:p>
          </table:table-cell>
          <table:table-cell office:value-type="string" calcext:value-type="string">
            <text:p>TECNOLOGIA EDUC2311 <text:s text:c="2"/>501 TECNOLOGIA EDUCATIV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86061</text:p>
          </table:table-cell>
          <table:table-cell office:value-type="string" calcext:value-type="string">
            <text:p>TEORIA Y MODELO2311 <text:s text:c="2"/>500 TEORIA Y MODELOS DE LA COMUNICA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86062</text:p>
          </table:table-cell>
          <table:table-cell office:value-type="string" calcext:value-type="string">
            <text:p>SEM.DIS.Y EVAL.4322 <text:s text:c="2"/>500 SEMIN.DE DISE�O Y EVAL.DE PROY.DE TEC.EDUC.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86063</text:p>
          </table:table-cell>
          <table:table-cell office:value-type="string" calcext:value-type="string">
            <text:p>SEM.LENG.Y TEC.4312 <text:s text:c="2"/>500 SEMINARIO DE LENG.Y TECNOLOGIA DE LOS MEDIO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86064</text:p>
          </table:table-cell>
          <table:table-cell office:value-type="string" calcext:value-type="string">
            <text:p>PROB.ED.ADULTO 2311 <text:s text:c="2"/>501 PROBLEMATICA DE LA EDUCACION DE ADULTO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86065</text:p>
          </table:table-cell>
          <table:table-cell office:value-type="string" calcext:value-type="string">
            <text:p>FORM.DOCENTES <text:s/>2312 <text:s text:c="2"/>500 FORMACION CONTINUA DE DOCENT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86066</text:p>
          </table:table-cell>
          <table:table-cell office:value-type="string" calcext:value-type="string">
            <text:p>SEM.ALFABETIZAC4322 <text:s text:c="2"/>500 SEMINARIO DE ALFABET.Y EDUCACION BAS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86067</text:p>
          </table:table-cell>
          <table:table-cell office:value-type="string" calcext:value-type="string">
            <text:p>SEM.CAPAC.PERS.4312 <text:s text:c="2"/>500 SEMINARIO DE CAPACIT.Y DESARROLLO DE PERSON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86068</text:p>
          </table:table-cell>
          <table:table-cell office:value-type="string" calcext:value-type="string">
            <text:p>ORIENTAC.EDUC. 2311 <text:s text:c="2"/>501 ORIENTACION EDUCACION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86069</text:p>
          </table:table-cell>
          <table:table-cell office:value-type="string" calcext:value-type="string">
            <text:p>SEM.TEC.EXPLOR.4312 <text:s text:c="2"/>500 SEMINARIO DE TECNICAS DE EXPLORACION PSICOLOG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86071</text:p>
          </table:table-cell>
          <table:table-cell office:value-type="string" calcext:value-type="string">
            <text:p>SEM.ECONOMIA PO4312 <text:s text:c="2"/>500 SEM.ECONOMIA POLIT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86072</text:p>
          </table:table-cell>
          <table:table-cell office:value-type="string" calcext:value-type="string">
            <text:p>IDIOMA ALEMAN <text:s/>1111 <text:s text:c="2"/>400 PRUEBA DE SUFICIENCIA DE IDIOMA ALEMA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86073</text:p>
          </table:table-cell>
          <table:table-cell office:value-type="string" calcext:value-type="string">
            <text:p>SEM.TEOR.PERSON4312 <text:s text:c="2"/>500 SEMINARIO DE TEORIAS DE LA PERSONALIDAD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86079</text:p>
          </table:table-cell>
          <table:table-cell office:value-type="string" calcext:value-type="string">
            <text:p>POL.SOC. ESTADO2312 <text:s text:c="2"/>500 POLITICA SOC.DE LOS ESTADOS (OPTATIVA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86080</text:p>
          </table:table-cell>
          <table:table-cell office:value-type="string" calcext:value-type="string">
            <text:p>OPTATIVA I <text:s text:c="4"/>2311 <text:s text:c="2"/>501 <text:s/>OPTATIV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86081</text:p>
          </table:table-cell>
          <table:table-cell office:value-type="string" calcext:value-type="string">
            <text:p>OPTATIVA II <text:s text:c="3"/>9999 <text:s text:c="2"/>502 <text:s/>OPTATIVA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86082</text:p>
          </table:table-cell>
          <table:table-cell office:value-type="string" calcext:value-type="string">
            <text:p>TAL. III VIEJO 3121 <text:s text:c="2"/>300 TALLER III:PROB. EDUCAT.DEL NIVEL UNIVERSIT.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86083</text:p>
          </table:table-cell>
          <table:table-cell office:value-type="string" calcext:value-type="string">
            <text:p>EDUCACION CON M9999 <text:s text:c="2"/>501 SEMINARIO I MEDIOS AUDIOVISUAL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86084</text:p>
          </table:table-cell>
          <table:table-cell office:value-type="string" calcext:value-type="string">
            <text:p>REALIZACION AUD1319 <text:s text:c="2"/>500 REALIZACION AUDIOVISU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86085</text:p>
          </table:table-cell>
          <table:table-cell office:value-type="string" calcext:value-type="string">
            <text:p>TECNICA DE GRAB1319 <text:s text:c="2"/>500 TECNICA DE GRABADO EDICION Y PROD. EN VIDE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86086</text:p>
          </table:table-cell>
          <table:table-cell office:value-type="string" calcext:value-type="string">
            <text:p><text:s text:c="2"/>GUION <text:s text:c="7"/>1319 <text:s text:c="2"/>500 <text:s text:c="2"/>GU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86087</text:p>
          </table:table-cell>
          <table:table-cell office:value-type="string" calcext:value-type="string">
            <text:p>CINE Y NARRATIV1312 <text:s text:c="2"/>501 CINE Y NARRATIV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86088</text:p>
          </table:table-cell>
          <table:table-cell office:value-type="string" calcext:value-type="string">
            <text:p>INT.INFORMATICA1319 <text:s text:c="2"/>500 INTRODUCCION A LA INFORMAT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86089</text:p>
          </table:table-cell>
          <table:table-cell office:value-type="string" calcext:value-type="string">
            <text:p>PERIODISMO III 1319 <text:s text:c="2"/>500 PERIODISMO I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86090</text:p>
          </table:table-cell>
          <table:table-cell office:value-type="string" calcext:value-type="string">
            <text:p>COMUNICACION PU1319 <text:s text:c="2"/>500 COMUNICACION PUBLICITAR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86091</text:p>
          </table:table-cell>
          <table:table-cell office:value-type="string" calcext:value-type="string">
            <text:p>PERIODISMO IV <text:s/>1319 <text:s text:c="2"/>500 PERIODISMO IV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86092</text:p>
          </table:table-cell>
          <table:table-cell office:value-type="string" calcext:value-type="string">
            <text:p>PSICOLOGIA SOCI1319 <text:s text:c="2"/>500 PSICOLOGIA SOCIAL. OPTATIVA DICTA ESC.PSICOLOG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86093</text:p>
          </table:table-cell>
          <table:table-cell office:value-type="string" calcext:value-type="string">
            <text:p>PSICOPEDAGOGIA 1319 <text:s text:c="2"/>500 PSICOPEDAGOGIA TEATR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86094</text:p>
          </table:table-cell>
          <table:table-cell office:value-type="string" calcext:value-type="string">
            <text:p>PSICOPATOLOGIA 1319 <text:s text:c="2"/>500 PSICOPATOLOGIA OPTATIVA DICTA ESC. PSICOLOG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86095</text:p>
          </table:table-cell>
          <table:table-cell office:value-type="string" calcext:value-type="string">
            <text:p>PSICOANALISIS <text:s/>1319 <text:s text:c="2"/>500 PSICOANALISIS. OPTATIVA DICTA ESC. PSICOLOG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86096</text:p>
          </table:table-cell>
          <table:table-cell office:value-type="string" calcext:value-type="string">
            <text:p>PSICOLOGIA CLIN1319 <text:s text:c="2"/>500 PSICOLOGIA CLIN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86097</text:p>
          </table:table-cell>
          <table:table-cell office:value-type="string" calcext:value-type="string">
            <text:p>ORIENTACION VOC1319 <text:s text:c="2"/>500 ORIENTACION VOCACION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86098</text:p>
          </table:table-cell>
          <table:table-cell office:value-type="string" calcext:value-type="string">
            <text:p>TECNICAS PSICOM1319 <text:s text:c="2"/>500 TECNICAS PSICOMETRICA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86099</text:p>
          </table:table-cell>
          <table:table-cell office:value-type="string" calcext:value-type="string">
            <text:p>PSIC.DE MASAS Y1319 <text:s text:c="2"/>500 PSIC.DE MASAS Y MEDIOS DE COMUNICACION SOCI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86100</text:p>
          </table:table-cell>
          <table:table-cell office:value-type="string" calcext:value-type="string">
            <text:p>POLITICA SOCIAL1319 <text:s text:c="2"/>500 POLITICA SOCI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86101</text:p>
          </table:table-cell>
          <table:table-cell office:value-type="string" calcext:value-type="string">
            <text:p>PLANEAMIENTO I 1319 <text:s text:c="2"/>500 PLANEAMIENTO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86102</text:p>
          </table:table-cell>
          <table:table-cell office:value-type="string" calcext:value-type="string">
            <text:p>CURSO NIVELADOR9999 <text:s text:c="2"/>101 CURSO NIVELACION (CIENC. EDUCACION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86103</text:p>
          </table:table-cell>
          <table:table-cell office:value-type="string" calcext:value-type="string">
            <text:p>ANALISIS Y CRIT1319 <text:s text:c="2"/>500 ANALISIS Y CRITICA (DIC.ESC.ARTES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86105</text:p>
          </table:table-cell>
          <table:table-cell office:value-type="string" calcext:value-type="string">
            <text:p>IDIOMA INGLES <text:s/>1319 <text:s text:c="2"/>400 SEMINARIO DE LECTO-COMPRENSION DE IDIOMA INGL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86106</text:p>
          </table:table-cell>
          <table:table-cell office:value-type="string" calcext:value-type="string">
            <text:p>IDIOMA ITALIANO1319 <text:s text:c="2"/>400 PRUEBA DE SUF.IDIOMA ITALIAN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86132</text:p>
          </table:table-cell>
          <table:table-cell office:value-type="string" calcext:value-type="string">
            <text:p>IDIOMA FRANCES 1319 <text:s text:c="2"/>400 PRUEBA DE SUF.IDIOMA FRANC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86133</text:p>
          </table:table-cell>
          <table:table-cell office:value-type="string" calcext:value-type="string">
            <text:p>TEORIA POLITIA 1319 <text:s text:c="2"/>500 TEORIA POLIT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86134</text:p>
          </table:table-cell>
          <table:table-cell office:value-type="string" calcext:value-type="string">
            <text:p>PROBLEMAS DE AP1319 <text:s text:c="2"/>500 PROBLEMAS DE APRENDIZAJE.(OPT.)DIC ESC.PSIC.</text:p>
          </table:table-cell>
          <table:table-cell/>
        </table:table-row>
        <table:table-row table:style-name="ro1">
          <table:table-cell office:value-type="string" calcext:value-type="string">
            <text:p>T02</text:p>
          </table:table-cell>
          <table:table-cell office:value-type="string" calcext:value-type="string">
            <text:p>45878</text:p>
          </table:table-cell>
          <table:table-cell office:value-type="string" calcext:value-type="string">
            <text:p>PROFESOR EN CIENCIAS DE LA EDUCACION <text:s text:c="13"/>5 <text:s/>451784 <text:s text:c="4"/>PROF.CIENCIAS EDUCACION <text:s text:c="8"/>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878001</text:p>
          </table:table-cell>
          <table:table-cell office:value-type="string" calcext:value-type="string">
            <text:p>INTRODUCCION A <text:s text:c="11"/>INTRODUCCION A LA FILOSOF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878002</text:p>
          </table:table-cell>
          <table:table-cell office:value-type="string" calcext:value-type="string">
            <text:p>INTRODUCCION A <text:s text:c="11"/>INTRODUCCION A LA LITERATUR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878003</text:p>
          </table:table-cell>
          <table:table-cell office:value-type="string" calcext:value-type="string">
            <text:p>PSICOLOGIA FUND <text:s text:c="10"/>PSICOLOGIA FUNDAMENT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878004</text:p>
          </table:table-cell>
          <table:table-cell office:value-type="string" calcext:value-type="string">
            <text:p>INTRODUCCION A <text:s text:c="11"/>INTRODUCCION A LA HISTOR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878005</text:p>
          </table:table-cell>
          <table:table-cell office:value-type="string" calcext:value-type="string">
            <text:p>HISTORIA DE LA <text:s text:c="11"/>HISTORIA DE LA CULTUR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878006</text:p>
          </table:table-cell>
          <table:table-cell office:value-type="string" calcext:value-type="string">
            <text:p>HISTORIA DEL AR <text:s text:c="10"/>HISTORIA DEL ARTE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878007</text:p>
          </table:table-cell>
          <table:table-cell office:value-type="string" calcext:value-type="string">
            <text:p>ANTROPOLOGIA FI <text:s text:c="10"/>ANTROPOLOGIA FILOSOF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878008</text:p>
          </table:table-cell>
          <table:table-cell office:value-type="string" calcext:value-type="string">
            <text:p>METODOS DE APRE <text:s text:c="10"/>METODOS DE APRENDIZAJE E INVESTIGA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878011</text:p>
          </table:table-cell>
          <table:table-cell office:value-type="string" calcext:value-type="string">
            <text:p>HISTORIA DE LA <text:s text:c="11"/>HISTORIA DE LA EDUCA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878012</text:p>
          </table:table-cell>
          <table:table-cell office:value-type="string" calcext:value-type="string">
            <text:p>FILOSOFIA DE LA <text:s text:c="10"/>FILOSOFIA DE LA EDUCA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878013</text:p>
          </table:table-cell>
          <table:table-cell office:value-type="string" calcext:value-type="string">
            <text:p>PSICOLOGIA DE L <text:s text:c="10"/>PSICOLOGIA DE LA EDUCA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878015</text:p>
          </table:table-cell>
          <table:table-cell office:value-type="string" calcext:value-type="string">
            <text:p>PSICOLOGIA EVOL <text:s text:c="10"/>PSICOLOGIA EVOLUTIV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878018</text:p>
          </table:table-cell>
          <table:table-cell office:value-type="string" calcext:value-type="string">
            <text:p>SOCIOLOGIA GRAL <text:s text:c="10"/>SOCIOLOGIA GRAL Y SOCIOLOGIA DE LA EDUCA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878019</text:p>
          </table:table-cell>
          <table:table-cell office:value-type="string" calcext:value-type="string">
            <text:p>HISTORIA DE LA <text:s text:c="11"/>HISTORIA DE LA EDUCACION ARGENTIN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878020</text:p>
          </table:table-cell>
          <table:table-cell office:value-type="string" calcext:value-type="string">
            <text:p>POLITICA EDUCAC <text:s text:c="10"/>POLITICA EDUCACIONAL Y LEGISLACION ESCOLAR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878025</text:p>
          </table:table-cell>
          <table:table-cell office:value-type="string" calcext:value-type="string">
            <text:p>CORRIENTES PEDA <text:s text:c="10"/>CORRIENTES PEDAGOGICAS CONTEMPORANEA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878026</text:p>
          </table:table-cell>
          <table:table-cell office:value-type="string" calcext:value-type="string">
            <text:p>METODOS Y TECNI <text:s text:c="10"/>METODOS Y TECNICA DE INVESTIGACION EDUCATIV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878027</text:p>
          </table:table-cell>
          <table:table-cell office:value-type="string" calcext:value-type="string">
            <text:p>ADMINISTRACION <text:s text:c="11"/>ADMINISTRACION Y ORGANIZACION ESCOLAR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878028</text:p>
          </table:table-cell>
          <table:table-cell office:value-type="string" calcext:value-type="string">
            <text:p>SEMINARIO DE EV <text:s text:c="10"/>SEMINARIO DE EVALUA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878030</text:p>
          </table:table-cell>
          <table:table-cell office:value-type="string" calcext:value-type="string">
            <text:p>PEDAGOGIA DIFER <text:s text:c="10"/>PEDAGOGIA DIFERENCI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878031</text:p>
          </table:table-cell>
          <table:table-cell office:value-type="string" calcext:value-type="string">
            <text:p>EDUCACION COMPA <text:s text:c="10"/>EDUCACION COMPARAD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878039</text:p>
          </table:table-cell>
          <table:table-cell office:value-type="string" calcext:value-type="string">
            <text:p>PRUEBA DE CAPAC <text:s text:c="10"/>PRUEBA DE CAPACITACION IDIOMA INGL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878040</text:p>
          </table:table-cell>
          <table:table-cell office:value-type="string" calcext:value-type="string">
            <text:p>PRUEBA DE CAPAC <text:s text:c="10"/>PRUEBA DE CAPACITACION IDIOMA FRANC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878041</text:p>
          </table:table-cell>
          <table:table-cell office:value-type="string" calcext:value-type="string">
            <text:p>PEDAGOGIA <text:s text:c="16"/>PEDAGOG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878042</text:p>
          </table:table-cell>
          <table:table-cell office:value-type="string" calcext:value-type="string">
            <text:p>DIDATICA GENERA <text:s text:c="10"/>DIDATICA GENER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878043</text:p>
          </table:table-cell>
          <table:table-cell office:value-type="string" calcext:value-type="string">
            <text:p>DIDACTICA ESPEC <text:s text:c="10"/>DIDACTICA ESPECI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878044</text:p>
          </table:table-cell>
          <table:table-cell office:value-type="string" calcext:value-type="string">
            <text:p>ETICA PROFESION <text:s text:c="10"/>ETICA PROFESION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878045</text:p>
          </table:table-cell>
          <table:table-cell office:value-type="string" calcext:value-type="string">
            <text:p>METODOLOGIA OBS <text:s text:c="10"/>METODOLOGIA OBSERV.Y PRACT.DE LA ENSE#ANZA</text:p>
          </table:table-cell>
          <table:table-cell/>
        </table:table-row>
        <table:table-row table:style-name="ro1">
          <table:table-cell office:value-type="string" calcext:value-type="string">
            <text:p>T02</text:p>
          </table:table-cell>
          <table:table-cell office:value-type="string" calcext:value-type="string">
            <text:p>45886</text:p>
          </table:table-cell>
          <table:table-cell office:value-type="string" calcext:value-type="string">
            <text:p>PROFESOR EN CIENCIAS DE LA EDUCACION <text:s text:c="13"/>42845878412 <text:s text:c="2"/>P.CS.EDUCACION 1986 <text:s text:c="15"/>- <text:s/>-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886001</text:p>
          </table:table-cell>
          <table:table-cell office:value-type="string" calcext:value-type="string">
            <text:p>INTROD.A FILOS.1112 <text:s text:c="2"/>100 INTRODUCCION A LA FILOSOF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886003</text:p>
          </table:table-cell>
          <table:table-cell office:value-type="string" calcext:value-type="string">
            <text:p>INTRODUCCION A 1111 <text:s text:c="2"/>100 INTRODUCCION A LA PSICOLOG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886011</text:p>
          </table:table-cell>
          <table:table-cell office:value-type="string" calcext:value-type="string">
            <text:p>HIST.DE EDUCA. 1111 <text:s text:c="2"/>100 HISTORIA DE LA EDUCA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886012</text:p>
          </table:table-cell>
          <table:table-cell office:value-type="string" calcext:value-type="string">
            <text:p>FIL.DE LA EDUC.1111 <text:s text:c="2"/>200 FILOSOFIA DE LA EDUCA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886013</text:p>
          </table:table-cell>
          <table:table-cell office:value-type="string" calcext:value-type="string">
            <text:p>PSICOL.EDUCAC. 1111 <text:s text:c="2"/>300 PSICOLOGIA EDUCACION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886015</text:p>
          </table:table-cell>
          <table:table-cell office:value-type="string" calcext:value-type="string">
            <text:p>PSICOL.EVOLUT. 1111 <text:s text:c="2"/>202 PSICOLOGIA EVOLUTIV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886018</text:p>
          </table:table-cell>
          <table:table-cell office:value-type="string" calcext:value-type="string">
            <text:p>SOC.GRAL.Y EDUC1111 <text:s text:c="2"/>200 SOCIOLOGIA GRAL Y SOCIOLOGIA DE LA EDUCA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886019</text:p>
          </table:table-cell>
          <table:table-cell office:value-type="string" calcext:value-type="string">
            <text:p>HIST.EDUC.ARG. 1111 <text:s text:c="2"/>300 HISTORIA DE LA EDUCACION ARGENTIN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886020</text:p>
          </table:table-cell>
          <table:table-cell office:value-type="string" calcext:value-type="string">
            <text:p>POL.EDUC.Y LEG.1111 <text:s text:c="2"/>300 POLITICA EDUCACIONAL Y LEGISLACION ESCOLAR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886026</text:p>
          </table:table-cell>
          <table:table-cell office:value-type="string" calcext:value-type="string">
            <text:p>METODOS Y TECNI2111 <text:s text:c="2"/>300 METODOS Y TECNICAS DE INVESTIGACION EDUCATIV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886027</text:p>
          </table:table-cell>
          <table:table-cell office:value-type="string" calcext:value-type="string">
            <text:p>ORG.Y ADM.EDUC.1112 <text:s text:c="2"/>401 ORGANIZACION Y ADMINISTRACION EDUCACION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886031</text:p>
          </table:table-cell>
          <table:table-cell office:value-type="string" calcext:value-type="string">
            <text:p>EDUCACION COMPA1111 <text:s text:c="2"/>400 EDUCACION COMPARAD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886041</text:p>
          </table:table-cell>
          <table:table-cell office:value-type="string" calcext:value-type="string">
            <text:p>PEDAGOGIA <text:s text:c="5"/>1111 <text:s text:c="2"/>102 PEDAGOG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886042</text:p>
          </table:table-cell>
          <table:table-cell office:value-type="string" calcext:value-type="string">
            <text:p>DIDACTICA GRAL.1122 <text:s text:c="2"/>200 DIDACTICA GENER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886045</text:p>
          </table:table-cell>
          <table:table-cell office:value-type="string" calcext:value-type="string">
            <text:p>M.O.P.E. <text:s text:c="6"/>2231 <text:s text:c="2"/>500 METODOLOGIA OBSERVACION Y PRACTIC.DE LA ENSE�ANZ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886046</text:p>
          </table:table-cell>
          <table:table-cell office:value-type="string" calcext:value-type="string">
            <text:p>INTR.LOG.Y CIEN2221 <text:s text:c="2"/>100 INTROD.A LA LOGICA Y TEORIA DE LA CIENC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886047</text:p>
          </table:table-cell>
          <table:table-cell office:value-type="string" calcext:value-type="string">
            <text:p>BIOLOGIA CRECIM2222 <text:s text:c="2"/>102 BIOLOGIA DEL CRECIMIENTO Y DEL DESARROLL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886048</text:p>
          </table:table-cell>
          <table:table-cell office:value-type="string" calcext:value-type="string">
            <text:p>TEORIAS APREND.2222 <text:s text:c="2"/>202 TEORIAS DEL APRENDIZAJE Y DE LA ENSE#ANZ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886049</text:p>
          </table:table-cell>
          <table:table-cell office:value-type="string" calcext:value-type="string">
            <text:p>ESTADISTICA APL1112 <text:s text:c="2"/>402 ESTADISTICA APLICAD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886050</text:p>
          </table:table-cell>
          <table:table-cell office:value-type="string" calcext:value-type="string">
            <text:p>DIDAC.PRE-PRIM.2221 <text:s text:c="2"/>302 DIDACTICA ESPEC.DEL NIVEL PREPRIM.Y PRIMARI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886051</text:p>
          </table:table-cell>
          <table:table-cell office:value-type="string" calcext:value-type="string">
            <text:p>TALLER I - ANT.2121 <text:s text:c="2"/>200 TALLER I(VIEJO) PROB.EDUC.DEL NIVEL PREPRIM.Y PR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886052</text:p>
          </table:table-cell>
          <table:table-cell office:value-type="string" calcext:value-type="string">
            <text:p>SEMINARIO DE RE1111 <text:s text:c="2"/>400 SEMINARIO DE REALID.SOCIAL Y EDUC.ARGENTIN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886053</text:p>
          </table:table-cell>
          <table:table-cell office:value-type="string" calcext:value-type="string">
            <text:p>PSICOSOCIOLOGIA1111 <text:s text:c="2"/>400 PSICOSOCIOLOGIA DE LOS GRUPOS E INSTIT.EDUCATIVAS</text:p>
          </table:table-cell>
          <table:table-cell/>
        </table:table-row>
        <table:table-row table:style-name="ro1">
          <table:table-cell office:value-type="string" calcext:value-type="string">
            <text:p>T02</text:p>
          </table:table-cell>
          <table:table-cell office:value-type="string" calcext:value-type="string">
            <text:p>46178</text:p>
          </table:table-cell>
          <table:table-cell office:value-type="string" calcext:value-type="string">
            <text:p>LICENCIATURA EN PSICOLOGIA <text:s text:c="23"/>5 <text:s/>461695 <text:s text:c="4"/>LIC.EN PSICO.461-78 <text:s text:c="12"/>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78001</text:p>
          </table:table-cell>
          <table:table-cell office:value-type="string" calcext:value-type="string">
            <text:p>INTROD.A FILOS.1111 <text:s text:c="2"/>100 INTRODUCCION A LA FILOSOF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78002</text:p>
          </table:table-cell>
          <table:table-cell office:value-type="string" calcext:value-type="string">
            <text:p>INTROD.A LITER.1111 <text:s text:c="2"/>100 INTRODUCCION A LA LITERATUR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78003</text:p>
          </table:table-cell>
          <table:table-cell office:value-type="string" calcext:value-type="string">
            <text:p>PSICOLOGIA FUND1111 <text:s text:c="2"/>100 PSICOLOGIA FUNDAMENT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78004</text:p>
          </table:table-cell>
          <table:table-cell office:value-type="string" calcext:value-type="string">
            <text:p>INTROD.A HIST. 1111 <text:s text:c="2"/>100 INTRODUCCION A LA HISTOR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78005</text:p>
          </table:table-cell>
          <table:table-cell office:value-type="string" calcext:value-type="string">
            <text:p>HIST.DE LA CUL.1111 <text:s text:c="2"/>101 HISTORIA DE LA CULTUR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78006</text:p>
          </table:table-cell>
          <table:table-cell office:value-type="string" calcext:value-type="string">
            <text:p>HIST.DEL ARTE <text:s/>1111 <text:s text:c="2"/>101 HISTORIA DEL ARTE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78007</text:p>
          </table:table-cell>
          <table:table-cell office:value-type="string" calcext:value-type="string">
            <text:p>ANTROPOLOGIA FI1111 <text:s text:c="2"/>101 ANTROPOLOGIA FILOSOF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78008</text:p>
          </table:table-cell>
          <table:table-cell office:value-type="string" calcext:value-type="string">
            <text:p>MET.DE APR.E IN1111 <text:s text:c="2"/>101 METODOS DE APRENDIZAJE E INVESTIGA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78011</text:p>
          </table:table-cell>
          <table:table-cell office:value-type="string" calcext:value-type="string">
            <text:p>HIST.DE PSICOL.9999 <text:s text:c="2"/>201 HISTORIA DE LA PSICOLOG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78012</text:p>
          </table:table-cell>
          <table:table-cell office:value-type="string" calcext:value-type="string">
            <text:p>BIOLOGIA <text:s text:c="6"/>9999 <text:s text:c="2"/>201 BIOLOG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78013</text:p>
          </table:table-cell>
          <table:table-cell office:value-type="string" calcext:value-type="string">
            <text:p>ESTADISTICA APL9999 <text:s text:c="2"/>201 ESTADISTICA APLICAD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78014</text:p>
          </table:table-cell>
          <table:table-cell office:value-type="string" calcext:value-type="string">
            <text:p>NEUROANATOMIA Y9999 <text:s text:c="2"/>201 NEUROANATOMIA Y NEUROFISIOLOG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78018</text:p>
          </table:table-cell>
          <table:table-cell office:value-type="string" calcext:value-type="string">
            <text:p>PSICOLOGIA DINA9999 <text:s text:c="2"/>301 PSICOLOGIA DINAM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78019</text:p>
          </table:table-cell>
          <table:table-cell office:value-type="string" calcext:value-type="string">
            <text:p>PSICOLOGIA SOCI9999 <text:s text:c="2"/>301 PSICOLOGIA SOCI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78020</text:p>
          </table:table-cell>
          <table:table-cell office:value-type="string" calcext:value-type="string">
            <text:p>FISIOLOGIA GENE9999 <text:s text:c="2"/>201 FISIOLOGIA GENERAL Y PSICOFISIOLOG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78021</text:p>
          </table:table-cell>
          <table:table-cell office:value-type="string" calcext:value-type="string">
            <text:p>PSICOLOGIA EDUC9999 <text:s text:c="2"/>501 PSICOLOGIA EDUCACION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78022</text:p>
          </table:table-cell>
          <table:table-cell office:value-type="string" calcext:value-type="string">
            <text:p>PSICOMETRIA <text:s text:c="3"/>9999 <text:s text:c="2"/>401 PSICOMETR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78023</text:p>
          </table:table-cell>
          <table:table-cell office:value-type="string" calcext:value-type="string">
            <text:p>SEMINARIO <text:s text:c="2"/>DRO <text:s text:c="10"/>SEMINARIO <text:s text:c="2"/>DROGA Y ADIC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78025</text:p>
          </table:table-cell>
          <table:table-cell office:value-type="string" calcext:value-type="string">
            <text:p>TECNICAS PROYEC9999 <text:s text:c="2"/>401 TECNICAS PROYECTIVA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78026</text:p>
          </table:table-cell>
          <table:table-cell office:value-type="string" calcext:value-type="string">
            <text:p>TEORIA Y TECNIC9999 <text:s text:c="2"/>401 TEORIA Y TECNICA DE GRUP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78027</text:p>
          </table:table-cell>
          <table:table-cell office:value-type="string" calcext:value-type="string">
            <text:p>TEORIAS DE LA P9999 <text:s text:c="2"/>401 TEORIAS DE LA PERSONALIDAD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78028</text:p>
          </table:table-cell>
          <table:table-cell office:value-type="string" calcext:value-type="string">
            <text:p>PSICOPATOLOGIA 9999 <text:s text:c="2"/>401 PSICOPATOLOGIA GENER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78029</text:p>
          </table:table-cell>
          <table:table-cell office:value-type="string" calcext:value-type="string">
            <text:p>PSICOLOGIA EXPE9999 <text:s text:c="2"/>301 PSICOLOGIA EXPERIMENT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78030</text:p>
          </table:table-cell>
          <table:table-cell office:value-type="string" calcext:value-type="string">
            <text:p>PEDAGOGIA ESPEC <text:s text:c="10"/>PEDAGOGIA ESPECI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78031</text:p>
          </table:table-cell>
          <table:table-cell office:value-type="string" calcext:value-type="string">
            <text:p>PSICOLOGIA CLIN9999 <text:s text:c="2"/>501 PSICOLOGIA CLIN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78032</text:p>
          </table:table-cell>
          <table:table-cell office:value-type="string" calcext:value-type="string">
            <text:p>PSICOLOGIA LABO9999 <text:s text:c="2"/>501 PSICOLOGIA LABOR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78033</text:p>
          </table:table-cell>
          <table:table-cell office:value-type="string" calcext:value-type="string">
            <text:p>SOCIOLOGIA <text:s text:c="4"/>9999 <text:s text:c="2"/>501 SOCIOLOG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78034</text:p>
          </table:table-cell>
          <table:table-cell office:value-type="string" calcext:value-type="string">
            <text:p>SEMINARIO DE OR9999 <text:s text:c="2"/>401 SEMINARIO DE ORIENTACION Y SELECCION PROFESION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78035</text:p>
          </table:table-cell>
          <table:table-cell office:value-type="string" calcext:value-type="string">
            <text:p>SEMINARIO FINAL9999 <text:s text:c="2"/>501 SEMINARIO FINAL DE ESPECIALIZA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78036</text:p>
          </table:table-cell>
          <table:table-cell office:value-type="string" calcext:value-type="string">
            <text:p>PRUEBA DE SUFIC 999 <text:s text:c="2"/>501 PRUEBA DE SUFICIENCIA DEL IDIOMA PORTUGU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78037</text:p>
          </table:table-cell>
          <table:table-cell office:value-type="string" calcext:value-type="string">
            <text:p>PRUEBA DE SUFIC <text:s text:c="10"/>PRUEBA DE SUFICIENCIA DE IDIOMA ITALIAN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78038</text:p>
          </table:table-cell>
          <table:table-cell office:value-type="string" calcext:value-type="string">
            <text:p>PRUEBA DE SUFIC <text:s text:c="10"/>PRUEBA DE SUFICIENCIA DE IDIOMA ALEMA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78039</text:p>
          </table:table-cell>
          <table:table-cell office:value-type="string" calcext:value-type="string">
            <text:p>PRUEBA DE SUFIC9999 <text:s text:c="2"/>401 PRUEBA DE SUFICIENCIA IDIOMA INGL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78040</text:p>
          </table:table-cell>
          <table:table-cell office:value-type="string" calcext:value-type="string">
            <text:p>PRUEBA DE SUFIC1112 <text:s text:c="2"/>2 <text:s text:c="2"/>PRUEBA DE SUFICIENCIA IDIOMA FRANC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78044</text:p>
          </table:table-cell>
          <table:table-cell office:value-type="string" calcext:value-type="string">
            <text:p>ETICA PROFESION9999 <text:s text:c="2"/>401 ETICA PROFESION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78045</text:p>
          </table:table-cell>
          <table:table-cell office:value-type="string" calcext:value-type="string">
            <text:p>METODOLOGIA OBS9999 <text:s text:c="2"/>501 METODOLOGIA OBSERV.Y PRACT.DE LA ENSE#ANZ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78047</text:p>
          </table:table-cell>
          <table:table-cell office:value-type="string" calcext:value-type="string">
            <text:p>TEORIA DE LAS E <text:s text:c="10"/>TEORIA DE LAS ENFERMEDADES MENTAL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78049</text:p>
          </table:table-cell>
          <table:table-cell office:value-type="string" calcext:value-type="string">
            <text:p>PSICOLOGIA SANI <text:s text:c="10"/>PSICOLOGIA SANITAR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78051</text:p>
          </table:table-cell>
          <table:table-cell office:value-type="string" calcext:value-type="string">
            <text:p>PSICOLOGIA CRIM9999 <text:s text:c="2"/>501 PSICOLOGIA CRIMINOLOG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78052</text:p>
          </table:table-cell>
          <table:table-cell office:value-type="string" calcext:value-type="string">
            <text:p>SEMINARIO DE RE9999 <text:s text:c="2"/>501 SEMINARIO DE RETARDO MENT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78053</text:p>
          </table:table-cell>
          <table:table-cell office:value-type="string" calcext:value-type="string">
            <text:p>SEMINARIO DE DI <text:s text:c="10"/>SEMINARIO DE DIAGNOSTICO NEUROPSICOLOGIC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78054</text:p>
          </table:table-cell>
          <table:table-cell office:value-type="string" calcext:value-type="string">
            <text:p>SEMINARIO DE TE <text:s text:c="10"/>SEMINARIO DE TERAPIA FAMILIAR SISTEM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78055</text:p>
          </table:table-cell>
          <table:table-cell office:value-type="string" calcext:value-type="string">
            <text:p>SEM.DE CIRCUL.D <text:s text:c="10"/>SEM.DE CIRCUL.DEL DESEO EN LA CLIN.PSICOANAL.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78056</text:p>
          </table:table-cell>
          <table:table-cell office:value-type="string" calcext:value-type="string">
            <text:p>TEMAS DE INVEST <text:s text:c="10"/>TEMAS DE INVESTIG. EN PSIC.CLINICA DE NI|O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78057</text:p>
          </table:table-cell>
          <table:table-cell office:value-type="string" calcext:value-type="string">
            <text:p>SEMIN. DE PSICO <text:s text:c="10"/>SEMIN. DE PSICOFISIOLOGIA DE LA COMUNICA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78058</text:p>
          </table:table-cell>
          <table:table-cell office:value-type="string" calcext:value-type="string">
            <text:p>SEMINARIO DE TE <text:s text:c="10"/>SEMINARIO DE TERAPIA GESTALT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78059</text:p>
          </table:table-cell>
          <table:table-cell office:value-type="string" calcext:value-type="string">
            <text:p>SEMINARIO DE DE <text:s text:c="10"/>SEMINARIO DE DELINCUENCIA JUVENI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78060</text:p>
          </table:table-cell>
          <table:table-cell office:value-type="string" calcext:value-type="string">
            <text:p>PSICOLOGIA EVOL9999 <text:s text:c="2"/>501 PSICOLOGIA EVOLUTIVA DEL ADULTO Y LA SENECTUD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78061</text:p>
          </table:table-cell>
          <table:table-cell office:value-type="string" calcext:value-type="string">
            <text:p>ESTRATEGIAS DE <text:s text:c="11"/>ESTRATEGIAS DE INTERVENCION COMUNITAR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78062</text:p>
          </table:table-cell>
          <table:table-cell office:value-type="string" calcext:value-type="string">
            <text:p>SEM. PSICOFISIO <text:s text:c="10"/>SEM. PSICOFISIOLOGIA Y NEUROLINGUIST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78063</text:p>
          </table:table-cell>
          <table:table-cell office:value-type="string" calcext:value-type="string">
            <text:p>CLINICA PSICOLO <text:s text:c="10"/>CLINICA PSICOLOG. Y PSICOTERAPIA NI|OS Y ADU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78064</text:p>
          </table:table-cell>
          <table:table-cell office:value-type="string" calcext:value-type="string">
            <text:p>NEUROPSICOLOGIA <text:s text:c="10"/>NEUROPSICOLOG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78067</text:p>
          </table:table-cell>
          <table:table-cell office:value-type="string" calcext:value-type="string">
            <text:p>PSICOLOGIA DE M <text:s text:c="10"/>PSICOLOGIA DE MASAS Y MEDIOS DE COMUNICA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78068</text:p>
          </table:table-cell>
          <table:table-cell office:value-type="string" calcext:value-type="string">
            <text:p>PSICOLOGIA ORGA <text:s text:c="10"/>PSICOLOGIA ORGANIZACION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78069</text:p>
          </table:table-cell>
          <table:table-cell office:value-type="string" calcext:value-type="string">
            <text:p>PROBLEMAS DE AP <text:s text:c="10"/>PROBLEMAS DE APRENDIZAJE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78070</text:p>
          </table:table-cell>
          <table:table-cell office:value-type="string" calcext:value-type="string">
            <text:p>ANTROPOL.CULTUR <text:s text:c="10"/>ANTROPOL.CULTURAL CONTEMP. Y LATINOAMERICAN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78072</text:p>
          </table:table-cell>
          <table:table-cell office:value-type="string" calcext:value-type="string">
            <text:p>CRIMINOLOGIA CL9999 <text:s text:c="2"/>501 CRIMINOLOGIA CLINICA (ELECTIVA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78073</text:p>
          </table:table-cell>
          <table:table-cell office:value-type="string" calcext:value-type="string">
            <text:p>PSICOLOGIA Y PE9999 <text:s text:c="2"/>501 PSICOLOGIA Y PENOLOG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78075</text:p>
          </table:table-cell>
          <table:table-cell office:value-type="string" calcext:value-type="string">
            <text:p>SEMINARIO RORSC <text:s text:c="10"/>SEMINARIO RORSCHACH AVANCES EN LA TECN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78076</text:p>
          </table:table-cell>
          <table:table-cell office:value-type="string" calcext:value-type="string">
            <text:p>SEMINARIO DE SA999 <text:s text:c="3"/>502 SEMINARIO DE SALUD MENTAL DE LOS TRABAJADOR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78077</text:p>
          </table:table-cell>
          <table:table-cell office:value-type="string" calcext:value-type="string">
            <text:p>CLINICA DE LA P <text:s text:c="10"/>CLINICA DE LA PSICOSI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78078</text:p>
          </table:table-cell>
          <table:table-cell office:value-type="string" calcext:value-type="string">
            <text:p>INTERVENCION EN <text:s text:c="10"/>INTERVENCION EN CRISI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78079</text:p>
          </table:table-cell>
          <table:table-cell office:value-type="string" calcext:value-type="string">
            <text:p>SEM.PSIC. PSICO <text:s text:c="10"/>SEM.PSIC. PSICOPATOL. Y PSICOTERAP. DE PAREJ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78080</text:p>
          </table:table-cell>
          <table:table-cell office:value-type="string" calcext:value-type="string">
            <text:p>PSICOANALISIS E <text:s text:c="10"/>PSICOANALISIS EXTENSION Y APLICA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78081</text:p>
          </table:table-cell>
          <table:table-cell office:value-type="string" calcext:value-type="string">
            <text:p>INVESTIGACIONES <text:s text:c="10"/>INVESTIGACIONES EN ALCOHO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78085</text:p>
          </table:table-cell>
          <table:table-cell office:value-type="string" calcext:value-type="string">
            <text:p>SEMINARIO DE DR99 <text:s text:c="4"/>401 SEMINARIO DE DROGA Y ADIC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78086</text:p>
          </table:table-cell>
          <table:table-cell office:value-type="string" calcext:value-type="string">
            <text:p>SEMINARIO DE PS <text:s text:c="10"/>SEMINARIO DE PSICOLINGUIST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78087</text:p>
          </table:table-cell>
          <table:table-cell office:value-type="string" calcext:value-type="string">
            <text:p>PSICOTERAPIA PS <text:s text:c="10"/>PSICOTERAPIA PSICOANALIT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78088</text:p>
          </table:table-cell>
          <table:table-cell office:value-type="string" calcext:value-type="string">
            <text:p>ENTREVISTA PSIC <text:s text:c="10"/>ENTREVISTA PSICOLOG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78089</text:p>
          </table:table-cell>
          <table:table-cell office:value-type="string" calcext:value-type="string">
            <text:p>SEMINARIO DE DI <text:s text:c="10"/>SEMINARIO DE DISCAPACITADOS VISUALES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78090</text:p>
          </table:table-cell>
          <table:table-cell office:value-type="string" calcext:value-type="string">
            <text:p>SEMINARIO DE DE9999 <text:s text:c="2"/>401 SEMINARIO DE DERECHOS HUMANO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78091</text:p>
          </table:table-cell>
          <table:table-cell office:value-type="string" calcext:value-type="string">
            <text:p>RORSCHACH <text:s text:c="16"/>RORSCHACH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78092</text:p>
          </table:table-cell>
          <table:table-cell office:value-type="string" calcext:value-type="string">
            <text:p>SEMINARIO DE IN999 <text:s text:c="3"/>501 SEMINARIO DE INTROD.A LA OBRA DE W. REICH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78093</text:p>
          </table:table-cell>
          <table:table-cell office:value-type="string" calcext:value-type="string">
            <text:p>SEMINARIO DE PS9999 <text:s text:c="2"/>501 SEMINARIO DE PSICOFISIOLOGIA DEL LENGUAJE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78094</text:p>
          </table:table-cell>
          <table:table-cell office:value-type="string" calcext:value-type="string">
            <text:p>SEMINARIO DE LA <text:s text:c="10"/>SEMINARIO DE LAS HISTERIA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78095</text:p>
          </table:table-cell>
          <table:table-cell office:value-type="string" calcext:value-type="string">
            <text:p>SEMINARIO DE PS <text:s text:c="10"/>SEMINARIO DE PSICOTERAPIA PSICOANALIT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78096</text:p>
          </table:table-cell>
          <table:table-cell office:value-type="string" calcext:value-type="string">
            <text:p>SEMINARIO DE TE <text:s text:c="10"/>SEMINARIO DE TERCERA EDAD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78097</text:p>
          </table:table-cell>
          <table:table-cell office:value-type="string" calcext:value-type="string">
            <text:p>SEM.ABORD.CUES. <text:s text:c="10"/>SEM.ABORD.CUES.DE LA ANG.:LO SIN.C.DE HOFFMA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78098</text:p>
          </table:table-cell>
          <table:table-cell office:value-type="string" calcext:value-type="string">
            <text:p>SEM. EL CUERPO 9999 <text:s text:c="2"/>401 SEMINARIO EL CUERPO : UN ENFOQUE PSICOFISIOLOGIC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78099</text:p>
          </table:table-cell>
          <table:table-cell office:value-type="string" calcext:value-type="string">
            <text:p>SEMINARIO DE HI <text:s text:c="10"/>SEMINARIO DE HISTERIA Y ESTRUCTUR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78100</text:p>
          </table:table-cell>
          <table:table-cell office:value-type="string" calcext:value-type="string">
            <text:p>DEONTOLOGIA Y L9999 <text:s text:c="2"/>501 DEONTOLOGIA Y LEGISLACION PROFESION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78103</text:p>
          </table:table-cell>
          <table:table-cell office:value-type="string" calcext:value-type="string">
            <text:p>SEMINARIO PSICO <text:s text:c="10"/>SEMINARIO PSICOTERAPIA NEUROSIS ENF.GESTALTIC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78105</text:p>
          </table:table-cell>
          <table:table-cell office:value-type="string" calcext:value-type="string">
            <text:p>SEMINARIO <text:s text:c="2"/>PSI <text:s text:c="10"/>SEMINARIO <text:s text:c="2"/>PSICOONCOLOG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78107</text:p>
          </table:table-cell>
          <table:table-cell office:value-type="string" calcext:value-type="string">
            <text:p>CL.DEL NI�O EN <text:s text:c="11"/>CL.DEL NI�O EN FLIA.UN ENF.SISTEM.(SEMINARIO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78111</text:p>
          </table:table-cell>
          <table:table-cell office:value-type="string" calcext:value-type="string">
            <text:p>CIENCIA Y PSEUD <text:s text:c="10"/>CIENCIA Y PSEUDOCIENCIA (SEMINARIO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78112</text:p>
          </table:table-cell>
          <table:table-cell office:value-type="string" calcext:value-type="string">
            <text:p>SEMINARIO PSICO <text:s text:c="10"/>SEMINARIO PSICODIAGNOSTICO DE NI�O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78113</text:p>
          </table:table-cell>
          <table:table-cell office:value-type="string" calcext:value-type="string">
            <text:p>SEMINARIO COM.D <text:s text:c="10"/>SEMINARIO COM.DIN.LOS TRAS.PSIQUI.PROC.EDUCAT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78114</text:p>
          </table:table-cell>
          <table:table-cell office:value-type="string" calcext:value-type="string">
            <text:p>SEMINARIO PSIC. <text:s text:c="10"/>SEMINARIO PSIC. DE LAS NEU. UN ENF.GESTALTIC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78120</text:p>
          </table:table-cell>
          <table:table-cell office:value-type="string" calcext:value-type="string">
            <text:p>SEMINARIO <text:s text:c="2"/>PSI <text:s text:c="10"/>SEMINARIO <text:s text:c="2"/>PSICOONCOLOG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78121</text:p>
          </table:table-cell>
          <table:table-cell office:value-type="string" calcext:value-type="string">
            <text:p>SEMINARIO PSICO <text:s text:c="10"/>SEMINARIO PSICOFISIOLOGIA DE LA SEXUALIDAD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78124</text:p>
          </table:table-cell>
          <table:table-cell office:value-type="string" calcext:value-type="string">
            <text:p>SEMINARIO PSICO9999 <text:s text:c="2"/>501 SEMINARIO PSICOTERAPIA EXISTENCI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78128</text:p>
          </table:table-cell>
          <table:table-cell office:value-type="string" calcext:value-type="string">
            <text:p>PRUEBA DE SUF.I <text:s text:c="10"/>PRUEBA DE SUF.IDIOMA INGLES C.DE LECTO-COMPRE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78130</text:p>
          </table:table-cell>
          <table:table-cell office:value-type="string" calcext:value-type="string">
            <text:p>PRUEBA DE SUF.I <text:s text:c="10"/>PRUEBA DE SUF.IDIOMA PORTUGES C. LECTO-COMPRE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78132</text:p>
          </table:table-cell>
          <table:table-cell office:value-type="string" calcext:value-type="string">
            <text:p>PRUEBA DE SUF.I <text:s text:c="10"/>PRUEBA DE SUF.IDIOMA FRANCES C. LECTO-COMPRE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78134</text:p>
          </table:table-cell>
          <table:table-cell office:value-type="string" calcext:value-type="string">
            <text:p>PRUEBA DE SUF.I <text:s text:c="10"/>PRUEBA DE SUF.IDIOMA ALEMAN C. LECTO-COMPREN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78137</text:p>
          </table:table-cell>
          <table:table-cell office:value-type="string" calcext:value-type="string">
            <text:p>SEMINARIO PSICO9999 <text:s text:c="2"/>501 SEMINARIO PSICOPATOLOGIA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78140</text:p>
          </table:table-cell>
          <table:table-cell office:value-type="string" calcext:value-type="string">
            <text:p>SEMINARIO "MATE <text:s text:c="10"/>SEMINARIO "MATERIA Y CONCIENCIA" Res.4/94</text:p>
          </table:table-cell>
          <table:table-cell/>
        </table:table-row>
        <table:table-row table:style-name="ro1">
          <table:table-cell office:value-type="string" calcext:value-type="string">
            <text:p>T02</text:p>
          </table:table-cell>
          <table:table-cell office:value-type="string" calcext:value-type="string">
            <text:p>46186</text:p>
          </table:table-cell>
          <table:table-cell office:value-type="string" calcext:value-type="string">
            <text:p>LICENCIATURA EN PSICOLOGIA <text:s text:c="23"/>5 <text:s/>461785 <text:s text:c="4"/>LIC.EN PSICOLOGIA <text:s text:c="14"/>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003</text:p>
          </table:table-cell>
          <table:table-cell office:value-type="string" calcext:value-type="string">
            <text:p>INTR. A. PSICO.1111 <text:s text:c="2"/>101 INTRODUCCION A LA PSICOLOGIA <text:s text:c="27"/>9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011</text:p>
          </table:table-cell>
          <table:table-cell office:value-type="string" calcext:value-type="string">
            <text:p>ESC.SIST.Y CORR1111 <text:s text:c="2"/>100 ESC.SIST.Y CORRIENTES DE LA PSICOL.CONTEMP.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012</text:p>
          </table:table-cell>
          <table:table-cell office:value-type="string" calcext:value-type="string">
            <text:p>BIOLOGIA EVOLUT2111 <text:s text:c="2"/>101 BIOLOGIA EVOLUTIVA HUMAN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013</text:p>
          </table:table-cell>
          <table:table-cell office:value-type="string" calcext:value-type="string">
            <text:p>PSICOESTADISTIC1111 <text:s text:c="2"/>100 PSICOESTADISTICA (DESCRIPTIVA E INFERENCIAL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014</text:p>
          </table:table-cell>
          <table:table-cell office:value-type="string" calcext:value-type="string">
            <text:p>NEURO Y PSICOFI2111 <text:s text:c="2"/>200 NEUROFISIOLOGIA Y PSICOFISIOLOG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015</text:p>
          </table:table-cell>
          <table:table-cell office:value-type="string" calcext:value-type="string">
            <text:p>PS.EVOL.NI�EZ <text:s/>1111 <text:s text:c="2"/>100 PSICOLOGIA EVOLUTIVA DE LA NI�EZ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018</text:p>
          </table:table-cell>
          <table:table-cell office:value-type="string" calcext:value-type="string">
            <text:p>PSICOANALISIS <text:s/>2111 <text:s text:c="2"/>200 PSICOANALISI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019</text:p>
          </table:table-cell>
          <table:table-cell office:value-type="string" calcext:value-type="string">
            <text:p>PSIC. SOCIAL <text:s text:c="2"/>1111 <text:s text:c="2"/>300 PSICOLOGIA SOCI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021</text:p>
          </table:table-cell>
          <table:table-cell office:value-type="string" calcext:value-type="string">
            <text:p>PS. EDUCACIONAL1111 <text:s text:c="2"/>300 PSICOLOGIA EDUCACION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022</text:p>
          </table:table-cell>
          <table:table-cell office:value-type="string" calcext:value-type="string">
            <text:p>TEC.PSICOMETRIC2111 <text:s text:c="2"/>200 TECNICAS PSICOMETRICA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023</text:p>
          </table:table-cell>
          <table:table-cell office:value-type="string" calcext:value-type="string">
            <text:p>SEM.DROGA Y ADI2319 <text:s text:c="2"/>400 SEMINARIO DROGA Y ADIC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025</text:p>
          </table:table-cell>
          <table:table-cell office:value-type="string" calcext:value-type="string">
            <text:p>TEC.PROYECTIVAS1111 <text:s text:c="2"/>400 TECNICAS PROYECTIVA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026</text:p>
          </table:table-cell>
          <table:table-cell office:value-type="string" calcext:value-type="string">
            <text:p>TEORIA Y TECNIC2319 <text:s text:c="2"/>401 TEORIA Y TECNICAS DE GRUPO (ELECTIVA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028</text:p>
          </table:table-cell>
          <table:table-cell office:value-type="string" calcext:value-type="string">
            <text:p>PSICOPATOL. I <text:s/>1111 <text:s text:c="2"/>300 PSICOPATOLOG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029</text:p>
          </table:table-cell>
          <table:table-cell office:value-type="string" calcext:value-type="string">
            <text:p>PS.EXPERIMENTAL1111 <text:s text:c="2"/>300 PSICOBIOLOGIA EXPERIMENT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030</text:p>
          </table:table-cell>
          <table:table-cell office:value-type="string" calcext:value-type="string">
            <text:p>PEDAG ESPECIAL 2319 <text:s text:c="2"/>400 PEDAGOGIA ESPECI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031</text:p>
          </table:table-cell>
          <table:table-cell office:value-type="string" calcext:value-type="string">
            <text:p>PS. CLINICA <text:s text:c="3"/>1111 <text:s text:c="2"/>400 PSICOLOGIA CLIN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032</text:p>
          </table:table-cell>
          <table:table-cell office:value-type="string" calcext:value-type="string">
            <text:p>PSIC. LABORAL <text:s/>1111 <text:s text:c="2"/>400 PSICOLOGIA LABOR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034</text:p>
          </table:table-cell>
          <table:table-cell office:value-type="string" calcext:value-type="string">
            <text:p>ORIE.VOCACIONAL2319 <text:s text:c="2"/>501 ORIENTACION VOCACIONAL Y OCUPAC.(ELECTIVA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035</text:p>
          </table:table-cell>
          <table:table-cell office:value-type="string" calcext:value-type="string">
            <text:p>TRABAJO FINAL <text:s/>9131 <text:s text:c="2"/>500 TRABAJO FINAL DE LICENCIATUR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036</text:p>
          </table:table-cell>
          <table:table-cell office:value-type="string" calcext:value-type="string">
            <text:p>IDIOMA PORTUGUE9111 <text:s text:c="2"/>500 PRUEBA DE SUFICIENCIA DEL IDIOMA PORTUGU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037</text:p>
          </table:table-cell>
          <table:table-cell office:value-type="string" calcext:value-type="string">
            <text:p>IDIOMA ITALIANO9111 <text:s text:c="2"/>500 PRUEBA DE SUFICIENCIA DE IDIOMA ITALIAN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039</text:p>
          </table:table-cell>
          <table:table-cell office:value-type="string" calcext:value-type="string">
            <text:p>IDIOMA INGLES <text:s/>9111 <text:s text:c="2"/>500 PRUEBA DE SUFICIENCIA DE IDIOMA INGL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040</text:p>
          </table:table-cell>
          <table:table-cell office:value-type="string" calcext:value-type="string">
            <text:p>IDIOMA FRANCES 9111 <text:s text:c="2"/>500 PRUEBA DE SUFICIENCIA DE IDIOMA FRANC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046</text:p>
          </table:table-cell>
          <table:table-cell office:value-type="string" calcext:value-type="string">
            <text:p>PROBL.EPISTEM. 1992 <text:s text:c="2"/>100 PROBLEMAS EPISTEMOLOGICOS DE LA PSICOLOGI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047</text:p>
          </table:table-cell>
          <table:table-cell office:value-type="string" calcext:value-type="string">
            <text:p>TEO.DE LAS ENFE2319 <text:s text:c="2"/>400 TEORIA DE LAS ENFERMEDADES MENTAL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048</text:p>
          </table:table-cell>
          <table:table-cell office:value-type="string" calcext:value-type="string">
            <text:p>MET.INVEST.PSIC1111 <text:s text:c="2"/>300 METODOLOGIA DE LA INVEST. PSICOLOG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049</text:p>
          </table:table-cell>
          <table:table-cell office:value-type="string" calcext:value-type="string">
            <text:p>PS. SANITARIA <text:s/>1111 <text:s text:c="2"/>300 PSICOLOGIA SANITAR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051</text:p>
          </table:table-cell>
          <table:table-cell office:value-type="string" calcext:value-type="string">
            <text:p>PS.CRIMINOLOGIC2111 <text:s text:c="2"/>400 PSICOLOGIA CRIMINOLOG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052</text:p>
          </table:table-cell>
          <table:table-cell office:value-type="string" calcext:value-type="string">
            <text:p>DEONTOLOGIA <text:s text:c="3"/>1112 <text:s text:c="2"/>500 DEONTOLOGIA Y LEGISLACION PROFESION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053</text:p>
          </table:table-cell>
          <table:table-cell office:value-type="string" calcext:value-type="string">
            <text:p>IDIOMA ALEMAN <text:s/>9111 <text:s text:c="2"/>500 PRUEBA DE SUFICIENCIA DE IDIOMA ALEMA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056</text:p>
          </table:table-cell>
          <table:table-cell office:value-type="string" calcext:value-type="string">
            <text:p>TEMAS DE INVEST2319 <text:s text:c="2"/>500 TEMAS DE INVEST.EN PSICOLOGIA CLINICA DE NI|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058</text:p>
          </table:table-cell>
          <table:table-cell office:value-type="string" calcext:value-type="string">
            <text:p>PS. PREVENTIVA 2319 <text:s text:c="2"/>500 PSICOLOGIA PREVENTIVA (ELECTIVA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060</text:p>
          </table:table-cell>
          <table:table-cell office:value-type="string" calcext:value-type="string">
            <text:p>PS.EVOL.ADULTO 2319 <text:s text:c="2"/>401 PSICOL.EVOLUT.DEL ADUL.Y DE LA SEN.(ELECTIVA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061</text:p>
          </table:table-cell>
          <table:table-cell office:value-type="string" calcext:value-type="string">
            <text:p>ESTRA.DE INTER.2319 <text:s text:c="2"/>501 SEMINARIO ELEC.ESTRATEGIAS DE INTERV.COMUNITAR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062</text:p>
          </table:table-cell>
          <table:table-cell office:value-type="string" calcext:value-type="string">
            <text:p>PSICOPATOLOGIA 2319 <text:s text:c="2"/>401 PSICOPATOLOGIA II (ELECTIVA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063</text:p>
          </table:table-cell>
          <table:table-cell office:value-type="string" calcext:value-type="string">
            <text:p>CLINICA PSICOLO2319 <text:s text:c="2"/>501 CLINICA PSICOLOGICA Y PSICOTERAP.(NI�OS Y ADU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064</text:p>
          </table:table-cell>
          <table:table-cell office:value-type="string" calcext:value-type="string">
            <text:p>NEUROPSICOLOGIA2319 <text:s text:c="2"/>401 NEUROPSICOLOGIA (ELECTIVA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065</text:p>
          </table:table-cell>
          <table:table-cell office:value-type="string" calcext:value-type="string">
            <text:p>INTERCONSULTAS 2319 <text:s text:c="2"/>500 INTERCONSULTAS (ELECTIVA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066</text:p>
          </table:table-cell>
          <table:table-cell office:value-type="string" calcext:value-type="string">
            <text:p>PROBLEMAS SOCIO2319 <text:s text:c="2"/>500 PROBLEMAS SOCIOLOG.EN PSICOLOGIA (ELECTIVA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067</text:p>
          </table:table-cell>
          <table:table-cell office:value-type="string" calcext:value-type="string">
            <text:p>PSIC.DE MASAS Y2319 <text:s text:c="2"/>401 PSIC.DE MASAS Y MEDIOS DE COMUNIC.(ELECTIVA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068</text:p>
          </table:table-cell>
          <table:table-cell office:value-type="string" calcext:value-type="string">
            <text:p>PSIC.ORGANIZAC.2319 <text:s text:c="2"/>501 PSICOLOGIA ORGANIZACIONAL (ELECTIVA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069</text:p>
          </table:table-cell>
          <table:table-cell office:value-type="string" calcext:value-type="string">
            <text:p>PROBL.DE APREN.2319 <text:s text:c="2"/>401 PROBLEMAS DE APRENDIZAJE (ELECTIVA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070</text:p>
          </table:table-cell>
          <table:table-cell office:value-type="string" calcext:value-type="string">
            <text:p>ANTROPOL.CULTUR2111 <text:s text:c="2"/>200 ANTROPOL.CULTURAL,CONTEMPOR.Y LATINOAMER.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071</text:p>
          </table:table-cell>
          <table:table-cell office:value-type="string" calcext:value-type="string">
            <text:p>PERIC.PS.Y ASES2319 <text:s text:c="2"/>500 PERIC.PS.Y ASES.EN EL DER.PUB.Y PRIV.(ELECT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072</text:p>
          </table:table-cell>
          <table:table-cell office:value-type="string" calcext:value-type="string">
            <text:p>CRIMINOLOGIA CL2319 <text:s text:c="2"/>501 CRIMINOLOGIA CLINICA (ELECTIVA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073</text:p>
          </table:table-cell>
          <table:table-cell office:value-type="string" calcext:value-type="string">
            <text:p>PSIC.Y PENOLOG.2319 <text:s text:c="2"/>502 PSICOLOGIA Y PENOLOGIA <text:s/>(ELECTIVA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074</text:p>
          </table:table-cell>
          <table:table-cell office:value-type="string" calcext:value-type="string">
            <text:p>PSI.EVOL.ADOLES2111 <text:s text:c="2"/>200 PSICOLOGIA EVOLUT.DE LA ADOLESC.Y JUVENTUD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075</text:p>
          </table:table-cell>
          <table:table-cell office:value-type="string" calcext:value-type="string">
            <text:p>SEM.RORSCH.AVAN2319 <text:s text:c="2"/>400 SEMINARIO RORSCHACH AVANCES EN LA TECN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076</text:p>
          </table:table-cell>
          <table:table-cell office:value-type="string" calcext:value-type="string">
            <text:p>LOGICA ELECTIVA2319 <text:s text:c="2"/>500 LOGICA - ELECTIV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077</text:p>
          </table:table-cell>
          <table:table-cell office:value-type="string" calcext:value-type="string">
            <text:p>CLIN.DE LA PSIC2312 <text:s text:c="2"/>401 CLINICA DE LA PSICOSI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078</text:p>
          </table:table-cell>
          <table:table-cell office:value-type="string" calcext:value-type="string">
            <text:p>INTERVENCION EN2319 <text:s text:c="2"/>500 INTERVENCION EN CRISIS * ELECTIVA *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079</text:p>
          </table:table-cell>
          <table:table-cell office:value-type="string" calcext:value-type="string">
            <text:p>SEM.PSIC. PSICO2319 <text:s text:c="2"/>400 SEM.PSIC. PSICOPATOL. Y PSICOTERAP. DE PAREJ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080</text:p>
          </table:table-cell>
          <table:table-cell office:value-type="string" calcext:value-type="string">
            <text:p>PSIC.EXTEN.Y AP2319 <text:s text:c="2"/>400 PSICOANALISIS EXTENSION Y APLICA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081</text:p>
          </table:table-cell>
          <table:table-cell office:value-type="string" calcext:value-type="string">
            <text:p>INVEST. ALCOHOL2319 <text:s text:c="2"/>500 INVESTIGACIONES EN ALCOHO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085</text:p>
          </table:table-cell>
          <table:table-cell office:value-type="string" calcext:value-type="string">
            <text:p>DROGA Y ADICCIO2319 <text:s text:c="2"/>400 DROGA Y ADIC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086</text:p>
          </table:table-cell>
          <table:table-cell office:value-type="string" calcext:value-type="string">
            <text:p>SEM.DE PSICOLIN2319 <text:s text:c="2"/>400 SEM.DE PSICOLINGUISTICA (EXTRA CURRICULAR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087</text:p>
          </table:table-cell>
          <table:table-cell office:value-type="string" calcext:value-type="string">
            <text:p>PSICOTERAPIA PS2319 <text:s text:c="2"/>501 PSICOTERAPIA PSICOANALIT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088</text:p>
          </table:table-cell>
          <table:table-cell office:value-type="string" calcext:value-type="string">
            <text:p>ENTREV.PSICOLOG2319 <text:s text:c="2"/>401 ENTREVISTA PSICOLOG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090</text:p>
          </table:table-cell>
          <table:table-cell office:value-type="string" calcext:value-type="string">
            <text:p>PSIC.Y DERECHOS2319 <text:s text:c="2"/>501 PSICOLOGIA Y DERECHOS HUMANO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091</text:p>
          </table:table-cell>
          <table:table-cell office:value-type="string" calcext:value-type="string">
            <text:p>RORSCHACH <text:s text:c="5"/>2319 <text:s text:c="2"/>501 RORSCHACH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102</text:p>
          </table:table-cell>
          <table:table-cell office:value-type="string" calcext:value-type="string">
            <text:p>CURSO NIVELADOR2999 <text:s text:c="2"/>100 CURSO DE NIVELACION (DE PSICOLOGIA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103</text:p>
          </table:table-cell>
          <table:table-cell office:value-type="string" calcext:value-type="string">
            <text:p>SEM.PSICOT.GEST2319 <text:s text:c="2"/>500 SEMINARIO PSICOTERAPIA NEUROSIS ENF.GESTALTIC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104</text:p>
          </table:table-cell>
          <table:table-cell office:value-type="string" calcext:value-type="string">
            <text:p>SEMINARIO <text:s/>CLIN2319 <text:s text:c="2"/>500 SEMINARIO <text:s/>CLINICA DE NI�O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105</text:p>
          </table:table-cell>
          <table:table-cell office:value-type="string" calcext:value-type="string">
            <text:p>SEM.PSICODIAG.N2319 <text:s text:c="2"/>500 SEMINARIO PSICODIAGNOSTICO DE NI�O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106</text:p>
          </table:table-cell>
          <table:table-cell office:value-type="string" calcext:value-type="string">
            <text:p>PSICOSOCIOLOGIA2319 <text:s text:c="2"/>400 PSICOSOCIOLOGIA DE LOS GRUPOS E INSTITUCION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107</text:p>
          </table:table-cell>
          <table:table-cell office:value-type="string" calcext:value-type="string">
            <text:p>CLI.DEL NI�O EN2319 <text:s text:c="2"/>400 CLI.DEL NI�O EN FLIA.UN ENF.SISTEM(SEMINARIO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108</text:p>
          </table:table-cell>
          <table:table-cell office:value-type="string" calcext:value-type="string">
            <text:p>CIENCIA Y PSEUD2319 <text:s text:c="2"/>500 CIENCIA Y PSEUDOCIENCIA (SEMINARIO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109</text:p>
          </table:table-cell>
          <table:table-cell office:value-type="string" calcext:value-type="string">
            <text:p>ANAL.Y MODIF.CO2319 <text:s text:c="2"/>400 ANALISIS Y MODIFICACION DEL COMPORTAMIENT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110</text:p>
          </table:table-cell>
          <table:table-cell office:value-type="string" calcext:value-type="string">
            <text:p>PAREJA Y FAMILI2319 <text:s text:c="2"/>500 PAREJA Y FAMILIA (SEMINARIO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111</text:p>
          </table:table-cell>
          <table:table-cell office:value-type="string" calcext:value-type="string">
            <text:p>CIENCIA Y PSEUD2319 <text:s text:c="2"/>500 CIENCIA Y PSEUDOCIENCIA (SEMINARIO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112</text:p>
          </table:table-cell>
          <table:table-cell office:value-type="string" calcext:value-type="string">
            <text:p>SEM.PSICODIAG.N2319 <text:s text:c="2"/>500 SEMINARIO PSICODIAGNOSTICO DE NI�O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113</text:p>
          </table:table-cell>
          <table:table-cell office:value-type="string" calcext:value-type="string">
            <text:p>SEM.COM.DIN.TRA9319 <text:s text:c="2"/>400 SEMINARIO COM.DIN.LOS TRAS.PSIQUI.INF.PROC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116</text:p>
          </table:table-cell>
          <table:table-cell office:value-type="string" calcext:value-type="string">
            <text:p>APORT.DE LA PSI2319 <text:s text:c="2"/>400 APORT.DE LA PSICOFARMACOLOG.AL EST.DE LA COND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118</text:p>
          </table:table-cell>
          <table:table-cell office:value-type="string" calcext:value-type="string">
            <text:p>PSICOL.EN REHAB2312 <text:s text:c="2"/>501 PSICOLOGIA EN REHABILITA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120</text:p>
          </table:table-cell>
          <table:table-cell office:value-type="string" calcext:value-type="string">
            <text:p>SEM.PSICOONCOL.2319 <text:s text:c="2"/>400 SEMINARIO PSICOONCOLOG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122</text:p>
          </table:table-cell>
          <table:table-cell office:value-type="string" calcext:value-type="string">
            <text:p>SEM.MOD.INTERD.2319 <text:s text:c="2"/>500 SEM.MOD.INTERDISCIPLINARIO EN INVESTIGA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124</text:p>
          </table:table-cell>
          <table:table-cell office:value-type="string" calcext:value-type="string">
            <text:p>SEM.PSICOT.EXIS2319 <text:s text:c="2"/>400 SEMINARIO PSICOTERAPIA EXISTENCI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128</text:p>
          </table:table-cell>
          <table:table-cell office:value-type="string" calcext:value-type="string">
            <text:p>IDIO.INGLES L.C9311 <text:s text:c="2"/>400 PRUEBA DE SUF.IDIOMA INGLES C. DE LECTO-COMPR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129</text:p>
          </table:table-cell>
          <table:table-cell office:value-type="string" calcext:value-type="string">
            <text:p>IDI.ITALIANO LC9311 <text:s text:c="2"/>400 PRUEBA DE SUF.IDIOMA ITALIANO C.DE LECTO-COMP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130</text:p>
          </table:table-cell>
          <table:table-cell office:value-type="string" calcext:value-type="string">
            <text:p>IDI.PORTUGUES L9311 <text:s text:c="2"/>400 PRUEBA DE SUF.IDIOMA PORTUGUES C.DE LECTO-COM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132</text:p>
          </table:table-cell>
          <table:table-cell office:value-type="string" calcext:value-type="string">
            <text:p>IDIO. FRANCES L9311 <text:s text:c="2"/>400 PRUEBA DE SUF.IDIOMA FRANCES C.DE LECTO-COMPR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134</text:p>
          </table:table-cell>
          <table:table-cell office:value-type="string" calcext:value-type="string">
            <text:p>IDIO. ALEMAN LC9311 <text:s text:c="2"/>400 PRUEBA SUF. IDIOMA ALEMAN C. LECTO-COMPRENSI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135</text:p>
          </table:table-cell>
          <table:table-cell office:value-type="string" calcext:value-type="string">
            <text:p>CONCEPTO DE LO 2319 <text:s text:c="2"/>500 CONCEPTO DE LO MENT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137</text:p>
          </table:table-cell>
          <table:table-cell office:value-type="string" calcext:value-type="string">
            <text:p>SEM.PSICOPAT.II2319 <text:s text:c="2"/>400 SEM.PSICOPATOLOGIA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138</text:p>
          </table:table-cell>
          <table:table-cell office:value-type="string" calcext:value-type="string">
            <text:p>SEM.LA TRANSFE.2319 <text:s text:c="2"/>500 SEM.LA TRANSFERENCIA UNA FUN.PARADOJ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139</text:p>
          </table:table-cell>
          <table:table-cell office:value-type="string" calcext:value-type="string">
            <text:p>PSICOPEDAGOGIA 2319 <text:s text:c="2"/>400 PSICOPEDAGOGIA TEATRAL (ELEC.)DIC.ESC.ART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140</text:p>
          </table:table-cell>
          <table:table-cell office:value-type="string" calcext:value-type="string">
            <text:p>SEM.MATER.Y CON4319 <text:s text:c="2"/>500 SEMINARIO MATERIA Y CONCIENCIA <text:s/>RES.4/94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143</text:p>
          </table:table-cell>
          <table:table-cell office:value-type="string" calcext:value-type="string">
            <text:p>SEM.LA SEX.HUM.2319 <text:s text:c="2"/>500 SEMINARIO* LA SEXUALIDAD HUMAN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144</text:p>
          </table:table-cell>
          <table:table-cell office:value-type="string" calcext:value-type="string">
            <text:p>SEM.MAT.Y CONC.2319 <text:s text:c="2"/>500 SEMINARIO - MATERIA Y CONCIENC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145</text:p>
          </table:table-cell>
          <table:table-cell office:value-type="string" calcext:value-type="string">
            <text:p>SEM.INT.A PSICO4319 <text:s text:c="2"/>400 SEM.INT.A LA TEORIA PRAC. DEL PSICODRAM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146</text:p>
          </table:table-cell>
          <table:table-cell office:value-type="string" calcext:value-type="string">
            <text:p>SEM.CLIN.PS.LAC2319 <text:s text:c="2"/>500 SEM.CLIN.PSICO.DESDE UNA PER. LACANIAN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147</text:p>
          </table:table-cell>
          <table:table-cell office:value-type="string" calcext:value-type="string">
            <text:p>EL.PSICCOT.GEST2319 <text:s text:c="2"/>400 ELEC.PSICOTERAPIA GESTALT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900</text:p>
          </table:table-cell>
          <table:table-cell office:value-type="string" calcext:value-type="string">
            <text:p>CLINICA NEUROLO2319 <text:s text:c="2"/>400 CLINICA NEUROLOGICA DIC. FAC.===&gt;&gt;&gt;&gt; MEDICINA</text:p>
          </table:table-cell>
          <table:table-cell/>
        </table:table-row>
        <table:table-row table:style-name="ro1">
          <table:table-cell office:value-type="string" calcext:value-type="string">
            <text:p>T02</text:p>
          </table:table-cell>
          <table:table-cell office:value-type="string" calcext:value-type="string">
            <text:p>46878</text:p>
          </table:table-cell>
          <table:table-cell office:value-type="string" calcext:value-type="string">
            <text:p>PROFESORADO EN PSICOLOGIA <text:s text:c="24"/>5 <text:s text:c="6"/>5 <text:s text:c="4"/>PROF.EN PSIC.468-78 <text:s text:c="12"/>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878001</text:p>
          </table:table-cell>
          <table:table-cell office:value-type="string" calcext:value-type="string">
            <text:p>INTRODUCCION A <text:s text:c="11"/>INTRODUCCION A LA FILOSOF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878002</text:p>
          </table:table-cell>
          <table:table-cell office:value-type="string" calcext:value-type="string">
            <text:p>INTRODUCCION A <text:s text:c="11"/>INTRODUCCION A LA LITERATUR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878003</text:p>
          </table:table-cell>
          <table:table-cell office:value-type="string" calcext:value-type="string">
            <text:p>PSICOLOGIA FUND <text:s text:c="10"/>PSICOLOGIA FUNDAMENT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878004</text:p>
          </table:table-cell>
          <table:table-cell office:value-type="string" calcext:value-type="string">
            <text:p>INTRODUCCION A <text:s text:c="11"/>INTRODUCCION A LA HISTOR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878005</text:p>
          </table:table-cell>
          <table:table-cell office:value-type="string" calcext:value-type="string">
            <text:p>HISTORIA DE LA <text:s text:c="11"/>HISTORIA DE LA CULTUR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878006</text:p>
          </table:table-cell>
          <table:table-cell office:value-type="string" calcext:value-type="string">
            <text:p>HISTORIA DEL AR <text:s text:c="10"/>HISTORIA DEL ARTE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878007</text:p>
          </table:table-cell>
          <table:table-cell office:value-type="string" calcext:value-type="string">
            <text:p>ANTROPOLOGIA FI <text:s text:c="10"/>ANTROPOLOGIA FILOSOF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878008</text:p>
          </table:table-cell>
          <table:table-cell office:value-type="string" calcext:value-type="string">
            <text:p>METODOS DE APRE <text:s text:c="10"/>METODOS DE APRENDIZAJE E INVESTIGA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878011</text:p>
          </table:table-cell>
          <table:table-cell office:value-type="string" calcext:value-type="string">
            <text:p>HISTORIA DE LA <text:s text:c="11"/>HISTORIA DE LA PSICOLOG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878012</text:p>
          </table:table-cell>
          <table:table-cell office:value-type="string" calcext:value-type="string">
            <text:p>BIOLOGIA <text:s text:c="17"/>BIOLOG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878013</text:p>
          </table:table-cell>
          <table:table-cell office:value-type="string" calcext:value-type="string">
            <text:p>ESTADISTICA APL <text:s text:c="10"/>ESTADISTICA APLICAD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878014</text:p>
          </table:table-cell>
          <table:table-cell office:value-type="string" calcext:value-type="string">
            <text:p>NEUROANATOMIA Y <text:s text:c="10"/>NEUROANATOMIA Y NEUROFISIOLOG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878015</text:p>
          </table:table-cell>
          <table:table-cell office:value-type="string" calcext:value-type="string">
            <text:p>PSICOLOGIA EVOL <text:s text:c="10"/>PSICOLOGIA EVOLUTIV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878018</text:p>
          </table:table-cell>
          <table:table-cell office:value-type="string" calcext:value-type="string">
            <text:p>PSICOLOGIA DINA <text:s text:c="10"/>PSICOLOGIA DINAM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878019</text:p>
          </table:table-cell>
          <table:table-cell office:value-type="string" calcext:value-type="string">
            <text:p>PSICOLOGIA SOCI <text:s text:c="10"/>PSICOLOGIA SOCI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878020</text:p>
          </table:table-cell>
          <table:table-cell office:value-type="string" calcext:value-type="string">
            <text:p>FISIOLOGIA GENE <text:s text:c="10"/>FISIOLOGIA GENERAL Y PSICOFISIOLOG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878021</text:p>
          </table:table-cell>
          <table:table-cell office:value-type="string" calcext:value-type="string">
            <text:p>PSICOLOGIA EDUC <text:s text:c="10"/>PSICOLOGIA EDUCACION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878022</text:p>
          </table:table-cell>
          <table:table-cell office:value-type="string" calcext:value-type="string">
            <text:p>PSICOMETRIA <text:s text:c="14"/>PSICOMETR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878025</text:p>
          </table:table-cell>
          <table:table-cell office:value-type="string" calcext:value-type="string">
            <text:p>TECNICAS PROYEC <text:s text:c="10"/>TECNICAS PROYECTIVA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878026</text:p>
          </table:table-cell>
          <table:table-cell office:value-type="string" calcext:value-type="string">
            <text:p>TEORIA Y TECNIC <text:s text:c="10"/>TEORIA Y TECNICA DE GRUP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878027</text:p>
          </table:table-cell>
          <table:table-cell office:value-type="string" calcext:value-type="string">
            <text:p>TEORIAS DE LA P <text:s text:c="10"/>TEORIAS DE LA PERSONALIDAD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878028</text:p>
          </table:table-cell>
          <table:table-cell office:value-type="string" calcext:value-type="string">
            <text:p>PSICOPATOLOGIA <text:s text:c="11"/>PSICOPATOLOGIA GENER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878029</text:p>
          </table:table-cell>
          <table:table-cell office:value-type="string" calcext:value-type="string">
            <text:p>PSICOLOGIA EXPE <text:s text:c="10"/>PSICOLOGIA EXPERIMENT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878031</text:p>
          </table:table-cell>
          <table:table-cell office:value-type="string" calcext:value-type="string">
            <text:p>PSICOLOGIA CLIN <text:s text:c="10"/>PSICOLOGIA CLIN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878032</text:p>
          </table:table-cell>
          <table:table-cell office:value-type="string" calcext:value-type="string">
            <text:p>PSICOLOGIA LABO <text:s text:c="10"/>PSICOLOGIA LABOR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878033</text:p>
          </table:table-cell>
          <table:table-cell office:value-type="string" calcext:value-type="string">
            <text:p>SOCIOLOGIA <text:s text:c="15"/>SOCIOLOG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878034</text:p>
          </table:table-cell>
          <table:table-cell office:value-type="string" calcext:value-type="string">
            <text:p>SEMINARIO DE OR <text:s text:c="10"/>SEMINARIO DE ORIENTACION Y SELEC.PROFESION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878039</text:p>
          </table:table-cell>
          <table:table-cell office:value-type="string" calcext:value-type="string">
            <text:p>PRUEBA DE SUFIC <text:s text:c="10"/>PRUEBA DE SUFICIENCIA IDIOMA INGL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878040</text:p>
          </table:table-cell>
          <table:table-cell office:value-type="string" calcext:value-type="string">
            <text:p>PRUEBA DE SUFIC <text:s text:c="10"/>PRUEBA DE SUFICIENCIA IDIOMA FRANC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878041</text:p>
          </table:table-cell>
          <table:table-cell office:value-type="string" calcext:value-type="string">
            <text:p>PEDAGOGIA <text:s text:c="5"/>1142 <text:s text:c="2"/>202 PEDAGOG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878042</text:p>
          </table:table-cell>
          <table:table-cell office:value-type="string" calcext:value-type="string">
            <text:p>DIDACTICA GENER1112 <text:s text:c="2"/>301 DIDACTICA GENER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878043</text:p>
          </table:table-cell>
          <table:table-cell office:value-type="string" calcext:value-type="string">
            <text:p>DIDACTICA ESPEC1112 <text:s text:c="2"/>301 DIDACTICA ESPECI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878044</text:p>
          </table:table-cell>
          <table:table-cell office:value-type="string" calcext:value-type="string">
            <text:p>ETICA PROFESION <text:s text:c="10"/>ETICA PROFESION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878045</text:p>
          </table:table-cell>
          <table:table-cell office:value-type="string" calcext:value-type="string">
            <text:p>METODOLOGIA OBS <text:s text:c="10"/>METODOLOGIA OBSERV.Y PRACT.DE LA ENSE#ANZA</text:p>
          </table:table-cell>
          <table:table-cell/>
        </table:table-row>
        <table:table-row table:style-name="ro1">
          <table:table-cell office:value-type="string" calcext:value-type="string">
            <text:p>T02</text:p>
          </table:table-cell>
          <table:table-cell office:value-type="string" calcext:value-type="string">
            <text:p>46886</text:p>
          </table:table-cell>
          <table:table-cell office:value-type="string" calcext:value-type="string">
            <text:p>PROFESORADO EN PSICOLOGIA <text:s text:c="24"/>530468785 <text:s text:c="4"/>PROF.EN PSICOLOGIA <text:s text:c="13"/>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886003</text:p>
          </table:table-cell>
          <table:table-cell office:value-type="string" calcext:value-type="string">
            <text:p>INTRODUCCION A 1111 <text:s text:c="2"/>100 INTRODUCCION A LA PSICOLOG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886011</text:p>
          </table:table-cell>
          <table:table-cell office:value-type="string" calcext:value-type="string">
            <text:p>ESC. SISTEMAS Y1111 <text:s text:c="2"/>100 ESC. SISTEMAS Y CORRIENTES DE LA PSIC.CONTEM.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886012</text:p>
          </table:table-cell>
          <table:table-cell office:value-type="string" calcext:value-type="string">
            <text:p>BIOLOGIA EVOLUT2111 <text:s text:c="2"/>100 BIOLOGIA EVOLUTIVA HUMAN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886013</text:p>
          </table:table-cell>
          <table:table-cell office:value-type="string" calcext:value-type="string">
            <text:p>PSICOESTADISTIC1111 <text:s text:c="2"/>100 PSICOESTADISTICA (DESCRIPTIVA E INFERENCIAL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886014</text:p>
          </table:table-cell>
          <table:table-cell office:value-type="string" calcext:value-type="string">
            <text:p>NEUROFISIOLOGIA1111 <text:s text:c="2"/>200 NEUROFISIOLOGIA Y PSICOFISIOLOG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886015</text:p>
          </table:table-cell>
          <table:table-cell office:value-type="string" calcext:value-type="string">
            <text:p>PSICOLOGIA EVOL1111 <text:s text:c="2"/>100 PSICOLOGIA EVOLUTIVA DE LA NI#EZ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886018</text:p>
          </table:table-cell>
          <table:table-cell office:value-type="string" calcext:value-type="string">
            <text:p>PSICOANALISIS <text:s/>2111 <text:s text:c="2"/>200 PSICOANALISI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886019</text:p>
          </table:table-cell>
          <table:table-cell office:value-type="string" calcext:value-type="string">
            <text:p>PSICOLOGIA SOCI2111 <text:s text:c="2"/>300 PSICOLOGIA SOCI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886021</text:p>
          </table:table-cell>
          <table:table-cell office:value-type="string" calcext:value-type="string">
            <text:p>PSICOLOGIA EDUC2111 <text:s text:c="2"/>300 PSICOLOGIA EDUCACION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886022</text:p>
          </table:table-cell>
          <table:table-cell office:value-type="string" calcext:value-type="string">
            <text:p>TECNICAS PSICOM2111 <text:s text:c="2"/>200 TECNICAS PSICOMETRICA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886025</text:p>
          </table:table-cell>
          <table:table-cell office:value-type="string" calcext:value-type="string">
            <text:p>TECNICAS PROYEC2111 <text:s text:c="2"/>400 TECNICAS PROYECTIVA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886028</text:p>
          </table:table-cell>
          <table:table-cell office:value-type="string" calcext:value-type="string">
            <text:p>PSICOPATOLOGIA 2111 <text:s text:c="2"/>300 PSICOPATOLOGI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886029</text:p>
          </table:table-cell>
          <table:table-cell office:value-type="string" calcext:value-type="string">
            <text:p>PSICOBIOLOGIA E2111 <text:s text:c="2"/>300 PSICOBIOLOGIA EXPERIMENT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886031</text:p>
          </table:table-cell>
          <table:table-cell office:value-type="string" calcext:value-type="string">
            <text:p>PSICOLOGIA CLIN2111 <text:s text:c="2"/>400 PSICOLOGIA CLIN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886032</text:p>
          </table:table-cell>
          <table:table-cell office:value-type="string" calcext:value-type="string">
            <text:p>PSICOLOGIA LABO2111 <text:s text:c="2"/>400 PSICOLOGIA LABOR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886043</text:p>
          </table:table-cell>
          <table:table-cell office:value-type="string" calcext:value-type="string">
            <text:p>DIDACTICA ESPEC1112 <text:s text:c="2"/>401 DIDACTICA ESPECI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886045</text:p>
          </table:table-cell>
          <table:table-cell office:value-type="string" calcext:value-type="string">
            <text:p>METODOLOGIA OBS2131 <text:s text:c="2"/>400 METODOLOGIA OBSERV.Y PRACTICA DE LA ENSE#ANZ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886046</text:p>
          </table:table-cell>
          <table:table-cell office:value-type="string" calcext:value-type="string">
            <text:p>PROBLEMAS EPIST1111 <text:s text:c="2"/>100 PROBLEMAS EPISTEMOLOGICOS DE LA PSICOLOG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886048</text:p>
          </table:table-cell>
          <table:table-cell office:value-type="string" calcext:value-type="string">
            <text:p>METODOLOGIA DE 2111 <text:s text:c="2"/>300 METODOLOGIA DE LA INVESTIGACION PSICOLOG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886049</text:p>
          </table:table-cell>
          <table:table-cell office:value-type="string" calcext:value-type="string">
            <text:p>PSICOLOGIA SANI2111 <text:s text:c="2"/>300 PSICOLOGIA SANITAR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886050</text:p>
          </table:table-cell>
          <table:table-cell office:value-type="string" calcext:value-type="string">
            <text:p>POLITICA EDUCAC1112 <text:s text:c="2"/>301 POLITICA EDUCACION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886051</text:p>
          </table:table-cell>
          <table:table-cell office:value-type="string" calcext:value-type="string">
            <text:p>PSICOLOGIA CRIM2111 <text:s text:c="2"/>400 PSICOLOGIA CRIMINOLOG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886070</text:p>
          </table:table-cell>
          <table:table-cell office:value-type="string" calcext:value-type="string">
            <text:p>ANTROPOLOGIA CU2111 <text:s text:c="2"/>200 ANTROPOLOGIA CULTURAL, CONTEMP.Y LATINOAMER.</text:p>
          </table:table-cell>
          <table:table-cell/>
        </table:table-row>
        <table:table-row table:style-name="ro1">
          <table:table-cell office:value-type="string" calcext:value-type="string">
            <text:p>T02</text:p>
          </table:table-cell>
          <table:table-cell office:value-type="string" calcext:value-type="string">
            <text:p>48178</text:p>
          </table:table-cell>
          <table:table-cell office:value-type="string" calcext:value-type="string">
            <text:p>ARCHIVERO <text:s text:c="40"/>3 <text:s text:c="6"/>7 <text:s text:c="4"/>ARCHIVERO <text:s text:c="22"/>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8178001</text:p>
          </table:table-cell>
          <table:table-cell office:value-type="string" calcext:value-type="string">
            <text:p>INTRODUCCION A <text:s text:c="11"/>INTRODUCCION A LA FILOSOF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8178002</text:p>
          </table:table-cell>
          <table:table-cell office:value-type="string" calcext:value-type="string">
            <text:p>INTRODUCCION A <text:s text:c="11"/>INTRODUCCION A LA LITERATUR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8178003</text:p>
          </table:table-cell>
          <table:table-cell office:value-type="string" calcext:value-type="string">
            <text:p>PSICOLOGIA FUND <text:s text:c="10"/>PSICOLOGIA FUNDAMENT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8178004</text:p>
          </table:table-cell>
          <table:table-cell office:value-type="string" calcext:value-type="string">
            <text:p>INTRODUCCION A <text:s text:c="11"/>INTRODUCCION A LA HISTOR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8178005</text:p>
          </table:table-cell>
          <table:table-cell office:value-type="string" calcext:value-type="string">
            <text:p>HISTORIA DE LA <text:s text:c="11"/>HISTORIA DE LA CULTUR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8178006</text:p>
          </table:table-cell>
          <table:table-cell office:value-type="string" calcext:value-type="string">
            <text:p>HISTORIA DEL AR <text:s text:c="10"/>HISTORIA DEL ARTE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8178007</text:p>
          </table:table-cell>
          <table:table-cell office:value-type="string" calcext:value-type="string">
            <text:p>ANTROPOLOGIA FI <text:s text:c="10"/>ANTROPOLOGIA FILOSOF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8178008</text:p>
          </table:table-cell>
          <table:table-cell office:value-type="string" calcext:value-type="string">
            <text:p>METODOS DE APRE <text:s text:c="10"/>METODOS DE APRENDIZAJE E INVESTIGA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8178011</text:p>
          </table:table-cell>
          <table:table-cell office:value-type="string" calcext:value-type="string">
            <text:p>ARCHIVOLOGIA GE <text:s text:c="10"/>ARCHIVOLOGIA GENER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8178012</text:p>
          </table:table-cell>
          <table:table-cell office:value-type="string" calcext:value-type="string">
            <text:p>ORDENACION Y CL <text:s text:c="10"/>ORDENACION Y CLASIFICA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8178013</text:p>
          </table:table-cell>
          <table:table-cell office:value-type="string" calcext:value-type="string">
            <text:p>INSTITUCIONES H <text:s text:c="10"/>INSTITUCIONES HISPANOAMERICANA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8178014</text:p>
          </table:table-cell>
          <table:table-cell office:value-type="string" calcext:value-type="string">
            <text:p>PRODUCCION Y AR <text:s text:c="10"/>PRODUCCION Y ARCHIVACION DE DOCUMENTO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8178016</text:p>
          </table:table-cell>
          <table:table-cell office:value-type="string" calcext:value-type="string">
            <text:p>DESCRIPCION Y C <text:s text:c="10"/>DESCRIPCION Y CATALOGA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8178017</text:p>
          </table:table-cell>
          <table:table-cell office:value-type="string" calcext:value-type="string">
            <text:p>ADMINISTRACION <text:s text:c="11"/>ADMINISTRACION ARGENTINA Y AMERICAN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8178018</text:p>
          </table:table-cell>
          <table:table-cell office:value-type="string" calcext:value-type="string">
            <text:p>PALEOGRAFIA Y D <text:s text:c="10"/>PALEOGRAFIA Y DIPLOMATICA HISPANOAMERICANA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8178019</text:p>
          </table:table-cell>
          <table:table-cell office:value-type="string" calcext:value-type="string">
            <text:p>BIBLIOTECAS,MUS <text:s text:c="10"/>BIBLIOTECAS,MUSEOS Y CENTROS DE DOCUMENTA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8178021</text:p>
          </table:table-cell>
          <table:table-cell office:value-type="string" calcext:value-type="string">
            <text:p>LEGISLACION Y S <text:s text:c="10"/>LEGISLACION Y SERVICIO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8178022</text:p>
          </table:table-cell>
          <table:table-cell office:value-type="string" calcext:value-type="string">
            <text:p>METODOLOGIA HIS <text:s text:c="10"/>METODOLOGIA HISTORICA Y ARCHIVOS HISTORICO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8178023</text:p>
          </table:table-cell>
          <table:table-cell office:value-type="string" calcext:value-type="string">
            <text:p>SELECCION <text:s text:c="16"/>SELEC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8178024</text:p>
          </table:table-cell>
          <table:table-cell office:value-type="string" calcext:value-type="string">
            <text:p>ARCHIVOS ADMINI <text:s text:c="10"/>ARCHIVOS ADMINISTRATIVO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8178026</text:p>
          </table:table-cell>
          <table:table-cell office:value-type="string" calcext:value-type="string">
            <text:p>ARCHIVOCONOMIA <text:s text:c="11"/>ARCHIVOCONOMIA CONSERVACION Y RESTAURA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8178027</text:p>
          </table:table-cell>
          <table:table-cell office:value-type="string" calcext:value-type="string">
            <text:p>REPRODUCCIONES <text:s text:c="11"/>REPRODUCCIONES ARCHIVISTICA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8178028</text:p>
          </table:table-cell>
          <table:table-cell office:value-type="string" calcext:value-type="string">
            <text:p>PLANIFICACION D <text:s text:c="10"/>PLANIFICACION DE ARCHIVO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8178029</text:p>
          </table:table-cell>
          <table:table-cell office:value-type="string" calcext:value-type="string">
            <text:p>METODOLOGIA Y P <text:s text:c="10"/>METODOLOGIA Y PRACTICAS ARCHIVISTICA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8178039</text:p>
          </table:table-cell>
          <table:table-cell office:value-type="string" calcext:value-type="string">
            <text:p>PRUEBA DE CAPAC <text:s text:c="10"/>PRUEBA DE CAPACITACION DE IDIOMA INGL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8178040</text:p>
          </table:table-cell>
          <table:table-cell office:value-type="string" calcext:value-type="string">
            <text:p>PRUEBA DE CAPAC <text:s text:c="10"/>PRUEBA DE CAPACITACION DE IDIOMA FRANCES</text:p>
          </table:table-cell>
          <table:table-cell/>
        </table:table-row>
        <table:table-row table:style-name="ro1">
          <table:table-cell office:value-type="string" calcext:value-type="string">
            <text:p>T02</text:p>
          </table:table-cell>
          <table:table-cell office:value-type="string" calcext:value-type="string">
            <text:p>48186</text:p>
          </table:table-cell>
          <table:table-cell office:value-type="string" calcext:value-type="string">
            <text:p>ARCHIVERO <text:s text:c="40"/>420481787 <text:s text:c="4"/>ARCHIVERO <text:s text:c="22"/>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8186011</text:p>
          </table:table-cell>
          <table:table-cell office:value-type="string" calcext:value-type="string">
            <text:p>ARCHIVOLOGIA GE2192 <text:s text:c="2"/>101 ARCHIVOLOGIA GENER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8186012</text:p>
          </table:table-cell>
          <table:table-cell office:value-type="string" calcext:value-type="string">
            <text:p>ORDENACION DOC.2192 <text:s text:c="2"/>102 ORDENACION DOCUMENT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8186013</text:p>
          </table:table-cell>
          <table:table-cell office:value-type="string" calcext:value-type="string">
            <text:p>INSTITUCIONES H2192 <text:s text:c="2"/>101 INSTITUCIONES HISPANOAMERICANA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8186014</text:p>
          </table:table-cell>
          <table:table-cell office:value-type="string" calcext:value-type="string">
            <text:p>PRODUCCION Y AR2192 <text:s text:c="2"/>101 PRODUCCION Y ARCHIVACION DE DOCUMENTO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8186016</text:p>
          </table:table-cell>
          <table:table-cell office:value-type="string" calcext:value-type="string">
            <text:p>DESCRIPCION DOC2192 <text:s text:c="2"/>201 DESCRIPCION DOCUMENT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8186017</text:p>
          </table:table-cell>
          <table:table-cell office:value-type="string" calcext:value-type="string">
            <text:p>ADMINISTRAC.ARG2192 <text:s text:c="2"/>102 ADMINISTRACION ARGENTIN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8186018</text:p>
          </table:table-cell>
          <table:table-cell office:value-type="string" calcext:value-type="string">
            <text:p>PALEOGRAFIA Y D2192 <text:s text:c="2"/>201 PALEOGRAFIA Y DIPLOMATICA HISPANOAMERICANA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8186019</text:p>
          </table:table-cell>
          <table:table-cell office:value-type="string" calcext:value-type="string">
            <text:p>BIB.MUSEOS Y C.2192 <text:s text:c="2"/>102 BIBLIOTECAS,MUSEOS Y CENTROS DE DOCUMENTA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8186021</text:p>
          </table:table-cell>
          <table:table-cell office:value-type="string" calcext:value-type="string">
            <text:p>LEGISLAC.Y SERV2192 <text:s text:c="2"/>202 LEGISLACION Y SERVICIO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8186022</text:p>
          </table:table-cell>
          <table:table-cell office:value-type="string" calcext:value-type="string">
            <text:p>METODOLOGIA HIS2192 <text:s text:c="2"/>301 METODOLOGIA HISTORICA Y ARCHIVOS HISTORICO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8186023</text:p>
          </table:table-cell>
          <table:table-cell office:value-type="string" calcext:value-type="string">
            <text:p>SELECCION DOCUM2192 <text:s text:c="2"/>202 SELECCION DOCUMENT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8186024</text:p>
          </table:table-cell>
          <table:table-cell office:value-type="string" calcext:value-type="string">
            <text:p>ARCHIVOS ADMINI2192 <text:s text:c="2"/>302 ARCHIVOS ADMINISTRATIVO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8186026</text:p>
          </table:table-cell>
          <table:table-cell office:value-type="string" calcext:value-type="string">
            <text:p>ARCHIVECONOMIA 2192 <text:s text:c="2"/>202 ARCHIVECONOM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8186027</text:p>
          </table:table-cell>
          <table:table-cell office:value-type="string" calcext:value-type="string">
            <text:p>REPROGRAFIA <text:s text:c="3"/>2192 <text:s text:c="2"/>302 REPROGRAF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8186028</text:p>
          </table:table-cell>
          <table:table-cell office:value-type="string" calcext:value-type="string">
            <text:p>PLANIFICACION A2192 <text:s text:c="2"/>301 PLANIFICACION ARCHIVIST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8186029</text:p>
          </table:table-cell>
          <table:table-cell office:value-type="string" calcext:value-type="string">
            <text:p>METODOGIA Y PRA9131 <text:s text:c="2"/>400 METODOLOGIA Y PRACTICA ARCHIVIST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8186039</text:p>
          </table:table-cell>
          <table:table-cell office:value-type="string" calcext:value-type="string">
            <text:p>PRUEBA DE COMPE9399 <text:s text:c="2"/>1 <text:s text:c="2"/>PRUEBA DE COMPETENCIA DE IDIOMA INGL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8186040</text:p>
          </table:table-cell>
          <table:table-cell office:value-type="string" calcext:value-type="string">
            <text:p>PRUEBA DE COMPE9399 <text:s text:c="2"/>1 <text:s text:c="2"/>PRUEBA DE COMPETENCIA DE IDIOMA FRANC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8186041</text:p>
          </table:table-cell>
          <table:table-cell office:value-type="string" calcext:value-type="string">
            <text:p>CONSERVACION Y 2192 <text:s text:c="2"/>202 CONSERVACION Y RESTAURACION DE DOCUMENTO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8186042</text:p>
          </table:table-cell>
          <table:table-cell office:value-type="string" calcext:value-type="string">
            <text:p>INFORMATICA <text:s text:c="3"/>2192 <text:s text:c="2"/>301 INFORMAT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8186043</text:p>
          </table:table-cell>
          <table:table-cell office:value-type="string" calcext:value-type="string">
            <text:p>PRUEBA DE COMPE9399 <text:s text:c="2"/>1 <text:s text:c="2"/>PRUEBA DE COMPETENCIA DE IDIOMA ITALIAN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8186044</text:p>
          </table:table-cell>
          <table:table-cell office:value-type="string" calcext:value-type="string">
            <text:p>PRUEBA DE COMPE9399 <text:s text:c="2"/>1 <text:s text:c="2"/>PRUEBA DE COMPETENCIA DE IDIOMA PORTUGU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8186045</text:p>
          </table:table-cell>
          <table:table-cell office:value-type="string" calcext:value-type="string">
            <text:p>PRUEBA DE COMPE9399 <text:s text:c="2"/>1 <text:s text:c="2"/>PRUEBA DE COMPETENCIA DE IDIOMA ALEMA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8186102</text:p>
          </table:table-cell>
          <table:table-cell office:value-type="string" calcext:value-type="string">
            <text:p>CURSO NIVELADOR9999 <text:s text:c="2"/>101 CURSO NIVELACION (ARCHIVEROS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182</text:p>
          </table:table-cell>
          <table:table-cell office:value-type="string" calcext:value-type="string">
            <text:p>HISTORIA DEL DE <text:s text:c="10"/>HISTORIA DEL DERECHO (OPTATIVA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193</text:p>
          </table:table-cell>
          <table:table-cell office:value-type="string" calcext:value-type="string">
            <text:p>SEM."LOG. ARIST <text:s text:c="10"/>SEM."LOG. ARISTOTELICA"(AREA METAFISICA).OPT.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069</text:p>
          </table:table-cell>
          <table:table-cell office:value-type="string" calcext:value-type="string">
            <text:p>HISTORIA DEL CI999 <text:s text:c="3"/>301 HISTORIA DEL CINE (ESC. DE ARTES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154</text:p>
          </table:table-cell>
          <table:table-cell office:value-type="string" calcext:value-type="string">
            <text:p>H.CULT.MEDIEVAL9992 <text:s text:c="2"/>501 OPT.HIST.DE LA CULTURA MEDIEV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155</text:p>
          </table:table-cell>
          <table:table-cell office:value-type="string" calcext:value-type="string">
            <text:p>OPTATIVA <text:s/>HISTO9999 <text:s text:c="2"/>501 OPTATIVA <text:s/>HISTORIA DE LA CULTURA MODERN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156</text:p>
          </table:table-cell>
          <table:table-cell office:value-type="string" calcext:value-type="string">
            <text:p>OP.HIS.CUL.CON.9992 <text:s text:c="2"/>201 HISTORIA DE LA CULTURA CONTEMPORANE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194</text:p>
          </table:table-cell>
          <table:table-cell office:value-type="string" calcext:value-type="string">
            <text:p>SEMINARIO LA HI <text:s text:c="10"/>SEMINARIO LA HISTORIA COMO VIOLENC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094</text:p>
          </table:table-cell>
          <table:table-cell office:value-type="string" calcext:value-type="string">
            <text:p>INTROD.AL PROCE2319 <text:s text:c="2"/>400 INTROD.AL PROCESAMIENTO DE DATOS (ESC.BIBLIOT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095</text:p>
          </table:table-cell>
          <table:table-cell office:value-type="string" calcext:value-type="string">
            <text:p>ELECTIVA INT. A2319 <text:s text:c="2"/>400 ELECTIVA INT. AL PROCESAM. DE DATOS (ESC.BIB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78046</text:p>
          </table:table-cell>
          <table:table-cell office:value-type="string" calcext:value-type="string">
            <text:p>PROBLEMAS EPIST <text:s text:c="10"/>PROBLEMAS EPISTEMOLOGICOS DE LA PSICOLOGI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86105</text:p>
          </table:table-cell>
          <table:table-cell office:value-type="string" calcext:value-type="string">
            <text:p>HIST.EDAD MEDIA2312 <text:s text:c="2"/>300 HIST.EDAD MEDIA(OPTATIVA DICTA ESC. HISTORIA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86106</text:p>
          </table:table-cell>
          <table:table-cell office:value-type="string" calcext:value-type="string">
            <text:p>FIL.DEL LENG.I 2312 <text:s text:c="2"/>301 OPTATIVA -FILOSOFIA DEL LENGUAJE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183</text:p>
          </table:table-cell>
          <table:table-cell office:value-type="string" calcext:value-type="string">
            <text:p>CURS\SEM.TIEMPO <text:s text:c="10"/>CURS\SEM.TIEMPO,ESPACIO Y COMP.SOC.EN CBA.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184</text:p>
          </table:table-cell>
          <table:table-cell office:value-type="string" calcext:value-type="string">
            <text:p>CUR/SEM.TIEMPO, <text:s text:c="10"/>CUR/SEM.TIEMPO,ESPACIO Y COMP.SOC.EN CBA.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86078</text:p>
          </table:table-cell>
          <table:table-cell office:value-type="string" calcext:value-type="string">
            <text:p>COMUNIC.Y LENGU2112 <text:s text:c="2"/>500 COMUNICACION Y LENGUAJE (DICTA ESC. FONOAUD.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199</text:p>
          </table:table-cell>
          <table:table-cell office:value-type="string" calcext:value-type="string">
            <text:p>SEMINARIO:BACON <text:s text:c="10"/>SEMINARIO:BACON,DE LA MAGIA A LA CIENC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200</text:p>
          </table:table-cell>
          <table:table-cell office:value-type="string" calcext:value-type="string">
            <text:p>SEMINARIO: SIST <text:s text:c="10"/>SEMINARIO: SISTEMAS AXIOMATICO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195</text:p>
          </table:table-cell>
          <table:table-cell office:value-type="string" calcext:value-type="string">
            <text:p>SEMINARIO:*"EN <text:s text:c="11"/>SEMINARIO:*"EN BUSCA DEL AUTOR"*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196</text:p>
          </table:table-cell>
          <table:table-cell office:value-type="string" calcext:value-type="string">
            <text:p>SEM.:RACIONALID <text:s text:c="10"/>SEM.:RACIONALIDAD CONTING. Y LIB. EN DES.HUM.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197</text:p>
          </table:table-cell>
          <table:table-cell office:value-type="string" calcext:value-type="string">
            <text:p>SEMINARIO " FIL <text:s text:c="10"/>SEMINARIO " FIL. DE LA HISTORIA DEL SIGLO XX"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198</text:p>
          </table:table-cell>
          <table:table-cell office:value-type="string" calcext:value-type="string">
            <text:p>SEM:PROB.ACTUAL <text:s text:c="10"/>SEM:PROB.ACTUALES SOBRE FIL. DE LA MENTE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150</text:p>
          </table:table-cell>
          <table:table-cell office:value-type="string" calcext:value-type="string">
            <text:p>APORTES ENFOQUE2319 <text:s text:c="2"/>500 APORTES ENFOQUE SISTEMICO A LA PSIC.(ELECTIV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153</text:p>
          </table:table-cell>
          <table:table-cell office:value-type="string" calcext:value-type="string">
            <text:p>SEM.ENT.PSC.FLI2319 <text:s text:c="2"/>400 SEM.ENT.PSICOTERAPEUTICAS EN FLIA Y PAREJ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155</text:p>
          </table:table-cell>
          <table:table-cell office:value-type="string" calcext:value-type="string">
            <text:p>SEM.SEMIOSIS SO2319 <text:s text:c="2"/>400 SEM. SEMIOSIS SOCI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201</text:p>
          </table:table-cell>
          <table:table-cell office:value-type="string" calcext:value-type="string">
            <text:p>SEM:LA COMP.HIS <text:s text:c="10"/>SEM:LA COMP.HISTORICA DE LA OBRA DE ARTE Y L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202</text:p>
          </table:table-cell>
          <table:table-cell office:value-type="string" calcext:value-type="string">
            <text:p>SEM:LA CONSID. <text:s text:c="11"/>SEM:LA CONSID. HIST.EN HEGEL Y LA POSMODERNI.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203</text:p>
          </table:table-cell>
          <table:table-cell office:value-type="string" calcext:value-type="string">
            <text:p>SEM:TEMAS FILOS <text:s text:c="10"/>SEM:TEMAS FILOSOFICOS EN LA OBRA DE BORG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165</text:p>
          </table:table-cell>
          <table:table-cell office:value-type="string" calcext:value-type="string">
            <text:p>SEM HIST MEDIEV4232 <text:s text:c="2"/>202 SEMINARIO*HISTORIA MEDIEV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118</text:p>
          </table:table-cell>
          <table:table-cell office:value-type="string" calcext:value-type="string">
            <text:p>SEM.H.CULTURA <text:s/>1112 <text:s text:c="3"/>01 SEM. HISTORIA DE LA CULTUR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168</text:p>
          </table:table-cell>
          <table:table-cell office:value-type="string" calcext:value-type="string">
            <text:p>SEMINARIO * HIS <text:s text:c="10"/>SEMINARIO * HISTORIA CONTEMPORANE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190</text:p>
          </table:table-cell>
          <table:table-cell office:value-type="string" calcext:value-type="string">
            <text:p>SEMINARIO * INT <text:s text:c="10"/>SEMINARIO * INTR. ECONOMIA POLIT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190</text:p>
          </table:table-cell>
          <table:table-cell office:value-type="string" calcext:value-type="string">
            <text:p>SEM ECON POLITI43 <text:s text:c="4"/>302 SEMINARIO DE ECONOMIA POLIT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191</text:p>
          </table:table-cell>
          <table:table-cell office:value-type="string" calcext:value-type="string">
            <text:p>CURSILLO * FILO <text:s text:c="10"/>CURSILLO * FILOSOFIA CONTEMP <text:s text:c="2"/>(ESC.FILOSOF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191</text:p>
          </table:table-cell>
          <table:table-cell office:value-type="string" calcext:value-type="string">
            <text:p>CURSILLO * FILO 999 <text:s text:c="6"/>CURSILLO* FILOSOFIA CONTEMPORANEA (DIC.FILOSOFIA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091</text:p>
          </table:table-cell>
          <table:table-cell office:value-type="string" calcext:value-type="string">
            <text:p>FILOSOFIA ARG. 2111 <text:s text:c="2"/>500 FILOSOFIA ARG. Y LATINOAMERICANA (ESC FILOSOF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204</text:p>
          </table:table-cell>
          <table:table-cell office:value-type="string" calcext:value-type="string">
            <text:p>HISTORIA DE LA <text:s text:c="11"/>HISTORIA DE LA LITERATURA GRIEGA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156</text:p>
          </table:table-cell>
          <table:table-cell office:value-type="string" calcext:value-type="string">
            <text:p>SEM.EPIST.CLIN.2319 <text:s text:c="2"/>500 SEM.EPISTEMOLOGIA DE LA CLIN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099</text:p>
          </table:table-cell>
          <table:table-cell office:value-type="string" calcext:value-type="string">
            <text:p>SEMINARIO SOBRE <text:s text:c="10"/>SEMINARIO SOBRE CRITICA DEL JUICI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065</text:p>
          </table:table-cell>
          <table:table-cell office:value-type="string" calcext:value-type="string">
            <text:p>SEM.DE LINGUIST <text:s text:c="10"/>SEM.DE LINGUISTICA DEL TEXTO Y ANALISIS LITER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86200</text:p>
          </table:table-cell>
          <table:table-cell office:value-type="string" calcext:value-type="string">
            <text:p>LOG.Y EP.CIEN.S2191 <text:s text:c="2"/>102 INTRODUCC.A LA LOGICA Y EPISTEM.DE LAS C.SOCIAL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86201</text:p>
          </table:table-cell>
          <table:table-cell office:value-type="string" calcext:value-type="string">
            <text:p>HIST.SOC.EDUCAC1111 <text:s text:c="2"/>202 HISTORIA SOCIAL DE LA EDUCA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86202</text:p>
          </table:table-cell>
          <table:table-cell office:value-type="string" calcext:value-type="string">
            <text:p>TALLER I NUEVO 3121 <text:s text:c="2"/>101 TALLER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86203</text:p>
          </table:table-cell>
          <table:table-cell office:value-type="string" calcext:value-type="string">
            <text:p>TALLER II PROB.2111 <text:s text:c="2"/>202 TALLER II PROB.DE LA EDUCAC.NO FORMAL NIV.INICI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86204</text:p>
          </table:table-cell>
          <table:table-cell office:value-type="string" calcext:value-type="string">
            <text:p>MET.EDUCAT. I <text:s/>2112 <text:s text:c="2"/>301 METODOLOGIA DE LA INVESTIGACION EDUCATIVA <text:s/>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86205</text:p>
          </table:table-cell>
          <table:table-cell office:value-type="string" calcext:value-type="string">
            <text:p>CORR.PEDAG.CONT2112 <text:s text:c="2"/>402 CORRIENTES PEDAGOGICAS CONTEMPORANEA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86206</text:p>
          </table:table-cell>
          <table:table-cell office:value-type="string" calcext:value-type="string">
            <text:p>MET.INV.EDUC.II2112 <text:s text:c="2"/>401 METODOLOGIA DE LA INVESTIGACION EDUCATIVA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86207</text:p>
          </table:table-cell>
          <table:table-cell office:value-type="string" calcext:value-type="string">
            <text:p>TALLER III PROB3121 <text:s text:c="2"/>301 TALLER III PROBLEM.NIVEL.PRIMARIO Y MEDI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86208</text:p>
          </table:table-cell>
          <table:table-cell office:value-type="string" calcext:value-type="string">
            <text:p>TALLER IV PROB.3111 <text:s text:c="2"/>401 TALLER IV PROB. DEL NIVEL SUPERIOR UNIVERSITARI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110</text:p>
          </table:table-cell>
          <table:table-cell office:value-type="string" calcext:value-type="string">
            <text:p>SEM.GRAMATICA.S <text:s text:c="10"/>SEM.GRAMATICA.SISTEM.YCONST.VERBALES ESP(OPT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86075</text:p>
          </table:table-cell>
          <table:table-cell office:value-type="string" calcext:value-type="string">
            <text:p>SEM."APUNTES PA2312 <text:s text:c="2"/>400 SEM."APUNTES PARA UNA LINGUISTICA COTIDIANA"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033</text:p>
          </table:table-cell>
          <table:table-cell office:value-type="string" calcext:value-type="string">
            <text:p>SOCIOLOGIA (MAT2319 <text:s text:c="2"/>402 SOCIOLOGIA (MATERIA ELECTIVA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100</text:p>
          </table:table-cell>
          <table:table-cell office:value-type="string" calcext:value-type="string">
            <text:p>LENGUA Y CULTUR9999 <text:s text:c="3"/>01 LENGUA Y CULTURA GRIEGAS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068</text:p>
          </table:table-cell>
          <table:table-cell office:value-type="string" calcext:value-type="string">
            <text:p>SEMINARIO DE LI2111 <text:s text:c="2"/>400 SEMINARIO DE LINGUIST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86062</text:p>
          </table:table-cell>
          <table:table-cell office:value-type="string" calcext:value-type="string">
            <text:p>SEMINARIO DE LI2312 <text:s text:c="2"/>400 SEMINARIO DE LINGUIST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101</text:p>
          </table:table-cell>
          <table:table-cell office:value-type="string" calcext:value-type="string">
            <text:p>LENGUA Y CULTUR 9 <text:s text:c="5"/>01 LENGUA Y CULTURA LATINA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192</text:p>
          </table:table-cell>
          <table:table-cell office:value-type="string" calcext:value-type="string">
            <text:p>SEMINARIO OPTAT <text:s text:c="10"/>SEMINARIO OPTATIVO DE ARE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200</text:p>
          </table:table-cell>
          <table:table-cell office:value-type="string" calcext:value-type="string">
            <text:p>ELECTIVA * PS.D <text:s text:c="10"/>ELECTIVA * PS.DE MASAS Y MED.DE COMUNICA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192</text:p>
          </table:table-cell>
          <table:table-cell office:value-type="string" calcext:value-type="string">
            <text:p>PSICOLOGIA SOCI <text:s text:c="10"/>PSICOLOGIA SOCIAL.MATERIA OPT.( DIC.ESC.PSIC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201</text:p>
          </table:table-cell>
          <table:table-cell office:value-type="string" calcext:value-type="string">
            <text:p>ELECTIVA * <text:s text:c="2"/>PS 9 <text:s text:c="4"/>301 ELECTIVA * <text:s text:c="2"/>PSICOLOGIA SOCI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096</text:p>
          </table:table-cell>
          <table:table-cell office:value-type="string" calcext:value-type="string">
            <text:p>ELEC.ANAL.BIBL.2319 <text:s text:c="2"/>400 ELEC. ANALISIS SIST. DE BIBLIOT. (ESC B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899</text:p>
          </table:table-cell>
          <table:table-cell office:value-type="string" calcext:value-type="string">
            <text:p>CURSO LIT.ESP."9999 <text:s text:c="2"/>301 CURSO LIT.ESP."LA NOV.PICARESCA Y SU PROYECC"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86209</text:p>
          </table:table-cell>
          <table:table-cell office:value-type="string" calcext:value-type="string">
            <text:p>SEM.II PLANEAM.4312 <text:s text:c="2"/>502 SEMINARIO II:ORIENTACION <text:s/>PLANEAMIENT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205</text:p>
          </table:table-cell>
          <table:table-cell office:value-type="string" calcext:value-type="string">
            <text:p>LENGUA Y CULTUR9999 <text:s text:c="3"/>01 LENGUA Y CULTURA GRIEGAS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86107</text:p>
          </table:table-cell>
          <table:table-cell office:value-type="string" calcext:value-type="string">
            <text:p>ANTROPOLOGIA SO2312 <text:s text:c="2"/>300 ANTROPOLOGIA SOCIO-CULTURAL(DIC.ESC.HISTOR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202</text:p>
          </table:table-cell>
          <table:table-cell office:value-type="string" calcext:value-type="string">
            <text:p>CURSILLO * <text:s/>DE <text:s text:c="11"/>CURSILLO * <text:s/>DE HISTORIA MODERN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204</text:p>
          </table:table-cell>
          <table:table-cell office:value-type="string" calcext:value-type="string">
            <text:p>CUR.HIST.ANTIG.1112 <text:s text:c="3"/>01 CURS. DE HISTORIA ANTIGU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206</text:p>
          </table:table-cell>
          <table:table-cell office:value-type="string" calcext:value-type="string">
            <text:p>CURSILLO <text:s/>* <text:s/>TA <text:s text:c="10"/>CURSILLO <text:s/>* <text:s/>TALLER DE APLICA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208</text:p>
          </table:table-cell>
          <table:table-cell office:value-type="string" calcext:value-type="string">
            <text:p>SEM.HIST.ARG.I 1112 <text:s text:c="2"/>102 SEM. HISTORIA ARGENTIN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209</text:p>
          </table:table-cell>
          <table:table-cell office:value-type="string" calcext:value-type="string">
            <text:p>SEMINARIO * <text:s/>TE <text:s text:c="10"/>SEMINARIO * <text:s/>TEORIA POLIT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211</text:p>
          </table:table-cell>
          <table:table-cell office:value-type="string" calcext:value-type="string">
            <text:p>SEMINARIO * HIS <text:s text:c="10"/>SEMINARIO * HIST. DE LA CULTURA CONTEMPORANE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86212</text:p>
          </table:table-cell>
          <table:table-cell office:value-type="string" calcext:value-type="string">
            <text:p>SEM.I PLANEAM. 4312 <text:s text:c="2"/>501 SEMINARIO I: ORIENTACION PLANEAMIENT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86214</text:p>
          </table:table-cell>
          <table:table-cell office:value-type="string" calcext:value-type="string">
            <text:p>SEM.I-PSICOPED.4312 <text:s text:c="2"/>501 SEMINARIO I: ORIENTACION PSICOPEDAGOG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86216</text:p>
          </table:table-cell>
          <table:table-cell office:value-type="string" calcext:value-type="string">
            <text:p>SEM.II-PSICOPED4312 <text:s text:c="2"/>502 SEMINARIO II: ORIENTACION PSICOPEDAGOG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86218</text:p>
          </table:table-cell>
          <table:table-cell office:value-type="string" calcext:value-type="string">
            <text:p>SEM.I-EDUC.ADUL4312 <text:s text:c="2"/>501 SEMINARIO I: ORIENTACION EDUCACION DE ADULTO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86220</text:p>
          </table:table-cell>
          <table:table-cell office:value-type="string" calcext:value-type="string">
            <text:p>SEM.II-EDU.ADUL4312 <text:s text:c="2"/>502 SEMINARIO II: ORIENTACION EDUCACION DE ADULTO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86222</text:p>
          </table:table-cell>
          <table:table-cell office:value-type="string" calcext:value-type="string">
            <text:p>SEM.II-TEC.EDUC4312 <text:s text:c="2"/>502 SEMINARIO II: ORIENTACION TECNOLOGIA EDUCATIV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158</text:p>
          </table:table-cell>
          <table:table-cell office:value-type="string" calcext:value-type="string">
            <text:p>PSICOLOGIA EN E2319 <text:s text:c="2"/>400 PSICOLOGIA EN EL DEPORTE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160</text:p>
          </table:table-cell>
          <table:table-cell office:value-type="string" calcext:value-type="string">
            <text:p>SEM. EMOCION <text:s text:c="2"/>2319 <text:s text:c="2"/>400 SEMINARIO* EMO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161</text:p>
          </table:table-cell>
          <table:table-cell office:value-type="string" calcext:value-type="string">
            <text:p>SEM.TEO.Y PART.2319 <text:s text:c="2"/>400 SEM. TEORIA Y PART.PSICODRAMA A.PSICOLOG.SOCI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214</text:p>
          </table:table-cell>
          <table:table-cell office:value-type="string" calcext:value-type="string">
            <text:p>HISTORIA DE LAS4992 <text:s text:c="2"/>202 HISTORIA DE LAS RELACIONES INTERAMERICANA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216</text:p>
          </table:table-cell>
          <table:table-cell office:value-type="string" calcext:value-type="string">
            <text:p>CURS HIST ARG I4342 <text:s text:c="2"/>302 CURS HISTORIA ARGENTINA I EL ESTADO ORGANIZADOR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092</text:p>
          </table:table-cell>
          <table:table-cell office:value-type="string" calcext:value-type="string">
            <text:p>FILOSOFIA MODER1322 <text:s text:c="2"/>501 FILOSOFIA MODERNA (DICTA ESC. FILOSOFIA 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093</text:p>
          </table:table-cell>
          <table:table-cell office:value-type="string" calcext:value-type="string">
            <text:p>FILOSOFIA CONT.1312 <text:s text:c="2"/>502 FILOSOFIA CONTEMPORANEA (DICTA ESC. FILOSOF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167</text:p>
          </table:table-cell>
          <table:table-cell office:value-type="string" calcext:value-type="string">
            <text:p>SEM.AMERICA II 9999 <text:s text:c="2"/>302 SEMINARIO DE HISTORIA DE AMERICA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206</text:p>
          </table:table-cell>
          <table:table-cell office:value-type="string" calcext:value-type="string">
            <text:p>SEMINARIO " TIP <text:s text:c="10"/>SEMINARIO " TIPOS LOGICOS "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207</text:p>
          </table:table-cell>
          <table:table-cell office:value-type="string" calcext:value-type="string">
            <text:p>SEM."INT.A LA S <text:s text:c="10"/>SEM."INT.A LA SEG.FILOSOFIA DE WITTGENSTEIN"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208</text:p>
          </table:table-cell>
          <table:table-cell office:value-type="string" calcext:value-type="string">
            <text:p>SEM."INTRODUC.E <text:s text:c="10"/>SEM."INTRODUC.EPISTEMOLOGICA A LA COSMOLOGIA"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212</text:p>
          </table:table-cell>
          <table:table-cell office:value-type="string" calcext:value-type="string">
            <text:p>SEMINARIO " FEN <text:s text:c="10"/>SEMINARIO " FENOMENOLOGIA"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211</text:p>
          </table:table-cell>
          <table:table-cell office:value-type="string" calcext:value-type="string">
            <text:p>SEMINARIO "DIAL <text:s text:c="10"/>SEMINARIO "DIALECTICA Y HERMENEUTICA"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209</text:p>
          </table:table-cell>
          <table:table-cell office:value-type="string" calcext:value-type="string">
            <text:p>SEM.PERSPECT.EP <text:s text:c="10"/>SEM.PERSPECT.EPISTEM.Y COMP.DEL DESC.CIENTIF"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210</text:p>
          </table:table-cell>
          <table:table-cell office:value-type="string" calcext:value-type="string">
            <text:p>ECONOMIA POLITI9999 <text:s text:c="3"/>01 ECONOMIA POLIT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213</text:p>
          </table:table-cell>
          <table:table-cell office:value-type="string" calcext:value-type="string">
            <text:p>" METODOS DE LA 992 <text:s text:c="2"/>500 " METODOS DE LA INVESTIGACION SOCIAL "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217</text:p>
          </table:table-cell>
          <table:table-cell office:value-type="string" calcext:value-type="string">
            <text:p><text:s/>" DERECHO POLI <text:s text:c="11"/>" DERECHO POLITICO "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217</text:p>
          </table:table-cell>
          <table:table-cell office:value-type="string" calcext:value-type="string">
            <text:p>DERECHO POLIT. 4999 <text:s text:c="3"/>00 DERECHO POLITIC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162</text:p>
          </table:table-cell>
          <table:table-cell office:value-type="string" calcext:value-type="string">
            <text:p>ANTROPOL.FILOS.2319 <text:s text:c="2"/>400 ANTROPOLOGIA FILOSOFICA (ELECTIVA 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202</text:p>
          </table:table-cell>
          <table:table-cell office:value-type="string" calcext:value-type="string">
            <text:p>CUR.HIST.MODER.9999 <text:s text:c="3"/>00 CURSILLO - DE HISTORIA MODERN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204</text:p>
          </table:table-cell>
          <table:table-cell office:value-type="string" calcext:value-type="string">
            <text:p>CUR.HIST.ANTIG.9999 <text:s text:c="3"/>00 CURSILLO <text:s/>DE HISTORIA ANTIGU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206</text:p>
          </table:table-cell>
          <table:table-cell office:value-type="string" calcext:value-type="string">
            <text:p>CUR.TALLER APLI9999 <text:s text:c="3"/>00 CURSILLO - TALLER DE APLICA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208</text:p>
          </table:table-cell>
          <table:table-cell office:value-type="string" calcext:value-type="string">
            <text:p>SEM.HIST.ARGEN.9999 <text:s text:c="3"/>00 SEMINARIO * HISTORIA ARGENTIN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209</text:p>
          </table:table-cell>
          <table:table-cell office:value-type="string" calcext:value-type="string">
            <text:p>SEM.TEORIA POLI9999 <text:s text:c="3"/>00 SEMINARIO * TEORIA POLIT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211</text:p>
          </table:table-cell>
          <table:table-cell office:value-type="string" calcext:value-type="string">
            <text:p>SEM.HIS.CUL.CON9999 <text:s text:c="3"/>00 SEMINARIO * HIST. DE LA CULTURA CONTEMPORANE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171</text:p>
          </table:table-cell>
          <table:table-cell office:value-type="string" calcext:value-type="string">
            <text:p>SEMINARIO * HIS <text:s text:c="10"/>SEMINARIO * HISTORIA DE AMERIC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171</text:p>
          </table:table-cell>
          <table:table-cell office:value-type="string" calcext:value-type="string">
            <text:p>SEMINARIO * HIS <text:s text:c="10"/>SEMINARIO * HISTORIA DE AMERIC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214</text:p>
          </table:table-cell>
          <table:table-cell office:value-type="string" calcext:value-type="string">
            <text:p>OP.HIS.REL.INT.4992 <text:s text:c="2"/>202 OPTATIVA*HISTORIA DE LAS REL. INTERAMERICANA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216</text:p>
          </table:table-cell>
          <table:table-cell office:value-type="string" calcext:value-type="string">
            <text:p>CUR.HIST.ARG.I 9342 <text:s text:c="3"/>00 CURSILLO DE HISTORIA ARGENTIN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841</text:p>
          </table:table-cell>
          <table:table-cell office:value-type="string" calcext:value-type="string">
            <text:p>PSICOPEDAGOGIA 2319 <text:s text:c="2"/>500 PSICOPEDAGOGIA TEATRAL * (ARTES - TEATR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842</text:p>
          </table:table-cell>
          <table:table-cell office:value-type="string" calcext:value-type="string">
            <text:p>TEOR.COM.SOCIAL4319 <text:s text:c="2"/>501 SEM.TEORIA DE LA COMUNICAC SOCI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844</text:p>
          </table:table-cell>
          <table:table-cell office:value-type="string" calcext:value-type="string">
            <text:p>PSIC.DE GRUPOS 2319 <text:s text:c="2"/>400 PSIC.DE LOS GRUPOS E INST.EDUCATIVAS* (C.EDUCAC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800</text:p>
          </table:table-cell>
          <table:table-cell office:value-type="string" calcext:value-type="string">
            <text:p>HISTORIA DE LA 2319 <text:s text:c="2"/>502 HISTORIA DE LA CULTURA * (ESC. HISTOR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801</text:p>
          </table:table-cell>
          <table:table-cell office:value-type="string" calcext:value-type="string">
            <text:p>ETNOHISTORIA AN2319 <text:s text:c="2"/>400 ETNOHISTORIA ANDINA * (ESC. DE HISTOR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802</text:p>
          </table:table-cell>
          <table:table-cell office:value-type="string" calcext:value-type="string">
            <text:p>TEORIA POLITICA2319 <text:s text:c="2"/>402 TEORIA POLITICA * (ESC. DE HISTOR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803</text:p>
          </table:table-cell>
          <table:table-cell office:value-type="string" calcext:value-type="string">
            <text:p>ECONOMIA POLITI2319 <text:s text:c="2"/>500 ECONOMIA POLITICA * (ESC. DE HISTOR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804</text:p>
          </table:table-cell>
          <table:table-cell office:value-type="string" calcext:value-type="string">
            <text:p>HISTORIA DE LA 2319 <text:s text:c="2"/>400 HISTORIA DE LA INDUSTRIA * (ESC. DE HISTOR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805</text:p>
          </table:table-cell>
          <table:table-cell office:value-type="string" calcext:value-type="string">
            <text:p>HIS. DE LOS CON2319 <text:s text:c="2"/>400 HIS. DE LOS CONFLICTOS SOCIAL.* (ESC HISTOR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806</text:p>
          </table:table-cell>
          <table:table-cell office:value-type="string" calcext:value-type="string">
            <text:p>INTRODUCCION A 2319 <text:s text:c="2"/>500 INTRODUCCION A LA HISTORIA*(ESC. DE HISTOR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810</text:p>
          </table:table-cell>
          <table:table-cell office:value-type="string" calcext:value-type="string">
            <text:p>LOGICA I <text:s/>* (ES2319 <text:s text:c="2"/>400 LOGICA I <text:s/>* (ESC. FILOSOF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812</text:p>
          </table:table-cell>
          <table:table-cell office:value-type="string" calcext:value-type="string">
            <text:p>LOGICA II * (ES2319 <text:s text:c="2"/>400 LOGICA II * (ESC. DE FILOSOF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814</text:p>
          </table:table-cell>
          <table:table-cell office:value-type="string" calcext:value-type="string">
            <text:p>ETICA I * (ESC.2319 <text:s text:c="2"/>500 ETICA I * (ESC. DE FILOSOF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816</text:p>
          </table:table-cell>
          <table:table-cell office:value-type="string" calcext:value-type="string">
            <text:p>ETICA II * (ESC2319 <text:s text:c="2"/>400 ETICA II * (ESC. DE FILOSOF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818</text:p>
          </table:table-cell>
          <table:table-cell office:value-type="string" calcext:value-type="string">
            <text:p>FILOSOFIA DEL L2319 <text:s text:c="2"/>501 FILOSOFIA DEL LENGUAJE II(ESC. FILOSOF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820</text:p>
          </table:table-cell>
          <table:table-cell office:value-type="string" calcext:value-type="string">
            <text:p>EPISTEMOL. DE L2319 <text:s text:c="2"/>500 EPISTEMOL. DE LAS CS. SOCIALES*(ESC FILOSOF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821</text:p>
          </table:table-cell>
          <table:table-cell office:value-type="string" calcext:value-type="string">
            <text:p>HIST. DE LAS CI2319 <text:s text:c="2"/>400 HIST. DE LAS CIENCIAS II *(ESC.DE FILOSOF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822</text:p>
          </table:table-cell>
          <table:table-cell office:value-type="string" calcext:value-type="string">
            <text:p>SOCIOLOGIA * (E2319 <text:s text:c="2"/>500 SOCIOLOGIA * (ESC. FILOSOF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830</text:p>
          </table:table-cell>
          <table:table-cell office:value-type="string" calcext:value-type="string">
            <text:p>MITO Y REL. EN 2319 <text:s text:c="2"/>402 MITO Y REL. EN GRECIA Y ROMA*(ESC LETRA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831</text:p>
          </table:table-cell>
          <table:table-cell office:value-type="string" calcext:value-type="string">
            <text:p>LINGUISTICA *(E2319 <text:s text:c="2"/>400 LINGUISTICA GENERAL *(ESC. DE LETRA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832</text:p>
          </table:table-cell>
          <table:table-cell office:value-type="string" calcext:value-type="string">
            <text:p>SEMIOTICA I *(E2319 <text:s text:c="2"/>400 SEMIOTICA LITERARIA I *(ESC. DE LETRA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833</text:p>
          </table:table-cell>
          <table:table-cell office:value-type="string" calcext:value-type="string">
            <text:p>SEMIOTICA II * 2319 <text:s text:c="2"/>500 SEMIOTICA LITERARIA II * (ESC. DE LETRA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834</text:p>
          </table:table-cell>
          <table:table-cell office:value-type="string" calcext:value-type="string">
            <text:p>ANALISIS DE EST2319 <text:s text:c="2"/>400 ANALISIS DE ESTRATE. DEL DISCURSO*(ESC LETRA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86211</text:p>
          </table:table-cell>
          <table:table-cell office:value-type="string" calcext:value-type="string">
            <text:p>SEM.I TEC.EDUC.4312 <text:s text:c="2"/>501 SEMINARIO I: ORIENTACION TEGNOLOGICA EDUCATIV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214</text:p>
          </table:table-cell>
          <table:table-cell office:value-type="string" calcext:value-type="string">
            <text:p>SEM.INV.FILOLOG4942 <text:s text:c="2"/>402 SEMINARIO DE INVESTIGACION FILOLOG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843</text:p>
          </table:table-cell>
          <table:table-cell office:value-type="string" calcext:value-type="string">
            <text:p>SEM. ACERCA MAL4322 <text:s text:c="2"/>500 SEMINARIO " ACERCA DEL MALESTAR "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157</text:p>
          </table:table-cell>
          <table:table-cell office:value-type="string" calcext:value-type="string">
            <text:p>SEM.ACERCA MALE4341 <text:s text:c="2"/>500 SEMINARIO ACERCA DEL MALESTAR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6178001</text:p>
          </table:table-cell>
          <table:table-cell table:style-name="ce1" office:value-type="string" calcext:value-type="string">
            <text:p><text:s/>0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185</text:p>
          </table:table-cell>
          <table:table-cell office:value-type="string" calcext:value-type="string">
            <text:p>SEM. TIEMPO Y <text:s/>4392 <text:s text:c="2"/>100 "SEM. TIEMPO,ESPACIO Y COM. SOCIALES EN CORDOBA"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215</text:p>
          </table:table-cell>
          <table:table-cell office:value-type="string" calcext:value-type="string">
            <text:p>SEM"LA CONS.DE 2192 <text:s text:c="3"/>00 SEM.LA CONS. DE LA HIST. EN HEGEL Y LA POSTMODER"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110</text:p>
          </table:table-cell>
          <table:table-cell office:value-type="string" calcext:value-type="string">
            <text:p>FILOSOF.POLITIC11111 <text:s/>101 FILOSOFIA POLITIC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115</text:p>
          </table:table-cell>
          <table:table-cell office:value-type="string" calcext:value-type="string">
            <text:p>MET. APREND.E I1919 <text:s text:c="2"/>101 METODOS DE APRENDIZAJE E INVESTIGA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845</text:p>
          </table:table-cell>
          <table:table-cell office:value-type="string" calcext:value-type="string">
            <text:p>GRAMATICA III <text:s/>939903 401 GRAMATICA III (DICTA ESC. LETRAS MODERNAS <text:s text:c="8"/>03 02 1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163</text:p>
          </table:table-cell>
          <table:table-cell office:value-type="string" calcext:value-type="string">
            <text:p>T.COMUN.SOCIAL 2312 <text:s text:c="2"/>5 <text:s text:c="2"/>TEORIA DE LA COMUNICACION SOCIAL (ESC. CINE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164</text:p>
          </table:table-cell>
          <table:table-cell office:value-type="string" calcext:value-type="string">
            <text:p>SEM. APLICADA I2311 <text:s text:c="2"/>500 SEMIOTICA APLICADA I (ESC. DE TEATRO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218</text:p>
          </table:table-cell>
          <table:table-cell office:value-type="string" calcext:value-type="string">
            <text:p>GALILEO HERETIC434202 <text:s text:c="4"/>SEMINARIO GALILEO HERETICO <text:s text:c="23"/>06 06 1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219</text:p>
          </table:table-cell>
          <table:table-cell office:value-type="string" calcext:value-type="string">
            <text:p>SEM.ARTE E HIST9999 <text:s text:c="3"/>01 SEMINARIO " ARTE E HISTORIA DEL ARTE "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220</text:p>
          </table:table-cell>
          <table:table-cell office:value-type="string" calcext:value-type="string">
            <text:p>KAFKA Y LA CIU 9999 <text:s text:c="2"/>101 SEMINARIO " KAFKA Y LA CIUDAD SIN LIMITES "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221</text:p>
          </table:table-cell>
          <table:table-cell office:value-type="string" calcext:value-type="string">
            <text:p>LA PRUEBA DE G 9999 <text:s text:c="2"/>100 SEMINARIO " LA PRUEBA DE GODEL "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222</text:p>
          </table:table-cell>
          <table:table-cell office:value-type="string" calcext:value-type="string">
            <text:p>SIST. DIN. EN <text:s/>9999 <text:s text:c="2"/>101 SEM."SISTEMAS DINAMICOS EN CIENCIAS SOCIALES"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223</text:p>
          </table:table-cell>
          <table:table-cell office:value-type="string" calcext:value-type="string">
            <text:p>LECTURA DE HEG 99991 <text:s text:c="2"/>01 SEMINARIO " LECTURA DE HEGEL "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224</text:p>
          </table:table-cell>
          <table:table-cell office:value-type="string" calcext:value-type="string">
            <text:p>FOULCAULT:EL SU9999 <text:s text:c="6"/>SEMINARIO " FOULCAULT:EL SUJETO Y EL PODER "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225</text:p>
          </table:table-cell>
          <table:table-cell office:value-type="string" calcext:value-type="string">
            <text:p>CREATIVIDAD LIT9999 <text:s text:c="2"/>101 SEM."CREATIVIDAD LIT. Y DESCUBRIMIENTO CIENTIFIC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226</text:p>
          </table:table-cell>
          <table:table-cell office:value-type="string" calcext:value-type="string">
            <text:p>ASP.Y PROB.PUEB9991 <text:s text:c="3"/>01 SEM."ASPEC.Y PROBLEM.DEL CONCEP.PUEBLO EN EL PEN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227</text:p>
          </table:table-cell>
          <table:table-cell office:value-type="string" calcext:value-type="string">
            <text:p>LOS GRANDES SIS9999 <text:s text:c="2"/>101 SEM.LOS GRANDES SIST.YLA GENE.DE LA HERMENEUTICA"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228</text:p>
          </table:table-cell>
          <table:table-cell office:value-type="string" calcext:value-type="string">
            <text:p>WITTGENSTEIN <text:s text:c="2"/>9991 <text:s text:c="2"/>101 SEMINARIO " WITTGENSTEIN,EL CINE Y EL ESCEPTICISM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228</text:p>
          </table:table-cell>
          <table:table-cell office:value-type="string" calcext:value-type="string">
            <text:p>WITTGENSTEIN <text:s text:c="2"/>9999 <text:s text:c="3"/>01 SEM."WITTGENSTEIN,EL ESCEPTICISMO Y FORMA DE VID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165</text:p>
          </table:table-cell>
          <table:table-cell office:value-type="string" calcext:value-type="string">
            <text:p>SEM. LA PAREJA 4342 <text:s text:c="2"/>400 SEMINARIO: LA PAREJA ABORDAJE SISTEMIC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166</text:p>
          </table:table-cell>
          <table:table-cell office:value-type="string" calcext:value-type="string">
            <text:p>SEM. VIOLEN.CON4342 <text:s text:c="2"/>500 SEMINARIO: VIOLENCIA CONYUG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167</text:p>
          </table:table-cell>
          <table:table-cell office:value-type="string" calcext:value-type="string">
            <text:p>SEM.PROY.INVEST4342 <text:s text:c="2"/>400 SEMINARIO: PROYECTO DE INVESTIGA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168</text:p>
          </table:table-cell>
          <table:table-cell office:value-type="string" calcext:value-type="string">
            <text:p>SEM.MET.EXPERIM4342 <text:s text:c="2"/>400 SEMINARIO: METODO EXPERIMENTAL AYER Y HOY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169</text:p>
          </table:table-cell>
          <table:table-cell office:value-type="string" calcext:value-type="string">
            <text:p>SEM.FLIA VIOLEN4342 <text:s text:c="2"/>500 SEMINARIO: PSICODINAMISMOS DE LA FLIA. VIOLENT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850</text:p>
          </table:table-cell>
          <table:table-cell office:value-type="string" calcext:value-type="string">
            <text:p>PSICOGENESIS I 4342 <text:s text:c="2"/>401 SEMINARIO: PSICOGENESIS DE LA LENGUA ESCRIT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170</text:p>
          </table:table-cell>
          <table:table-cell office:value-type="string" calcext:value-type="string">
            <text:p>SEM.ESTRAT.INTE4342 <text:s text:c="2"/>400 SEMINARIO: ESTRATEGIAS DE INTERVENC. COMUNITAR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852</text:p>
          </table:table-cell>
          <table:table-cell office:value-type="string" calcext:value-type="string">
            <text:p>FORM. EXPRESIVA1311 <text:s text:c="2"/>501 ELECTIVA"FORMACION EXPRESIVA I"DPTO.TEATRO ESC.AR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133</text:p>
          </table:table-cell>
          <table:table-cell office:value-type="string" calcext:value-type="string">
            <text:p>EL DISCURSO POL9999 <text:s text:c="2"/>102 SEM"EL DISCURSO POLITICO EN LAS CRONICAS CASTELL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229</text:p>
          </table:table-cell>
          <table:table-cell office:value-type="string" calcext:value-type="string">
            <text:p>S.ESC.FRANKFURT4342 <text:s text:c="2"/>400 SEMINARIO: LA ESCUELA DE FRANKFURT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230</text:p>
          </table:table-cell>
          <table:table-cell office:value-type="string" calcext:value-type="string">
            <text:p>SEM. DE ALBERDI4342 <text:s text:c="6"/>SEMINARIO: LA FILOSOFIA DE ALBERD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217</text:p>
          </table:table-cell>
          <table:table-cell office:value-type="string" calcext:value-type="string">
            <text:p>HERM. DEL TEXTO1349 <text:s text:c="2"/>100 HERMENEUTICA DEL TEXTO LITERARI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219</text:p>
          </table:table-cell>
          <table:table-cell office:value-type="string" calcext:value-type="string">
            <text:p>SEM.INT.FILOSO.493232 400 SEMINARIO INTRODUCCION A LA PROBLEM. FILOSOFICA" <text:s/>32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220</text:p>
          </table:table-cell>
          <table:table-cell office:value-type="string" calcext:value-type="string">
            <text:p>SEM. GLOB. ECO.493232 400 SEM.GLOBALIZ.ECONOM.ETNICIDAD Y DEVENIR DE LA MEM 32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221</text:p>
          </table:table-cell>
          <table:table-cell office:value-type="string" calcext:value-type="string">
            <text:p>SEM.INT.POL.CON493232 202 SEMINARIO INTROD. POLITICA CONTEMPORANEA CORDOBA <text:s/>32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222</text:p>
          </table:table-cell>
          <table:table-cell office:value-type="string" calcext:value-type="string">
            <text:p>SEM.ERGOLOGIA Y493232 502 SEMINARIO "ERGOLOGIA Y TECNOLOGIA" <text:s text:c="15"/>32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223</text:p>
          </table:table-cell>
          <table:table-cell office:value-type="string" calcext:value-type="string">
            <text:p>CURSILLO DE HIS992916 200 CURSILLO DE HISTORIA DE LA EDAD MEDIA <text:s text:c="12"/>16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224</text:p>
          </table:table-cell>
          <table:table-cell office:value-type="string" calcext:value-type="string">
            <text:p>CURSILLO DE ECO992916 200 CURSILLO DE ECONOMIA POLITICA <text:s text:c="20"/>16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225</text:p>
          </table:table-cell>
          <table:table-cell office:value-type="string" calcext:value-type="string">
            <text:p>CURSILLO DE ETN992916 200 CURSILLO DE ETNOHISTORIA <text:s text:c="25"/>16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218</text:p>
          </table:table-cell>
          <table:table-cell office:value-type="string" calcext:value-type="string">
            <text:p>ALTAS CULTURAS 294250 200 ALTAS CULTURAS AMERICANAS <text:s text:c="24"/>50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116</text:p>
          </table:table-cell>
          <table:table-cell office:value-type="string" calcext:value-type="string">
            <text:p>FIN DE SIGLO <text:s text:c="2"/>999232 100 FIN DE SIGLO:GENEROS SEXUALES Y TRANSFORM.ESTETIC 32 32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117</text:p>
          </table:table-cell>
          <table:table-cell office:value-type="string" calcext:value-type="string">
            <text:p>PREP.PRAC. LAB.999232 100 PREP.PARA PRAC.LABORALES EN LENGUA Y LITERATURA <text:s text:c="2"/>32 32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118</text:p>
          </table:table-cell>
          <table:table-cell office:value-type="string" calcext:value-type="string">
            <text:p>DE LA ORACION A999932 100 SEMINARIO" DE LA ORACION AL TEXTO " <text:s text:c="14"/>32 32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119</text:p>
          </table:table-cell>
          <table:table-cell office:value-type="string" calcext:value-type="string">
            <text:p>LA SOCIOLINGUIS999232 100 LA SOCIOLINGUIS.Y EL PENSAM.DE ALG.TEORICOS ITALI 32 32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120</text:p>
          </table:table-cell>
          <table:table-cell office:value-type="string" calcext:value-type="string">
            <text:p>VISION HERMENEU999232 100 VISION HERMENEUTICA DEL PROB.DEL TIEMPO EN LA FIC 32 32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86081</text:p>
          </table:table-cell>
          <table:table-cell office:value-type="string" calcext:value-type="string">
            <text:p>SEM. LE LECTURA 99932 100 SEMINARIO DE LECTURA DE TEXTOS FILOSOFICOS GRIEGO 32 32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86082</text:p>
          </table:table-cell>
          <table:table-cell office:value-type="string" calcext:value-type="string">
            <text:p>INTRODUCCION A 999232 100 INTRODUCCION AL GRIEGO FILOSOFICO (MAT. ANUAL) <text:s text:c="3"/>32 32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6186014</text:p>
          </table:table-cell>
          <table:table-cell office:value-type="string" calcext:value-type="string">
            <text:p><text:s/>2CEA102 REA012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6186018</text:p>
          </table:table-cell>
          <table:table-cell office:value-type="string" calcext:value-type="string">
            <text:p><text:s/>4CEA102 REA003 REA011 REA046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78850</text:p>
          </table:table-cell>
          <table:table-cell office:value-type="string" calcext:value-type="string">
            <text:p>PSICOGENESIS I 4332 <text:s text:c="2"/>400 SEM. DE PSICOGENESIS DE LA LENGUA ESCRIT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193</text:p>
          </table:table-cell>
          <table:table-cell office:value-type="string" calcext:value-type="string">
            <text:p>CURS. C.FORMAC.332232 400 CURSILLO DEL CICLO DE FORMACION (LICENCIATURA) <text:s text:c="3"/>32 32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194</text:p>
          </table:table-cell>
          <table:table-cell office:value-type="string" calcext:value-type="string">
            <text:p>OPTATIVA PROFES1222 <text:s text:c="2"/>400 MATERIA OPTATIVA (PARA EL PROFESORADO) <text:s text:c="11"/>32 32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094</text:p>
          </table:table-cell>
          <table:table-cell office:value-type="string" calcext:value-type="string">
            <text:p>LEC.TEX.FIL.GR.939236 502 SEM.DE LECTURA DE TEXTOS FILOSOF.GRIEGOS <text:s text:c="9"/>36 36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121</text:p>
          </table:table-cell>
          <table:table-cell office:value-type="string" calcext:value-type="string">
            <text:p>CURSO BAJTIN <text:s text:c="2"/>3391 <text:s text:c="2"/>400 CURSO DE M. BAJTIN. PALABRA/MUNDO/NOVEL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200</text:p>
          </table:table-cell>
          <table:table-cell office:value-type="string" calcext:value-type="string">
            <text:p>SEM.UNA TENT. <text:s/>499932 102 SEM.UNA TENTATIVA DE INTERPRE.DE LA HIST.COREANA <text:s/>32 32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059</text:p>
          </table:table-cell>
          <table:table-cell office:value-type="string" calcext:value-type="string">
            <text:p>LEN. Y CULT. LA9999 <text:s text:c="2"/>101 " LENGUA Y CULTURA LATINAS I"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122</text:p>
          </table:table-cell>
          <table:table-cell office:value-type="string" calcext:value-type="string">
            <text:p>EL ARTE POETICA232220 401 MAT.ELEC.EL ARTE POETICA DE HORACIO Y LA ESTETICA 20 20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886074</text:p>
          </table:table-cell>
          <table:table-cell office:value-type="string" calcext:value-type="string">
            <text:p>PS. ADOLESCENCI2111 <text:s text:c="2"/>200 PSICOLOGIA EVOLUTIVA DE LA ADOLESCENCIA Y JUVENT.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78197</text:p>
          </table:table-cell>
          <table:table-cell office:value-type="string" calcext:value-type="string">
            <text:p>SEM LA IDEA <text:s text:c="3"/>999932 102 SEM.LA IDEA DEL MUNDO EN HUSSERL,HEIDEGGER,SARTRE 32 32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78203</text:p>
          </table:table-cell>
          <table:table-cell office:value-type="string" calcext:value-type="string">
            <text:p>TEMAS FIL EN LA999932 501 SEM."TEMAS FILOSOFICOS EN LA OBRA DE BORGES" <text:s text:c="5"/>32 32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231</text:p>
          </table:table-cell>
          <table:table-cell office:value-type="string" calcext:value-type="string">
            <text:p>SEM.FIL. HIST. 999932 <text:s text:c="4"/>SEM."LA FILOSOFIA EN ALBERDI"(SEM.FIL.HISTORIA) <text:s text:c="2"/>32 32 1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78198</text:p>
          </table:table-cell>
          <table:table-cell office:value-type="string" calcext:value-type="string">
            <text:p>SEM.FIL.HIST. <text:s/>999932 101 SEM."LA FILOSOFIA EN ALBERDI"(SEM.DE FIL.HISTORIA 32 32 1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226</text:p>
          </table:table-cell>
          <table:table-cell office:value-type="string" calcext:value-type="string">
            <text:p>LINGUISTICA <text:s text:c="3"/>999932 101 LINGUISTICA GENERAL(OPTATIVA DICTA ESC.LETRAS M.) 32 32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227</text:p>
          </table:table-cell>
          <table:table-cell office:value-type="string" calcext:value-type="string">
            <text:p>CURSILLO H. ESP999932 101 CURS.HIS.ESP"EL CONCEPTO DE LA RECONQUISTA" <text:s text:c="6"/>32 32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78199</text:p>
          </table:table-cell>
          <table:table-cell office:value-type="string" calcext:value-type="string">
            <text:p>SEM.LECTURA DE 999932 101 SEMINARIO "LECTURA DE HEGEL " <text:s text:c="20"/>32 3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123</text:p>
          </table:table-cell>
          <table:table-cell office:value-type="string" calcext:value-type="string">
            <text:p>SEM."KAFKA Y LA999932 101 SEMINARIO " KAFKA Y LA CIUDAD " <text:s text:c="18"/>32 32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6186022</text:p>
          </table:table-cell>
          <table:table-cell office:value-type="string" calcext:value-type="string">
            <text:p><text:s/>4CEA102 REA003 REA011 REA013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210</text:p>
          </table:table-cell>
          <table:table-cell office:value-type="string" calcext:value-type="string">
            <text:p>FIL.ARG.Y LAT. 999932 101 FILOSOFIA ARGENTINA Y LATINOAMERICANA <text:s text:c="12"/>32 32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78108</text:p>
          </table:table-cell>
          <table:table-cell office:value-type="string" calcext:value-type="string">
            <text:p>PSICOPATOLOGIII9999 <text:s text:c="2"/>102 "PSICOPATOLOGIA II"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78109</text:p>
          </table:table-cell>
          <table:table-cell office:value-type="string" calcext:value-type="string">
            <text:p>PSICOFARMACOLOG9999 <text:s text:c="2"/>101 APORTES DE LA PSICOFARMACOLOGIA"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137</text:p>
          </table:table-cell>
          <table:table-cell office:value-type="string" calcext:value-type="string">
            <text:p>ELCONCEPTO DE <text:s/>9999 <text:s text:c="2"/>102 SEMINARIO "EL CONCEPTO DE LO MENTAL "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228</text:p>
          </table:table-cell>
          <table:table-cell office:value-type="string" calcext:value-type="string">
            <text:p>FIL ARG Y LAT <text:s/>999932 100 FILOSOFIA ARGENTINA Y LATINOAMERICANA <text:s text:c="12"/>32 32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78200</text:p>
          </table:table-cell>
          <table:table-cell office:value-type="string" calcext:value-type="string">
            <text:p>SEM.SOBRE FOULC999932 501 SEM SOBRE FOULCAULT:"EL SUJETO Y EL PODER" <text:s text:c="7"/>32 32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86083</text:p>
          </table:table-cell>
          <table:table-cell office:value-type="string" calcext:value-type="string">
            <text:p>SEM. HIST. LIT.999932 402 "SEM. DE HIST. LITERATURA GRIEGA I" <text:s text:c="14"/>32 32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230</text:p>
          </table:table-cell>
          <table:table-cell office:value-type="string" calcext:value-type="string">
            <text:p>SEM. FILOSOF. <text:s/>999932 101 SEM.: " LA FILOSOFIA EN ALBERDI " <text:s text:c="16"/>32 32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231</text:p>
          </table:table-cell>
          <table:table-cell office:value-type="string" calcext:value-type="string">
            <text:p>SEM INT.DE LEC 999932 402 SEM.:"LECTURA DE TEXTOS FILOSOFICOS GRIEGOS" <text:s text:c="5"/>32 32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232</text:p>
          </table:table-cell>
          <table:table-cell office:value-type="string" calcext:value-type="string">
            <text:p>INT. AL GRIEGO 9999 <text:s text:c="2"/>501 SEM.:"INTRODUCCION AL GRIEGO FILOSOFICO" <text:s text:c="9"/>32 32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205</text:p>
          </table:table-cell>
          <table:table-cell office:value-type="string" calcext:value-type="string">
            <text:p>LING. GENERAL <text:s/>999132 301 LINGUISTICA GENERAL <text:s text:c="30"/>32 32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207</text:p>
          </table:table-cell>
          <table:table-cell office:value-type="string" calcext:value-type="string">
            <text:p>SEMIOTICA LIT. 999132 301 SEMIOTICA LITERARIA I(DICTA ESC. LETRAS. OPTATIVA 32 32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86084</text:p>
          </table:table-cell>
          <table:table-cell office:value-type="string" calcext:value-type="string">
            <text:p>HERM. DEL TEXTO191232 201 "HERMENEUTICA DEL TEXTO LIT."(OPT.DICTA L. MODER. 32 32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121</text:p>
          </table:table-cell>
          <table:table-cell office:value-type="string" calcext:value-type="string">
            <text:p>PSIC. PERSONALI999932 202 PSICOLOGIA DE LA PERSONALIDAD(MATERIA ELECTIVA) <text:s text:c="2"/>32 32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215</text:p>
          </table:table-cell>
          <table:table-cell office:value-type="string" calcext:value-type="string">
            <text:p>PSIC.Y DER.HUM.999932 302 OPTATIVA - PSICOLOGIA Y DERECHOS HUMANOS <text:s text:c="9"/>32 32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86107</text:p>
          </table:table-cell>
          <table:table-cell office:value-type="string" calcext:value-type="string">
            <text:p>FORM. SONORA <text:s text:c="2"/>999932 402 FORMACION SONORA I (MATERIA OPTATIVA ) <text:s text:c="11"/>32 32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124</text:p>
          </table:table-cell>
          <table:table-cell office:value-type="string" calcext:value-type="string">
            <text:p>SEM. UB. FIL.S 494232 302 SEM."UBICACION FILOSOF.SEMIOTICA DE KRISTEVA" <text:s text:c="4"/>32 32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125</text:p>
          </table:table-cell>
          <table:table-cell office:value-type="string" calcext:value-type="string">
            <text:p>SE. EL PENS. U.494232 402 SEMINARIO " EL PENSAMIENTO UTOPICO" <text:s text:c="14"/>32 32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233</text:p>
          </table:table-cell>
          <table:table-cell office:value-type="string" calcext:value-type="string">
            <text:p>HISTORIA CONTEM999932 <text:s text:c="4"/>HISTORIA CONTEMPORANEA <text:s text:c="27"/>32 32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200</text:p>
          </table:table-cell>
          <table:table-cell office:value-type="string" calcext:value-type="string">
            <text:p>PSIC. REHAB.PED2392 <text:s text:c="2"/>501 "PSIC.EN REHABILITACION PEDIATRICA"ELEC.NO PERM.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201</text:p>
          </table:table-cell>
          <table:table-cell office:value-type="string" calcext:value-type="string">
            <text:p>CLINIC. LACAN. 2391 <text:s text:c="2"/>400 "CLINICA PSIC.PERSPECTIVA LACANIANA" ELEC. NO PER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202</text:p>
          </table:table-cell>
          <table:table-cell office:value-type="string" calcext:value-type="string">
            <text:p>TEORIAS Y F.MEN434 <text:s text:c="3"/>500 "TEORIAS Y FILOSOF. DE LA MENTE" SEM.ELECT.NO PER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203</text:p>
          </table:table-cell>
          <table:table-cell office:value-type="string" calcext:value-type="string">
            <text:p>SPSS 5.0 <text:s text:c="6"/>434 <text:s text:c="3"/>500 "S.P.S.S. 5.0 " SEMINARIO ELEC. NO PERMANENTE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204</text:p>
          </table:table-cell>
          <table:table-cell office:value-type="string" calcext:value-type="string">
            <text:p>FIL.DEL DERECHO1391 <text:s text:c="2"/>500 "FILOSOFIA DEL DERECHO" ELECTIVA EXP. PILOT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205</text:p>
          </table:table-cell>
          <table:table-cell office:value-type="string" calcext:value-type="string">
            <text:p>INT. DERECHO <text:s text:c="2"/>1391 <text:s text:c="2"/>500 "INTRODUCCION AL DERECHO" ELECTIVA EXP. PILOT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206</text:p>
          </table:table-cell>
          <table:table-cell office:value-type="string" calcext:value-type="string">
            <text:p>EXTENSION RURAL239 <text:s text:c="3"/>500 "EXTENSION RURAL " ELECTIV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117</text:p>
          </table:table-cell>
          <table:table-cell office:value-type="string" calcext:value-type="string">
            <text:p><text:s text:c="16"/>999 <text:s text:c="2"/>401 " METAFISICA I" (DICTA ESC. DE FILOSOFIA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78141</text:p>
          </table:table-cell>
          <table:table-cell office:value-type="string" calcext:value-type="string">
            <text:p><text:s text:c="15"/>9999 <text:s text:c="2"/>501 "PSICOPEDAGOGIA TEATRAL"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86135</text:p>
          </table:table-cell>
          <table:table-cell office:value-type="string" calcext:value-type="string">
            <text:p><text:s text:c="15"/>9999 <text:s text:c="2"/>501 "ESTRATEGIAS INTERV.COMUNITARIA" DICTA ESC.PSIC.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78110</text:p>
          </table:table-cell>
          <table:table-cell office:value-type="string" calcext:value-type="string">
            <text:p><text:s text:c="15"/>9999 <text:s text:c="2"/>502 "SEMINARIO DE ESTETICA"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78195</text:p>
          </table:table-cell>
          <table:table-cell office:value-type="string" calcext:value-type="string">
            <text:p><text:s text:c="15"/>9999 <text:s text:c="2"/>502 " SEMINARIO EN BUSCA DEL AUTOR "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229</text:p>
          </table:table-cell>
          <table:table-cell office:value-type="string" calcext:value-type="string">
            <text:p>ARQU.NOROE.ARG.4999 <text:s text:c="2"/>502 CURSILLO SOBRE ARQUEOLOGIA DEL NOROESTE ARGENTIN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230</text:p>
          </table:table-cell>
          <table:table-cell office:value-type="string" calcext:value-type="string">
            <text:p>CURS GEOG HUM <text:s/>9992 <text:s text:c="3"/>02 CURSILLO <text:s/>DE GEOGRAFIA HUMAN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229</text:p>
          </table:table-cell>
          <table:table-cell office:value-type="string" calcext:value-type="string">
            <text:p>CURS A NO ARG <text:s/>9999 <text:s text:c="2"/>102 CURS SOBRE ARQUEOLOGIA DEL NOROESTE ARGENTIN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78204</text:p>
          </table:table-cell>
          <table:table-cell office:value-type="string" calcext:value-type="string">
            <text:p><text:s text:c="15"/>9999 <text:s text:c="2"/>502 TEORIA POLIT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78205</text:p>
          </table:table-cell>
          <table:table-cell office:value-type="string" calcext:value-type="string">
            <text:p><text:s text:c="15"/>9999 <text:s text:c="2"/>502 HISTORIA DE LA FILOSOFIA PRACT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234</text:p>
          </table:table-cell>
          <table:table-cell office:value-type="string" calcext:value-type="string">
            <text:p>SEM:FILO.MENTE 4942048 01 SEMINARIO: "FILOSOF�A DE LA MENTE" <text:s text:c="15"/>024024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235</text:p>
          </table:table-cell>
          <table:table-cell office:value-type="string" calcext:value-type="string">
            <text:p>SEM.TEOR.VERDAD4942048 01 SEMINARIO: "TEORIAS DE LA VERDAD" <text:s text:c="16"/>024024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236</text:p>
          </table:table-cell>
          <table:table-cell office:value-type="string" calcext:value-type="string">
            <text:p>SEM:KIERKEGAARD4942048 01 SEM."PRINCIPIOS DE FENOMENOLOGIA: KIERKEGAARD <text:s text:c="4"/>024024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237</text:p>
          </table:table-cell>
          <table:table-cell office:value-type="string" calcext:value-type="string">
            <text:p>SEM:E. GOFFMAN 4942048101 SEMINARIO: "E. GOFFMAN: FILOSOFIA Y VIDA COTIDIAN 024024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238</text:p>
          </table:table-cell>
          <table:table-cell office:value-type="string" calcext:value-type="string">
            <text:p>SEM:INC.HISTORI4942048 00 SEM. LA INCIDENCIA DE LO HISTORICO <text:s text:c="15"/>024024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239</text:p>
          </table:table-cell>
          <table:table-cell office:value-type="string" calcext:value-type="string">
            <text:p>SEM:ARGUMENTACI4942048 <text:s text:c="3"/>SEMINARIO: "ARGUMENTACION Y PASION" <text:s text:c="14"/>024024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240</text:p>
          </table:table-cell>
          <table:table-cell office:value-type="string" calcext:value-type="string">
            <text:p>SEM:HERM.LENGUA4942004 01 SEMINARIO: "FUNCION HERMENEUTICA DEL LENGUAJE" <text:s text:c="3"/>002002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241</text:p>
          </table:table-cell>
          <table:table-cell office:value-type="string" calcext:value-type="string">
            <text:p>SEM:EST.HEGEL <text:s/>4942004 01 SEM.INTRODUCCION ESTETICA DE HEGEL" <text:s text:c="14"/>002002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242</text:p>
          </table:table-cell>
          <table:table-cell office:value-type="string" calcext:value-type="string">
            <text:p>SEM:FICHTE <text:s text:c="4"/>4942004101 SEMINARIO: "FICHTE: LA DOCTRINA DE LA CIENCIA" <text:s text:c="3"/>002002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243</text:p>
          </table:table-cell>
          <table:table-cell office:value-type="string" calcext:value-type="string">
            <text:p>SEM:SARTRE <text:s text:c="4"/>4942 <text:s text:c="6"/>SEMINARIO: "LA FENOMENOLOG�A EN SARTRE"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244</text:p>
          </table:table-cell>
          <table:table-cell office:value-type="string" calcext:value-type="string">
            <text:p>SEM:TEO.MODELOS4942004 00 SEMINARIO: TEORIA DE MODELOS <text:s text:c="21"/>002002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86108</text:p>
          </table:table-cell>
          <table:table-cell office:value-type="string" calcext:value-type="string">
            <text:p>SEM.TRAD.ITALIA4311 <text:s text:c="2"/>302 SEMINARIO DE TRADUCCION ITALIAN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245</text:p>
          </table:table-cell>
          <table:table-cell office:value-type="string" calcext:value-type="string">
            <text:p>SEM.INVEST.FIL.9999 <text:s text:c="3"/>02 "SEMINARIO DE INVESTIGACION FILOLOGICA"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246</text:p>
          </table:table-cell>
          <table:table-cell office:value-type="string" calcext:value-type="string">
            <text:p>SEM.HIST.CULTU.9999 <text:s text:c="3"/>00 SEMINARIO DE HISTORIA DE LA CULTUR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247</text:p>
          </table:table-cell>
          <table:table-cell office:value-type="string" calcext:value-type="string">
            <text:p>CURS. HIST.MOD 9999 <text:s text:c="2"/>501 CURSILLO DE HISTORIA MODERN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126</text:p>
          </table:table-cell>
          <table:table-cell office:value-type="string" calcext:value-type="string">
            <text:p>SEM ASP Y PROBL9999 <text:s text:c="2"/>502 SEM ASPECTOS Y PROBLEMAS DEL CONCEPTO DE PUEBL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218</text:p>
          </table:table-cell>
          <table:table-cell office:value-type="string" calcext:value-type="string">
            <text:p>SEM.PREH.Y ARQ.9999 <text:s text:c="6"/>SEM DE PREHIST Y ARQUEOL."CS.Y TEC.APLIC.ARQUEO."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901</text:p>
          </table:table-cell>
          <table:table-cell office:value-type="string" calcext:value-type="string">
            <text:p>TESIS DOCTORAL 9999 <text:s text:c="2"/>600 TESIS DOCTOR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78111</text:p>
          </table:table-cell>
          <table:table-cell office:value-type="string" calcext:value-type="string">
            <text:p><text:s text:c="15"/>9999 <text:s text:c="2"/>501 SEM."INT. A LA SEG. FILOSOFIA DE WITTGENSTEIN"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86085</text:p>
          </table:table-cell>
          <table:table-cell office:value-type="string" calcext:value-type="string">
            <text:p>LECTURA ENSE�AN492232 401 SEMINARIO "LECTURA Y ENSE�ANZA " <text:s text:c="17"/>32 32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86086</text:p>
          </table:table-cell>
          <table:table-cell office:value-type="string" calcext:value-type="string">
            <text:p>ARGUMENTACION <text:s/>492232 401 SEMINARIO " ASPECTOS DEL DISCURSO ARGUMENTATIVO " 32 32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86087</text:p>
          </table:table-cell>
          <table:table-cell office:value-type="string" calcext:value-type="string">
            <text:p>CATULO <text:s text:c="8"/>492232 401 SEMINARIO " LA LIRICA DE CATULO " <text:s text:c="16"/>32 32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86088</text:p>
          </table:table-cell>
          <table:table-cell office:value-type="string" calcext:value-type="string">
            <text:p>MITO CLASICO <text:s text:c="2"/>492232 401 SEMINARIO " LA MUJER EN EL MITO CLASICO " <text:s text:c="8"/>32 32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86089</text:p>
          </table:table-cell>
          <table:table-cell office:value-type="string" calcext:value-type="string">
            <text:p>GENEALOGIA <text:s text:c="4"/>492232 401 SEMINARIO " GENEALOGIA Y SOCIABILIDAD " <text:s text:c="10"/>32 32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076</text:p>
          </table:table-cell>
          <table:table-cell office:value-type="string" calcext:value-type="string">
            <text:p>LECTURA ENSE�AN492232 401 SEMINARIO " LECTURA Y ENSE�ANZA " <text:s text:c="16"/>32 32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077</text:p>
          </table:table-cell>
          <table:table-cell office:value-type="string" calcext:value-type="string">
            <text:p>ARGUMENTACION <text:s/>492232 401 SEMINARIO " ASPECTOS DEL DISCURSO ARGUMENTATIVO" <text:s/>32 32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078</text:p>
          </table:table-cell>
          <table:table-cell office:value-type="string" calcext:value-type="string">
            <text:p>CATULO <text:s text:c="8"/>492232 401 SEMINARIO " LA LIRICA DE CATULO " <text:s text:c="16"/>32 32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079</text:p>
          </table:table-cell>
          <table:table-cell office:value-type="string" calcext:value-type="string">
            <text:p>MITO CLASICO <text:s text:c="2"/>492232 401 SEMINARIO " LA MUJER EN EL MITO CLASICO " <text:s text:c="8"/>32 32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095</text:p>
          </table:table-cell>
          <table:table-cell office:value-type="string" calcext:value-type="string">
            <text:p>GENEALOGIA <text:s text:c="4"/>492232 401 SEMINARIO " GENEALOGIA Y SOCIABILIDAD " <text:s text:c="10"/>32 32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171</text:p>
          </table:table-cell>
          <table:table-cell office:value-type="string" calcext:value-type="string">
            <text:p>DES.ADOLESCENTE9999 <text:s text:c="2"/>501 DESARROLLO DEL ADOLESCENTE (MATERIA ELECTIVA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172</text:p>
          </table:table-cell>
          <table:table-cell office:value-type="string" calcext:value-type="string">
            <text:p>DELINCUENCIA YC9999 <text:s text:c="2"/>501 DELINCUENCIA Y CRIMINALIDAD (MATERIA ELECTIVA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78036</text:p>
          </table:table-cell>
          <table:table-cell office:value-type="string" calcext:value-type="string">
            <text:p><text:s text:c="15"/>9999 <text:s text:c="2"/>501 PRUEBA SUFICIENCIA IDIOMA ALEMA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193</text:p>
          </table:table-cell>
          <table:table-cell office:value-type="string" calcext:value-type="string">
            <text:p>ANTROPOL.RURAL 9999 <text:s text:c="2"/>501 ANTROPOLOGIA RUR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86109</text:p>
          </table:table-cell>
          <table:table-cell office:value-type="string" calcext:value-type="string">
            <text:p>GRAMATICA II <text:s text:c="2"/>2911 <text:s text:c="2"/>200 GRAMATICA II (OPTATIVA I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86110</text:p>
          </table:table-cell>
          <table:table-cell office:value-type="string" calcext:value-type="string">
            <text:p>GRAMATICA III <text:s/>2911 <text:s text:c="2"/>200 GRAMATICA III (OPTATIVA I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86111</text:p>
          </table:table-cell>
          <table:table-cell office:value-type="string" calcext:value-type="string">
            <text:p>HERM.TEXTO LIT.2912 <text:s text:c="2"/>201 HERMENEUTICA DEL TEXTO LITERARIO (OPTATIVA I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86112</text:p>
          </table:table-cell>
          <table:table-cell office:value-type="string" calcext:value-type="string">
            <text:p>LIT. ARGENT. I 2911 <text:s text:c="2"/>200 LITERATURA ARGENTINA I(OPTATIVA I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86113</text:p>
          </table:table-cell>
          <table:table-cell office:value-type="string" calcext:value-type="string">
            <text:p>LIT.ARGENT. II 2911 <text:s text:c="2"/>200 LITERATURA ARGENTINA II (OPTATIVA I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86114</text:p>
          </table:table-cell>
          <table:table-cell office:value-type="string" calcext:value-type="string">
            <text:p>LIT.CLAS.G.Y LA2911 <text:s text:c="2"/>200 LITERATURA CLASICA GRIEGA Y LATINA (OPTATIVA I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86115</text:p>
          </table:table-cell>
          <table:table-cell office:value-type="string" calcext:value-type="string">
            <text:p>LIT.ESPA�OLA I 2911 <text:s text:c="2"/>200 LITERATURA ESPA�OLA I (OPTATIVA I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86116</text:p>
          </table:table-cell>
          <table:table-cell office:value-type="string" calcext:value-type="string">
            <text:p>LIT.ESPA�OLA II2911 <text:s text:c="2"/>200 LITERATURA ESPA�OLA II (OPTATIVA I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86117</text:p>
          </table:table-cell>
          <table:table-cell office:value-type="string" calcext:value-type="string">
            <text:p>LIT.HISPANOAM.I2911 <text:s text:c="2"/>200 LITERATURA HISPANOAMERICANA <text:s/>(OPTATIVA I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86118</text:p>
          </table:table-cell>
          <table:table-cell office:value-type="string" calcext:value-type="string">
            <text:p>LIT HISPAN. II 2911 <text:s text:c="2"/>200 LITERATURA HISPANOAMERICANA II (OPTATIVA I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86119</text:p>
          </table:table-cell>
          <table:table-cell office:value-type="string" calcext:value-type="string">
            <text:p>LIT.ITALIANA <text:s text:c="2"/>2911 <text:s text:c="2"/>200 LITERATURA ITALIANA (OPTATIVA I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86120</text:p>
          </table:table-cell>
          <table:table-cell office:value-type="string" calcext:value-type="string">
            <text:p>MET.EST.LIT.II 2911 <text:s text:c="2"/>200 METODOLOGIA DEL ESTUDIO LITERARIO II (OPTATIVA I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86121</text:p>
          </table:table-cell>
          <table:table-cell office:value-type="string" calcext:value-type="string">
            <text:p>MET.Y TEC.INV.C2911 <text:s text:c="2"/>200 METOD. Y TECNIC. INVEST. CIENTIFICA (OPTATIVA I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86122</text:p>
          </table:table-cell>
          <table:table-cell office:value-type="string" calcext:value-type="string">
            <text:p>SEM.PENS.LATIN.2912 <text:s text:c="2"/>201 SEMI.DEL PENSAMIENTO LATINOAMERICANO(OPTATIVA I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86123</text:p>
          </table:table-cell>
          <table:table-cell office:value-type="string" calcext:value-type="string">
            <text:p>SOC.OBRA <text:s/>LIT. 2912 <text:s text:c="2"/>201 SOCIOLOGIA DE LA OBRA LITERARIA (OPTATIVA I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86124</text:p>
          </table:table-cell>
          <table:table-cell office:value-type="string" calcext:value-type="string">
            <text:p>TEORIA LITER. <text:s/>2911 <text:s text:c="2"/>200 TEORIA LITERARIA (OPTATIVA I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86125</text:p>
          </table:table-cell>
          <table:table-cell office:value-type="string" calcext:value-type="string">
            <text:p>ANT.SOCIO-CULT.2912 <text:s text:c="2"/>302 ANTROPOLOGIA SOCIAL Y CULTURAL (OPTATIVA II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86126</text:p>
          </table:table-cell>
          <table:table-cell office:value-type="string" calcext:value-type="string">
            <text:p>HIST.AMERICA I 2912 <text:s text:c="2"/>302 HISTORIA DE AMERICA I (OPTATIVA II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86127</text:p>
          </table:table-cell>
          <table:table-cell office:value-type="string" calcext:value-type="string">
            <text:p>HIST.ESPA�A <text:s text:c="3"/>2912 <text:s text:c="2"/>302 HISTORIA ESPA�A (OPTATIVA II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86128</text:p>
          </table:table-cell>
          <table:table-cell office:value-type="string" calcext:value-type="string">
            <text:p>HIST.CULTURA <text:s text:c="2"/>2912 <text:s text:c="2"/>302 HISTORIA DE LA CULTURA (OPTATIVA II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86129</text:p>
          </table:table-cell>
          <table:table-cell office:value-type="string" calcext:value-type="string">
            <text:p>HIST.EDAD MEDIA2912 <text:s text:c="2"/>301 HISTORIA DE LA EDAD MEDIA (OPTATIVA II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86130</text:p>
          </table:table-cell>
          <table:table-cell office:value-type="string" calcext:value-type="string">
            <text:p>MET.INVEST.HIST2912 <text:s text:c="2"/>302 METOD.DE LA INVESTIGACION HISTORICA(OPTATIVA II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86131</text:p>
          </table:table-cell>
          <table:table-cell office:value-type="string" calcext:value-type="string">
            <text:p>PALEOG.DIPLOM. 2912 <text:s text:c="2"/>301 PALEOGRAFIA Y DIPLOMATICA (OPTATIVA II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86132</text:p>
          </table:table-cell>
          <table:table-cell office:value-type="string" calcext:value-type="string">
            <text:p>PREH.Y ARQUEOL.2912 <text:s text:c="2"/>301 PREHISTORIA Y ARQUEOLOGIA (OPTATIVA II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86133</text:p>
          </table:table-cell>
          <table:table-cell office:value-type="string" calcext:value-type="string">
            <text:p>ANTROP. FILOS. 2912 <text:s text:c="2"/>302 ANTROPOLOGIA FILOSOFICA (OPTATIVA III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86134</text:p>
          </table:table-cell>
          <table:table-cell office:value-type="string" calcext:value-type="string">
            <text:p>EPIST.CIEN.SOC.2912 <text:s text:c="2"/>301 EPISTEMOLOGIA DE LAS CIENCIAS SOCIALES (OPT.III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86135</text:p>
          </table:table-cell>
          <table:table-cell office:value-type="string" calcext:value-type="string">
            <text:p><text:s/>ESTETICA <text:s text:c="5"/>2912 <text:s text:c="2"/>302 ESTETICA (OPTATIVA III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86136</text:p>
          </table:table-cell>
          <table:table-cell office:value-type="string" calcext:value-type="string">
            <text:p>ETICA I <text:s text:c="7"/>2912 <text:s text:c="2"/>302 ETICA I (OPTATIVA III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86137</text:p>
          </table:table-cell>
          <table:table-cell office:value-type="string" calcext:value-type="string">
            <text:p>FIL.RELIGIONES 2912 <text:s text:c="2"/>301 FILOSOFIA DE LAS RELIGIONES (OPTATIVA III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86138</text:p>
          </table:table-cell>
          <table:table-cell office:value-type="string" calcext:value-type="string">
            <text:p>FIL.DEL LENG.II2912 <text:s text:c="2"/>302 OPTATIVA - FILOSOFIA DEL LENGUAJE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86139</text:p>
          </table:table-cell>
          <table:table-cell office:value-type="string" calcext:value-type="string">
            <text:p>FILOS.MEDIEVAL 2912 <text:s text:c="2"/>302 FILOSOFIA MEDIEVAL (OPTATIVA 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86140</text:p>
          </table:table-cell>
          <table:table-cell office:value-type="string" calcext:value-type="string">
            <text:p>INT.PROB.FILOS.2912 <text:s text:c="2"/>301 INTRODUCCION <text:s/>PROBLEMATICA FILOSOF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86141</text:p>
          </table:table-cell>
          <table:table-cell office:value-type="string" calcext:value-type="string">
            <text:p>METAFISICA I <text:s text:c="2"/>2912 <text:s text:c="2"/>302 METAFISICA I (OPTATIVA III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78110</text:p>
          </table:table-cell>
          <table:table-cell office:value-type="string" calcext:value-type="string">
            <text:p>SEM. ENT. PSICO9999 <text:s text:c="2"/>501 SEM.ENTREVISTA PSICOTERAPEUTICA EN PAREJA Y FL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78115</text:p>
          </table:table-cell>
          <table:table-cell office:value-type="string" calcext:value-type="string">
            <text:p>SEM. LA PAREJA 9999 <text:s text:c="2"/>501 SEMINARIO " LA PAREJA "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78851</text:p>
          </table:table-cell>
          <table:table-cell office:value-type="string" calcext:value-type="string">
            <text:p>SEM. PSIC L. ES999932 500 SEMINARIO:"PSICOGENESIS DE LA LENGUA ESCRITA II" <text:s/>32 32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159</text:p>
          </table:table-cell>
          <table:table-cell office:value-type="string" calcext:value-type="string">
            <text:p><text:s text:c="15"/>9999 <text:s text:c="2"/>502 "SEMIOTICA LITERARIA I"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001</text:p>
          </table:table-cell>
          <table:table-cell office:value-type="string" calcext:value-type="string">
            <text:p>INT. FILOSOF. <text:s/>999932 502 INTROD.A LA FILOSOFIA - ELECTIVA <text:s text:c="17"/>32 32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097</text:p>
          </table:table-cell>
          <table:table-cell office:value-type="string" calcext:value-type="string">
            <text:p>PSIC. PERSONALI999932 501 "PSICOLOGIA DE LA PERSONALIDAD" MATERIA ELECTIVA <text:s/>32 32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082</text:p>
          </table:table-cell>
          <table:table-cell office:value-type="string" calcext:value-type="string">
            <text:p>SEM. FILM. Y TE9999 <text:s text:c="2"/>501 "SEMIOTICA FILMICA Y TELEVISIVA"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127</text:p>
          </table:table-cell>
          <table:table-cell office:value-type="string" calcext:value-type="string">
            <text:p>FIL.DEL LENGUA.9992 <text:s text:c="2"/>501 FILOSOFIA DEL LENGUAJE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86063</text:p>
          </table:table-cell>
          <table:table-cell office:value-type="string" calcext:value-type="string">
            <text:p>FIL. LENGUAJE <text:s/>9999 <text:s text:c="2"/>301 FILOSOFIA DEL LENGUAJE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78062</text:p>
          </table:table-cell>
          <table:table-cell office:value-type="string" calcext:value-type="string">
            <text:p>IDIOMA PORTUGUE9999 <text:s text:c="2"/>502 PRUEBA SUFICIENCIA IDIOMA PORTUGU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096</text:p>
          </table:table-cell>
          <table:table-cell office:value-type="string" calcext:value-type="string">
            <text:p>PASOLINI <text:s text:c="6"/>494232 502 SEMINARIO PASOLINI. LITERATURA Y CINE (ESC.LETRAS 32 32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097</text:p>
          </table:table-cell>
          <table:table-cell office:value-type="string" calcext:value-type="string">
            <text:p>LANGE <text:s text:c="9"/>994232 502 SEM. VOCES EN EL EXILIO.EL DISC. NORAH LANGE <text:s text:c="5"/>32 32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098</text:p>
          </table:table-cell>
          <table:table-cell office:value-type="string" calcext:value-type="string">
            <text:p>ARGUMENTATIVO <text:s/>994232 502 SEMINARIO ASPECTOS DEL DISCURSO ARGUMENTATIVO <text:s text:c="4"/>32 32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229</text:p>
          </table:table-cell>
          <table:table-cell office:value-type="string" calcext:value-type="string">
            <text:p>ANALISIS INST. 2312 <text:s text:c="2"/>502 TEORIA DE LA TECNICA EN ANALISIS INST. (MAT. ELEC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230</text:p>
          </table:table-cell>
          <table:table-cell office:value-type="string" calcext:value-type="string">
            <text:p>PS.REHA.DMSADUL2312 <text:s text:c="2"/>502 PS.REHABILITACION DEL DISC.MOTOR Y SENS.ADULT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231</text:p>
          </table:table-cell>
          <table:table-cell office:value-type="string" calcext:value-type="string">
            <text:p>PSIC Y MARKETIN2345 <text:s text:c="2"/>502 SEMINARIO PSICOLOGIA Y MARKETING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232</text:p>
          </table:table-cell>
          <table:table-cell office:value-type="string" calcext:value-type="string">
            <text:p>PSICOSIS INFANT2342 <text:s text:c="2"/>502 SEM. PSICOSIS INFANTIL.ABORD. INST.PSICOANALITIC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233</text:p>
          </table:table-cell>
          <table:table-cell office:value-type="string" calcext:value-type="string">
            <text:p>CLIN.PSICOANAL 2342 <text:s text:c="2"/>401 SEM.CLINICA PSICOAN.HOY METAPSIC.FREUDIAN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234</text:p>
          </table:table-cell>
          <table:table-cell office:value-type="string" calcext:value-type="string">
            <text:p>ADOL.Y PRAC.INS2342 <text:s text:c="2"/>401 SEM.LA ADOLESCENCIA Y LA PRACTICA INSTITUCION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235</text:p>
          </table:table-cell>
          <table:table-cell office:value-type="string" calcext:value-type="string">
            <text:p>UNA ARQUIT PARA2342 <text:s text:c="2"/>402 SEM.UNA ARQUITECTONICA PARA LA PSICOLOG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236</text:p>
          </table:table-cell>
          <table:table-cell office:value-type="string" calcext:value-type="string">
            <text:p>SEM APROX PSIC 2342 <text:s text:c="2"/>402 SEM APROXIMAC AL PSICOANAL CONF VINCULAR:FAMIL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237</text:p>
          </table:table-cell>
          <table:table-cell office:value-type="string" calcext:value-type="string">
            <text:p>INT PSIC SOCIAL2342 <text:s text:c="2"/>402 SEM.INTR. A LA PSICOLOGIA SOCIAL COGNITIV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238</text:p>
          </table:table-cell>
          <table:table-cell office:value-type="string" calcext:value-type="string">
            <text:p>SEM.MINORIDAD <text:s/>2342 <text:s text:c="2"/>400 SEM. MINORIDAD:PROBLEMAS Y ENCRUCIJA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231</text:p>
          </table:table-cell>
          <table:table-cell office:value-type="string" calcext:value-type="string">
            <text:p>SOCIOL HISTORI 9999 <text:s text:c="2"/>502 SOCIOLOGIA HISTOR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219</text:p>
          </table:table-cell>
          <table:table-cell office:value-type="string" calcext:value-type="string">
            <text:p>OPT.SOCIOLOGIA 9992 <text:s text:c="2"/>502 OP.SOCIOLOGIA HISTOR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232</text:p>
          </table:table-cell>
          <table:table-cell office:value-type="string" calcext:value-type="string">
            <text:p>SEM.HIST.MODERN4992 <text:s text:c="2"/>502 SEMINARIO DE HISTORIA MODERN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233</text:p>
          </table:table-cell>
          <table:table-cell office:value-type="string" calcext:value-type="string">
            <text:p>SEM.ANTROPOLOGI9992 <text:s text:c="2"/>502 SEMINARIO DE ANTROPOLOG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234</text:p>
          </table:table-cell>
          <table:table-cell office:value-type="string" calcext:value-type="string">
            <text:p>CUR.PREHIST.ARQ9999 <text:s text:c="2"/>502 CURSILLO DE PREHISTORIA Y ARQUEOLOG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220</text:p>
          </table:table-cell>
          <table:table-cell office:value-type="string" calcext:value-type="string">
            <text:p>SEM.ANTROPOLOGI9992 <text:s text:c="2"/>502 SEMINARIO DE ANTROPOLOG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221</text:p>
          </table:table-cell>
          <table:table-cell office:value-type="string" calcext:value-type="string">
            <text:p>CURS.PREH.Y ARQ1111 <text:s text:c="2"/>501 CURSILLO DE PREHISTORIA Y ARQUEOLOG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222</text:p>
          </table:table-cell>
          <table:table-cell office:value-type="string" calcext:value-type="string">
            <text:p>CUR.HIST.DEL PE9999 <text:s text:c="2"/>502 CURSILLO DE HISTORIA DEL PENSAMIENT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223</text:p>
          </table:table-cell>
          <table:table-cell office:value-type="string" calcext:value-type="string">
            <text:p>SEM.HIST.MODER.9999 <text:s text:c="2"/>502 SEMINARIO DE HISTORIA MODERN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78099</text:p>
          </table:table-cell>
          <table:table-cell office:value-type="string" calcext:value-type="string">
            <text:p><text:s text:c="15"/>9999 <text:s text:c="2"/>502 SEMINARIO FENOMENOLOGIA EN SARTRE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248</text:p>
          </table:table-cell>
          <table:table-cell office:value-type="string" calcext:value-type="string">
            <text:p>UNA VISION HER 9999 <text:s text:c="2"/>501 UNA VISION HERMENEUTICA DEL TIEMPO EN LA FIC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224</text:p>
          </table:table-cell>
          <table:table-cell office:value-type="string" calcext:value-type="string">
            <text:p>SEM.H.EDAD MED.9999 <text:s text:c="2"/>501 SEMINARIO HISTORIA DE LA EDAD MED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225</text:p>
          </table:table-cell>
          <table:table-cell office:value-type="string" calcext:value-type="string">
            <text:p>SEM.ARQUEOLOGIA9999 <text:s text:c="2"/>502 SEMINARIO DE ARQUEOLOG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226</text:p>
          </table:table-cell>
          <table:table-cell office:value-type="string" calcext:value-type="string">
            <text:p>CUR.ECONOMIA PO9999 <text:s text:c="2"/>502 CURSILLO DE ECONOMIA POLIT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227</text:p>
          </table:table-cell>
          <table:table-cell office:value-type="string" calcext:value-type="string">
            <text:p>HIST.CULT.MOD. 9999 <text:s text:c="2"/>502 HISTORIA DE LA CULTURA MODERN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78196</text:p>
          </table:table-cell>
          <table:table-cell office:value-type="string" calcext:value-type="string">
            <text:p>SEMINARIO RORTY9999 <text:s text:c="2"/>502 SEMINARIO RORTY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239</text:p>
          </table:table-cell>
          <table:table-cell office:value-type="string" calcext:value-type="string">
            <text:p>SOC GRAL Y SOC 2311 <text:s text:c="2"/>400 SOCIOLOGIA GRAL Y SOC EDUCA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067</text:p>
          </table:table-cell>
          <table:table-cell office:value-type="string" calcext:value-type="string">
            <text:p>TEORIA DE LA CO9999 <text:s text:c="2"/>501 TEORIA DE LA COMUNICACION SOCI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249</text:p>
          </table:table-cell>
          <table:table-cell office:value-type="string" calcext:value-type="string">
            <text:p>DESC. Y LA TRAD4119 <text:s text:c="2"/>500 DESCARTES <text:s/>Y LA TRADUCCION HERMENEUT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250</text:p>
          </table:table-cell>
          <table:table-cell office:value-type="string" calcext:value-type="string">
            <text:p>FIL.DE LA HIST.9999 <text:s text:c="2"/>501 SEM. FILOSOFIA DE LA HISTORIA ARGENTIN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251</text:p>
          </table:table-cell>
          <table:table-cell office:value-type="string" calcext:value-type="string">
            <text:p>LING.PROB. FIL.9999 <text:s text:c="2"/>501 SEM.LING.PROBL.FILOSOFICOS Y LENG. DEL ARTE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252</text:p>
          </table:table-cell>
          <table:table-cell office:value-type="string" calcext:value-type="string">
            <text:p>SEM.ORTOD.Y HER9999 <text:s text:c="3"/>01 SEMINARIO ORTODOXIA Y HEREJ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253</text:p>
          </table:table-cell>
          <table:table-cell office:value-type="string" calcext:value-type="string">
            <text:p>RORTY:CONTINGEN9999 <text:s text:c="3"/>01 SEM.RORTY:CONTINGENCIA DE LA RACIONALIDAD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254</text:p>
          </table:table-cell>
          <table:table-cell office:value-type="string" calcext:value-type="string">
            <text:p>LA LOG. DEL CAM9999 <text:s text:c="2"/>501 LA LOG. DE CAMBIO DE CREENCIAS Y LOS ARG.CONDICI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255</text:p>
          </table:table-cell>
          <table:table-cell office:value-type="string" calcext:value-type="string">
            <text:p>FIL. E INT.ART.9999 <text:s text:c="2"/>501 SEMINARIO FILOSOFIA E INTELIGENCIA ARTIFICI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256</text:p>
          </table:table-cell>
          <table:table-cell office:value-type="string" calcext:value-type="string">
            <text:p>LA ENC.EN HEGEL9999 <text:s text:c="2"/>501 SEMINARIO LA ENCICLOPEDIA EN HEGE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257</text:p>
          </table:table-cell>
          <table:table-cell office:value-type="string" calcext:value-type="string">
            <text:p>INT.AL GRIEGO <text:s/>9999 <text:s text:c="2"/>501 SEMINARIO INTRODUCCION AL GRIEGO FILOSOFIC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258</text:p>
          </table:table-cell>
          <table:table-cell office:value-type="string" calcext:value-type="string">
            <text:p>SEM. ANT. CUL. 9999 <text:s text:c="2"/>501 SEMINARIO DE ANTROPOLOGIA CULTUR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259</text:p>
          </table:table-cell>
          <table:table-cell office:value-type="string" calcext:value-type="string">
            <text:p>VERDAD EN EL ES9999 <text:s text:c="2"/>501 SEM.VERDAD EN EL ESPACIO JURIDICO DE LA E.MED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86142</text:p>
          </table:table-cell>
          <table:table-cell office:value-type="string" calcext:value-type="string">
            <text:p>SEM. LINGUISTIC9999 <text:s text:c="2"/>302 SEMINARIO DE LINGUISTICA (OPT. LETRAS MODERNAS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86143</text:p>
          </table:table-cell>
          <table:table-cell office:value-type="string" calcext:value-type="string">
            <text:p>SEM.LIT.LAT. I 4312 <text:s text:c="2"/>402 SEMINARIO LITERATURA LATIN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86144</text:p>
          </table:table-cell>
          <table:table-cell office:value-type="string" calcext:value-type="string">
            <text:p>SEM.LIT.LAT. II4312 <text:s text:c="2"/>502 SEMINARIO LITERATURA LATINA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86145</text:p>
          </table:table-cell>
          <table:table-cell office:value-type="string" calcext:value-type="string">
            <text:p>SEM.LIT.GRIE.I 4312 <text:s text:c="2"/>502 SEMINARIO LITERATURA GRIEG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86146</text:p>
          </table:table-cell>
          <table:table-cell office:value-type="string" calcext:value-type="string">
            <text:p>SEM.LIT.GRIE.II4312 <text:s text:c="2"/>502 SEMINARIO LITERATURA GRIEGA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240</text:p>
          </table:table-cell>
          <table:table-cell office:value-type="string" calcext:value-type="string">
            <text:p>PSICOLIN Y SOCI9999 <text:s text:c="2"/>402 PSICOLINGUISTICA Y SOCIOLINGUIST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241</text:p>
          </table:table-cell>
          <table:table-cell office:value-type="string" calcext:value-type="string">
            <text:p>HIST SOC Y ECO 9999 <text:s text:c="2"/>202 HISTORIA SOCIAL Y ECONOMICA ARGENTIN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242</text:p>
          </table:table-cell>
          <table:table-cell office:value-type="string" calcext:value-type="string">
            <text:p>ORIEN. EDUC. <text:s text:c="2"/>9999 <text:s text:c="2"/>501 ORIENTACION EDUCACIONAL (MATERIA ELECTIVA 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243</text:p>
          </table:table-cell>
          <table:table-cell office:value-type="string" calcext:value-type="string">
            <text:p>SEM INVESTIG. <text:s/>9999 <text:s text:c="2"/>501 SEMINARIO INVESTIGACION (MAT.ELEC.DICTA ESC.CIEN.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260</text:p>
          </table:table-cell>
          <table:table-cell office:value-type="string" calcext:value-type="string">
            <text:p>SOBRE LA VIOLEN9999 <text:s text:c="2"/>501 SEM.SOBRE LA VIOLENCIA Y LO SAGRADO EN R.GIRARD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195</text:p>
          </table:table-cell>
          <table:table-cell office:value-type="string" calcext:value-type="string">
            <text:p>SEM.PENS.ANT.OC9999 <text:s text:c="2"/>501 SEM. PENSAMIENTO Y CIUDAD EN EL ANTIGUO OCCIDENTE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196</text:p>
          </table:table-cell>
          <table:table-cell office:value-type="string" calcext:value-type="string">
            <text:p>SEM.PENS.OCC.CO9999 <text:s text:c="2"/>501 SEM.PENSAM.Y CIUDAD EN EL OCCIDENTE CONTEMPORANE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123</text:p>
          </table:table-cell>
          <table:table-cell office:value-type="string" calcext:value-type="string">
            <text:p>PSIC. COMUNICAC999932 501 PSICOLOGIA DE LA COMUNICACION (MATERIA ELECTIVA) <text:s/>32 32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197</text:p>
          </table:table-cell>
          <table:table-cell office:value-type="string" calcext:value-type="string">
            <text:p>CUR.ARG182018539999 <text:s text:c="2"/>501 CURS.ARG.1820-1853 LA CONF.DE LOS ESTADOS PROVINC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128</text:p>
          </table:table-cell>
          <table:table-cell office:value-type="string" calcext:value-type="string">
            <text:p>PAL.Y DIPLOMAT 9992 <text:s text:c="2"/>501 PALEOGRAFIA Y DIPLOMAT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129</text:p>
          </table:table-cell>
          <table:table-cell office:value-type="string" calcext:value-type="string">
            <text:p>HIST.EDAD MEDIA9992 <text:s text:c="2"/>501 HISTORIA DE LA EDAD MEDIA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1186011</text:p>
          </table:table-cell>
          <table:table-cell table:style-name="ce1" office:value-type="string" calcext:value-type="string">
            <text:p><text:s/>0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6186003</text:p>
          </table:table-cell>
          <table:table-cell table:style-name="ce1" office:value-type="string" calcext:value-type="string">
            <text:p><text:s/>0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78192</text:p>
          </table:table-cell>
          <table:table-cell office:value-type="string" calcext:value-type="string">
            <text:p>SEM. E. GOFFMAN9999 <text:s text:c="2"/>501 SEMIN.:"E. GOFFMAN: FILOSOFIA Y VIDA COTIDIANA"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86223</text:p>
          </table:table-cell>
          <table:table-cell office:value-type="string" calcext:value-type="string">
            <text:p>PSICOPE. TEATRA2319 <text:s text:c="2"/>501 PSICOPEDAGOGIA TEATRAL (MATERIA OPTATIVA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236</text:p>
          </table:table-cell>
          <table:table-cell office:value-type="string" calcext:value-type="string">
            <text:p>EL DESC. CIENT 9999 <text:s text:c="6"/>PERSPECTIVAS EPIST.Y COMPUT.DEL DESC.CIENTIFIC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86213</text:p>
          </table:table-cell>
          <table:table-cell office:value-type="string" calcext:value-type="string">
            <text:p>PROM. Y COM.SOC9999 <text:s text:c="2"/>501 COMUNICACION Y PROMOCION SOCI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86210</text:p>
          </table:table-cell>
          <table:table-cell office:value-type="string" calcext:value-type="string">
            <text:p>SEMIOTICA FILM 9999 <text:s text:c="6"/>SEMIOTICA FILMICA Y TELEVISIVA (DICTA ESC. ARTES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169</text:p>
          </table:table-cell>
          <table:table-cell office:value-type="string" calcext:value-type="string">
            <text:p>SEM II PREHIST.9999 <text:s text:c="6"/>SEMINARIO II PREHISTORIA Y ARQUEOLOG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210</text:p>
          </table:table-cell>
          <table:table-cell office:value-type="string" calcext:value-type="string">
            <text:p>SEM.ORT.Y HEREJ9999 <text:s text:c="6"/>SEMINARIO ORTODOXIA Y HEREJIA(DICTA ESC.FILOSOF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199</text:p>
          </table:table-cell>
          <table:table-cell office:value-type="string" calcext:value-type="string">
            <text:p>HIST. DEL CINE 2312 <text:s text:c="2"/>3 <text:s text:c="2"/>HISTORIA DEL CINE (DICTA DEPARTAMENTO CINE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78112</text:p>
          </table:table-cell>
          <table:table-cell office:value-type="string" calcext:value-type="string">
            <text:p>ETHOHISTORIA AN9999 <text:s text:c="6"/>ETNOHISTORIA ANDIN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853</text:p>
          </table:table-cell>
          <table:table-cell office:value-type="string" calcext:value-type="string">
            <text:p>HIST.CULTURA <text:s text:c="2"/>9999 <text:s text:c="2"/>501 HISTORIA DE LA CULTUR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173</text:p>
          </table:table-cell>
          <table:table-cell office:value-type="string" calcext:value-type="string">
            <text:p>SALUD MEN TRAB 2312 <text:s text:c="2"/>4 <text:s text:c="2"/>SALUD MENTAL DE LOS TRABAJADORES <text:s text:c="23"/>2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174</text:p>
          </table:table-cell>
          <table:table-cell office:value-type="string" calcext:value-type="string">
            <text:p>PS.DIFERENCIAL 1312 <text:s text:c="2"/>401 PSICOLOGIA DIFERENCIAL <text:s text:c="33"/>2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175</text:p>
          </table:table-cell>
          <table:table-cell office:value-type="string" calcext:value-type="string">
            <text:p>PROX PSICO VIN 2311 <text:s text:c="2"/>5 <text:s text:c="2"/>APROX. AL PSICOANA. DE LA CONFIGURA. VINCULAR <text:s text:c="10"/>2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176</text:p>
          </table:table-cell>
          <table:table-cell office:value-type="string" calcext:value-type="string">
            <text:p>SEM LA CONCIEN 2311 <text:s text:c="2"/>5 <text:s text:c="2"/>SEMINARIO LA CONCIENCIA <text:s text:c="32"/>2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177</text:p>
          </table:table-cell>
          <table:table-cell office:value-type="string" calcext:value-type="string">
            <text:p>MELANIE KLEIN <text:s/>2312 <text:s text:c="2"/>401 TEC.MELANIE K. SU APLICA. EN EL PSICOAN. NI�OS <text:s text:c="9"/>2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237</text:p>
          </table:table-cell>
          <table:table-cell office:value-type="string" calcext:value-type="string">
            <text:p>CUR.HIST.CULT. 434232 <text:s/>00 CURSILLO DE HISTORIA DE LA CULTURA <text:s text:c="15"/>32 32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238</text:p>
          </table:table-cell>
          <table:table-cell office:value-type="string" calcext:value-type="string">
            <text:p>CUR.HIS.ARG.II 4342 <text:s text:c="3"/>00 CURSILLO DE HISTORIA ARGENTINA II <text:s text:c="16"/>32 32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239</text:p>
          </table:table-cell>
          <table:table-cell office:value-type="string" calcext:value-type="string">
            <text:p>CUR.HIST.AMER.I4342 <text:s text:c="3"/>00 CURSILLO DE HISTORIA DE AMERICA I <text:s text:c="16"/>32 32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237</text:p>
          </table:table-cell>
          <table:table-cell office:value-type="string" calcext:value-type="string">
            <text:p>CURS. HIST. CUL434232 202 CURSILLO DE HISTORIA DE LA CULTURA <text:s text:c="15"/>32 32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238</text:p>
          </table:table-cell>
          <table:table-cell office:value-type="string" calcext:value-type="string">
            <text:p>CUR.HIST.ARG.II4342 <text:s text:c="6"/>CURSILLO DE HISTORIA ARGENTINA II <text:s text:c="16"/>32 32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240</text:p>
          </table:table-cell>
          <table:table-cell office:value-type="string" calcext:value-type="string">
            <text:p>CUR.HIST.ESPA�A4342 <text:s text:c="3"/>00 CURSILLO DE HISTORIA DE ESPA�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240</text:p>
          </table:table-cell>
          <table:table-cell office:value-type="string" calcext:value-type="string">
            <text:p>CURS. HIST. ESP4342 <text:s text:c="6"/>CURSILLO DE HISTORIA DE ESPA�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239</text:p>
          </table:table-cell>
          <table:table-cell office:value-type="string" calcext:value-type="string">
            <text:p>CUR.HIST.AME.I 4342 <text:s text:c="2"/>201 CURS.HISTORIA DE AMERIC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241</text:p>
          </table:table-cell>
          <table:table-cell office:value-type="string" calcext:value-type="string">
            <text:p>SEM.TALLER APL.4342 <text:s text:c="2"/>301 SEMINARIO DE TALLER DE APLICA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242</text:p>
          </table:table-cell>
          <table:table-cell office:value-type="string" calcext:value-type="string">
            <text:p>SEM.HIST.ARG.I 4342 <text:s text:c="3"/>01 SEMINARIO DE HISTORIA ARGENTIN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242</text:p>
          </table:table-cell>
          <table:table-cell office:value-type="string" calcext:value-type="string">
            <text:p>SEM.HIST.ARG.I 4342 <text:s text:c="3"/>00 SEMINARIO DE HISTORIA ARGENTIN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243</text:p>
          </table:table-cell>
          <table:table-cell office:value-type="string" calcext:value-type="string">
            <text:p>SEM.H.C.ASIA AF4342 <text:s text:c="6"/>SEM. HISTORIA CONTEMP.DE ASIA Y AFR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243</text:p>
          </table:table-cell>
          <table:table-cell office:value-type="string" calcext:value-type="string">
            <text:p>SEM.H.C.ASIA AF4342 <text:s text:c="3"/>00 SEMINARIO DE HIST. CONTEMP. DE ASIA Y AFR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244</text:p>
          </table:table-cell>
          <table:table-cell office:value-type="string" calcext:value-type="string">
            <text:p>SEM.ECONOM.RUR.4342 <text:s text:c="6"/>SEM.ECONOMIA Y SOC.RURAL(LATINOAM. COLONIAL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244</text:p>
          </table:table-cell>
          <table:table-cell office:value-type="string" calcext:value-type="string">
            <text:p>SEM.ECON.SOC.RU4342 <text:s text:c="3"/>00 SEM. ECONOMIA Y SOC. RURAL (LATINOAM.COLONIAL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232</text:p>
          </table:table-cell>
          <table:table-cell office:value-type="string" calcext:value-type="string">
            <text:p>SEM. HIST. MOD.4342 <text:s text:c="6"/>SEMINARIO DE HISTORIA MODERN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157</text:p>
          </table:table-cell>
          <table:table-cell office:value-type="string" calcext:value-type="string">
            <text:p>ACERCA DEL MALE9999 <text:s text:c="6"/>SEMINARIO ACERCA DEL MALESTAR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261</text:p>
          </table:table-cell>
          <table:table-cell office:value-type="string" calcext:value-type="string">
            <text:p>SEM.LA OBRA DE 4311 <text:s text:c="3"/>00 SEM.LA OBRA DE ARTE COMO OBJET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262</text:p>
          </table:table-cell>
          <table:table-cell office:value-type="string" calcext:value-type="string">
            <text:p>LAS TESIS CHART431 <text:s text:c="7"/>LAS TESIS DE CHARTIER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263</text:p>
          </table:table-cell>
          <table:table-cell office:value-type="string" calcext:value-type="string">
            <text:p>SEM.PRAC.ARISTO431 <text:s text:c="7"/>SEM.FIL.PRACT. ARISTOTELES Y KANT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264</text:p>
          </table:table-cell>
          <table:table-cell office:value-type="string" calcext:value-type="string">
            <text:p>RACIONALIDAD <text:s text:c="2"/>431 <text:s text:c="7"/>RACIONALIDAD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265</text:p>
          </table:table-cell>
          <table:table-cell office:value-type="string" calcext:value-type="string">
            <text:p>P. REPRESE. POD431 <text:s text:c="7"/>PRACT. REPRESENTACION Y PODER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266</text:p>
          </table:table-cell>
          <table:table-cell office:value-type="string" calcext:value-type="string">
            <text:p>LOG. EPISTEMICA431 <text:s text:c="7"/>LOGICA EPISTEM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78104</text:p>
          </table:table-cell>
          <table:table-cell office:value-type="string" calcext:value-type="string">
            <text:p>SEM.PSIC.INF. <text:s/>9999 <text:s text:c="2"/>501 SEM.PSICOSIS INFANTIL ABORDAJE INSTITUCION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78106</text:p>
          </table:table-cell>
          <table:table-cell office:value-type="string" calcext:value-type="string">
            <text:p><text:s text:c="15"/>9999 <text:s text:c="2"/>501 SEMINARIO PSICODINAM. DE LA FAMILIA VIOLENT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267</text:p>
          </table:table-cell>
          <table:table-cell office:value-type="string" calcext:value-type="string">
            <text:p>SEM LEC TEXTO <text:s/>2312 <text:s text:c="6"/>SEM LECTURA TEXTO FILOSOFICO FED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268</text:p>
          </table:table-cell>
          <table:table-cell office:value-type="string" calcext:value-type="string">
            <text:p>SEM EPIST EVOLU2312 <text:s text:c="6"/>SEM EPISTEMOLOGIA EVOLUTIV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269</text:p>
          </table:table-cell>
          <table:table-cell office:value-type="string" calcext:value-type="string">
            <text:p>SEM MET FENOMEN2312 <text:s text:c="6"/>SEM METODO FENOMENOLOGICO EN SARTRE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270</text:p>
          </table:table-cell>
          <table:table-cell office:value-type="string" calcext:value-type="string">
            <text:p>SEM SOCIO HISTO2312 <text:s text:c="6"/>SEM SOCIOLOGIA HISTOR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271</text:p>
          </table:table-cell>
          <table:table-cell office:value-type="string" calcext:value-type="string">
            <text:p>SEM T POL CONTE2312 <text:s text:c="6"/>SEM TEORIAS POLITICAS CONTEMPORANEA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886015</text:p>
          </table:table-cell>
          <table:table-cell office:value-type="string" calcext:value-type="string">
            <text:p>PSICO EVOLUTIVA1212 <text:s text:c="3"/>02 PSICOLOGIA EVOLUTIV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272</text:p>
          </table:table-cell>
          <table:table-cell office:value-type="string" calcext:value-type="string">
            <text:p>LIT. ALEMANA <text:s text:c="2"/>2312 <text:s text:c="6"/>LITERATURA ALEMAN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273</text:p>
          </table:table-cell>
          <table:table-cell office:value-type="string" calcext:value-type="string">
            <text:p>GRAMATICA III <text:s/>2312 <text:s text:c="6"/>GRAMATICA I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274</text:p>
          </table:table-cell>
          <table:table-cell office:value-type="string" calcext:value-type="string">
            <text:p>SEM A.DISCURSO 2312 <text:s text:c="6"/>SEM ANALISIS E. DEL DISCURS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275</text:p>
          </table:table-cell>
          <table:table-cell office:value-type="string" calcext:value-type="string">
            <text:p>SOCIO.O. LITERA2312 <text:s text:c="6"/>SOCIOLOGIA OBRA LITERAR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276</text:p>
          </table:table-cell>
          <table:table-cell office:value-type="string" calcext:value-type="string">
            <text:p>C. HIST ESPA�A 2321 <text:s text:c="6"/>CURSILLO HIST.ESPA�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245</text:p>
          </table:table-cell>
          <table:table-cell office:value-type="string" calcext:value-type="string">
            <text:p>CURSILLO I <text:s text:c="4"/>999 <text:s text:c="7"/>CURSILLO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200</text:p>
          </table:table-cell>
          <table:table-cell office:value-type="string" calcext:value-type="string">
            <text:p>INTR.FIL.(HIST)2312 <text:s text:c="2"/>201 INTRODUCCION A LA FILOSOFIA-HISTOR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101</text:p>
          </table:table-cell>
          <table:table-cell office:value-type="string" calcext:value-type="string">
            <text:p>SOCIOLOGIA <text:s text:c="4"/>9999 <text:s text:c="2"/>501 SOCIOLOG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164</text:p>
          </table:table-cell>
          <table:table-cell office:value-type="string" calcext:value-type="string">
            <text:p>HIST.EDAD MEDIA9999 <text:s text:c="6"/>HISTORIA DE LA EDAD MED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046</text:p>
          </table:table-cell>
          <table:table-cell office:value-type="string" calcext:value-type="string">
            <text:p>SEM. DE MITO <text:s text:c="2"/>9312 <text:s text:c="2"/>501 SEMINARIO DE MIT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277</text:p>
          </table:table-cell>
          <table:table-cell office:value-type="string" calcext:value-type="string">
            <text:p>ANTRO FIL LIBRE1312 <text:s text:c="6"/>ANTROPOLOGIA FILOSOFICA I (CATEDRA LIBRE)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6186074</text:p>
          </table:table-cell>
          <table:table-cell office:value-type="string" calcext:value-type="string">
            <text:p><text:s/>3CEA102 REA012 REA015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86060</text:p>
          </table:table-cell>
          <table:table-cell office:value-type="string" calcext:value-type="string">
            <text:p>SEMINARIO MITO 9999 <text:s text:c="2"/>402 SEMINARIO DE MITO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6186102</text:p>
          </table:table-cell>
          <table:table-cell table:style-name="ce1" office:value-type="string" calcext:value-type="string">
            <text:p><text:s/>0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245</text:p>
          </table:table-cell>
          <table:table-cell office:value-type="string" calcext:value-type="string">
            <text:p>CUR.APR.REV.FRA9999 <text:s text:c="2"/>201 CURSILLO APROXIMACION A LA REVOLUCION FRANCES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114</text:p>
          </table:table-cell>
          <table:table-cell office:value-type="string" calcext:value-type="string">
            <text:p>INT.SALUD PUBLI9999 <text:s text:c="2"/>501 INTRODUCCION A LA SALUD PUBL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246</text:p>
          </table:table-cell>
          <table:table-cell office:value-type="string" calcext:value-type="string">
            <text:p>SEM.PAL.YDIP.II9999 <text:s text:c="2"/>501 SEMINARIO DE PALEOGRAFIA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86219</text:p>
          </table:table-cell>
          <table:table-cell office:value-type="string" calcext:value-type="string">
            <text:p>EXTENSION RURAL9999 <text:s text:c="2"/>501 EXTENSION RURAL(DICTA ES.CIENCIAS AGROPECUARIAS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278</text:p>
          </table:table-cell>
          <table:table-cell office:value-type="string" calcext:value-type="string">
            <text:p>SEM.LEC.T.GRIEG4942 <text:s text:c="6"/>SEM. LECTURA DE TEXTOS FILOSOFICOS GRIEGO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247</text:p>
          </table:table-cell>
          <table:table-cell office:value-type="string" calcext:value-type="string">
            <text:p>HIST.CULT.RENAC9999 <text:s text:c="2"/>501 SEM.HIST.CULTURA PENSAMIENTO Y CIUDAD EN EL RENAC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100</text:p>
          </table:table-cell>
          <table:table-cell office:value-type="string" calcext:value-type="string">
            <text:p>SEM. LIT. ARGEN9999 <text:s text:c="2"/>501 SEMINARIO DE LITERATURA ARGENTINA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279</text:p>
          </table:table-cell>
          <table:table-cell office:value-type="string" calcext:value-type="string">
            <text:p>SE. TRA.ALEMAN 9999 <text:s text:c="6"/>SEMINARIO DE TRADUCCION DE ALEMA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100</text:p>
          </table:table-cell>
          <table:table-cell office:value-type="string" calcext:value-type="string">
            <text:p>HIST. ARTE <text:s text:c="4"/>9999 <text:s text:c="2"/>501 HISTORIA DEL ARTE (ELECTIVA NO PERMANENTE 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101</text:p>
          </table:table-cell>
          <table:table-cell office:value-type="string" calcext:value-type="string">
            <text:p>INT.CULT.HIST. 9999 <text:s text:c="2"/>501 INTRODUCCION CULTURAL A LA HISTORIA DEL ARTE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886054</text:p>
          </table:table-cell>
          <table:table-cell office:value-type="string" calcext:value-type="string">
            <text:p>DID.ESP.NIV.MED2111 <text:s text:c="2"/>400 DIDACTICA ESPECIAL NIVEL MEDIO Y SUP. NO-UNIVER.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886055</text:p>
          </table:table-cell>
          <table:table-cell office:value-type="string" calcext:value-type="string">
            <text:p>TALLER II-ANT. 2121 <text:s text:c="2"/>300 TALLER II(VIEJO)-PROB.EDUC.NIV.MEDIO SUP.NO UNIV.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886070</text:p>
          </table:table-cell>
          <table:table-cell office:value-type="string" calcext:value-type="string">
            <text:p>ANTROPOLOGIA <text:s text:c="2"/>1112 <text:s text:c="2"/>101 ANTROPOLOGIA CULTUR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886082</text:p>
          </table:table-cell>
          <table:table-cell office:value-type="string" calcext:value-type="string">
            <text:p>TALLER III-ANT.2121 <text:s text:c="2"/>300 TALLER III(VIEJO) PROB.EDUC.DEL NIVEL UNIVER.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886200</text:p>
          </table:table-cell>
          <table:table-cell office:value-type="string" calcext:value-type="string">
            <text:p>LOGICA Y EPIST.1111 <text:s text:c="2"/>100 INTROD.A LOGICA Y EPISTEM.DE LAS CIENCIAS SOCIA.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886204</text:p>
          </table:table-cell>
          <table:table-cell office:value-type="string" calcext:value-type="string">
            <text:p>MET.INV.EDUC.I 2121 <text:s text:c="2"/>300 METODOLOGIA DE LA INVESTIGACION EDUCATIV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886205</text:p>
          </table:table-cell>
          <table:table-cell office:value-type="string" calcext:value-type="string">
            <text:p>CORRIEN.PEDAG.C1112 <text:s text:c="2"/>402 CORRIENTES PEDAGOGICAS CONTEMPORANEA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886206</text:p>
          </table:table-cell>
          <table:table-cell office:value-type="string" calcext:value-type="string">
            <text:p>MET.INV.EDUC.II2112 <text:s text:c="2"/>401 METODOLOGIA DE LA INVESTIGACION EDUCATIVA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886202</text:p>
          </table:table-cell>
          <table:table-cell office:value-type="string" calcext:value-type="string">
            <text:p>TALLER I-NUEVO 2111 <text:s text:c="2"/>100 TALLER I-REALIDAD EDUCATIVA ARGENTIN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886203</text:p>
          </table:table-cell>
          <table:table-cell office:value-type="string" calcext:value-type="string">
            <text:p>TALLER II-NUEVO2121 <text:s text:c="2"/>200 TALLER II PROB.DE LA EDUC.NO FORMAL NIV.INICI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886207</text:p>
          </table:table-cell>
          <table:table-cell office:value-type="string" calcext:value-type="string">
            <text:p>TALLER III-NUEV2121 <text:s text:c="2"/>300 TALLER III PROBLEM.DE LOS NIV.PRIMARIO Y MEDI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886208</text:p>
          </table:table-cell>
          <table:table-cell office:value-type="string" calcext:value-type="string">
            <text:p>TALLER IV <text:s text:c="5"/>2121 <text:s text:c="2"/>400 TALLER IV PROB.DEL NIVEL SUPERIOR UNIVERSITARI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886201</text:p>
          </table:table-cell>
          <table:table-cell office:value-type="string" calcext:value-type="string">
            <text:p>HIST.SOC.EDUC. 1111 <text:s text:c="2"/>200 HISTORIA SOCIAL DE LA EDUCA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886102</text:p>
          </table:table-cell>
          <table:table-cell office:value-type="string" calcext:value-type="string">
            <text:p>CURSO NIVELAC. 1129 <text:s text:c="6"/>CURSO NIVELACION C.EDUCA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886102</text:p>
          </table:table-cell>
          <table:table-cell office:value-type="string" calcext:value-type="string">
            <text:p>CURSO NIVELAC. 2129 <text:s text:c="6"/>CURSO NIVELACION SICOLOG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201</text:p>
          </table:table-cell>
          <table:table-cell office:value-type="string" calcext:value-type="string">
            <text:p>SEM.H.CULT.PENS9999 <text:s text:c="2"/>501 SEM.HIS.CULT.PENSAMIENTO Y CIUDAD OCC.CONTEMPOR.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248</text:p>
          </table:table-cell>
          <table:table-cell office:value-type="string" calcext:value-type="string">
            <text:p>ESTETICA C.Y ME9999 <text:s text:c="6"/>ESTETICA CLASICA Y MEDIEV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249</text:p>
          </table:table-cell>
          <table:table-cell office:value-type="string" calcext:value-type="string">
            <text:p>FILOSOFIA ANTIG9999 <text:s text:c="6"/>FILOSOFIA ANTIGU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250</text:p>
          </table:table-cell>
          <table:table-cell office:value-type="string" calcext:value-type="string">
            <text:p>SEM.MITO YPOLIS9999 <text:s text:c="6"/>SEMINARIO MITO Y POLI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886015</text:p>
          </table:table-cell>
          <table:table-cell office:value-type="string" calcext:value-type="string">
            <text:p>LENGUA LATINA I1111 <text:s text:c="2"/>300 LENGUA Y CULTURA LATINAS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886104</text:p>
          </table:table-cell>
          <table:table-cell office:value-type="string" calcext:value-type="string">
            <text:p>SEM.TRAD.INGLES1119 <text:s text:c="2"/>4 <text:s text:c="2"/>SEMINARIO DE TRADUCCION INGL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886091</text:p>
          </table:table-cell>
          <table:table-cell office:value-type="string" calcext:value-type="string">
            <text:p>FIL.ARG.Y LAT. 1111 <text:s text:c="2"/>500 FILOSOFIA ARGENTINA Y LATINOAMERICAN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886102</text:p>
          </table:table-cell>
          <table:table-cell office:value-type="string" calcext:value-type="string">
            <text:p>CURSO NIVELAC. 1111 <text:s text:c="6"/>CURSO DE NIVELACION DE LETRA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93102</text:p>
          </table:table-cell>
          <table:table-cell office:value-type="string" calcext:value-type="string">
            <text:p>CURSO NIVELAC. 1111 <text:s text:c="6"/>CURSO NIVELACION HISTOR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93004</text:p>
          </table:table-cell>
          <table:table-cell office:value-type="string" calcext:value-type="string">
            <text:p>INTROD.HISTORIA1111 <text:s text:c="2"/>100 INTRODUCCION A LA HISTOR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93001</text:p>
          </table:table-cell>
          <table:table-cell office:value-type="string" calcext:value-type="string">
            <text:p>INTROD.FILOSOF.1111 <text:s text:c="2"/>100 INTRODUCCION A LA PROBLEMATICA FILOSOF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93012</text:p>
          </table:table-cell>
          <table:table-cell office:value-type="string" calcext:value-type="string">
            <text:p>PREHIST.Y ARQ. 1111 <text:s text:c="2"/>100 PREHISTORIA Y ARQUEOLOG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93013</text:p>
          </table:table-cell>
          <table:table-cell office:value-type="string" calcext:value-type="string">
            <text:p>H.ANTIGUA GRAL.1111 <text:s text:c="2"/>100 HISTORIA ANTIGUA GENER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93002</text:p>
          </table:table-cell>
          <table:table-cell office:value-type="string" calcext:value-type="string">
            <text:p>TALLER DE APLIC1111 <text:s text:c="2"/>100 TALLER DE APLICA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93019</text:p>
          </table:table-cell>
          <table:table-cell office:value-type="string" calcext:value-type="string">
            <text:p>HIST.EDAD MEDIA1111 <text:s text:c="2"/>200 HISTORIA DE LA EDAD MED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93033</text:p>
          </table:table-cell>
          <table:table-cell office:value-type="string" calcext:value-type="string">
            <text:p>SOCIOLOGIA <text:s text:c="4"/>1111 <text:s text:c="2"/>200 SOCIOLOG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93070</text:p>
          </table:table-cell>
          <table:table-cell office:value-type="string" calcext:value-type="string">
            <text:p>ANTROPOLOGIA <text:s text:c="2"/>1111 <text:s text:c="2"/>200 ANTROPOLOGIA SOCIAL Y CULTUR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93026</text:p>
          </table:table-cell>
          <table:table-cell office:value-type="string" calcext:value-type="string">
            <text:p>HISTORIA MOD. <text:s/>1111 <text:s text:c="2"/>200 HISTORIA MODERN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93018</text:p>
          </table:table-cell>
          <table:table-cell office:value-type="string" calcext:value-type="string">
            <text:p>HIST.AMERICA I 1111 <text:s text:c="2"/>200 HISTORIA DE AMERIC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93050</text:p>
          </table:table-cell>
          <table:table-cell office:value-type="string" calcext:value-type="string">
            <text:p>HISTORIA CONTEM1111 <text:s text:c="2"/>300 HISTORIA CONTEMPORANE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93020</text:p>
          </table:table-cell>
          <table:table-cell office:value-type="string" calcext:value-type="string">
            <text:p>GEOGRAFIA HUM. 1111 <text:s text:c="2"/>300 GEOGRAFIA HUMAN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93022</text:p>
          </table:table-cell>
          <table:table-cell office:value-type="string" calcext:value-type="string">
            <text:p>HIST.ARGENT.I <text:s/>1111 <text:s text:c="2"/>300 HISTORIA ARGENTIN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93076</text:p>
          </table:table-cell>
          <table:table-cell office:value-type="string" calcext:value-type="string">
            <text:p>HIS.CONT.ASIA Y1111 <text:s text:c="2"/>300 HISTORIA CONTEMPORANEA DE ASIA Y AFR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93025</text:p>
          </table:table-cell>
          <table:table-cell office:value-type="string" calcext:value-type="string">
            <text:p>HIST.AMERICA II1112 <text:s text:c="2"/>401 HISTORIA DE AMERICA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93027</text:p>
          </table:table-cell>
          <table:table-cell office:value-type="string" calcext:value-type="string">
            <text:p>HIST.ARGENT.II 1111 <text:s text:c="2"/>400 HISTORIA ARGENTINA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93034</text:p>
          </table:table-cell>
          <table:table-cell office:value-type="string" calcext:value-type="string">
            <text:p>ITALIANO <text:s text:c="6"/>1111 <text:s text:c="2"/>500 PRUEBA SUFIENCIA IDIOMA ITALIAN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93039</text:p>
          </table:table-cell>
          <table:table-cell office:value-type="string" calcext:value-type="string">
            <text:p>INGLES <text:s text:c="8"/>1111 <text:s text:c="2"/>500 PRUEBA SUFICIENCIA DE INGL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93040</text:p>
          </table:table-cell>
          <table:table-cell office:value-type="string" calcext:value-type="string">
            <text:p>FRANCES <text:s text:c="7"/>1111 <text:s text:c="2"/>500 PRUEBA SUFICIENCIA IDIOMA FRANC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280</text:p>
          </table:table-cell>
          <table:table-cell office:value-type="string" calcext:value-type="string">
            <text:p>MITO Y POLIS <text:s text:c="2"/>1349 <text:s text:c="6"/>SEM.MITO Y POLI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86147</text:p>
          </table:table-cell>
          <table:table-cell office:value-type="string" calcext:value-type="string">
            <text:p>FIL.DEL DERECHO9999 <text:s text:c="2"/>3 <text:s text:c="2"/>FILOSOFIA DEL DERECHO (OPTATIVA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93083</text:p>
          </table:table-cell>
          <table:table-cell office:value-type="string" calcext:value-type="string">
            <text:p>ECONOMIA POLIT.1112 <text:s text:c="2"/>401 ECONOMIA POLIT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93084</text:p>
          </table:table-cell>
          <table:table-cell office:value-type="string" calcext:value-type="string">
            <text:p>TEORIA POLITICA1111 <text:s text:c="2"/>402 TEORIA POLIT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93014</text:p>
          </table:table-cell>
          <table:table-cell office:value-type="string" calcext:value-type="string">
            <text:p>PALEOG.Y DIPLOM9999 <text:s text:c="2"/>402 PALEOGRAFIA Y DIPLOMAT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93055</text:p>
          </table:table-cell>
          <table:table-cell office:value-type="string" calcext:value-type="string">
            <text:p>MET.INVES.HIST.9999 <text:s text:c="2"/>402 METODOLOGIA DE LA INVESTIGACION HISTOR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251</text:p>
          </table:table-cell>
          <table:table-cell office:value-type="string" calcext:value-type="string">
            <text:p>PSICOESTADISTIC1329 <text:s text:c="2"/>500 PSICOESTADIST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244</text:p>
          </table:table-cell>
          <table:table-cell office:value-type="string" calcext:value-type="string">
            <text:p>SEM.LA FAMILIA 1349 <text:s text:c="2"/>402 SEM.LA FAMILIA.UNA VISION SISTEMICA CONSTRUCTIV.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245</text:p>
          </table:table-cell>
          <table:table-cell office:value-type="string" calcext:value-type="string">
            <text:p>SEM.DESASTRES. 1349 <text:s text:c="2"/>502 SEM.DESASTRES. APORTES DE LA PSICOLOG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246</text:p>
          </table:table-cell>
          <table:table-cell office:value-type="string" calcext:value-type="string">
            <text:p>DROGADICCION. <text:s/>9349 <text:s text:c="2"/>502 DROGADICCION.UNA PERSPECTIVA PSICOFARMACOLOG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251</text:p>
          </table:table-cell>
          <table:table-cell office:value-type="string" calcext:value-type="string">
            <text:p>TEORIA DE LA TE2349 <text:s text:c="2"/>400 TEORIA DE LA TECNICA EN ANALISIS INSTITUCION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252</text:p>
          </table:table-cell>
          <table:table-cell office:value-type="string" calcext:value-type="string">
            <text:p>INT.PSIC.SOCIAL2349 <text:s text:c="2"/>400 SEM.INTRODUCCION A LA PSICOLOGIA SOCI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86224</text:p>
          </table:table-cell>
          <table:table-cell office:value-type="string" calcext:value-type="string">
            <text:p>ECONOMIA POLITI1349 <text:s text:c="2"/>500 ECONOMIA POLIT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252</text:p>
          </table:table-cell>
          <table:table-cell office:value-type="string" calcext:value-type="string">
            <text:p>CURS ETNOHIST <text:s/>9999 <text:s text:c="3"/>02 CURSILLO DE ETHOHISTOR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249</text:p>
          </table:table-cell>
          <table:table-cell office:value-type="string" calcext:value-type="string">
            <text:p>SEM.ERGOLOGIA <text:s/>9999 <text:s text:c="2"/>502 SEMINARIO ERGOLOGIA Y TECNOLOG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250</text:p>
          </table:table-cell>
          <table:table-cell office:value-type="string" calcext:value-type="string">
            <text:p>SEM.MET.Y TEC. 9992 <text:s text:c="2"/>502 SEM.MET.Y TE.INVESTIGACION ARQUEOLOG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251</text:p>
          </table:table-cell>
          <table:table-cell office:value-type="string" calcext:value-type="string">
            <text:p>SEM.ETNOGRAFIA 9992 <text:s text:c="2"/>502 SEMINARIO ETNOGRAF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252</text:p>
          </table:table-cell>
          <table:table-cell office:value-type="string" calcext:value-type="string">
            <text:p>SEM.ECOMOM.POLI9999 <text:s text:c="2"/>502 SEMINARIO DE ECONOMIA POLIT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255</text:p>
          </table:table-cell>
          <table:table-cell office:value-type="string" calcext:value-type="string">
            <text:p>SEM.MET.TEC.INV9992 <text:s text:c="2"/>502 SEM.METODOS Y TECNICAS DE INVESTIG.CIENTIF.ARQUE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256</text:p>
          </table:table-cell>
          <table:table-cell office:value-type="string" calcext:value-type="string">
            <text:p>SEM.ETNOGRAFIA 9992 <text:s text:c="2"/>502 SEMINARIO ETNOGRAF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257</text:p>
          </table:table-cell>
          <table:table-cell office:value-type="string" calcext:value-type="string">
            <text:p>SEM.ECOMON.POL.9992 <text:s text:c="2"/>502 SEMINARIO DE ECONOMIA POLIT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258</text:p>
          </table:table-cell>
          <table:table-cell office:value-type="string" calcext:value-type="string">
            <text:p>SEM. ARQUEOL AR9992 <text:s text:c="3"/>02 SEMINARIO ARQUEOLOG. ARGENT. SOCIEDADES COMPLEJA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253</text:p>
          </table:table-cell>
          <table:table-cell office:value-type="string" calcext:value-type="string">
            <text:p>GEGRAFIA HUMAN.9992 <text:s text:c="3"/>02 CURSILLO GEOGRAF.HUM.CAMB.ESPACIALES CBA-TUC SXV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254</text:p>
          </table:table-cell>
          <table:table-cell office:value-type="string" calcext:value-type="string">
            <text:p>ARQ.ARG.CULT.AG9992 <text:s text:c="2"/>502 CURSILLO ARQUEOLOGIA ARGENT.SOC.COMPL.PREESTATALE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255</text:p>
          </table:table-cell>
          <table:table-cell office:value-type="string" calcext:value-type="string">
            <text:p>CURS HIST.AM.I 9999 <text:s text:c="3"/>02 CURSILLO HISTORIA DE AMERICA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259</text:p>
          </table:table-cell>
          <table:table-cell office:value-type="string" calcext:value-type="string">
            <text:p>CUR.HIS.AMER.II9999 <text:s text:c="6"/>CURS.HIS.AME.II IDEOLOG.POL.MOV.SOC.AMERICA 1970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281</text:p>
          </table:table-cell>
          <table:table-cell office:value-type="string" calcext:value-type="string">
            <text:p>ANT.BIOLOG.YCUL9999 <text:s text:c="6"/>ANTROPOLOGIA BIOLOGICA Y CULTURAL(DICTA ESC.BIOL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256</text:p>
          </table:table-cell>
          <table:table-cell office:value-type="string" calcext:value-type="string">
            <text:p>SEM.INT.POL.CON9999 <text:s text:c="2"/>202 SEM.INTROD.A LA POLITICA CONTEMPORANEA CORDOB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257</text:p>
          </table:table-cell>
          <table:table-cell office:value-type="string" calcext:value-type="string">
            <text:p>SEM.ETNOHISTORI9999 <text:s text:c="2"/>202 SEMINARIO DE ETNOHISTOR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258</text:p>
          </table:table-cell>
          <table:table-cell office:value-type="string" calcext:value-type="string">
            <text:p>SEM.EST.DEM.HIS9999 <text:s text:c="2"/>202 SEMINARIO ESTUDIOS DE DEMOGRAGIA HISTORICA CBA.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259</text:p>
          </table:table-cell>
          <table:table-cell office:value-type="string" calcext:value-type="string">
            <text:p>HIST.CULT.CONTE9999 <text:s text:c="2"/>502 HISTORIA DE LA CULTURA CONTEMPORANEA (MATERIA OP.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260</text:p>
          </table:table-cell>
          <table:table-cell office:value-type="string" calcext:value-type="string">
            <text:p>SEM.PALE.Y DIP.9999 <text:s text:c="2"/>202 SEMINARIO PALEOGRAFIA Y DIPLOMAT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261</text:p>
          </table:table-cell>
          <table:table-cell office:value-type="string" calcext:value-type="string">
            <text:p>TEORIA DEL CONO9999 <text:s text:c="2"/>502 TEORIA DEL CONOCIMIENTO (ESC. FILOSOFIA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260</text:p>
          </table:table-cell>
          <table:table-cell office:value-type="string" calcext:value-type="string">
            <text:p>SEM.EST.DEM.CBA9999 <text:s text:c="2"/>202 SEM.EST.DE DEMOGRAFIA HISTORICA EN CORDOB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261</text:p>
          </table:table-cell>
          <table:table-cell office:value-type="string" calcext:value-type="string">
            <text:p>TEORIA DEL CONO9999 <text:s text:c="2"/>502 TEORIA DEL CONOCIMIENTO (ESC. FILOSOFIA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262</text:p>
          </table:table-cell>
          <table:table-cell office:value-type="string" calcext:value-type="string">
            <text:p>SEM.PAL.Y DIPL.9999 <text:s text:c="2"/>502 SEM.PALEOGRAFIA Y DIPLOMATICA-ESCRITURAS Y DOCUM.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86148</text:p>
          </table:table-cell>
          <table:table-cell office:value-type="string" calcext:value-type="string">
            <text:p>FIL.HISTORIA <text:s text:c="2"/>9999 <text:s text:c="2"/>501 FILOSOFIA DE LA HISTOR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027</text:p>
          </table:table-cell>
          <table:table-cell office:value-type="string" calcext:value-type="string">
            <text:p>EST.CLAS.Y MED.9392 <text:s text:c="2"/>502 ESTETICA CLASICA Y MEDIEV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130</text:p>
          </table:table-cell>
          <table:table-cell office:value-type="string" calcext:value-type="string">
            <text:p>GRIEGAS II <text:s text:c="4"/>9391 <text:s text:c="2"/>500 LENGUA Y CULTURA GRIEGAS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131</text:p>
          </table:table-cell>
          <table:table-cell office:value-type="string" calcext:value-type="string">
            <text:p>LATINAS III <text:s text:c="3"/>9391 <text:s text:c="2"/>500 LENGUA Y CULTURA LATINAS I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253</text:p>
          </table:table-cell>
          <table:table-cell office:value-type="string" calcext:value-type="string">
            <text:p>SEM.EST.SISTEM.9999 <text:s text:c="2"/>402 SEMINARIO ESTRATEGIAS SISTEMICA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202</text:p>
          </table:table-cell>
          <table:table-cell office:value-type="string" calcext:value-type="string">
            <text:p>FIL.DEL LENG.II9999 <text:s text:c="3"/>02 FILOSOFIA DEL LENGUAJE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263</text:p>
          </table:table-cell>
          <table:table-cell office:value-type="string" calcext:value-type="string">
            <text:p>FIL.DEL DERECHO9992 <text:s text:c="6"/>FILOSOFIA DEL DERECHO - FAC.DERECHO -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264</text:p>
          </table:table-cell>
          <table:table-cell office:value-type="string" calcext:value-type="string">
            <text:p>H.PENS.Y CUL.AR4942 <text:s text:c="2"/>501 SEM.HIS.DEL PENS.Y CULTURA ARGENTIN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203</text:p>
          </table:table-cell>
          <table:table-cell office:value-type="string" calcext:value-type="string">
            <text:p>SEM.SOCIOSEM.Y 9992 <text:s text:c="2"/>501 SEM.SOCIOSEMIOTICA Y PROD.DE LO REAL REG.RELATO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204</text:p>
          </table:table-cell>
          <table:table-cell office:value-type="string" calcext:value-type="string">
            <text:p>SEM.TALLER LECT9999 <text:s text:c="2"/>501 SEM.TALLER LECT.CRITICA Y ESC.NARRADORES ARGENTI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282</text:p>
          </table:table-cell>
          <table:table-cell office:value-type="string" calcext:value-type="string">
            <text:p>SEM.ARG.HIST.UN9999 <text:s text:c="3"/>02 SEM.ARGENT.SENT.HIST.UNIV.SEG.MITAD DEL SIGLO XX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283</text:p>
          </table:table-cell>
          <table:table-cell office:value-type="string" calcext:value-type="string">
            <text:p>SEM.COND.POS. <text:s/>4999 <text:s text:c="3"/>02 SEM.COND.DE POSIB.PARA EL PLANTEO EXISTENCIA DIO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284</text:p>
          </table:table-cell>
          <table:table-cell office:value-type="string" calcext:value-type="string">
            <text:p>SEM.TIEMPO CAT.9999 <text:s text:c="3"/>02 SEM.TIEMPO CAT.AXIOLOGICA PENSAMIENTO LATINOAMER.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285</text:p>
          </table:table-cell>
          <table:table-cell office:value-type="string" calcext:value-type="string">
            <text:p>SEM.HIST.REV.CO9999 <text:s text:c="3"/>02 SEMINARIO DE LA HISTORIA REVOLUCION COGNITIV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286</text:p>
          </table:table-cell>
          <table:table-cell office:value-type="string" calcext:value-type="string">
            <text:p>SEM.KANT ETICA 9999 <text:s text:c="3"/>02 SEMINARIO KANT:ETICA FORM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287</text:p>
          </table:table-cell>
          <table:table-cell office:value-type="string" calcext:value-type="string">
            <text:p>SEM.FIL.REFL. <text:s/>9999 <text:s text:c="3"/>02 SEM.LA FIL REFLEXION OBJETOS CULT:CINE,LIT.MUS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288</text:p>
          </table:table-cell>
          <table:table-cell office:value-type="string" calcext:value-type="string">
            <text:p>SEM MET.FENOME.9999 <text:s text:c="3"/>02 SEMINARIO METODO FENOMENOLOGICO EN SARTRE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289</text:p>
          </table:table-cell>
          <table:table-cell office:value-type="string" calcext:value-type="string">
            <text:p>RORTY CONS.PRAG9999 <text:s text:c="3"/>02 SEM.RORTY CONSECUENCIAS DEL PRAGMATISM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290</text:p>
          </table:table-cell>
          <table:table-cell office:value-type="string" calcext:value-type="string">
            <text:p>SEM PLATON FEDO9999 <text:s text:c="3"/>02 SEMINARIO PLATON: FED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291</text:p>
          </table:table-cell>
          <table:table-cell office:value-type="string" calcext:value-type="string">
            <text:p>SEM.TALLER LOG 9999 <text:s text:c="3"/>02 SEM-TALLER:LOGICA DE PRIMER ORDEN Y SUS APLICACI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292</text:p>
          </table:table-cell>
          <table:table-cell office:value-type="string" calcext:value-type="string">
            <text:p>SEM.SOBRE POET.9999 <text:s text:c="3"/>02 SEMINARIO SOBRE POETICA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293</text:p>
          </table:table-cell>
          <table:table-cell office:value-type="string" calcext:value-type="string">
            <text:p>SEM.TEO.COND. <text:s/>9999 <text:s text:c="3"/>02 SEMINARIO TEORIAS CONDICIONAL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294</text:p>
          </table:table-cell>
          <table:table-cell office:value-type="string" calcext:value-type="string">
            <text:p>SEM.RAICES KAN 9999 <text:s text:c="3"/>02 SEMINARIO LAS RAICES KANTIANAS DEL PENS.DE FREGE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205</text:p>
          </table:table-cell>
          <table:table-cell office:value-type="string" calcext:value-type="string">
            <text:p>SEM.PLATON FEDO9999 <text:s text:c="6"/>SEMINARIO PLATON : FED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886102</text:p>
          </table:table-cell>
          <table:table-cell office:value-type="string" calcext:value-type="string">
            <text:p>CURSILLO NIVELA9999 <text:s text:c="6"/>CURSILLO DE NIVELA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86001</text:p>
          </table:table-cell>
          <table:table-cell office:value-type="string" calcext:value-type="string">
            <text:p>INTR.A FILOSOF.1112 <text:s text:c="2"/>101 INTRODUCCION A LA FILOSOF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86084</text:p>
          </table:table-cell>
          <table:table-cell office:value-type="string" calcext:value-type="string">
            <text:p>TEORIA POLITICA1112 <text:s text:c="2"/>202 TEORIA POLIT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86083</text:p>
          </table:table-cell>
          <table:table-cell office:value-type="string" calcext:value-type="string">
            <text:p>INT.ECON.POLIT.1112 <text:s text:c="2"/>201 INTRODUCCCION A LA ECONOMIA POLIT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86015</text:p>
          </table:table-cell>
          <table:table-cell office:value-type="string" calcext:value-type="string">
            <text:p>PSICOL.EVOLUTIV1112 <text:s text:c="2"/>302 PSICOLOGIA EVOLUTIV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86034</text:p>
          </table:table-cell>
          <table:table-cell office:value-type="string" calcext:value-type="string">
            <text:p>ITALIANO <text:s text:c="6"/>1119 <text:s text:c="6"/>PRUEBA SUF.IDIOMA ITALIAN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86039</text:p>
          </table:table-cell>
          <table:table-cell office:value-type="string" calcext:value-type="string">
            <text:p>INGLES <text:s text:c="8"/>1111 <text:s text:c="6"/>PRUEBA SUF.IDIOMA INGL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86040</text:p>
          </table:table-cell>
          <table:table-cell office:value-type="string" calcext:value-type="string">
            <text:p>FRANCES <text:s text:c="7"/>1111 <text:s text:c="6"/>PRUEBA SUF.IDIOMA FRANC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86079</text:p>
          </table:table-cell>
          <table:table-cell office:value-type="string" calcext:value-type="string">
            <text:p>PORTUGUES <text:s text:c="5"/>1111 <text:s text:c="6"/>PRUEBA SUF.IDIOMA PORTUGU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86080</text:p>
          </table:table-cell>
          <table:table-cell office:value-type="string" calcext:value-type="string">
            <text:p>ALEMAN <text:s text:c="8"/>1111 <text:s text:c="6"/>PRUEBA SUF.IDIOMA ALEMA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86081</text:p>
          </table:table-cell>
          <table:table-cell office:value-type="string" calcext:value-type="string">
            <text:p>LATIN <text:s text:c="9"/>1111 <text:s text:c="6"/>PRUEBA SUF.IDIOMA LATI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86082</text:p>
          </table:table-cell>
          <table:table-cell office:value-type="string" calcext:value-type="string">
            <text:p>GRIEGO <text:s text:c="8"/>1111 <text:s text:c="6"/>PRUEBA SUF.IDIOMA GRIEG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86076</text:p>
          </table:table-cell>
          <table:table-cell office:value-type="string" calcext:value-type="string">
            <text:p>H.CONT.ASIA Y A1111 <text:s text:c="2"/>402 HISTORIA CONTEMPORANEA ASIA Y AFR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146</text:p>
          </table:table-cell>
          <table:table-cell office:value-type="string" calcext:value-type="string">
            <text:p>SEM.TEORIA POL.4999 <text:s text:c="6"/>SEMINARIO TEORIA POLIT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86221</text:p>
          </table:table-cell>
          <table:table-cell office:value-type="string" calcext:value-type="string">
            <text:p>SEM.SOC.VIDA CO9999 <text:s text:c="3"/>02 SEMINARIO SOCIOLOGIAS DE LA VIDA COTIDIAN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886221</text:p>
          </table:table-cell>
          <table:table-cell office:value-type="string" calcext:value-type="string">
            <text:p>SEM.SOC.VIDA CO9999 <text:s text:c="3"/>02 SEMINARIO" SOCIOLOGIAS DE LA VIDA COTIDIANA"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206</text:p>
          </table:table-cell>
          <table:table-cell office:value-type="string" calcext:value-type="string">
            <text:p>TESIS DOCTORAL 9999 <text:s text:c="6"/>TESIS DOCTORAL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1186020</text:p>
          </table:table-cell>
          <table:table-cell office:value-type="string" calcext:value-type="string">
            <text:p><text:s/>1REA015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1186012</text:p>
          </table:table-cell>
          <table:table-cell office:value-type="string" calcext:value-type="string">
            <text:p><text:s/>1REA011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1186051</text:p>
          </table:table-cell>
          <table:table-cell office:value-type="string" calcext:value-type="string">
            <text:p><text:s/>2REA015 REA046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1186016</text:p>
          </table:table-cell>
          <table:table-cell office:value-type="string" calcext:value-type="string">
            <text:p><text:s/>1REA020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1186017</text:p>
          </table:table-cell>
          <table:table-cell office:value-type="string" calcext:value-type="string">
            <text:p><text:s/>1REA012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1186053</text:p>
          </table:table-cell>
          <table:table-cell office:value-type="string" calcext:value-type="string">
            <text:p><text:s/>3REA011 REA015 REA046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1186027</text:p>
          </table:table-cell>
          <table:table-cell office:value-type="string" calcext:value-type="string">
            <text:p><text:s/>2REA012 REA020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1186013</text:p>
          </table:table-cell>
          <table:table-cell office:value-type="string" calcext:value-type="string">
            <text:p><text:s/>3REA012 REA020 REA046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1186018</text:p>
          </table:table-cell>
          <table:table-cell office:value-type="string" calcext:value-type="string">
            <text:p><text:s/>1REA016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1186019</text:p>
          </table:table-cell>
          <table:table-cell office:value-type="string" calcext:value-type="string">
            <text:p><text:s/>1REA017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1186023</text:p>
          </table:table-cell>
          <table:table-cell office:value-type="string" calcext:value-type="string">
            <text:p><text:s/>1REA016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1186024</text:p>
          </table:table-cell>
          <table:table-cell office:value-type="string" calcext:value-type="string">
            <text:p><text:s/>1REA017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1186079</text:p>
          </table:table-cell>
          <table:table-cell office:value-type="string" calcext:value-type="string">
            <text:p><text:s/>2REA016 REA017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1186021</text:p>
          </table:table-cell>
          <table:table-cell office:value-type="string" calcext:value-type="string">
            <text:p><text:s/>1REA018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1186022</text:p>
          </table:table-cell>
          <table:table-cell office:value-type="string" calcext:value-type="string">
            <text:p><text:s/>1REA019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1186052</text:p>
          </table:table-cell>
          <table:table-cell office:value-type="string" calcext:value-type="string">
            <text:p><text:s/>2REA016 REA017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1186028</text:p>
          </table:table-cell>
          <table:table-cell office:value-type="string" calcext:value-type="string">
            <text:p><text:s/>1REA023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1186029</text:p>
          </table:table-cell>
          <table:table-cell office:value-type="string" calcext:value-type="string">
            <text:p><text:s/>1REA024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1186080</text:p>
          </table:table-cell>
          <table:table-cell office:value-type="string" calcext:value-type="string">
            <text:p><text:s/>2REA016 REA017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4193019</text:p>
          </table:table-cell>
          <table:table-cell office:value-type="string" calcext:value-type="string">
            <text:p><text:s/>3REA012 REA013 REA102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4193070</text:p>
          </table:table-cell>
          <table:table-cell office:value-type="string" calcext:value-type="string">
            <text:p><text:s/>3REA002 REA004 REA102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4193026</text:p>
          </table:table-cell>
          <table:table-cell office:value-type="string" calcext:value-type="string">
            <text:p><text:s/>2REA013 REA019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4193018</text:p>
          </table:table-cell>
          <table:table-cell office:value-type="string" calcext:value-type="string">
            <text:p><text:s/>2REA013 REA019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4893041</text:p>
          </table:table-cell>
          <table:table-cell office:value-type="string" calcext:value-type="string">
            <text:p><text:s/>2REA002 REA004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4893019</text:p>
          </table:table-cell>
          <table:table-cell office:value-type="string" calcext:value-type="string">
            <text:p><text:s/>3REA012 REA013 REA102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4893070</text:p>
          </table:table-cell>
          <table:table-cell office:value-type="string" calcext:value-type="string">
            <text:p><text:s/>3REA002 REA004 REA102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4893026</text:p>
          </table:table-cell>
          <table:table-cell office:value-type="string" calcext:value-type="string">
            <text:p><text:s/>2REA013 REA019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4893018</text:p>
          </table:table-cell>
          <table:table-cell office:value-type="string" calcext:value-type="string">
            <text:p><text:s/>2REA013 REA019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4893050</text:p>
          </table:table-cell>
          <table:table-cell office:value-type="string" calcext:value-type="string">
            <text:p><text:s/>2REA019 REA026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4893020</text:p>
          </table:table-cell>
          <table:table-cell office:value-type="string" calcext:value-type="string">
            <text:p><text:s/>1RGA1005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4893042</text:p>
          </table:table-cell>
          <table:table-cell office:value-type="string" calcext:value-type="string">
            <text:p><text:s/>2REA019 REA041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4893022</text:p>
          </table:table-cell>
          <table:table-cell office:value-type="string" calcext:value-type="string">
            <text:p><text:s/>2REA018 REA026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4893076</text:p>
          </table:table-cell>
          <table:table-cell office:value-type="string" calcext:value-type="string">
            <text:p><text:s/>1REA026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4893025</text:p>
          </table:table-cell>
          <table:table-cell office:value-type="string" calcext:value-type="string">
            <text:p><text:s/>2REA018 REA026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93088</text:p>
          </table:table-cell>
          <table:table-cell office:value-type="string" calcext:value-type="string">
            <text:p>HIS.ECONOM.ARG.9999 <text:s text:c="2"/>401 HISTORIA ECONOMICA ARGENTIN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93107</text:p>
          </table:table-cell>
          <table:table-cell office:value-type="string" calcext:value-type="string">
            <text:p>HIS.PENSAM.ARG.9999 <text:s text:c="2"/>401 HISTORIA DEL PENSAMIENTO ARGENTIN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93109</text:p>
          </table:table-cell>
          <table:table-cell office:value-type="string" calcext:value-type="string">
            <text:p>HIST.CULTURA <text:s text:c="2"/>9999 <text:s text:c="2"/>401 HISTORIA DE LA CULTUR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93108</text:p>
          </table:table-cell>
          <table:table-cell office:value-type="string" calcext:value-type="string">
            <text:p>HISTORIA DE ESP9999 <text:s text:c="2"/>401 HISTORIA DE ESPA�A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4893088</text:p>
          </table:table-cell>
          <table:table-cell office:value-type="string" calcext:value-type="string">
            <text:p><text:s/>1RGA1005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4893107</text:p>
          </table:table-cell>
          <table:table-cell office:value-type="string" calcext:value-type="string">
            <text:p><text:s/>1RGA1005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4893109</text:p>
          </table:table-cell>
          <table:table-cell office:value-type="string" calcext:value-type="string">
            <text:p><text:s/>1RGA1005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4893108</text:p>
          </table:table-cell>
          <table:table-cell office:value-type="string" calcext:value-type="string">
            <text:p><text:s/>1RGA1005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4893014</text:p>
          </table:table-cell>
          <table:table-cell office:value-type="string" calcext:value-type="string">
            <text:p><text:s/>1RGA1005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4893055</text:p>
          </table:table-cell>
          <table:table-cell office:value-type="string" calcext:value-type="string">
            <text:p><text:s/>1RGA1005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4893083</text:p>
          </table:table-cell>
          <table:table-cell office:value-type="string" calcext:value-type="string">
            <text:p><text:s/>1RGA1005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4893084</text:p>
          </table:table-cell>
          <table:table-cell office:value-type="string" calcext:value-type="string">
            <text:p><text:s/>1RGA1005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4893027</text:p>
          </table:table-cell>
          <table:table-cell office:value-type="string" calcext:value-type="string">
            <text:p><text:s/>2REA018 REA022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4893043</text:p>
          </table:table-cell>
          <table:table-cell office:value-type="string" calcext:value-type="string">
            <text:p><text:s/>4REA022 REA041 REA042 REA050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4893033</text:p>
          </table:table-cell>
          <table:table-cell office:value-type="string" calcext:value-type="string">
            <text:p><text:s/>2REA043 RGA1005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4893045</text:p>
          </table:table-cell>
          <table:table-cell office:value-type="string" calcext:value-type="string">
            <text:p><text:s/>1RGA3005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4193004</text:p>
          </table:table-cell>
          <table:table-cell office:value-type="string" calcext:value-type="string">
            <text:p><text:s/>1RER102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4193001</text:p>
          </table:table-cell>
          <table:table-cell office:value-type="string" calcext:value-type="string">
            <text:p><text:s/>1RER102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4193012</text:p>
          </table:table-cell>
          <table:table-cell office:value-type="string" calcext:value-type="string">
            <text:p><text:s/>1RER102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4193013</text:p>
          </table:table-cell>
          <table:table-cell office:value-type="string" calcext:value-type="string">
            <text:p><text:s/>2REA012 RER102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4193002</text:p>
          </table:table-cell>
          <table:table-cell office:value-type="string" calcext:value-type="string">
            <text:p><text:s/>2REA004 RER102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4193014</text:p>
          </table:table-cell>
          <table:table-cell office:value-type="string" calcext:value-type="string">
            <text:p><text:s/>2REA002 REA102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4193050</text:p>
          </table:table-cell>
          <table:table-cell office:value-type="string" calcext:value-type="string">
            <text:p><text:s/>2REA019 REA026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4193020</text:p>
          </table:table-cell>
          <table:table-cell office:value-type="string" calcext:value-type="string">
            <text:p><text:s/>1RGA1005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4193022</text:p>
          </table:table-cell>
          <table:table-cell office:value-type="string" calcext:value-type="string">
            <text:p><text:s/>2REA018 REA026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4193076</text:p>
          </table:table-cell>
          <table:table-cell office:value-type="string" calcext:value-type="string">
            <text:p><text:s/>1REA026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4193055</text:p>
          </table:table-cell>
          <table:table-cell office:value-type="string" calcext:value-type="string">
            <text:p><text:s/>3REA002 REA004 REA014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4193025</text:p>
          </table:table-cell>
          <table:table-cell office:value-type="string" calcext:value-type="string">
            <text:p><text:s/>2REA018 REA026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4193033</text:p>
          </table:table-cell>
          <table:table-cell office:value-type="string" calcext:value-type="string">
            <text:p><text:s/>1RGA1005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4193027</text:p>
          </table:table-cell>
          <table:table-cell office:value-type="string" calcext:value-type="string">
            <text:p><text:s/>2REA018 REA022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4193054</text:p>
          </table:table-cell>
          <table:table-cell office:value-type="string" calcext:value-type="string">
            <text:p><text:s/>2RGA1005RGA3006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4193084</text:p>
          </table:table-cell>
          <table:table-cell office:value-type="string" calcext:value-type="string">
            <text:p><text:s/>1RGA1005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4193083</text:p>
          </table:table-cell>
          <table:table-cell office:value-type="string" calcext:value-type="string">
            <text:p><text:s/>1RGA1005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265</text:p>
          </table:table-cell>
          <table:table-cell office:value-type="string" calcext:value-type="string">
            <text:p>SEM.FIL.ARG.Y <text:s/>9999 <text:s text:c="2"/>3 <text:s text:c="2"/>SEMINARIO DE FILOSOFIA ARGENTINA-LATINOAMERICANA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2186060</text:p>
          </table:table-cell>
          <table:table-cell table:style-name="ce1" office:value-type="string" calcext:value-type="string">
            <text:p><text:s/>0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2186016</text:p>
          </table:table-cell>
          <table:table-cell office:value-type="string" calcext:value-type="string">
            <text:p><text:s/>1REA011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2186062</text:p>
          </table:table-cell>
          <table:table-cell office:value-type="string" calcext:value-type="string">
            <text:p><text:s/>1REA016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2186064</text:p>
          </table:table-cell>
          <table:table-cell office:value-type="string" calcext:value-type="string">
            <text:p><text:s/>1REA062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2186059</text:p>
          </table:table-cell>
          <table:table-cell office:value-type="string" calcext:value-type="string">
            <text:p><text:s/>1REA054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2186055</text:p>
          </table:table-cell>
          <table:table-cell office:value-type="string" calcext:value-type="string">
            <text:p><text:s/>1REA053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2186017</text:p>
          </table:table-cell>
          <table:table-cell office:value-type="string" calcext:value-type="string">
            <text:p><text:s/>1REA012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2186013</text:p>
          </table:table-cell>
          <table:table-cell office:value-type="string" calcext:value-type="string">
            <text:p><text:s/>2REA012 REA053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2186019</text:p>
          </table:table-cell>
          <table:table-cell office:value-type="string" calcext:value-type="string">
            <text:p><text:s/>1REA013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2186018</text:p>
          </table:table-cell>
          <table:table-cell office:value-type="string" calcext:value-type="string">
            <text:p><text:s/>1REA012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2186022</text:p>
          </table:table-cell>
          <table:table-cell office:value-type="string" calcext:value-type="string">
            <text:p><text:s/>1REA018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2186061</text:p>
          </table:table-cell>
          <table:table-cell office:value-type="string" calcext:value-type="string">
            <text:p><text:s/>2REA015 REA016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2186066</text:p>
          </table:table-cell>
          <table:table-cell office:value-type="string" calcext:value-type="string">
            <text:p><text:s/>1REA061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2186057</text:p>
          </table:table-cell>
          <table:table-cell office:value-type="string" calcext:value-type="string">
            <text:p><text:s/>1REA054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2186058</text:p>
          </table:table-cell>
          <table:table-cell office:value-type="string" calcext:value-type="string">
            <text:p><text:s/>1REA054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2186029</text:p>
          </table:table-cell>
          <table:table-cell office:value-type="string" calcext:value-type="string">
            <text:p><text:s/>1REA019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2186028</text:p>
          </table:table-cell>
          <table:table-cell office:value-type="string" calcext:value-type="string">
            <text:p><text:s/>2REA002 REA056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2186020</text:p>
          </table:table-cell>
          <table:table-cell office:value-type="string" calcext:value-type="string">
            <text:p><text:s/>1REA015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1886042</text:p>
          </table:table-cell>
          <table:table-cell office:value-type="string" calcext:value-type="string">
            <text:p><text:s/>1REA041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1886043</text:p>
          </table:table-cell>
          <table:table-cell office:value-type="string" calcext:value-type="string">
            <text:p><text:s/>1REA042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1886045</text:p>
          </table:table-cell>
          <table:table-cell office:value-type="string" calcext:value-type="string">
            <text:p><text:s/>1REA043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0886001</text:p>
          </table:table-cell>
          <table:table-cell table:style-name="ce1" office:value-type="string" calcext:value-type="string">
            <text:p><text:s/>0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4886001</text:p>
          </table:table-cell>
          <table:table-cell table:style-name="ce1" office:value-type="string" calcext:value-type="string">
            <text:p><text:s/>0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4886027</text:p>
          </table:table-cell>
          <table:table-cell table:style-name="ce1" office:value-type="string" calcext:value-type="string">
            <text:p><text:s/>0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4893004</text:p>
          </table:table-cell>
          <table:table-cell table:style-name="ce1" office:value-type="string" calcext:value-type="string">
            <text:p><text:s/>0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886103</text:p>
          </table:table-cell>
          <table:table-cell office:value-type="string" calcext:value-type="string">
            <text:p>SEM.TRAD.ITAL. 1999 <text:s text:c="2"/>400 SEMINARIO DE TRADUCCION ITALIAN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886089</text:p>
          </table:table-cell>
          <table:table-cell office:value-type="string" calcext:value-type="string">
            <text:p>IDIOMA PORTUGUE 9 <text:s text:c="4"/>501 PRUEBA DE SUFICIENCIA IDIOMA PORTUGU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886067</text:p>
          </table:table-cell>
          <table:table-cell office:value-type="string" calcext:value-type="string">
            <text:p><text:s text:c="16"/>9 <text:s text:c="8"/>PRUEBA DE SUFICIENCIA IDIOMA ITALIANO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5186048</text:p>
          </table:table-cell>
          <table:table-cell office:value-type="string" calcext:value-type="string">
            <text:p><text:s/>1REA041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5186042</text:p>
          </table:table-cell>
          <table:table-cell office:value-type="string" calcext:value-type="string">
            <text:p><text:s/>1REA048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5186018</text:p>
          </table:table-cell>
          <table:table-cell office:value-type="string" calcext:value-type="string">
            <text:p><text:s/>1REA041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5186011</text:p>
          </table:table-cell>
          <table:table-cell office:value-type="string" calcext:value-type="string">
            <text:p><text:s/>2REA041 REA070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5186012</text:p>
          </table:table-cell>
          <table:table-cell office:value-type="string" calcext:value-type="string">
            <text:p><text:s/>1REA001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5186203</text:p>
          </table:table-cell>
          <table:table-cell table:style-name="ce1" office:value-type="string" calcext:value-type="string">
            <text:p><text:s/>0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5186015</text:p>
          </table:table-cell>
          <table:table-cell office:value-type="string" calcext:value-type="string">
            <text:p><text:s/>1REA047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5186050</text:p>
          </table:table-cell>
          <table:table-cell office:value-type="string" calcext:value-type="string">
            <text:p><text:s/>1REA042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5186013</text:p>
          </table:table-cell>
          <table:table-cell office:value-type="string" calcext:value-type="string">
            <text:p><text:s/>1REA015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5186020</text:p>
          </table:table-cell>
          <table:table-cell table:style-name="ce1" office:value-type="string" calcext:value-type="string">
            <text:p><text:s/>0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5186019</text:p>
          </table:table-cell>
          <table:table-cell office:value-type="string" calcext:value-type="string">
            <text:p><text:s/>1REA011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5186204</text:p>
          </table:table-cell>
          <table:table-cell office:value-type="string" calcext:value-type="string">
            <text:p><text:s/>1REA200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5186207</text:p>
          </table:table-cell>
          <table:table-cell table:style-name="ce1" office:value-type="string" calcext:value-type="string">
            <text:p><text:s/>0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5186054</text:p>
          </table:table-cell>
          <table:table-cell office:value-type="string" calcext:value-type="string">
            <text:p><text:s/>1REA050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5186053</text:p>
          </table:table-cell>
          <table:table-cell office:value-type="string" calcext:value-type="string">
            <text:p><text:s/>2REA013 REA018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5186027</text:p>
          </table:table-cell>
          <table:table-cell office:value-type="string" calcext:value-type="string">
            <text:p><text:s/>1REA019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5186049</text:p>
          </table:table-cell>
          <table:table-cell office:value-type="string" calcext:value-type="string">
            <text:p><text:s/>1REA204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5186206</text:p>
          </table:table-cell>
          <table:table-cell office:value-type="string" calcext:value-type="string">
            <text:p><text:s/>1REA204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5186205</text:p>
          </table:table-cell>
          <table:table-cell office:value-type="string" calcext:value-type="string">
            <text:p><text:s/>1REA200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5186208</text:p>
          </table:table-cell>
          <table:table-cell table:style-name="ce1" office:value-type="string" calcext:value-type="string">
            <text:p><text:s/>0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5886045</text:p>
          </table:table-cell>
          <table:table-cell office:value-type="string" calcext:value-type="string">
            <text:p><text:s/>4REA027 REA053 REA054 REA204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5186056</text:p>
          </table:table-cell>
          <table:table-cell office:value-type="string" calcext:value-type="string">
            <text:p><text:s/>1REA206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5186057</text:p>
          </table:table-cell>
          <table:table-cell office:value-type="string" calcext:value-type="string">
            <text:p><text:s/>1REA027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5186064</text:p>
          </table:table-cell>
          <table:table-cell office:value-type="string" calcext:value-type="string">
            <text:p><text:s/>1REA053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5186060</text:p>
          </table:table-cell>
          <table:table-cell office:value-type="string" calcext:value-type="string">
            <text:p><text:s/>1REA054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5186068</text:p>
          </table:table-cell>
          <table:table-cell office:value-type="string" calcext:value-type="string">
            <text:p><text:s/>1REA053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5186030</text:p>
          </table:table-cell>
          <table:table-cell office:value-type="string" calcext:value-type="string">
            <text:p><text:s/>1REA013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5886048</text:p>
          </table:table-cell>
          <table:table-cell office:value-type="string" calcext:value-type="string">
            <text:p><text:s/>1REA041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5886042</text:p>
          </table:table-cell>
          <table:table-cell office:value-type="string" calcext:value-type="string">
            <text:p><text:s/>1REA048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5886018</text:p>
          </table:table-cell>
          <table:table-cell office:value-type="string" calcext:value-type="string">
            <text:p><text:s/>1REA041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5886011</text:p>
          </table:table-cell>
          <table:table-cell office:value-type="string" calcext:value-type="string">
            <text:p><text:s/>2REA041 REA070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5886012</text:p>
          </table:table-cell>
          <table:table-cell office:value-type="string" calcext:value-type="string">
            <text:p><text:s/>1REA001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5886203</text:p>
          </table:table-cell>
          <table:table-cell office:value-type="string" calcext:value-type="string">
            <text:p><text:s/>1REA202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5886015</text:p>
          </table:table-cell>
          <table:table-cell office:value-type="string" calcext:value-type="string">
            <text:p><text:s/>1REA047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5886050</text:p>
          </table:table-cell>
          <table:table-cell office:value-type="string" calcext:value-type="string">
            <text:p><text:s/>1REA042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5886013</text:p>
          </table:table-cell>
          <table:table-cell office:value-type="string" calcext:value-type="string">
            <text:p><text:s/>1REA015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5886020</text:p>
          </table:table-cell>
          <table:table-cell office:value-type="string" calcext:value-type="string">
            <text:p><text:s/>1REA018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5886019</text:p>
          </table:table-cell>
          <table:table-cell office:value-type="string" calcext:value-type="string">
            <text:p><text:s/>1REA011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5886204</text:p>
          </table:table-cell>
          <table:table-cell office:value-type="string" calcext:value-type="string">
            <text:p><text:s/>1REA200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5886207</text:p>
          </table:table-cell>
          <table:table-cell office:value-type="string" calcext:value-type="string">
            <text:p><text:s/>1REA203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5886054</text:p>
          </table:table-cell>
          <table:table-cell office:value-type="string" calcext:value-type="string">
            <text:p><text:s/>1REA050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5886053</text:p>
          </table:table-cell>
          <table:table-cell office:value-type="string" calcext:value-type="string">
            <text:p><text:s/>2REA013 REA018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5886027</text:p>
          </table:table-cell>
          <table:table-cell office:value-type="string" calcext:value-type="string">
            <text:p><text:s/>1REA019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5886049</text:p>
          </table:table-cell>
          <table:table-cell office:value-type="string" calcext:value-type="string">
            <text:p><text:s/>1REA204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5886206</text:p>
          </table:table-cell>
          <table:table-cell office:value-type="string" calcext:value-type="string">
            <text:p><text:s/>1REA204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5886205</text:p>
          </table:table-cell>
          <table:table-cell office:value-type="string" calcext:value-type="string">
            <text:p><text:s/>1REA200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5886208</text:p>
          </table:table-cell>
          <table:table-cell office:value-type="string" calcext:value-type="string">
            <text:p><text:s/>1REA207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2886016</text:p>
          </table:table-cell>
          <table:table-cell office:value-type="string" calcext:value-type="string">
            <text:p><text:s/>1REA011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2886062</text:p>
          </table:table-cell>
          <table:table-cell office:value-type="string" calcext:value-type="string">
            <text:p><text:s/>1REA016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2886064</text:p>
          </table:table-cell>
          <table:table-cell office:value-type="string" calcext:value-type="string">
            <text:p><text:s/>1REA062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2886017</text:p>
          </table:table-cell>
          <table:table-cell office:value-type="string" calcext:value-type="string">
            <text:p><text:s/>1REA012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2886013</text:p>
          </table:table-cell>
          <table:table-cell office:value-type="string" calcext:value-type="string">
            <text:p><text:s/>2REA012 REA053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2886019</text:p>
          </table:table-cell>
          <table:table-cell office:value-type="string" calcext:value-type="string">
            <text:p><text:s/>1REA013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2886018</text:p>
          </table:table-cell>
          <table:table-cell office:value-type="string" calcext:value-type="string">
            <text:p><text:s/>1REA012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2886022</text:p>
          </table:table-cell>
          <table:table-cell office:value-type="string" calcext:value-type="string">
            <text:p><text:s/>1REA018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2886061</text:p>
          </table:table-cell>
          <table:table-cell office:value-type="string" calcext:value-type="string">
            <text:p><text:s/>2REA015 REA016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2886042</text:p>
          </table:table-cell>
          <table:table-cell office:value-type="string" calcext:value-type="string">
            <text:p><text:s/>1REA041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2886043</text:p>
          </table:table-cell>
          <table:table-cell office:value-type="string" calcext:value-type="string">
            <text:p><text:s/>1REA042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2886045</text:p>
          </table:table-cell>
          <table:table-cell office:value-type="string" calcext:value-type="string">
            <text:p><text:s/>7REA011 REA016 REA017 REA019 REA022 REA043 REA053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1886020</text:p>
          </table:table-cell>
          <table:table-cell office:value-type="string" calcext:value-type="string">
            <text:p><text:s/>1REA015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1886012</text:p>
          </table:table-cell>
          <table:table-cell office:value-type="string" calcext:value-type="string">
            <text:p><text:s/>1REA011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886277</text:p>
          </table:table-cell>
          <table:table-cell office:value-type="string" calcext:value-type="string">
            <text:p>ANTROP.FIL. I <text:s/>1342 <text:s text:c="6"/>ANTROPOLOGIA FILOSOFICA I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1886051</text:p>
          </table:table-cell>
          <table:table-cell office:value-type="string" calcext:value-type="string">
            <text:p><text:s/>2REA015 REA046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1886016</text:p>
          </table:table-cell>
          <table:table-cell office:value-type="string" calcext:value-type="string">
            <text:p><text:s/>1REA020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1886017</text:p>
          </table:table-cell>
          <table:table-cell office:value-type="string" calcext:value-type="string">
            <text:p><text:s/>1REA012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1886053</text:p>
          </table:table-cell>
          <table:table-cell office:value-type="string" calcext:value-type="string">
            <text:p><text:s/>3REA011 REA015 REA046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1886027</text:p>
          </table:table-cell>
          <table:table-cell office:value-type="string" calcext:value-type="string">
            <text:p><text:s/>2REA012 REA020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1886013</text:p>
          </table:table-cell>
          <table:table-cell office:value-type="string" calcext:value-type="string">
            <text:p><text:s/>3REA012 REA020 REA046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1886018</text:p>
          </table:table-cell>
          <table:table-cell office:value-type="string" calcext:value-type="string">
            <text:p><text:s/>1REA016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1886019</text:p>
          </table:table-cell>
          <table:table-cell office:value-type="string" calcext:value-type="string">
            <text:p><text:s/>1REA017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1886023</text:p>
          </table:table-cell>
          <table:table-cell office:value-type="string" calcext:value-type="string">
            <text:p><text:s/>1REA016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1886024</text:p>
          </table:table-cell>
          <table:table-cell office:value-type="string" calcext:value-type="string">
            <text:p><text:s/>1REA017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1886079</text:p>
          </table:table-cell>
          <table:table-cell office:value-type="string" calcext:value-type="string">
            <text:p><text:s/>2REA016 REA017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1886052</text:p>
          </table:table-cell>
          <table:table-cell office:value-type="string" calcext:value-type="string">
            <text:p><text:s/>2REA016 REA017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1886028</text:p>
          </table:table-cell>
          <table:table-cell office:value-type="string" calcext:value-type="string">
            <text:p><text:s/>1REA023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1886029</text:p>
          </table:table-cell>
          <table:table-cell office:value-type="string" calcext:value-type="string">
            <text:p><text:s/>1REA024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6186048</text:p>
          </table:table-cell>
          <table:table-cell office:value-type="string" calcext:value-type="string">
            <text:p><text:s/>3REA013 REA022 REA046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6186049</text:p>
          </table:table-cell>
          <table:table-cell office:value-type="string" calcext:value-type="string">
            <text:p><text:s/>4REA014 REA022 REA070 REA074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6186019</text:p>
          </table:table-cell>
          <table:table-cell office:value-type="string" calcext:value-type="string">
            <text:p><text:s/>2REA022 REA070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6186029</text:p>
          </table:table-cell>
          <table:table-cell office:value-type="string" calcext:value-type="string">
            <text:p><text:s/>2REA014 REA022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6186021</text:p>
          </table:table-cell>
          <table:table-cell office:value-type="string" calcext:value-type="string">
            <text:p><text:s/>2REA046 REA074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6186028</text:p>
          </table:table-cell>
          <table:table-cell office:value-type="string" calcext:value-type="string">
            <text:p><text:s/>3REA014 REA018 REA074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6186032</text:p>
          </table:table-cell>
          <table:table-cell office:value-type="string" calcext:value-type="string">
            <text:p><text:s/>2REA019 REA028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6186031</text:p>
          </table:table-cell>
          <table:table-cell office:value-type="string" calcext:value-type="string">
            <text:p><text:s/>2REA028 REA049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6186025</text:p>
          </table:table-cell>
          <table:table-cell office:value-type="string" calcext:value-type="string">
            <text:p><text:s/>2REA028 REA070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6186051</text:p>
          </table:table-cell>
          <table:table-cell office:value-type="string" calcext:value-type="string">
            <text:p><text:s/>2REA019 REA028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6186052</text:p>
          </table:table-cell>
          <table:table-cell office:value-type="string" calcext:value-type="string">
            <text:p><text:s/>4REA021 REA031 REA032 REA051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6886041</text:p>
          </table:table-cell>
          <table:table-cell office:value-type="string" calcext:value-type="string">
            <text:p><text:s/>1REA003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6886042</text:p>
          </table:table-cell>
          <table:table-cell office:value-type="string" calcext:value-type="string">
            <text:p><text:s/>2REA041 REA074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6886043</text:p>
          </table:table-cell>
          <table:table-cell office:value-type="string" calcext:value-type="string">
            <text:p><text:s/>3REA021 REA042 REA050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6886045</text:p>
          </table:table-cell>
          <table:table-cell office:value-type="string" calcext:value-type="string">
            <text:p><text:s/>3REA021 REA042 REA050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6886074</text:p>
          </table:table-cell>
          <table:table-cell office:value-type="string" calcext:value-type="string">
            <text:p><text:s/>2REA012 REA015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6886014</text:p>
          </table:table-cell>
          <table:table-cell office:value-type="string" calcext:value-type="string">
            <text:p><text:s/>1REA012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6886018</text:p>
          </table:table-cell>
          <table:table-cell office:value-type="string" calcext:value-type="string">
            <text:p><text:s/>3REA003 REA011 REA046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6886022</text:p>
          </table:table-cell>
          <table:table-cell office:value-type="string" calcext:value-type="string">
            <text:p><text:s/>3REA011 REA013 REA046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6886048</text:p>
          </table:table-cell>
          <table:table-cell office:value-type="string" calcext:value-type="string">
            <text:p><text:s/>3REA013 REA022 REA046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6886049</text:p>
          </table:table-cell>
          <table:table-cell office:value-type="string" calcext:value-type="string">
            <text:p><text:s/>4REA014 REA022 REA070 REA074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6886019</text:p>
          </table:table-cell>
          <table:table-cell office:value-type="string" calcext:value-type="string">
            <text:p><text:s/>2REA022 REA070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6886029</text:p>
          </table:table-cell>
          <table:table-cell office:value-type="string" calcext:value-type="string">
            <text:p><text:s/>2REA014 REA022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6886021</text:p>
          </table:table-cell>
          <table:table-cell office:value-type="string" calcext:value-type="string">
            <text:p><text:s/>2REA046 REA074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6886028</text:p>
          </table:table-cell>
          <table:table-cell office:value-type="string" calcext:value-type="string">
            <text:p><text:s/>3REA014 REA018 REA074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6886032</text:p>
          </table:table-cell>
          <table:table-cell office:value-type="string" calcext:value-type="string">
            <text:p><text:s/>1REA019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6886031</text:p>
          </table:table-cell>
          <table:table-cell office:value-type="string" calcext:value-type="string">
            <text:p><text:s/>2REA028 REA049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6886025</text:p>
          </table:table-cell>
          <table:table-cell office:value-type="string" calcext:value-type="string">
            <text:p><text:s/>2REA028 REA070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6886051</text:p>
          </table:table-cell>
          <table:table-cell office:value-type="string" calcext:value-type="string">
            <text:p><text:s/>2REA019 REA028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254</text:p>
          </table:table-cell>
          <table:table-cell office:value-type="string" calcext:value-type="string">
            <text:p>LINGUISTICA <text:s text:c="3"/>9399 <text:s text:c="2"/>5 <text:s text:c="2"/>LINGUISTICA (ELECTIVA NO PERMANENTE)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6186070</text:p>
          </table:table-cell>
          <table:table-cell office:value-type="string" calcext:value-type="string">
            <text:p><text:s/>2CEA102 REA102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6186064</text:p>
          </table:table-cell>
          <table:table-cell office:value-type="string" calcext:value-type="string">
            <text:p><text:s/>2REA021 REA029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6186069</text:p>
          </table:table-cell>
          <table:table-cell office:value-type="string" calcext:value-type="string">
            <text:p><text:s/>2REA021 REA031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6186091</text:p>
          </table:table-cell>
          <table:table-cell office:value-type="string" calcext:value-type="string">
            <text:p><text:s/>2REA022 REA025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6186062</text:p>
          </table:table-cell>
          <table:table-cell office:value-type="string" calcext:value-type="string">
            <text:p><text:s/>1REA028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6186090</text:p>
          </table:table-cell>
          <table:table-cell office:value-type="string" calcext:value-type="string">
            <text:p><text:s/>2REA018 REA019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6186068</text:p>
          </table:table-cell>
          <table:table-cell office:value-type="string" calcext:value-type="string">
            <text:p><text:s/>1REA032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6186072</text:p>
          </table:table-cell>
          <table:table-cell office:value-type="string" calcext:value-type="string">
            <text:p><text:s/>2REA031 REA051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6186073</text:p>
          </table:table-cell>
          <table:table-cell office:value-type="string" calcext:value-type="string">
            <text:p><text:s/>1REA051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6186034</text:p>
          </table:table-cell>
          <table:table-cell office:value-type="string" calcext:value-type="string">
            <text:p><text:s/>3REA021 REA022 REA028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6186170</text:p>
          </table:table-cell>
          <table:table-cell office:value-type="string" calcext:value-type="string">
            <text:p><text:s/>4REA018 REA019 REA049 REA070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6186026</text:p>
          </table:table-cell>
          <table:table-cell office:value-type="string" calcext:value-type="string">
            <text:p><text:s/>1REA019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6186063</text:p>
          </table:table-cell>
          <table:table-cell office:value-type="string" calcext:value-type="string">
            <text:p><text:s/>1REA028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6186067</text:p>
          </table:table-cell>
          <table:table-cell office:value-type="string" calcext:value-type="string">
            <text:p><text:s/>3REA019 REA021 REA049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6186087</text:p>
          </table:table-cell>
          <table:table-cell office:value-type="string" calcext:value-type="string">
            <text:p><text:s/>1REA031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6186088</text:p>
          </table:table-cell>
          <table:table-cell office:value-type="string" calcext:value-type="string">
            <text:p><text:s/>1REA028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6186060</text:p>
          </table:table-cell>
          <table:table-cell office:value-type="string" calcext:value-type="string">
            <text:p><text:s/>3REA018 REA028 REA074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6186246</text:p>
          </table:table-cell>
          <table:table-cell office:value-type="string" calcext:value-type="string">
            <text:p><text:s/>3REA019 REA028 REA029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6186230</text:p>
          </table:table-cell>
          <table:table-cell office:value-type="string" calcext:value-type="string">
            <text:p><text:s/>1REA031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6186200</text:p>
          </table:table-cell>
          <table:table-cell office:value-type="string" calcext:value-type="string">
            <text:p><text:s/>1REA031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6186118</text:p>
          </table:table-cell>
          <table:table-cell office:value-type="string" calcext:value-type="string">
            <text:p><text:s/>1REA031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6186174</text:p>
          </table:table-cell>
          <table:table-cell office:value-type="string" calcext:value-type="string">
            <text:p><text:s/>2REA021 REA028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6186173</text:p>
          </table:table-cell>
          <table:table-cell office:value-type="string" calcext:value-type="string">
            <text:p><text:s/>2REA019 REA028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6186229</text:p>
          </table:table-cell>
          <table:table-cell office:value-type="string" calcext:value-type="string">
            <text:p><text:s/>1REA032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6186201</text:p>
          </table:table-cell>
          <table:table-cell office:value-type="string" calcext:value-type="string">
            <text:p><text:s/>1REA028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6186116</text:p>
          </table:table-cell>
          <table:table-cell office:value-type="string" calcext:value-type="string">
            <text:p><text:s/>1REA029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6186150</text:p>
          </table:table-cell>
          <table:table-cell office:value-type="string" calcext:value-type="string">
            <text:p><text:s/>1REA031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6186109</text:p>
          </table:table-cell>
          <table:table-cell office:value-type="string" calcext:value-type="string">
            <text:p><text:s/>1REA021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6186253</text:p>
          </table:table-cell>
          <table:table-cell office:value-type="string" calcext:value-type="string">
            <text:p><text:s/>1REA028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6186231</text:p>
          </table:table-cell>
          <table:table-cell office:value-type="string" calcext:value-type="string">
            <text:p><text:s/>2REA032 REA048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6186155</text:p>
          </table:table-cell>
          <table:table-cell office:value-type="string" calcext:value-type="string">
            <text:p><text:s/>2REA018 REA019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6186236</text:p>
          </table:table-cell>
          <table:table-cell office:value-type="string" calcext:value-type="string">
            <text:p><text:s/>1REA031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6186077</text:p>
          </table:table-cell>
          <table:table-cell office:value-type="string" calcext:value-type="string">
            <text:p><text:s/>1REA028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6186177</text:p>
          </table:table-cell>
          <table:table-cell office:value-type="string" calcext:value-type="string">
            <text:p><text:s/>2REA018 REA028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6186176</text:p>
          </table:table-cell>
          <table:table-cell office:value-type="string" calcext:value-type="string">
            <text:p><text:s/>2REA031 REA039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6186245</text:p>
          </table:table-cell>
          <table:table-cell office:value-type="string" calcext:value-type="string">
            <text:p><text:s/>3REA019 REA031 REA049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6186237</text:p>
          </table:table-cell>
          <table:table-cell office:value-type="string" calcext:value-type="string">
            <text:p><text:s/>2REA019 REA048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6186244</text:p>
          </table:table-cell>
          <table:table-cell office:value-type="string" calcext:value-type="string">
            <text:p><text:s/>1REA031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255</text:p>
          </table:table-cell>
          <table:table-cell office:value-type="string" calcext:value-type="string">
            <text:p>PROBL EDUCATIVA9395 <text:s text:c="6"/>PROBLEMATIC EDUCATIVA(ELECTIVA NO PERMANENTE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854</text:p>
          </table:table-cell>
          <table:table-cell office:value-type="string" calcext:value-type="string">
            <text:p>EST.PSIC.SOCIAL9999 <text:s text:c="2"/>5 <text:s text:c="2"/>ESTRUCTURA PSIC. SOCIAL DEL SUJETO I(MAT.ELECTIV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855</text:p>
          </table:table-cell>
          <table:table-cell office:value-type="string" calcext:value-type="string">
            <text:p>SEMIOLOGIA <text:s text:c="4"/>9999 <text:s text:c="2"/>5 <text:s text:c="2"/>SEMIOLOGIA (ELECTIVA NO PERMANENTE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266</text:p>
          </table:table-cell>
          <table:table-cell office:value-type="string" calcext:value-type="string">
            <text:p>MITO Y RELIGION9999 <text:s text:c="6"/>MITO Y RELIGION EN GRECIA Y ROMA (DICTA L.CLASIC.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132</text:p>
          </table:table-cell>
          <table:table-cell office:value-type="string" calcext:value-type="string">
            <text:p>H.CULTURA CONT.9941 <text:s text:c="3"/>00 HISTORIA DE LA CULTURA CONTEMPORANE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267</text:p>
          </table:table-cell>
          <table:table-cell office:value-type="string" calcext:value-type="string">
            <text:p>INT.A ECONOM I 9999 <text:s text:c="2"/>501 INTRODUCCION A LA ECONOMI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268</text:p>
          </table:table-cell>
          <table:table-cell office:value-type="string" calcext:value-type="string">
            <text:p>EST.ECONOM.ARG.9999 <text:s text:c="2"/>501 ESTRUCTURA DE LA ECONOMIA ARGENTINA</text:p>
          </table:table-cell>
          <table:table-cell/>
        </table:table-row>
        <table:table-row table:style-name="ro1">
          <table:table-cell office:value-type="string" calcext:value-type="string">
            <text:p>T02</text:p>
          </table:table-cell>
          <table:table-cell office:value-type="string" calcext:value-type="string">
            <text:p>46169</text:p>
          </table:table-cell>
          <table:table-cell office:value-type="string" calcext:value-type="string">
            <text:p>LIC.EN PSICOLOGIA <text:s text:c="32"/>5 <text:s text:c="6"/>5 <text:s text:c="4"/>LIC. EN PSICOLOGIA <text:s text:c="13"/>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295</text:p>
          </table:table-cell>
          <table:table-cell office:value-type="string" calcext:value-type="string">
            <text:p>SEMIOTICA II <text:s text:c="2"/>9999 <text:s text:c="6"/>SEMIOTICA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86225</text:p>
          </table:table-cell>
          <table:table-cell office:value-type="string" calcext:value-type="string">
            <text:p>ORIENT. VOC. <text:s text:c="2"/>9999 <text:s text:c="6"/>ORIENTACION VOCACIONAL Y OCUPACIONAL (OPTATIVA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207</text:p>
          </table:table-cell>
          <table:table-cell office:value-type="string" calcext:value-type="string">
            <text:p>SEM.ESTETICA <text:s text:c="2"/>4999 <text:s text:c="2"/>400 SEM.ESTETICA - FILOSOF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066</text:p>
          </table:table-cell>
          <table:table-cell office:value-type="string" calcext:value-type="string">
            <text:p>ETICA II <text:s text:c="6"/>9999 <text:s text:c="2"/>3 <text:s text:c="2"/>ETICA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269</text:p>
          </table:table-cell>
          <table:table-cell office:value-type="string" calcext:value-type="string">
            <text:p>HIST.EDUC.ARG. 9999 <text:s text:c="2"/>301 HISTORIA DE LA EDUCACION ARGENTIN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296</text:p>
          </table:table-cell>
          <table:table-cell office:value-type="string" calcext:value-type="string">
            <text:p>GRIEGO III <text:s text:c="4"/>4322 <text:s text:c="6"/>GRIEGO I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299</text:p>
          </table:table-cell>
          <table:table-cell office:value-type="string" calcext:value-type="string">
            <text:p>HIST.LIT.GRIEGA9999 <text:s text:c="6"/>LENGUA Y CULTURA GRIEG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298</text:p>
          </table:table-cell>
          <table:table-cell office:value-type="string" calcext:value-type="string">
            <text:p>ESTET.CLA.YMED 9999 <text:s text:c="6"/>ESTETICA CLASICA Y MEDIEV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073</text:p>
          </table:table-cell>
          <table:table-cell office:value-type="string" calcext:value-type="string">
            <text:p>CURSO LIT ESP. 9999 <text:s text:c="2"/>401 CURSO DE LITERATURA ESPA�OL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886102</text:p>
          </table:table-cell>
          <table:table-cell office:value-type="string" calcext:value-type="string">
            <text:p>CURSO NIVEL. <text:s text:c="2"/>9999 <text:s text:c="3"/>00 CURSO NIVELACION LETRAS CLASICA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208</text:p>
          </table:table-cell>
          <table:table-cell office:value-type="string" calcext:value-type="string">
            <text:p>SEM.SOBRE POETI9999 <text:s text:c="2"/>402 SEMINARIO SOBRE POETICA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86226</text:p>
          </table:table-cell>
          <table:table-cell office:value-type="string" calcext:value-type="string">
            <text:p>SOCIOLOGIA HIST999 <text:s text:c="3"/>501 SOCIOLOGIA HISTOR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78101</text:p>
          </table:table-cell>
          <table:table-cell office:value-type="string" calcext:value-type="string">
            <text:p>LENGUA LAT.II <text:s/>9999 <text:s text:c="6"/>LENGUA Y CULTURA LATINAS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86099</text:p>
          </table:table-cell>
          <table:table-cell office:value-type="string" calcext:value-type="string">
            <text:p>OPTATIVA I <text:s text:c="4"/>9999 <text:s text:c="2"/>400 OPTATIV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86100</text:p>
          </table:table-cell>
          <table:table-cell office:value-type="string" calcext:value-type="string">
            <text:p>OPTATIVA II <text:s text:c="3"/>9999 <text:s text:c="2"/>500 OPTATIVA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86111</text:p>
          </table:table-cell>
          <table:table-cell office:value-type="string" calcext:value-type="string">
            <text:p>SEM.HIST.PENSA 9999 <text:s text:c="2"/>501 SEMINARIO HISTORIA DEL PENSAMIENT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027</text:p>
          </table:table-cell>
          <table:table-cell office:value-type="string" calcext:value-type="string">
            <text:p>TEORIA POLITICA9999 <text:s text:c="6"/>TEORIA POLITICA (VALIDO POR FILOSOFIA POLITICA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300</text:p>
          </table:table-cell>
          <table:table-cell office:value-type="string" calcext:value-type="string">
            <text:p>LINGUISTICA GEN2221 <text:s text:c="6"/>LINGUISTICA GENER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209</text:p>
          </table:table-cell>
          <table:table-cell office:value-type="string" calcext:value-type="string">
            <text:p>HISTORIA ANTIGU9999 <text:s text:c="2"/>501 HISTORIA ANTIGUA (DICTA ESC. HISTORIA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78015</text:p>
          </table:table-cell>
          <table:table-cell office:value-type="string" calcext:value-type="string">
            <text:p>PSIC. EV. <text:s text:c="5"/>9999 <text:s text:c="2"/>101 PSICOLOGIA EVOLUTIV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301</text:p>
          </table:table-cell>
          <table:table-cell office:value-type="string" calcext:value-type="string">
            <text:p>SOCIOLOG HISTOR9999 <text:s text:c="6"/>SOCIOLOGIA HISTOR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86150</text:p>
          </table:table-cell>
          <table:table-cell office:value-type="string" calcext:value-type="string">
            <text:p>SEM.TRAD.FRANCE9999 <text:s text:c="2"/>300 SEMINARIO DE TRADUCCION DE FRANC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86149</text:p>
          </table:table-cell>
          <table:table-cell office:value-type="string" calcext:value-type="string">
            <text:p>SEM.TRAD.ALEMAN9999 <text:s text:c="2"/>300 SEM.TRADUCCION ALEMA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302</text:p>
          </table:table-cell>
          <table:table-cell office:value-type="string" calcext:value-type="string">
            <text:p>S.PRAC.SOC.REP.2142 <text:s text:c="3"/>01 SEM.PRACTICAS SOCIALES REPRESENTACIONES Y PODER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303</text:p>
          </table:table-cell>
          <table:table-cell office:value-type="string" calcext:value-type="string">
            <text:p>PENS.POL.ARENDT1142 <text:s text:c="3"/>01 SEM.:EL PENSAMIENTO POLITICO DE H.ARENDT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304</text:p>
          </table:table-cell>
          <table:table-cell office:value-type="string" calcext:value-type="string">
            <text:p>NIETZ.PENS.ARG.1341 <text:s text:c="3"/>00 SEM.:LA RECEPCION DE NIETZSCHE EN EL PENS.ARGENT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305</text:p>
          </table:table-cell>
          <table:table-cell office:value-type="string" calcext:value-type="string">
            <text:p>APREND.AUT.IND.1142 <text:s text:c="3"/>01 SEM.APRENDIZAJE AUTOMATIZADO E INDUC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270</text:p>
          </table:table-cell>
          <table:table-cell office:value-type="string" calcext:value-type="string">
            <text:p>SEM.HIST.ESPA�A1332 <text:s text:c="3"/>01 SEM.HISTORIA DE ESPA�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270</text:p>
          </table:table-cell>
          <table:table-cell office:value-type="string" calcext:value-type="string">
            <text:p>SEM.HIST.ESPA�A1112 <text:s text:c="3"/>01 SEM.HISTORIA DE ESPA�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271</text:p>
          </table:table-cell>
          <table:table-cell office:value-type="string" calcext:value-type="string">
            <text:p>CUR.ASIA Y AFRI1112 <text:s text:c="3"/>01 CUR.HIST.ASIA Y AFR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272</text:p>
          </table:table-cell>
          <table:table-cell office:value-type="string" calcext:value-type="string">
            <text:p>SEM.PENS.LATINO1112 <text:s text:c="3"/>01 SEMINARIO EL PENSAMIENTO LATINOAMERICAN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273</text:p>
          </table:table-cell>
          <table:table-cell office:value-type="string" calcext:value-type="string">
            <text:p>POBL.Y SOCIEDAD1112 <text:s text:c="3"/>01 POBLACION Y SOCIEDAD DESDE PERSPECTIVA HISTOR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271</text:p>
          </table:table-cell>
          <table:table-cell office:value-type="string" calcext:value-type="string">
            <text:p>CUR.ASIA Y AFR.1112 <text:s text:c="3"/>01 CURSILLO HISTORIA ASIA Y AFR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272</text:p>
          </table:table-cell>
          <table:table-cell office:value-type="string" calcext:value-type="string">
            <text:p>OP.PENS.LATINOA1112 <text:s text:c="3"/>01 OPTATIVA PENSAMIENTO LATINOAMERICAN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273</text:p>
          </table:table-cell>
          <table:table-cell office:value-type="string" calcext:value-type="string">
            <text:p>POBLACION Y SOC1112 <text:s text:c="3"/>01 POBLACION Y SOCIEDAD PERSPECTIVA HISTOR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274</text:p>
          </table:table-cell>
          <table:table-cell office:value-type="string" calcext:value-type="string">
            <text:p>SEM.HIS.CIENCIA9999 <text:s text:c="2"/>501 SEMINARIO HISTORIA DE LA CIENCIA II(DICTA E.FILO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86151</text:p>
          </table:table-cell>
          <table:table-cell office:value-type="string" calcext:value-type="string">
            <text:p>OPT.SEM.ANA.EST9999 <text:s text:c="2"/>200 OPTATIVA SEM.ANALISIS ESTRATEGIAS DEL DISCURS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256</text:p>
          </table:table-cell>
          <table:table-cell office:value-type="string" calcext:value-type="string">
            <text:p>CLIN.PSICOSIS <text:s/>9991 <text:s text:c="2"/>500 CLINICA DE LA PSICOSI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275</text:p>
          </table:table-cell>
          <table:table-cell office:value-type="string" calcext:value-type="string">
            <text:p>SEM.HIST.REG.LA9999 <text:s text:c="2"/>201 SEM.HISTORIA REGIONAL LATINOAMERICAN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275</text:p>
          </table:table-cell>
          <table:table-cell office:value-type="string" calcext:value-type="string">
            <text:p>SEM.HIST.REG.L 9999 <text:s text:c="2"/>201 SEMINARIO HISTORIA REGIONAL LATINOAMERICAN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152</text:p>
          </table:table-cell>
          <table:table-cell office:value-type="string" calcext:value-type="string">
            <text:p>MITO Y POLIS <text:s text:c="2"/>9999 <text:s text:c="2"/>501 MITO Y POLI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257</text:p>
          </table:table-cell>
          <table:table-cell office:value-type="string" calcext:value-type="string">
            <text:p>PSIC.ORG. <text:s text:c="5"/>9999 <text:s text:c="2"/>501 PSICOSOCIOLOGIA DE LAS ORGANIZACIONES(DICTA CS.E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258</text:p>
          </table:table-cell>
          <table:table-cell office:value-type="string" calcext:value-type="string">
            <text:p>ADM.PERSONAL <text:s text:c="2"/>9999 <text:s text:c="2"/>501 ADMINISTRACION DE PERSONAL (DICTA F.CS.ECONOMICA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259</text:p>
          </table:table-cell>
          <table:table-cell office:value-type="string" calcext:value-type="string">
            <text:p>TEORIA AD.SOC. 9999 <text:s text:c="2"/>501 TEORIA ADMINISTRACION DICTA F.CS.ECONOMIC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260</text:p>
          </table:table-cell>
          <table:table-cell office:value-type="string" calcext:value-type="string">
            <text:p>TEORIA ORGANIZ.9999 <text:s text:c="2"/>501 DERECHO LABORALY SEG. SOCIAL (DICTA F.CS.ECONOMIC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276</text:p>
          </table:table-cell>
          <table:table-cell office:value-type="string" calcext:value-type="string">
            <text:p>SEM.PRA. SOCIAL9999 <text:s text:c="2"/>201 SEM. PRACTICAS SOCIALES REPRESENTACION Y PODER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276</text:p>
          </table:table-cell>
          <table:table-cell office:value-type="string" calcext:value-type="string">
            <text:p>SE.PRAC.SOCIALE9999 <text:s text:c="2"/>201 SE.PRACTICAS SOCIALES REPRESENTACION Y PODER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277</text:p>
          </table:table-cell>
          <table:table-cell office:value-type="string" calcext:value-type="string">
            <text:p>TEORIA ARQUEOLO9999 <text:s text:c="2"/>201 TEORIA ARQUEOLOGIC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277</text:p>
          </table:table-cell>
          <table:table-cell office:value-type="string" calcext:value-type="string">
            <text:p>TEORIA ARQUEOL.9999 <text:s text:c="2"/>501 TEORIA AEQUEOLOGIC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86258</text:p>
          </table:table-cell>
          <table:table-cell office:value-type="string" calcext:value-type="string">
            <text:p>CURSO ARQ.ARGEN9999 <text:s text:c="2"/>501 CURSO SOBRE ARQUEOLOGIA ARGENTINA SOC.COMP.PREEST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278</text:p>
          </table:table-cell>
          <table:table-cell office:value-type="string" calcext:value-type="string">
            <text:p>HISTORIA ARTE <text:s/>9999 <text:s text:c="2"/>301 INTRODUCCION A LA HISTORIA DEL ARTE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279</text:p>
          </table:table-cell>
          <table:table-cell office:value-type="string" calcext:value-type="string">
            <text:p>SEM.ARG.HIS.UNI9999 <text:s text:c="2"/>501 SEM.ARG.Y EL SENTIDO HIST.UNIV.SEG.MITAD SIGLO XX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280</text:p>
          </table:table-cell>
          <table:table-cell office:value-type="string" calcext:value-type="string">
            <text:p>HERM.TEXTO LIT.9999 <text:s text:c="2"/>201 HERMENEUTICA TEXTO LITERARI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281</text:p>
          </table:table-cell>
          <table:table-cell office:value-type="string" calcext:value-type="string">
            <text:p>SEM.LEC.ESC.COR9999 <text:s text:c="2"/>401 SEMINARIO LECTURA ESCRITORES DE CORDOB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283</text:p>
          </table:table-cell>
          <table:table-cell office:value-type="string" calcext:value-type="string">
            <text:p>PROB.ARTE <text:s text:c="5"/>9999. <text:s/>501 PROBLEMATICA DEL ARTE (DICTA ESC.ARTE )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6186001</text:p>
          </table:table-cell>
          <table:table-cell table:style-name="ce1" office:value-type="string" calcext:value-type="string">
            <text:p><text:s/>0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78044</text:p>
          </table:table-cell>
          <table:table-cell office:value-type="string" calcext:value-type="string">
            <text:p>ETICA PROFESION9999 <text:s text:c="2"/>501 ETICA PROFESION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78001</text:p>
          </table:table-cell>
          <table:table-cell office:value-type="string" calcext:value-type="string">
            <text:p><text:s text:c="15"/>9999 <text:s text:c="2"/>100 INTRODUCCION A LA FILOSOF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78002</text:p>
          </table:table-cell>
          <table:table-cell office:value-type="string" calcext:value-type="string">
            <text:p><text:s text:c="15"/>9999 <text:s text:c="2"/>100 INTRODUCCION A LA LITERATUR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78003</text:p>
          </table:table-cell>
          <table:table-cell office:value-type="string" calcext:value-type="string">
            <text:p><text:s text:c="15"/>9999 <text:s text:c="2"/>100 PSICOLOGIA FUNDAMENT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78006</text:p>
          </table:table-cell>
          <table:table-cell office:value-type="string" calcext:value-type="string">
            <text:p><text:s text:c="15"/>9999 <text:s text:c="2"/>101 HISTORIA DEL ARTE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78007</text:p>
          </table:table-cell>
          <table:table-cell office:value-type="string" calcext:value-type="string">
            <text:p><text:s text:c="15"/>9999 <text:s text:c="2"/>101 ANTROPOLOGIA FILOSOF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78008</text:p>
          </table:table-cell>
          <table:table-cell office:value-type="string" calcext:value-type="string">
            <text:p><text:s text:c="15"/>9999 <text:s text:c="2"/>101 METODOS DE APRENDIZAJE E INVESTIGA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78015</text:p>
          </table:table-cell>
          <table:table-cell office:value-type="string" calcext:value-type="string">
            <text:p><text:s text:c="15"/>9999 <text:s text:c="2"/>401 LENGUA Y CULTURA LATINAS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141</text:p>
          </table:table-cell>
          <table:table-cell office:value-type="string" calcext:value-type="string">
            <text:p>SEM.ANALISIS ES9999 <text:s text:c="6"/>SEM.ANALISIS DE ESTRATEGIAS DEL DISCURSO (D.L.MOD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015</text:p>
          </table:table-cell>
          <table:table-cell office:value-type="string" calcext:value-type="string">
            <text:p>PSIC. EVOLUTIVA9999 <text:s text:c="2"/>101 PSICOLOGIA EVOLUTIV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93015</text:p>
          </table:table-cell>
          <table:table-cell office:value-type="string" calcext:value-type="string">
            <text:p>PSIC. EVOLUTIVA9999 <text:s text:c="2"/>101 PSICOLOGIA EVOLUTIV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133</text:p>
          </table:table-cell>
          <table:table-cell office:value-type="string" calcext:value-type="string">
            <text:p>SEM MITO Y FUEN4992 <text:s text:c="2"/>401 SEMINARIO MITO Y FUENTE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284</text:p>
          </table:table-cell>
          <table:table-cell office:value-type="string" calcext:value-type="string">
            <text:p>SEM HIST.REG.L 4342 <text:s text:c="2"/>404 SEMINARIO HISTORIA REG.LAT.LA REGION DE CORDOB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69011</text:p>
          </table:table-cell>
          <table:table-cell office:value-type="string" calcext:value-type="string">
            <text:p>HISTORIA PSIC. 9999 <text:s text:c="6"/>HISTORIA DE LA PSICOLOG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69014</text:p>
          </table:table-cell>
          <table:table-cell office:value-type="string" calcext:value-type="string">
            <text:p>NEUROFISIOLOGIA9999 <text:s text:c="6"/>NEUROFISIOLOG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69001</text:p>
          </table:table-cell>
          <table:table-cell office:value-type="string" calcext:value-type="string">
            <text:p>INT. FILOSOFIA 9999 <text:s text:c="6"/>INTRODUCCION A LA FILOSOF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69003</text:p>
          </table:table-cell>
          <table:table-cell office:value-type="string" calcext:value-type="string">
            <text:p>PSIC.GENERAL <text:s text:c="2"/>9999 <text:s text:c="6"/>PSICOLOGIA GENER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69015</text:p>
          </table:table-cell>
          <table:table-cell office:value-type="string" calcext:value-type="string">
            <text:p>PSIC. EV.I <text:s text:c="4"/>9999 <text:s text:c="6"/>PSICOLOGIA EVOLUTIV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69070</text:p>
          </table:table-cell>
          <table:table-cell office:value-type="string" calcext:value-type="string">
            <text:p>ANT. CULTURAL <text:s/>9999 <text:s text:c="6"/>ANTROPOLOGIA CULTUR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69016</text:p>
          </table:table-cell>
          <table:table-cell office:value-type="string" calcext:value-type="string">
            <text:p>PSIC.EV.II <text:s text:c="4"/>9999 <text:s text:c="6"/>PSICOLOGIA EVOLUTIVA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69017</text:p>
          </table:table-cell>
          <table:table-cell office:value-type="string" calcext:value-type="string">
            <text:p>PSICOFISIOLOGIA9999 <text:s text:c="6"/>PSICOFISIOLOG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69013</text:p>
          </table:table-cell>
          <table:table-cell office:value-type="string" calcext:value-type="string">
            <text:p>PSICOESTADIS. <text:s/>9999 <text:s text:c="6"/>PSICOESTADIST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69019</text:p>
          </table:table-cell>
          <table:table-cell office:value-type="string" calcext:value-type="string">
            <text:p>PSIC. SOCIAL I 9999 <text:s text:c="6"/>PSICOLOGIA SOCIAL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69022</text:p>
          </table:table-cell>
          <table:table-cell office:value-type="string" calcext:value-type="string">
            <text:p>PSICOMETRIA <text:s text:c="3"/>9999 <text:s text:c="6"/>PSICOMETR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69007</text:p>
          </table:table-cell>
          <table:table-cell office:value-type="string" calcext:value-type="string">
            <text:p>ANT. FILOSOFICA9999 <text:s text:c="6"/>ANTROPOLOGIA FILOSOF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69018</text:p>
          </table:table-cell>
          <table:table-cell office:value-type="string" calcext:value-type="string">
            <text:p>PSIC.PROF. I <text:s text:c="2"/>9999 <text:s text:c="6"/>PSICOLOGIA PROFUND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69024</text:p>
          </table:table-cell>
          <table:table-cell office:value-type="string" calcext:value-type="string">
            <text:p>PSIC. SOCIAL II9999 <text:s text:c="6"/>PSICOLOGIA PROFUNDA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69048</text:p>
          </table:table-cell>
          <table:table-cell office:value-type="string" calcext:value-type="string">
            <text:p>MET.TEC.INVEST.9999 <text:s text:c="6"/>METODO Y TECNICA DE INVESTIGACION PSICOLOG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69023</text:p>
          </table:table-cell>
          <table:table-cell office:value-type="string" calcext:value-type="string">
            <text:p>PSIC.PROF.II <text:s text:c="2"/>9999 <text:s text:c="6"/>PSICOLOGIA PROFUNDA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69027</text:p>
          </table:table-cell>
          <table:table-cell office:value-type="string" calcext:value-type="string">
            <text:p>PSIC PERSONALID9999 <text:s text:c="6"/>PSICOLOGIA DE LA PERSONALIDAD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69029</text:p>
          </table:table-cell>
          <table:table-cell office:value-type="string" calcext:value-type="string">
            <text:p>PSIC. EXPERIM. 9999 <text:s text:c="6"/>PSICOLOGIA EXPERIMENT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69121</text:p>
          </table:table-cell>
          <table:table-cell office:value-type="string" calcext:value-type="string">
            <text:p>PSIC. PERSONAL.9999 <text:s text:c="6"/>PSICOLOGIA DE LA PERSONALIDAD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69028</text:p>
          </table:table-cell>
          <table:table-cell office:value-type="string" calcext:value-type="string">
            <text:p>PSICOPATOLOGIA 9999 <text:s text:c="6"/>PSICOPATOLOG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69025</text:p>
          </table:table-cell>
          <table:table-cell office:value-type="string" calcext:value-type="string">
            <text:p>TEC.PROYECTIVAS9999 <text:s text:c="6"/>TECNICAS PROYECTIVAS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69021</text:p>
          </table:table-cell>
          <table:table-cell office:value-type="string" calcext:value-type="string">
            <text:p>PSIC. EDUCACIO.9999 <text:s text:c="6"/>PSICOLOGIA EDUCACION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69030</text:p>
          </table:table-cell>
          <table:table-cell office:value-type="string" calcext:value-type="string">
            <text:p>TECNICAS PROYEC9999 <text:s text:c="6"/>TECNICAS PROYECTIVAS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69034</text:p>
          </table:table-cell>
          <table:table-cell office:value-type="string" calcext:value-type="string">
            <text:p>ORIEN.VOCACIONA9999 <text:s text:c="6"/>ORIENTACION VOCACIONAL Y CONSEJO PSICOLOGIC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69032</text:p>
          </table:table-cell>
          <table:table-cell office:value-type="string" calcext:value-type="string">
            <text:p>PSIC. TRABAJO <text:s/>9999 <text:s text:c="6"/>PSICOLOGIA DEL TRABAJ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69031</text:p>
          </table:table-cell>
          <table:table-cell office:value-type="string" calcext:value-type="string">
            <text:p>PSIC.CLINICA <text:s text:c="2"/>9999 <text:s text:c="6"/>PSICOLOGIA CLINICA Y TEC. DE TERAP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69039</text:p>
          </table:table-cell>
          <table:table-cell office:value-type="string" calcext:value-type="string">
            <text:p>INGLES <text:s text:c="8"/>9999 <text:s text:c="6"/>PRUEBA SUFICIENCIA IDIOMA INGL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86259</text:p>
          </table:table-cell>
          <table:table-cell office:value-type="string" calcext:value-type="string">
            <text:p>ANT.EDUC.ADOL Y9999 <text:s text:c="6"/>SEM.ANTROP.Y EDUC.:ADOLES.Y JUV.PROBLEM.SOCIO-CU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261</text:p>
          </table:table-cell>
          <table:table-cell office:value-type="string" calcext:value-type="string">
            <text:p>PROBL.SOC.PSIC.9999 <text:s text:c="2"/>501 PROBLEMAS SOCIOLOGICOS EN PSICOLOGIAI(MAT.ELECTIV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285</text:p>
          </table:table-cell>
          <table:table-cell office:value-type="string" calcext:value-type="string">
            <text:p>SEM ANNA ARENDT49929 <text:s/>204 SEMINARIO <text:s/>PENSAMIENTO POLITICO DE ANNA ARENDT <text:s text:c="3"/>9 <text:s/>9 <text:s/>9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306</text:p>
          </table:table-cell>
          <table:table-cell office:value-type="string" calcext:value-type="string">
            <text:p>HIST AMERICA II93499 <text:s/>404 HISTORIA DE AMERICA II(HISTORIA) <text:s text:c="17"/>09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307</text:p>
          </table:table-cell>
          <table:table-cell office:value-type="string" calcext:value-type="string">
            <text:p>SEM MITO Y FUEN4342035303 SEMINARIO DE MITO Y FUENTES <text:s text:c="22"/>009009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286</text:p>
          </table:table-cell>
          <table:table-cell office:value-type="string" calcext:value-type="string">
            <text:p>SEM.PENS.LAT <text:s text:c="2"/>9999 <text:s text:c="2"/>501 SEMINARIO PENSAMIENTO LATINOAMERICAN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287</text:p>
          </table:table-cell>
          <table:table-cell office:value-type="string" calcext:value-type="string">
            <text:p>SE.EST.PROV.ECO9999 <text:s text:c="2"/>502 SE.ESTADO PROV.ECONOM.FINANZAS PUBLICAS 1820-1856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288</text:p>
          </table:table-cell>
          <table:table-cell office:value-type="string" calcext:value-type="string">
            <text:p>SEM.HIST.REG.LA9999 <text:s text:c="2"/>501 SEM.HIST.REG.LATINOAM.LA REG.CBA.PERIODO COLONI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289</text:p>
          </table:table-cell>
          <table:table-cell office:value-type="string" calcext:value-type="string">
            <text:p>MAT.OP.TEORIA <text:s/>9999 <text:s text:c="2"/>502 MATERIA OPTATIVA TEORIA ARQUEOLOG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856</text:p>
          </table:table-cell>
          <table:table-cell office:value-type="string" calcext:value-type="string">
            <text:p>SEM.PSIC.EV.NI59999 <text:s text:c="2"/>501 SEMINARIO DE PSICOLOIA EVOLUTIVA DE LA NI�EZ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857</text:p>
          </table:table-cell>
          <table:table-cell office:value-type="string" calcext:value-type="string">
            <text:p>SEM.PSIC.EV.ADO9999 <text:s text:c="2"/>501 SEMINARIO PSICOLOGIA EVOLUTIVA DE LA ADOLESCENC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859</text:p>
          </table:table-cell>
          <table:table-cell office:value-type="string" calcext:value-type="string">
            <text:p>DINAMICA GRUPAL9999 <text:s text:c="2"/>501 DINAMICA GRUPAL MATERIA ELECTIV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278</text:p>
          </table:table-cell>
          <table:table-cell office:value-type="string" calcext:value-type="string">
            <text:p>CURS.ETNOHISTO 9999 <text:s text:c="2"/>501 CURSILLO DE ETNOHISTOR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262</text:p>
          </table:table-cell>
          <table:table-cell office:value-type="string" calcext:value-type="string">
            <text:p>FAMILIAS MARGIN9999 <text:s text:c="2"/>402 SEMINARIO ELECTIVO FAMILIAS MARGINAL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210</text:p>
          </table:table-cell>
          <table:table-cell office:value-type="string" calcext:value-type="string">
            <text:p>SEM.FICCION <text:s text:c="3"/>9999 <text:s text:c="2"/>502 SEMINARIO EN TORNO A LA FICCION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2186102</text:p>
          </table:table-cell>
          <table:table-cell table:style-name="ce1" office:value-type="string" calcext:value-type="string">
            <text:p><text:s/>0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279</text:p>
          </table:table-cell>
          <table:table-cell office:value-type="string" calcext:value-type="string">
            <text:p>ECON POLITICA <text:s/>1313 <text:s text:c="2"/>203 ECONOMIA POLIT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290</text:p>
          </table:table-cell>
          <table:table-cell office:value-type="string" calcext:value-type="string">
            <text:p>LIT. HISP. I <text:s text:c="2"/>9999 <text:s text:c="2"/>501 LITERATURA HISPANOAMERICAN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291</text:p>
          </table:table-cell>
          <table:table-cell office:value-type="string" calcext:value-type="string">
            <text:p>SEM.HISTORIOGRA9999 <text:s text:c="2"/>501 SEMINARIO HISTORIA E HISTORIOGRAFIA DE AFR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292</text:p>
          </table:table-cell>
          <table:table-cell office:value-type="string" calcext:value-type="string">
            <text:p>CURS JAPON Y AM4292 <text:s text:c="2"/>202 CURSILLO JAPON Y AMERICA LATINA EN EL SIGLO XX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293</text:p>
          </table:table-cell>
          <table:table-cell office:value-type="string" calcext:value-type="string">
            <text:p>SEM GEOG HUMANA4227 <text:s text:c="2"/>202 SEMINARIO <text:s/>DE GEOGRAFIA HUMAN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294</text:p>
          </table:table-cell>
          <table:table-cell office:value-type="string" calcext:value-type="string">
            <text:p>CURS PROB ANTRO4122 <text:s text:c="2"/>202 CURS PROBLEMAS DE ANTROPOLOGIA POLIT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295</text:p>
          </table:table-cell>
          <table:table-cell office:value-type="string" calcext:value-type="string">
            <text:p>CURS HIST AMER 1322 <text:s text:c="2"/>202 CURSILLO DE HISTORIA DE AMERICA II LA CUESTION DE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296</text:p>
          </table:table-cell>
          <table:table-cell office:value-type="string" calcext:value-type="string">
            <text:p>SEM AREA ANTROP4342 <text:s text:c="2"/>302 SEMINARIO DEL AREA DE ANTROPOLOGIA:MARGIN Y POBRE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297</text:p>
          </table:table-cell>
          <table:table-cell office:value-type="string" calcext:value-type="string">
            <text:p>SEM EST NAC Y R4343 <text:s text:c="2"/>302 SEMINARIO ESTADO,NACION Y REGION EN EL CONO SUR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211</text:p>
          </table:table-cell>
          <table:table-cell office:value-type="string" calcext:value-type="string">
            <text:p>SEM DISC POLITI4332 <text:s text:c="2"/>202 SEM DISCURSO POLITICO,CAMBIO INSTITUCIONAL Y LEG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212</text:p>
          </table:table-cell>
          <table:table-cell office:value-type="string" calcext:value-type="string">
            <text:p>SEM PERIF VERB 4342 <text:s text:c="2"/>202 SEM PERIFRASIS VERBALES DEL ESPA�O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213</text:p>
          </table:table-cell>
          <table:table-cell office:value-type="string" calcext:value-type="string">
            <text:p>SEM EN TORN FIC4332 <text:s text:c="2"/>202 SEMINARIO EN TORNO A LA FIC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308</text:p>
          </table:table-cell>
          <table:table-cell office:value-type="string" calcext:value-type="string">
            <text:p>SEM LIB POL Y C4342 <text:s text:c="2"/>202 SEM LIBERALISMO POLITICO Y CONVERSA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309</text:p>
          </table:table-cell>
          <table:table-cell office:value-type="string" calcext:value-type="string">
            <text:p>SEM CIENC TEC Y4342 <text:s text:c="6"/>SEMINARIO CIENCIA,TECNOLOGIA Y SOC EN INGLATERR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310</text:p>
          </table:table-cell>
          <table:table-cell office:value-type="string" calcext:value-type="string">
            <text:p>SEM FIL RELIG <text:s/>4342 <text:s text:c="2"/>202 SEM FILOSOFIA DE LAS RELIGION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312</text:p>
          </table:table-cell>
          <table:table-cell office:value-type="string" calcext:value-type="string">
            <text:p>SEM FIL PRACTIC4342 <text:s text:c="2"/>202 SEMINARIO DE FILOSOFIA PRACT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313</text:p>
          </table:table-cell>
          <table:table-cell office:value-type="string" calcext:value-type="string">
            <text:p>SEM FIL MODERNA4342 <text:s text:c="2"/>202 SEMINARIO DE FILOSOFIA MODERN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86152</text:p>
          </table:table-cell>
          <table:table-cell office:value-type="string" calcext:value-type="string">
            <text:p>SEM DISC POLITI4242 <text:s text:c="2"/>202 SEMINARIO DISCURSO POLITICO,CAMBIOINST Y LEGITIM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886042</text:p>
          </table:table-cell>
          <table:table-cell office:value-type="string" calcext:value-type="string">
            <text:p>DIDACTICA GENER1132 <text:s text:c="2"/>302 DIDACTICA GENER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93042</text:p>
          </table:table-cell>
          <table:table-cell office:value-type="string" calcext:value-type="string">
            <text:p>DIDACTICA GEN. 1111 <text:s text:c="2"/>302 DIDACTICA GENER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886042</text:p>
          </table:table-cell>
          <table:table-cell office:value-type="string" calcext:value-type="string">
            <text:p>DIDACTICA GENER1112 <text:s text:c="2"/>101 DIDACTICA GENER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886042</text:p>
          </table:table-cell>
          <table:table-cell office:value-type="string" calcext:value-type="string">
            <text:p>DIDACTICA GRAL.1112 <text:s text:c="3"/>02 DIDACTICA GENER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886042</text:p>
          </table:table-cell>
          <table:table-cell office:value-type="string" calcext:value-type="string">
            <text:p>DIDACTICA GENER1112 <text:s text:c="2"/>101 DIDACTICA GENER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314</text:p>
          </table:table-cell>
          <table:table-cell office:value-type="string" calcext:value-type="string">
            <text:p>SEM JURAD POPUL4342 <text:s text:c="6"/>SEM LOS JURADOS POPULARES EN EL MARC FIL PRACT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315</text:p>
          </table:table-cell>
          <table:table-cell office:value-type="string" calcext:value-type="string">
            <text:p>SEM TEC ORAT YT4332 <text:s text:c="2"/>202 SEM TEC ORATORIAS Y TECNICAS LITERARIA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316</text:p>
          </table:table-cell>
          <table:table-cell office:value-type="string" calcext:value-type="string">
            <text:p>SEM RELAC,LUZ Y4322 <text:s text:c="3"/>02 SEM RELACION,LUZ Y PROPORCION EN ALGUNOS TEXTOS..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317</text:p>
          </table:table-cell>
          <table:table-cell office:value-type="string" calcext:value-type="string">
            <text:p>SEM PUTNAM Y LA4142 <text:s text:c="6"/>SEMINARIO PUTNAM Y LA LECTURA DE LOS MODERNO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886041</text:p>
          </table:table-cell>
          <table:table-cell office:value-type="string" calcext:value-type="string">
            <text:p>PEDAGOGIA <text:s text:c="5"/>1111 <text:s text:c="2"/>201 PEDAGOG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214</text:p>
          </table:table-cell>
          <table:table-cell office:value-type="string" calcext:value-type="string">
            <text:p>SEM PRACT SOCIA4232 <text:s text:c="2"/>101 SEM PRACTICA SOCIALES,REPRESENTACIONES Y PODER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86260</text:p>
          </table:table-cell>
          <table:table-cell office:value-type="string" calcext:value-type="string">
            <text:p>SEM PAP CORDOBA4332 <text:s text:c="2"/>202 SEM EL PAPEL DE CORDOBA EN LA CONSTRUCCION DE CU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215</text:p>
          </table:table-cell>
          <table:table-cell office:value-type="string" calcext:value-type="string">
            <text:p>CURS PROB AN PO4332 <text:s text:c="2"/>202 CURSILLO DE ANTROPOLOGIA POLIT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216</text:p>
          </table:table-cell>
          <table:table-cell office:value-type="string" calcext:value-type="string">
            <text:p>PSICOGENESIS II1312 <text:s text:c="2"/>202 PSICOGENESIS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318</text:p>
          </table:table-cell>
          <table:table-cell office:value-type="string" calcext:value-type="string">
            <text:p>SEM ECONOMIA <text:s text:c="2"/>4142 <text:s text:c="2"/>202 SEMINARIO DE ECONOM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319</text:p>
          </table:table-cell>
          <table:table-cell office:value-type="string" calcext:value-type="string">
            <text:p>ETNOGRAFIA <text:s text:c="4"/>1312 <text:s text:c="2"/>202 ETNOGRAF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320</text:p>
          </table:table-cell>
          <table:table-cell office:value-type="string" calcext:value-type="string">
            <text:p>TEORIA POLIT II1312 <text:s text:c="2"/>202 TEORIA POLITICA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858</text:p>
          </table:table-cell>
          <table:table-cell office:value-type="string" calcext:value-type="string">
            <text:p>PSICOGENESIS II1212 <text:s text:c="2"/>202 PSICOGENESIS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298</text:p>
          </table:table-cell>
          <table:table-cell office:value-type="string" calcext:value-type="string">
            <text:p>HIST CULT ANTIG1112 <text:s text:c="2"/>201 HISTORIA DE LA CULTURA ANTIGU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78063</text:p>
          </table:table-cell>
          <table:table-cell office:value-type="string" calcext:value-type="string">
            <text:p>SEM PENS LATINO4132 <text:s text:c="2"/>202 SEMINARIO PENSAMIENTOLATINOAMERICAN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299</text:p>
          </table:table-cell>
          <table:table-cell office:value-type="string" calcext:value-type="string">
            <text:p>SEM EL PAPEL CB4332 <text:s text:c="2"/>202 SEM EL PAPEL DE CBA EN LA CONSTRUCCION DE LA CULT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300</text:p>
          </table:table-cell>
          <table:table-cell office:value-type="string" calcext:value-type="string">
            <text:p>SEM SOCIOL VIDA4332 <text:s text:c="2"/>202 SEMINARIO DE SOCIOLOGIA DE LA VIDA COTIDIAN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321</text:p>
          </table:table-cell>
          <table:table-cell office:value-type="string" calcext:value-type="string">
            <text:p>SEM LOS PRINCIP2332 <text:s text:c="2"/>202 SEMINARIO LOS PRINCIPIA DE I NEWT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301</text:p>
          </table:table-cell>
          <table:table-cell office:value-type="string" calcext:value-type="string">
            <text:p>SEM CIENC TECNO4332 <text:s text:c="2"/>202 SEM CIENCIA TECNOLOGIA Y SOC EN ING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860</text:p>
          </table:table-cell>
          <table:table-cell office:value-type="string" calcext:value-type="string">
            <text:p>TEORIA DEL CONO1312 <text:s text:c="2"/>202 TEORIA DEL CONOCIMIENT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861</text:p>
          </table:table-cell>
          <table:table-cell office:value-type="string" calcext:value-type="string">
            <text:p>SEM ETNOGRAFIA 4322 <text:s text:c="2"/>202 SEMINARIO DE ETNOGRAF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862</text:p>
          </table:table-cell>
          <table:table-cell office:value-type="string" calcext:value-type="string">
            <text:p>FIL CONTEMPORAN1312 <text:s text:c="2"/>202 FILOSOFIA CONTEMPORANE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863</text:p>
          </table:table-cell>
          <table:table-cell office:value-type="string" calcext:value-type="string">
            <text:p>METAFISICA <text:s text:c="4"/>1312 <text:s text:c="2"/>202 METAFIS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864</text:p>
          </table:table-cell>
          <table:table-cell office:value-type="string" calcext:value-type="string">
            <text:p>SEM DE ANTROPOL4322 <text:s text:c="2"/>202 SEMINARIO DE ANTROPOLOG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865</text:p>
          </table:table-cell>
          <table:table-cell office:value-type="string" calcext:value-type="string">
            <text:p>ESTET CLAS Y ME1312 <text:s text:c="2"/>202 ESTETICA CLASICA Y MEDIEV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302</text:p>
          </table:table-cell>
          <table:table-cell office:value-type="string" calcext:value-type="string">
            <text:p>DISC POL,CAMBIO1212 <text:s text:c="2"/>202 DISCURSO POLITICO,CAMBIO INSTITUC Y LEG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303</text:p>
          </table:table-cell>
          <table:table-cell office:value-type="string" calcext:value-type="string">
            <text:p>SEM CONFLIC SOC4332 <text:s text:c="2"/>202 SEM CONFLICTOS SOCIALES E INEST POL CONST EN LA R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280</text:p>
          </table:table-cell>
          <table:table-cell office:value-type="string" calcext:value-type="string">
            <text:p>ERGOLOG Y TECNO1212 <text:s text:c="2"/>202 ERGOLOGIA Y TECNOLOG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323</text:p>
          </table:table-cell>
          <table:table-cell office:value-type="string" calcext:value-type="string">
            <text:p>SEM HIST MODERN4332 <text:s text:c="2"/>202 SEMINARIO DE HISTORIA MODERN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325</text:p>
          </table:table-cell>
          <table:table-cell office:value-type="string" calcext:value-type="string">
            <text:p>SEM MARG Y POBR4342 <text:s text:c="2"/>202 SEMINARIO:MARGINALIDAD Y POBREZ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326</text:p>
          </table:table-cell>
          <table:table-cell office:value-type="string" calcext:value-type="string">
            <text:p>SEM CONF SOCIAL4342 <text:s text:c="2"/>202 SEM:CONFLICTOS SOCIALES E INESTABILIDAD POLIT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866</text:p>
          </table:table-cell>
          <table:table-cell office:value-type="string" calcext:value-type="string">
            <text:p>SEM ECON POLITI4342 <text:s text:c="2"/>202 SEMINARIO DE ECONOMIA POLIT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867</text:p>
          </table:table-cell>
          <table:table-cell office:value-type="string" calcext:value-type="string">
            <text:p>SEM FIL RELIGIO4342 <text:s text:c="2"/>202 SEMINARIO DE FILOSOFIA DE LAS RELIGION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868</text:p>
          </table:table-cell>
          <table:table-cell office:value-type="string" calcext:value-type="string">
            <text:p>SEM HIST CONFLI4342 <text:s text:c="2"/>202 SEMINARIO DE HISTORIA DE LOS CONFLICTOS SOCIAL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304</text:p>
          </table:table-cell>
          <table:table-cell office:value-type="string" calcext:value-type="string">
            <text:p>SEM TEC HIST YL4332 <text:s text:c="2"/>202 SEM TECNICAS HISTORICAS Y TECNICAS LITERARIA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305</text:p>
          </table:table-cell>
          <table:table-cell office:value-type="string" calcext:value-type="string">
            <text:p>SEM EN TORNO A 4342 <text:s text:c="2"/>202 SEMINARIO EN TORNO A LA FIC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218</text:p>
          </table:table-cell>
          <table:table-cell office:value-type="string" calcext:value-type="string">
            <text:p>SEM EST NAC Y R4342 <text:s text:c="2"/>202 SEMINARIO ESTADO NACION Y RELAC INT EN LA ARGENT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219</text:p>
          </table:table-cell>
          <table:table-cell office:value-type="string" calcext:value-type="string">
            <text:p>SEM ANTROPOLOGI4342 <text:s text:c="2"/>202 SEMINARIO DE ANTROPOLOGIA POET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327</text:p>
          </table:table-cell>
          <table:table-cell office:value-type="string" calcext:value-type="string">
            <text:p>SEM EST E HIST 4342 <text:s text:c="2"/>201 SEMINARIO DE ESTETICA:ESTETICA E HIST DEL ARTE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263</text:p>
          </table:table-cell>
          <table:table-cell office:value-type="string" calcext:value-type="string">
            <text:p>SEM POBR Y MARG4342 <text:s text:c="2"/>202 SEMINARIO DE POBREZA Y MARGINALIDAD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264</text:p>
          </table:table-cell>
          <table:table-cell office:value-type="string" calcext:value-type="string">
            <text:p>SEM LIT LATIN I4342 <text:s text:c="2"/>202 SEMINARIO DE LITERATUR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306</text:p>
          </table:table-cell>
          <table:table-cell office:value-type="string" calcext:value-type="string">
            <text:p>SEM.ARQ.QUE.HUM9999 <text:s text:c="2"/>501 SEM.ARQUEOLOG DE CAMPO EN LA QUEBRADA DE HUMAHUAC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220</text:p>
          </table:table-cell>
          <table:table-cell office:value-type="string" calcext:value-type="string">
            <text:p>SEM LECTO COMPR4342 <text:s text:c="2"/>201 SEMINARIO LECTO-COMPRENSION DE IDIOMA PORTUGU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322</text:p>
          </table:table-cell>
          <table:table-cell office:value-type="string" calcext:value-type="string">
            <text:p>CURS IMAGIN NAC4332 <text:s text:c="2"/>202 CURS PROBLEMAS ANTROP POLIT: IMAGINANDO LA NA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217</text:p>
          </table:table-cell>
          <table:table-cell office:value-type="string" calcext:value-type="string">
            <text:p>CURS PROBL ANTR4322 <text:s text:c="2"/>202 CURS PROBLEMAS ANTROP POLITICA:IMAGINADO LA NACI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851</text:p>
          </table:table-cell>
          <table:table-cell office:value-type="string" calcext:value-type="string">
            <text:p>SEM II ORIENT P4341 <text:s text:c="2"/>202 SEM II:ORIENTACION PSICOPEDAGOGIA (CIENCIAS EDUC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328</text:p>
          </table:table-cell>
          <table:table-cell office:value-type="string" calcext:value-type="string">
            <text:p>SEM OBJET <text:s/>MORA4342 <text:s text:c="2"/>202 SEM LA OBJETIVIDAD DE LA MOR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307</text:p>
          </table:table-cell>
          <table:table-cell office:value-type="string" calcext:value-type="string">
            <text:p>CRS.HIS.CON.JA 9999 <text:s text:c="6"/>CURSILLO HISTORIA CONTEMPORANEA DE JAP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308</text:p>
          </table:table-cell>
          <table:table-cell office:value-type="string" calcext:value-type="string">
            <text:p>SEMT.POL.SIGLO 9999 <text:s text:c="2"/>501 SEM.TEORIA POLITICA:TEORIA POLITICA DEL SIGLO XX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309</text:p>
          </table:table-cell>
          <table:table-cell office:value-type="string" calcext:value-type="string">
            <text:p>CUR.II HIST.ARG9999 <text:s text:c="2"/>501 CURSILLO II HISTORIA ARG.I PROC.CONF.ESF.PUBL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163</text:p>
          </table:table-cell>
          <table:table-cell office:value-type="string" calcext:value-type="string">
            <text:p>SEM.PREHIST. Y 9999 <text:s text:c="2"/>501 SEMINARIO DE PREHISTORIA Y ARQUEOLOG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310</text:p>
          </table:table-cell>
          <table:table-cell office:value-type="string" calcext:value-type="string">
            <text:p>CUR.HIST.ARG.AS9999 <text:s text:c="2"/>501 CURSILLO HIST.CONT.ASIA Y AFRICA:SUDAFRICA,NIGER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329</text:p>
          </table:table-cell>
          <table:table-cell office:value-type="string" calcext:value-type="string">
            <text:p>SEM NOC Y PUEBL4342 <text:s text:c="6"/>SEM:NOCION DE PUEBLO EN EL PENSAMIENTO ARGENTINO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6186035</text:p>
          </table:table-cell>
          <table:table-cell table:style-name="ce1" office:value-type="string" calcext:value-type="string">
            <text:p><text:s/>0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002</text:p>
          </table:table-cell>
          <table:table-cell office:value-type="string" calcext:value-type="string">
            <text:p>INT. LITERATURA9999 <text:s text:c="6"/>INTRODUCCION A LA LITERATUR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869</text:p>
          </table:table-cell>
          <table:table-cell office:value-type="string" calcext:value-type="string">
            <text:p>PSIC.COMUN. <text:s text:c="3"/>9999 <text:s text:c="2"/>502 PSICOLOGIA DE LA COMUNICA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870</text:p>
          </table:table-cell>
          <table:table-cell office:value-type="string" calcext:value-type="string">
            <text:p>PSIC.EXIS.Y HUM9999 <text:s text:c="2"/>501 PSICOLOGIA EXISTENCIALES Y HUMANISTICA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221</text:p>
          </table:table-cell>
          <table:table-cell office:value-type="string" calcext:value-type="string">
            <text:p>SEM REC NIETZCH4322 <text:s text:c="2"/>203 SEM LA RECEPCION DE NIETZCHE EN LOS PENSADORES...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265</text:p>
          </table:table-cell>
          <table:table-cell office:value-type="string" calcext:value-type="string">
            <text:p>SEM LA RECEP DE4322 <text:s text:c="2"/>203 SEM LA RECEPCION DE NIETZCHE EN LOS PENSADORES...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311</text:p>
          </table:table-cell>
          <table:table-cell office:value-type="string" calcext:value-type="string">
            <text:p>SEM RECEP NIETZ4322 <text:s text:c="2"/>203 SEM RECEPCION DE NIETZCHE EN LOS PENSADORES LATIN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6186011</text:p>
          </table:table-cell>
          <table:table-cell table:style-name="ce1" office:value-type="string" calcext:value-type="string">
            <text:p><text:s/>0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312</text:p>
          </table:table-cell>
          <table:table-cell office:value-type="string" calcext:value-type="string">
            <text:p>SEM HIST.CONT. 9999 <text:s text:c="2"/>501 SEM.HIST.CONTEMP:CHINA 1946-1989 GUERRA CIVIL REV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69026</text:p>
          </table:table-cell>
          <table:table-cell office:value-type="string" calcext:value-type="string">
            <text:p>DINAMICA GRUPAL9999 <text:s text:c="6"/>DINAMICA GRUPAL Y PSICOLOGIA INSTITUCION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69020</text:p>
          </table:table-cell>
          <table:table-cell office:value-type="string" calcext:value-type="string">
            <text:p>PSICOFISIOLOGIA99 <text:s text:c="8"/>PSICOFIOLOG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69036</text:p>
          </table:table-cell>
          <table:table-cell office:value-type="string" calcext:value-type="string">
            <text:p>SEM.OPT. <text:s text:c="6"/>99 <text:s text:c="8"/>SEMINARIO OPTATIVO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266</text:p>
          </table:table-cell>
          <table:table-cell office:value-type="string" calcext:value-type="string">
            <text:p>LENGY C GRIEG I2342 <text:s text:c="2"/>202 LENGUA Y CULTURA GRIEGAS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871</text:p>
          </table:table-cell>
          <table:table-cell office:value-type="string" calcext:value-type="string">
            <text:p>PROB.FIL.PSIC. 9999 <text:s text:c="2"/>501 PROBLEMAS FILOSOFICOS EN PSICOLOGIA (ELECTIVA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86153</text:p>
          </table:table-cell>
          <table:table-cell office:value-type="string" calcext:value-type="string">
            <text:p>SEM.RELAC.LUZ <text:s/>9999 <text:s text:c="6"/>SEMINARIO RELACION LUZ Y PROPORCION PENS.GRIEGOS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6186046</text:p>
          </table:table-cell>
          <table:table-cell table:style-name="ce1" office:value-type="string" calcext:value-type="string">
            <text:p><text:s/>0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313</text:p>
          </table:table-cell>
          <table:table-cell office:value-type="string" calcext:value-type="string">
            <text:p>CURS.HIST.AM II9999 <text:s text:c="2"/>501 CURSILLO HISTORIA DE AMERICA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314</text:p>
          </table:table-cell>
          <table:table-cell office:value-type="string" calcext:value-type="string">
            <text:p>SEM HIS AM II <text:s/>9999 <text:s text:c="2"/>501 SEMINARIO HISTORIA AMERICA II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8186011</text:p>
          </table:table-cell>
          <table:table-cell table:style-name="ce1" office:value-type="string" calcext:value-type="string">
            <text:p><text:s/>0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8186012</text:p>
          </table:table-cell>
          <table:table-cell office:value-type="string" calcext:value-type="string">
            <text:p><text:s/>2REA011 REA014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8186017</text:p>
          </table:table-cell>
          <table:table-cell office:value-type="string" calcext:value-type="string">
            <text:p><text:s/>1REA013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315</text:p>
          </table:table-cell>
          <table:table-cell office:value-type="string" calcext:value-type="string">
            <text:p>EM.LO POL Y DIS9999 <text:s text:c="6"/>SEMINARIO LO POLITICO Y SU DISCURSO EN LOS MEDIOS <text:s text:c="6"/>S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8186016</text:p>
          </table:table-cell>
          <table:table-cell office:value-type="string" calcext:value-type="string">
            <text:p><text:s/>3REA011 REA012 REA014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8186026</text:p>
          </table:table-cell>
          <table:table-cell office:value-type="string" calcext:value-type="string">
            <text:p><text:s/>3REA011 REA012 REA014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8186023</text:p>
          </table:table-cell>
          <table:table-cell office:value-type="string" calcext:value-type="string">
            <text:p><text:s/>4REA011 REA012 REA014 REA016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8186021</text:p>
          </table:table-cell>
          <table:table-cell office:value-type="string" calcext:value-type="string">
            <text:p><text:s/>4REA011 REA012 REA014 REA016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8186018</text:p>
          </table:table-cell>
          <table:table-cell office:value-type="string" calcext:value-type="string">
            <text:p><text:s/>1REA013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8186042</text:p>
          </table:table-cell>
          <table:table-cell office:value-type="string" calcext:value-type="string">
            <text:p><text:s/>3REA011 REA012 REA014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8186028</text:p>
          </table:table-cell>
          <table:table-cell office:value-type="string" calcext:value-type="string">
            <text:p><text:s/>5REA011 REA012 REA014 REA016 REA023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8186022</text:p>
          </table:table-cell>
          <table:table-cell office:value-type="string" calcext:value-type="string">
            <text:p><text:s/>6REA011 REA012 REA014 REA016 REA017 REA021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8186024</text:p>
          </table:table-cell>
          <table:table-cell office:value-type="string" calcext:value-type="string">
            <text:p><text:s/>6REA011 REA012 REA014 REA016 REA023 REA026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8186029</text:p>
          </table:table-cell>
          <table:table-cell office:value-type="string" calcext:value-type="string">
            <text:p>11REA011 REA012 REA013 REA014 REA016 REA017 REA021 REA022 REA023 REA024 REA026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8186019</text:p>
          </table:table-cell>
          <table:table-cell table:style-name="ce1" office:value-type="string" calcext:value-type="string">
            <text:p><text:s/>0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93223</text:p>
          </table:table-cell>
          <table:table-cell office:value-type="string" calcext:value-type="string">
            <text:p>EPIS.CS.SOC. <text:s text:c="2"/>9999 <text:s text:c="2"/>501 EPISTEMOLOGIA CIENCIAS SOCIAL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316</text:p>
          </table:table-cell>
          <table:table-cell office:value-type="string" calcext:value-type="string">
            <text:p>SEM.HIST.PENSII4922 <text:s text:c="2"/>501 SEMINARIO HISTORIA PENSAMIENTO II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6186039</text:p>
          </table:table-cell>
          <table:table-cell table:style-name="ce1" office:value-type="string" calcext:value-type="string">
            <text:p><text:s/>0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213</text:p>
          </table:table-cell>
          <table:table-cell office:value-type="string" calcext:value-type="string">
            <text:p>ALT.CULT.AM. <text:s text:c="2"/>99991 <text:s/>540 MATERIA OPTATIVA. ALTAS CULTURAS AMERICANA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196</text:p>
          </table:table-cell>
          <table:table-cell office:value-type="string" calcext:value-type="string">
            <text:p>SEM.PENS.Y CIU 9999 <text:s text:c="2"/>501 SEMINARIO PENS. Y CIUDAD EN EL OCCIDENTE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247</text:p>
          </table:table-cell>
          <table:table-cell office:value-type="string" calcext:value-type="string">
            <text:p>SEM.HIST.CULT. 9999 <text:s text:c="2"/>401 SEMINARIO HIST. CULTURA PENSAMIENTO Y CIUDAD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78872</text:p>
          </table:table-cell>
          <table:table-cell office:value-type="string" calcext:value-type="string">
            <text:p>PSIC REH PEDIAT3342 <text:s text:c="2"/>4 <text:s text:c="2"/>PSICOLOGIA EN REHABILITACION PEDIATR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267</text:p>
          </table:table-cell>
          <table:table-cell office:value-type="string" calcext:value-type="string">
            <text:p>TEORIA Y TEC.SI9999 <text:s text:c="2"/>501 TEORIA Y TECNICA SISTEMA DEL INDIVIDUO REDES SOC.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268</text:p>
          </table:table-cell>
          <table:table-cell office:value-type="string" calcext:value-type="string">
            <text:p>SEM LO ESCRITO 9999 <text:s text:c="2"/>501 SEM LO ESCRITO UNA INTERROGACION HIST.PSICOAN.ARG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6186267</text:p>
          </table:table-cell>
          <table:table-cell office:value-type="string" calcext:value-type="string">
            <text:p><text:s/>2REA019 REA031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6186268</text:p>
          </table:table-cell>
          <table:table-cell office:value-type="string" calcext:value-type="string">
            <text:p><text:s/>5REA011 REA013 REA039 REA046 REA048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317</text:p>
          </table:table-cell>
          <table:table-cell office:value-type="string" calcext:value-type="string">
            <text:p>COM.TRAB.CIENT.4349 <text:s text:c="2"/>201 SEMINARIO TALLER DE APLIC.:COMUNIC.TRAB.CIENTIF.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318</text:p>
          </table:table-cell>
          <table:table-cell office:value-type="string" calcext:value-type="string">
            <text:p>APL.JUST.CORD. 9992 <text:s text:c="2"/>301 APL.DE JUST.ANT.REG.CBA.-SIGLO XVIII (HIST.MODER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319</text:p>
          </table:table-cell>
          <table:table-cell office:value-type="string" calcext:value-type="string">
            <text:p>PROB.HIST.COR. 9992 <text:s text:c="2"/>401 PROB.HIST.COREANA 1890-1990 (H.CONT.ASIA Y AFR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320</text:p>
          </table:table-cell>
          <table:table-cell office:value-type="string" calcext:value-type="string">
            <text:p>CBA.PROC.MODER.9992 <text:s text:c="2"/>401 SEM. CBA.PROC.MOD.1852-1880:CONT.SOC.VS.VIOL.SIMB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321</text:p>
          </table:table-cell>
          <table:table-cell office:value-type="string" calcext:value-type="string">
            <text:p>CAT.SOC.ANT.CLA9992 <text:s text:c="2"/>501 CAT.SOC.ANT.CLAS.:POL.SOC.ORD.Y GRUP.STATUS(H.ANT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322</text:p>
          </table:table-cell>
          <table:table-cell office:value-type="string" calcext:value-type="string">
            <text:p>REL.ORG.EMP.EST9992 <text:s text:c="2"/>201 REL.ENTRE ORG.EMP.Y ESTADO:ARG.Y BRASIL(H.AMERIC.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323</text:p>
          </table:table-cell>
          <table:table-cell office:value-type="string" calcext:value-type="string">
            <text:p>HIST.REG.LATIN.9992 <text:s text:c="2"/>301 SEM.TESIS:HIST.REGIONAL LATINOAMERICAN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324</text:p>
          </table:table-cell>
          <table:table-cell office:value-type="string" calcext:value-type="string">
            <text:p>MUJER SIGLO XIX9992 <text:s text:c="2"/>401 CURSILLO LA MUJER EN EL SIGLO XIX (HIST.ARGENTIN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325</text:p>
          </table:table-cell>
          <table:table-cell office:value-type="string" calcext:value-type="string">
            <text:p>HIST.AMERIC.99 9992 <text:s text:c="2"/>501 HISTORIA AMERICANA I (1999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326</text:p>
          </table:table-cell>
          <table:table-cell office:value-type="string" calcext:value-type="string">
            <text:p>CONST.SOC.ESP.F9992 <text:s text:c="2"/>501 CONSTRUC.SOCIAL DE LOS ESP.FRONT.LATINOAMERICANOS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6186850</text:p>
          </table:table-cell>
          <table:table-cell office:value-type="string" calcext:value-type="string">
            <text:p><text:s/>1REA021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6186858</text:p>
          </table:table-cell>
          <table:table-cell office:value-type="string" calcext:value-type="string">
            <text:p><text:s/>1REA021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6186844</text:p>
          </table:table-cell>
          <table:table-cell office:value-type="string" calcext:value-type="string">
            <text:p><text:s/>1REA021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6186800</text:p>
          </table:table-cell>
          <table:table-cell office:value-type="string" calcext:value-type="string">
            <text:p><text:s/>1REA019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6186801</text:p>
          </table:table-cell>
          <table:table-cell table:style-name="ce1" office:value-type="string" calcext:value-type="string">
            <text:p><text:s/>0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6186802</text:p>
          </table:table-cell>
          <table:table-cell office:value-type="string" calcext:value-type="string">
            <text:p><text:s/>1REA019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6186803</text:p>
          </table:table-cell>
          <table:table-cell office:value-type="string" calcext:value-type="string">
            <text:p><text:s/>1REA019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6186830</text:p>
          </table:table-cell>
          <table:table-cell office:value-type="string" calcext:value-type="string">
            <text:p><text:s/>2REA019 REA028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6186831</text:p>
          </table:table-cell>
          <table:table-cell office:value-type="string" calcext:value-type="string">
            <text:p><text:s/>1REA028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6186832</text:p>
          </table:table-cell>
          <table:table-cell office:value-type="string" calcext:value-type="string">
            <text:p><text:s/>1REA028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6186833</text:p>
          </table:table-cell>
          <table:table-cell office:value-type="string" calcext:value-type="string">
            <text:p><text:s/>1REA028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6186834</text:p>
          </table:table-cell>
          <table:table-cell office:value-type="string" calcext:value-type="string">
            <text:p><text:s/>1REA028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6186845</text:p>
          </table:table-cell>
          <table:table-cell office:value-type="string" calcext:value-type="string">
            <text:p><text:s/>1REA028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6186841</text:p>
          </table:table-cell>
          <table:table-cell office:value-type="string" calcext:value-type="string">
            <text:p><text:s/>2REA019 REA031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6186842</text:p>
          </table:table-cell>
          <table:table-cell office:value-type="string" calcext:value-type="string">
            <text:p><text:s/>1REA019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6186810</text:p>
          </table:table-cell>
          <table:table-cell office:value-type="string" calcext:value-type="string">
            <text:p><text:s/>1REA046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6186812</text:p>
          </table:table-cell>
          <table:table-cell office:value-type="string" calcext:value-type="string">
            <text:p><text:s/>1REA046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6186814</text:p>
          </table:table-cell>
          <table:table-cell office:value-type="string" calcext:value-type="string">
            <text:p><text:s/>1REA046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6186816</text:p>
          </table:table-cell>
          <table:table-cell office:value-type="string" calcext:value-type="string">
            <text:p><text:s/>1REA046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6186818</text:p>
          </table:table-cell>
          <table:table-cell office:value-type="string" calcext:value-type="string">
            <text:p><text:s/>1REA046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6186821</text:p>
          </table:table-cell>
          <table:table-cell office:value-type="string" calcext:value-type="string">
            <text:p><text:s/>1REA046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6186822</text:p>
          </table:table-cell>
          <table:table-cell office:value-type="string" calcext:value-type="string">
            <text:p><text:s/>1REA019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6186820</text:p>
          </table:table-cell>
          <table:table-cell office:value-type="string" calcext:value-type="string">
            <text:p><text:s/>1REA046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327</text:p>
          </table:table-cell>
          <table:table-cell office:value-type="string" calcext:value-type="string">
            <text:p>ARQ.DE CBA.I <text:s text:c="2"/>9999 <text:s text:c="2"/>501 MATERIA OPTATIVA ARQUEOLOGIA DE CORDOB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328</text:p>
          </table:table-cell>
          <table:table-cell office:value-type="string" calcext:value-type="string">
            <text:p>CURS.MOD.CULT.M99 <text:s text:c="4"/>501 CURS.MODELOS CULTURALES MUNDO HELENICO EGIPTO PT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269</text:p>
          </table:table-cell>
          <table:table-cell office:value-type="string" calcext:value-type="string">
            <text:p>ENF.SOMAT.GRAV.4392 <text:s text:c="2"/>501 ENFERMEDADES SOMATICAS GRAVES - TRANSPLANTOLOG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6186270</text:p>
          </table:table-cell>
          <table:table-cell office:value-type="string" calcext:value-type="string">
            <text:p>ENFOQUE SISTEM.4392 <text:s text:c="2"/>400 ENFOQUE SISTEMIC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93046</text:p>
          </table:table-cell>
          <table:table-cell office:value-type="string" calcext:value-type="string">
            <text:p>PRUEBA SUF.PORT9999 <text:s text:c="2"/>501 PRUEBA SUFICIENCIA IDIOMA PORTUGU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330</text:p>
          </table:table-cell>
          <table:table-cell office:value-type="string" calcext:value-type="string">
            <text:p>PRA.REP.Y PODER4392 <text:s text:c="3"/>01 SEMINARIO PRACTICAS, REPRESENTACIONES Y PODER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331</text:p>
          </table:table-cell>
          <table:table-cell office:value-type="string" calcext:value-type="string">
            <text:p>F.AFIRM.F.RESIS4392 <text:s text:c="3"/>01 SEMINARIO FIL.DE AFIRMACION,FIL.DE LA RESISTENC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332</text:p>
          </table:table-cell>
          <table:table-cell office:value-type="string" calcext:value-type="string">
            <text:p>PROB.RAZON Y FE4342 <text:s text:c="3"/>01 PROBLEMATICA RAZON Y FE EN LA EPOCA ACTU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333</text:p>
          </table:table-cell>
          <table:table-cell office:value-type="string" calcext:value-type="string">
            <text:p>REP.Y REAL.GOM.4342 <text:s text:c="3"/>01 REPRESENT.Y REALIDAD EN EL NAT.PIC.DE GOMBRICH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329</text:p>
          </table:table-cell>
          <table:table-cell office:value-type="string" calcext:value-type="string">
            <text:p>POL.ECON.Y SOC.4349 <text:s text:c="2"/>301 POLITICA, ECONOMIA Y SOCIEDAD EN CBA(1900-1955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149</text:p>
          </table:table-cell>
          <table:table-cell office:value-type="string" calcext:value-type="string">
            <text:p>SEM.TRAD.ALEMAN9991 <text:s text:c="2"/>300 SEMINARIO TRADUCCION ALEMA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334</text:p>
          </table:table-cell>
          <table:table-cell office:value-type="string" calcext:value-type="string">
            <text:p>PROB.Y EPISTEM.4392 <text:s text:c="3"/>01 PROBABILIDAD Y EPISTEMOLOG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330</text:p>
          </table:table-cell>
          <table:table-cell office:value-type="string" calcext:value-type="string">
            <text:p>SEM.TRANS.SOCIO9999 <text:s text:c="2"/>201 SEM.TRANS.SOCIOHIST.ESTADO.ARG.PERSPEC.LATINOAMER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331</text:p>
          </table:table-cell>
          <table:table-cell office:value-type="string" calcext:value-type="string">
            <text:p>HIST.LIT.GRIE I9999 <text:s text:c="2"/>401 HISTORIA LITERATURA GRIEGA I*DICTA ESC.LETRAS <text:s text:c="10"/>H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417</text:p>
          </table:table-cell>
          <table:table-cell office:value-type="string" calcext:value-type="string">
            <text:p>SE. TRA.ALEMAN 9999 <text:s text:c="2"/>501 SEMINARIO DE TRADUCCION DE ALEMA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332</text:p>
          </table:table-cell>
          <table:table-cell office:value-type="string" calcext:value-type="string">
            <text:p>SOC. OBRA HIST.9999 <text:s text:c="6"/>SOCIOLOGIA OBRA LITRARIA *DICTA ESC. LETRA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333</text:p>
          </table:table-cell>
          <table:table-cell office:value-type="string" calcext:value-type="string">
            <text:p>EPIST,CS.SOC. <text:s/>9999 <text:s text:c="6"/>EPISTEMOLOGIA CIENCIAS SOCIALES *DICTA ESC.FILOS.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6186163</text:p>
          </table:table-cell>
          <table:table-cell table:style-name="ce1" office:value-type="string" calcext:value-type="string">
            <text:p><text:s/>0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886099</text:p>
          </table:table-cell>
          <table:table-cell office:value-type="string" calcext:value-type="string">
            <text:p>PSI.MASAS Y ME 9999 <text:s text:c="2"/>401 PSICOLOGIA DE LAS MASAS Y MEDIOS DE COMUNICA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86990</text:p>
          </table:table-cell>
          <table:table-cell office:value-type="string" calcext:value-type="string">
            <text:p>TALLER DE APLIC2942 <text:s text:c="2"/>102 TALLER DE APLICA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334</text:p>
          </table:table-cell>
          <table:table-cell office:value-type="string" calcext:value-type="string">
            <text:p>FILOSOF.RELIG. 9999 <text:s text:c="2"/>401 FILOSOFIA DE LAS RELIGIONES*DICTA ESC.FILOSOF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335</text:p>
          </table:table-cell>
          <table:table-cell office:value-type="string" calcext:value-type="string">
            <text:p>SEM.MODERNIDAD 999 <text:s text:c="7"/>SEMINARIO MODERNIDAD Y TEORIA SOCI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335</text:p>
          </table:table-cell>
          <table:table-cell office:value-type="string" calcext:value-type="string">
            <text:p>SEM.FIL HISTORI999 <text:s text:c="7"/>SEMINARIO SOBRE FILOSOFIA DE LA HISTOR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886040</text:p>
          </table:table-cell>
          <table:table-cell office:value-type="string" calcext:value-type="string">
            <text:p>PRUEBA FRANCES 9999 <text:s text:c="2"/>401 PRUEBA SUFICIENCIA IDIOMA FRANCES</text:p>
          </table:table-cell>
          <table:table-cell/>
        </table:table-row>
        <table:table-row table:style-name="ro1">
          <table:table-cell office:value-type="string" calcext:value-type="string">
            <text:p>T02</text:p>
          </table:table-cell>
          <table:table-cell office:value-type="string" calcext:value-type="string">
            <text:p>47169</text:p>
          </table:table-cell>
          <table:table-cell office:value-type="string" calcext:value-type="string">
            <text:p>BIBLIOTECARIO <text:s text:c="36"/>325 <text:s text:c="4"/>6 <text:s text:c="4"/>BIBLIOTECARIO <text:s text:c="18"/>N <text:s/>- <text:s/>-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169008</text:p>
          </table:table-cell>
          <table:table-cell office:value-type="string" calcext:value-type="string">
            <text:p>INTR. AL TRABAJ <text:s text:c="10"/>INTR. AL TRABAJO INTELECTU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169011</text:p>
          </table:table-cell>
          <table:table-cell office:value-type="string" calcext:value-type="string">
            <text:p>INTR. A LA BIBL <text:s text:c="10"/>INTR. A LA BIBLIOTECOLOG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169012</text:p>
          </table:table-cell>
          <table:table-cell office:value-type="string" calcext:value-type="string">
            <text:p>CATALOGACION Y <text:s text:c="11"/>CATALOGACION Y CLASIFICACION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169013</text:p>
          </table:table-cell>
          <table:table-cell office:value-type="string" calcext:value-type="string">
            <text:p>ORG. DE BIBLIOT <text:s text:c="10"/>ORG. DE BIBLIOTECAS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169014</text:p>
          </table:table-cell>
          <table:table-cell office:value-type="string" calcext:value-type="string">
            <text:p>HISTORIA DE LAS <text:s text:c="10"/>HISTORIA DE LAS BIBLIOTECA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169015</text:p>
          </table:table-cell>
          <table:table-cell office:value-type="string" calcext:value-type="string">
            <text:p>DOCUMENTACION <text:s text:c="12"/>DOCUMENTA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169016</text:p>
          </table:table-cell>
          <table:table-cell office:value-type="string" calcext:value-type="string">
            <text:p>REFERENCIA <text:s text:c="15"/>REFERENC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169017</text:p>
          </table:table-cell>
          <table:table-cell office:value-type="string" calcext:value-type="string">
            <text:p>HISTORIA DEL LI <text:s text:c="10"/>HISTORIA DEL LIBR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169018</text:p>
          </table:table-cell>
          <table:table-cell office:value-type="string" calcext:value-type="string">
            <text:p>RELACIONES HUMA <text:s text:c="10"/>RELACIONES HUMANA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169020</text:p>
          </table:table-cell>
          <table:table-cell office:value-type="string" calcext:value-type="string">
            <text:p>CATALOGACION Y <text:s text:c="11"/>CATALOGACION Y CLASIFICACION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169021</text:p>
          </table:table-cell>
          <table:table-cell office:value-type="string" calcext:value-type="string">
            <text:p>ORGANIZACION DE <text:s text:c="10"/>ORGANIZACION DE BIBLIOTECAS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169022</text:p>
          </table:table-cell>
          <table:table-cell office:value-type="string" calcext:value-type="string">
            <text:p>BIBLIOGRAFIA <text:s text:c="13"/>BIBLIOGRAF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169023</text:p>
          </table:table-cell>
          <table:table-cell office:value-type="string" calcext:value-type="string">
            <text:p>BIBLIOGRAFIA ES <text:s text:c="10"/>BIBLIOGRAFIA ESPECIALIZAD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169024</text:p>
          </table:table-cell>
          <table:table-cell office:value-type="string" calcext:value-type="string">
            <text:p>PROBLEMAS DE CA <text:s text:c="10"/>PROBLEMAS DE CATA. Y CLASIFICA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169025</text:p>
          </table:table-cell>
          <table:table-cell office:value-type="string" calcext:value-type="string">
            <text:p>PROBLEMAS DE OR <text:s text:c="10"/>PROBLEMAS DE ORGANIZACION DE BIBLIOTECA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169026</text:p>
          </table:table-cell>
          <table:table-cell office:value-type="string" calcext:value-type="string">
            <text:p>ADMINISTRACION <text:s text:c="11"/>ADMINISTRACION DE BIBLIOTECA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169027</text:p>
          </table:table-cell>
          <table:table-cell office:value-type="string" calcext:value-type="string">
            <text:p>PERMANENCIA <text:s text:c="14"/>PERMANENC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169035</text:p>
          </table:table-cell>
          <table:table-cell office:value-type="string" calcext:value-type="string">
            <text:p>MONOGRAFIA <text:s text:c="15"/>MONOGRAF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169039</text:p>
          </table:table-cell>
          <table:table-cell office:value-type="string" calcext:value-type="string">
            <text:p>IDIOMA <text:s text:c="19"/>IDIOM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169050</text:p>
          </table:table-cell>
          <table:table-cell office:value-type="string" calcext:value-type="string">
            <text:p>HIST. DE LA CUL1111 <text:s text:c="2"/>100 HIST. DE LA CULTUR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169051</text:p>
          </table:table-cell>
          <table:table-cell office:value-type="string" calcext:value-type="string">
            <text:p>HIST. DE LA CUL1111 <text:s text:c="2"/>200 HIST. DE LA CULTURA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169052</text:p>
          </table:table-cell>
          <table:table-cell office:value-type="string" calcext:value-type="string">
            <text:p>HIST. DE LA CUL1111 <text:s text:c="2"/>300 HIST. DE LA CULTURA III</text:p>
          </table:table-cell>
          <table:table-cell/>
        </table:table-row>
        <table:table-row table:style-name="ro1">
          <table:table-cell office:value-type="string" calcext:value-type="string">
            <text:p>T02</text:p>
          </table:table-cell>
          <table:table-cell office:value-type="string" calcext:value-type="string">
            <text:p>47178</text:p>
          </table:table-cell>
          <table:table-cell office:value-type="string" calcext:value-type="string">
            <text:p>BIBLIOTECARIO <text:s text:c="36"/>3 <text:s/>471696 <text:s text:c="4"/>BIBLIOTECARIO <text:s text:c="18"/>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178001</text:p>
          </table:table-cell>
          <table:table-cell office:value-type="string" calcext:value-type="string">
            <text:p>INTRODUCCION A <text:s text:c="11"/>INTRODUCCION A LA FILOSOF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178002</text:p>
          </table:table-cell>
          <table:table-cell office:value-type="string" calcext:value-type="string">
            <text:p>INTRODUCCION A <text:s text:c="11"/>INTRODUCCION A LA LITERATUR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178003</text:p>
          </table:table-cell>
          <table:table-cell office:value-type="string" calcext:value-type="string">
            <text:p>PSICOLOGIA FUND <text:s text:c="10"/>PSICOLOGIA FUNDAMENT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178004</text:p>
          </table:table-cell>
          <table:table-cell office:value-type="string" calcext:value-type="string">
            <text:p>INTRODUCCION A <text:s text:c="11"/>INTRODUCCION A LA HISTOR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178005</text:p>
          </table:table-cell>
          <table:table-cell office:value-type="string" calcext:value-type="string">
            <text:p>HISTORIA DE LA <text:s text:c="11"/>HISTORIA DE LA CULTUR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178006</text:p>
          </table:table-cell>
          <table:table-cell office:value-type="string" calcext:value-type="string">
            <text:p>HISTORIA DEL AR <text:s text:c="10"/>HISTORIA DEL ARTE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178007</text:p>
          </table:table-cell>
          <table:table-cell office:value-type="string" calcext:value-type="string">
            <text:p>ANTROPOLOGIA FI <text:s text:c="10"/>ANTROPOLOGIA FILOSOF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178008</text:p>
          </table:table-cell>
          <table:table-cell office:value-type="string" calcext:value-type="string">
            <text:p>METODOS DE APRE <text:s text:c="10"/>METODOS DE APRENDIZAJE E INVESTIGA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178011</text:p>
          </table:table-cell>
          <table:table-cell office:value-type="string" calcext:value-type="string">
            <text:p>INTRODUCCION AL <text:s text:c="10"/>INTRODUCCION AL BIBLIOTECOLOG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178012</text:p>
          </table:table-cell>
          <table:table-cell office:value-type="string" calcext:value-type="string">
            <text:p>CATALOGACION Y <text:s text:c="11"/>CATALOGACION Y CLASIFICACION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178013</text:p>
          </table:table-cell>
          <table:table-cell office:value-type="string" calcext:value-type="string">
            <text:p>ORGANIZACION DE <text:s text:c="10"/>ORGANIZACION DE BIBLIOTECAS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178014</text:p>
          </table:table-cell>
          <table:table-cell office:value-type="string" calcext:value-type="string">
            <text:p>BIBLIOLOGIA <text:s text:c="14"/>BIBLIOLOG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178015</text:p>
          </table:table-cell>
          <table:table-cell office:value-type="string" calcext:value-type="string">
            <text:p>DOCUMENTACION <text:s text:c="12"/>DOCUMENTA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178016</text:p>
          </table:table-cell>
          <table:table-cell office:value-type="string" calcext:value-type="string">
            <text:p>REFERENCIA <text:s text:c="15"/>REFERENC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178017</text:p>
          </table:table-cell>
          <table:table-cell office:value-type="string" calcext:value-type="string">
            <text:p>HISTORIA DE LOS <text:s text:c="10"/>HISTORIA DE LOS MEDIOS DE COMUNIC.Y REPROG.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178018</text:p>
          </table:table-cell>
          <table:table-cell office:value-type="string" calcext:value-type="string">
            <text:p>RELACIONES HUMA <text:s text:c="10"/>RELACIONES HUMANA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178019</text:p>
          </table:table-cell>
          <table:table-cell office:value-type="string" calcext:value-type="string">
            <text:p>INTRODUCCION AL <text:s text:c="10"/>INTRODUCCION AL TRABAJO INTELECTU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178020</text:p>
          </table:table-cell>
          <table:table-cell office:value-type="string" calcext:value-type="string">
            <text:p>CATALOGACION Y <text:s text:c="11"/>CATALOGACION Y CLASIFICACION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178021</text:p>
          </table:table-cell>
          <table:table-cell office:value-type="string" calcext:value-type="string">
            <text:p>ORGANIZACION DE <text:s text:c="10"/>ORGANIZACION DE BIBLIOTECAS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178022</text:p>
          </table:table-cell>
          <table:table-cell office:value-type="string" calcext:value-type="string">
            <text:p>BIBLIOGRAFIA <text:s text:c="13"/>BIBLIOGRAF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178023</text:p>
          </table:table-cell>
          <table:table-cell office:value-type="string" calcext:value-type="string">
            <text:p>BIBLIOGRAFIA ES <text:s text:c="10"/>BIBLIOGRAFIA ESPECIALIZAD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178024</text:p>
          </table:table-cell>
          <table:table-cell office:value-type="string" calcext:value-type="string">
            <text:p>PROBLEMAS DE CA <text:s text:c="10"/>PROBLEMAS DE CATALOGACION Y CLASIFICA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178025</text:p>
          </table:table-cell>
          <table:table-cell office:value-type="string" calcext:value-type="string">
            <text:p>PROBLEMAS DE OR <text:s text:c="10"/>PROBLEMAS DE ORGANIZACION DE BIBLIOTECA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178026</text:p>
          </table:table-cell>
          <table:table-cell office:value-type="string" calcext:value-type="string">
            <text:p>ADMINISTRACION <text:s text:c="11"/>ADMINISTRA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178027</text:p>
          </table:table-cell>
          <table:table-cell office:value-type="string" calcext:value-type="string">
            <text:p>PRACTICA OBLIGA <text:s text:c="10"/>PRACTICA OBLIGATOR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178035</text:p>
          </table:table-cell>
          <table:table-cell office:value-type="string" calcext:value-type="string">
            <text:p>TRABAJO FINAL <text:s text:c="12"/>TRABAJO FIN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178039</text:p>
          </table:table-cell>
          <table:table-cell office:value-type="string" calcext:value-type="string">
            <text:p>INGLES TECNICO <text:s text:c="11"/>INGLES TECNIC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178050</text:p>
          </table:table-cell>
          <table:table-cell office:value-type="string" calcext:value-type="string">
            <text:p>HISTORIA DE LA <text:s text:c="11"/>HISTORIA DE LA CULTURA Y DE LAS CS.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178051</text:p>
          </table:table-cell>
          <table:table-cell office:value-type="string" calcext:value-type="string">
            <text:p>HISTORIA DE LA <text:s text:c="11"/>HISTORIA DE LA CULTURA Y DE LAS CS.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178052</text:p>
          </table:table-cell>
          <table:table-cell office:value-type="string" calcext:value-type="string">
            <text:p>HISTORIA DE LA <text:s text:c="11"/>HISTORIA DE LA CULTURA Y DE LAS CS. III</text:p>
          </table:table-cell>
          <table:table-cell/>
        </table:table-row>
        <table:table-row table:style-name="ro1">
          <table:table-cell office:value-type="string" calcext:value-type="string">
            <text:p>T02</text:p>
          </table:table-cell>
          <table:table-cell office:value-type="string" calcext:value-type="string">
            <text:p>47186</text:p>
          </table:table-cell>
          <table:table-cell office:value-type="string" calcext:value-type="string">
            <text:p>BIBLIOTECARIO <text:s text:c="36"/>4 <text:s/>471786 <text:s text:c="4"/>BIBLIOTECARIO <text:s text:c="18"/>n <text:s/>- <text:s/>-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186011</text:p>
          </table:table-cell>
          <table:table-cell office:value-type="string" calcext:value-type="string">
            <text:p>INT.A LA BIBLIO1112 <text:s text:c="2"/>100 INTROD.A LA BIBLIOTECOLOGIA Y CS.DE LA INFOR.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186012</text:p>
          </table:table-cell>
          <table:table-cell office:value-type="string" calcext:value-type="string">
            <text:p>CAT Y CLAS.I <text:s text:c="2"/>2111 <text:s text:c="2"/>100 CATALOGACION Y CLASIFICACION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186013</text:p>
          </table:table-cell>
          <table:table-cell office:value-type="string" calcext:value-type="string">
            <text:p>ORGAN.DE BCAS I2111 <text:s text:c="2"/>100 ORGANIZACION DE BIBLIOTECAS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186014</text:p>
          </table:table-cell>
          <table:table-cell office:value-type="string" calcext:value-type="string">
            <text:p>HIST. DEL LIBRO1111 <text:s text:c="2"/>200 HISTORIA DEL LIBR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186015</text:p>
          </table:table-cell>
          <table:table-cell office:value-type="string" calcext:value-type="string">
            <text:p>DOCUMENTACION <text:s/>1112 <text:s text:c="2"/>300 DOCUMENTA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186016</text:p>
          </table:table-cell>
          <table:table-cell office:value-type="string" calcext:value-type="string">
            <text:p>REFERENCIA <text:s text:c="4"/>1111 <text:s text:c="2"/>100 REFERENC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186017</text:p>
          </table:table-cell>
          <table:table-cell office:value-type="string" calcext:value-type="string">
            <text:p>MEDIOS DE COMUN1112 <text:s text:c="2"/>400 MEDIOS DE COMUNICA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186018</text:p>
          </table:table-cell>
          <table:table-cell office:value-type="string" calcext:value-type="string">
            <text:p>RELAC. HUMANAS 1112 <text:s text:c="2"/>400 RELACIONES HUMANA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186019</text:p>
          </table:table-cell>
          <table:table-cell office:value-type="string" calcext:value-type="string">
            <text:p>INT.AL TRAB.INT1112 <text:s text:c="2"/>100 INTRODUCCION AL TRABAJO INTELECTU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186020</text:p>
          </table:table-cell>
          <table:table-cell office:value-type="string" calcext:value-type="string">
            <text:p>CAT.Y CLAS. II 1111 <text:s text:c="2"/>200 CATALOGACION Y CLASIFICACION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186021</text:p>
          </table:table-cell>
          <table:table-cell office:value-type="string" calcext:value-type="string">
            <text:p>ORGA.DE BCAS II2112 <text:s text:c="2"/>200 ORGANIZACION DE BIBLIOTECAS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186022</text:p>
          </table:table-cell>
          <table:table-cell office:value-type="string" calcext:value-type="string">
            <text:p>BIBLIOGRAFIA <text:s text:c="2"/>2111 <text:s text:c="2"/>200 BIBLIOGRAF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186023</text:p>
          </table:table-cell>
          <table:table-cell office:value-type="string" calcext:value-type="string">
            <text:p>BIBLIOG.ESPECIA2111 <text:s text:c="2"/>300 BIBLIOGRAFIA ESPECIALIZAD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186024</text:p>
          </table:table-cell>
          <table:table-cell office:value-type="string" calcext:value-type="string">
            <text:p>CAT.Y CLAS.AVAN2111 <text:s text:c="2"/>300 CATALOGACION Y CLASIFICACION AVANZADA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186025</text:p>
          </table:table-cell>
          <table:table-cell office:value-type="string" calcext:value-type="string">
            <text:p>ORG.DE MAT.ESPE1112 <text:s text:c="2"/>200 ORGANIZACION DE MATERIALES ESPECIAL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186026</text:p>
          </table:table-cell>
          <table:table-cell office:value-type="string" calcext:value-type="string">
            <text:p>ADMINISTRACION 1112 <text:s text:c="2"/>300 ADMINISTRACION DE BIBLIOTECA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186027</text:p>
          </table:table-cell>
          <table:table-cell office:value-type="string" calcext:value-type="string">
            <text:p>RESIDENCIA <text:s text:c="4"/>3199 <text:s text:c="2"/>400 RESIDENC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186028</text:p>
          </table:table-cell>
          <table:table-cell office:value-type="string" calcext:value-type="string">
            <text:p>INT.A LAS HUMAN1111 <text:s text:c="2"/>100 INTRODUCCION A LAS HUMANIDAD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186029</text:p>
          </table:table-cell>
          <table:table-cell office:value-type="string" calcext:value-type="string">
            <text:p>INT.A LAS CS.SS1112 <text:s text:c="2"/>200 INTRODUCCION A LAS CIENCIAS SOCIAL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186030</text:p>
          </table:table-cell>
          <table:table-cell office:value-type="string" calcext:value-type="string">
            <text:p>TEC.DE TRAD.II 1111 <text:s text:c="2"/>200 TECNICAS DE TRADUCCION INGLES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186031</text:p>
          </table:table-cell>
          <table:table-cell office:value-type="string" calcext:value-type="string">
            <text:p>FORMACION DEL U1112 <text:s text:c="2"/>200 FORMACION DEL USUARI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186032</text:p>
          </table:table-cell>
          <table:table-cell office:value-type="string" calcext:value-type="string">
            <text:p>INT.A LAS CS.PU1112 <text:s text:c="2"/>300 INTRODUCCION A LAS CIENCIAS PURAS Y APLICADA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186033</text:p>
          </table:table-cell>
          <table:table-cell office:value-type="string" calcext:value-type="string">
            <text:p>INT.AL PROC.DAT2112 <text:s text:c="2"/>300 INTRODUCCION AL PROCESAMIENTO DE DATO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186034</text:p>
          </table:table-cell>
          <table:table-cell office:value-type="string" calcext:value-type="string">
            <text:p>PLANEAMIENTO BI1112 <text:s text:c="2"/>300 PLANEAMIENTO BIBLIOTECARI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186036</text:p>
          </table:table-cell>
          <table:table-cell office:value-type="string" calcext:value-type="string">
            <text:p>ANALISIS DE UN 2112 <text:s text:c="2"/>400 ANALISIS DE UN SIST.AUTOMATIZADO DE BIBLIOT.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186037</text:p>
          </table:table-cell>
          <table:table-cell office:value-type="string" calcext:value-type="string">
            <text:p>MET.DE LA INVES1112 <text:s text:c="2"/>400 METODOLOGIA DE LA INVESTIGA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186039</text:p>
          </table:table-cell>
          <table:table-cell office:value-type="string" calcext:value-type="string">
            <text:p>TRAD.INGLES I <text:s/>1111 <text:s text:c="2"/>100 TECNICAS DE TRADUCCION INGLES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186040</text:p>
          </table:table-cell>
          <table:table-cell office:value-type="string" calcext:value-type="string">
            <text:p>SEMIN.SOBRE MET1112 <text:s text:c="2"/>400 SEMIN.SOBRE METODOLOGIA DE LA INVESTIGA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186102</text:p>
          </table:table-cell>
          <table:table-cell office:value-type="string" calcext:value-type="string">
            <text:p>CURSO DE NIVELA1119 <text:s text:c="2"/>100 CURSO DE NIVELACION (BIBLIOTECARIOS)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7186011</text:p>
          </table:table-cell>
          <table:table-cell table:style-name="ce1" office:value-type="string" calcext:value-type="string">
            <text:p><text:s/>0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7186030</text:p>
          </table:table-cell>
          <table:table-cell office:value-type="string" calcext:value-type="string">
            <text:p><text:s/>1REA039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7186021</text:p>
          </table:table-cell>
          <table:table-cell office:value-type="string" calcext:value-type="string">
            <text:p><text:s/>3REA013 REA011 REA019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7178027</text:p>
          </table:table-cell>
          <table:table-cell table:style-name="ce1" office:value-type="string" calcext:value-type="string">
            <text:p><text:s/>0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7186027</text:p>
          </table:table-cell>
          <table:table-cell table:style-name="ce1" office:value-type="string" calcext:value-type="string">
            <text:p><text:s/>0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7186029</text:p>
          </table:table-cell>
          <table:table-cell office:value-type="string" calcext:value-type="string">
            <text:p><text:s/>2REA019 REA028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7186022</text:p>
          </table:table-cell>
          <table:table-cell office:value-type="string" calcext:value-type="string">
            <text:p><text:s/>3REA016 REA011 REA019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7186013</text:p>
          </table:table-cell>
          <table:table-cell table:style-name="ce1" office:value-type="string" calcext:value-type="string">
            <text:p><text:s/>0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7186025</text:p>
          </table:table-cell>
          <table:table-cell office:value-type="string" calcext:value-type="string">
            <text:p><text:s/>1REA021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7186020</text:p>
          </table:table-cell>
          <table:table-cell office:value-type="string" calcext:value-type="string">
            <text:p><text:s/>3REA012 REA011 REA019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7186031</text:p>
          </table:table-cell>
          <table:table-cell office:value-type="string" calcext:value-type="string">
            <text:p><text:s/>1REA021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7186033</text:p>
          </table:table-cell>
          <table:table-cell office:value-type="string" calcext:value-type="string">
            <text:p><text:s/>2REA030 REA022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7186023</text:p>
          </table:table-cell>
          <table:table-cell office:value-type="string" calcext:value-type="string">
            <text:p><text:s/>2REA030 REA022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7186024</text:p>
          </table:table-cell>
          <table:table-cell office:value-type="string" calcext:value-type="string">
            <text:p><text:s/>2REA020 REA025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7186015</text:p>
          </table:table-cell>
          <table:table-cell office:value-type="string" calcext:value-type="string">
            <text:p><text:s/>4REA020 REA022 REA025 REA033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7186026</text:p>
          </table:table-cell>
          <table:table-cell office:value-type="string" calcext:value-type="string">
            <text:p><text:s/>2REA021 REA029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7186034</text:p>
          </table:table-cell>
          <table:table-cell office:value-type="string" calcext:value-type="string">
            <text:p><text:s/>1REA026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7186036</text:p>
          </table:table-cell>
          <table:table-cell office:value-type="string" calcext:value-type="string">
            <text:p><text:s/>2REA033 REA015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7186037</text:p>
          </table:table-cell>
          <table:table-cell office:value-type="string" calcext:value-type="string">
            <text:p><text:s/>2REA034 REA015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7186040</text:p>
          </table:table-cell>
          <table:table-cell office:value-type="string" calcext:value-type="string">
            <text:p><text:s/>1REA037</text:p>
          </table:table-cell>
          <table:table-cell/>
        </table:table-row>
        <table:table-row table:style-name="ro1">
          <table:table-cell office:value-type="string" calcext:value-type="string">
            <text:p>T02</text:p>
          </table:table-cell>
          <table:table-cell office:value-type="string" calcext:value-type="string">
            <text:p>47196</text:p>
          </table:table-cell>
          <table:table-cell office:value-type="string" calcext:value-type="string">
            <text:p>BIBLIOTECOLOGIA <text:s text:c="34"/>324 <text:s text:c="4"/>201001BIBLIOTECOLOGO <text:s text:c="12"/>471 <text:s/>n <text:s/>- <text:s/>-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196011</text:p>
          </table:table-cell>
          <table:table-cell office:value-type="string" calcext:value-type="string">
            <text:p>INTRO.CIEN.DE I2111003101 INTRODUCCION A LAS CIENCIAS DE LA INFORMA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196017</text:p>
          </table:table-cell>
          <table:table-cell office:value-type="string" calcext:value-type="string">
            <text:p>INTR.AL PRO.ELE2111004101 INTRODUCCION AL PROCESAMIENTO ELECTRONICO DE DAT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196019</text:p>
          </table:table-cell>
          <table:table-cell office:value-type="string" calcext:value-type="string">
            <text:p>F.SERV.INF. II 2111003201 FUENTES Y SERVICIOS DE INFORMACION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196020</text:p>
          </table:table-cell>
          <table:table-cell office:value-type="string" calcext:value-type="string">
            <text:p>ADM.REC.SER.II 2111003201 ADMIN.DE REC.Y SERV.DE LA INFORMACION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196021</text:p>
          </table:table-cell>
          <table:table-cell office:value-type="string" calcext:value-type="string">
            <text:p>PROC.TECN. II <text:s/>2111004201 PROCESOS TECNICOS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196022</text:p>
          </table:table-cell>
          <table:table-cell office:value-type="string" calcext:value-type="string">
            <text:p>INGLES TEC. II 2111003201 INGLES TECNICO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196023</text:p>
          </table:table-cell>
          <table:table-cell office:value-type="string" calcext:value-type="string">
            <text:p>AUT.UNID.INFOR.2111004201 AUTOMATIZACION DE UNIDADES DE INFORMA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196024</text:p>
          </table:table-cell>
          <table:table-cell office:value-type="string" calcext:value-type="string">
            <text:p>H.CULT.AM.Y ARG1111003201 HIST.DE LA CULTURA AMERICANA Y ARGENTIN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196025</text:p>
          </table:table-cell>
          <table:table-cell office:value-type="string" calcext:value-type="string">
            <text:p>RELAC.HUMANAS <text:s/>1111003201 RELACIONES HUMANA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196026</text:p>
          </table:table-cell>
          <table:table-cell office:value-type="string" calcext:value-type="string">
            <text:p>HIST.DEL LIBRO 1111003201 HISTORIA DEL LIBR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196027</text:p>
          </table:table-cell>
          <table:table-cell office:value-type="string" calcext:value-type="string">
            <text:p>F.SERV.INF. III1111003301 FUENTES Y SERVICIOS DE INFORMACION I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196028</text:p>
          </table:table-cell>
          <table:table-cell office:value-type="string" calcext:value-type="string">
            <text:p>PROC.TECNIC.III2111004301 PROCESOS TECNICOS I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196029</text:p>
          </table:table-cell>
          <table:table-cell office:value-type="string" calcext:value-type="string">
            <text:p>INGLES TECN.III2111003301 INGLES TECNICO I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196030</text:p>
          </table:table-cell>
          <table:table-cell office:value-type="string" calcext:value-type="string">
            <text:p>DOCUMENTACION <text:s/>1111003301 DOCUMENTA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196031</text:p>
          </table:table-cell>
          <table:table-cell office:value-type="string" calcext:value-type="string">
            <text:p>USUA.DE LA INF.1112003301 USUARIOS DE LA INFORMA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196032</text:p>
          </table:table-cell>
          <table:table-cell office:value-type="string" calcext:value-type="string">
            <text:p>SIST.INFORMATI.1112004301 SISTEMAS INFORMATICO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196033</text:p>
          </table:table-cell>
          <table:table-cell office:value-type="string" calcext:value-type="string">
            <text:p>MATERIA.ESPECIA2112004301 MATERIALES ESPECIAL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196034</text:p>
          </table:table-cell>
          <table:table-cell office:value-type="string" calcext:value-type="string">
            <text:p>MEDIOS DE COMU.2112004301 MEDIOS DE COMUNICA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196035</text:p>
          </table:table-cell>
          <table:table-cell office:value-type="string" calcext:value-type="string">
            <text:p>PERMANENCIA <text:s text:c="3"/>3119025301 PERMANENC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196012</text:p>
          </table:table-cell>
          <table:table-cell office:value-type="string" calcext:value-type="string">
            <text:p>F.SERV.INFOR.I 2111003101 FUENTES Y SERVICIOS DE INFORMACION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196013</text:p>
          </table:table-cell>
          <table:table-cell office:value-type="string" calcext:value-type="string">
            <text:p>METOD.DEL APREN2112003101 METODOLOGIA DEL APRENDIZAJE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196014</text:p>
          </table:table-cell>
          <table:table-cell office:value-type="string" calcext:value-type="string">
            <text:p>ADM.REC.SERV. I2111003101 ADMIN.DE RECURSOS Y SERV.DE LA INFORMACION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196015</text:p>
          </table:table-cell>
          <table:table-cell office:value-type="string" calcext:value-type="string">
            <text:p>PROC.TECNICOS I2111004101 PROCESOS TECNICOS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196016</text:p>
          </table:table-cell>
          <table:table-cell office:value-type="string" calcext:value-type="string">
            <text:p>INGLES TECN. I 2111003101 INGLES TECNICO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196018</text:p>
          </table:table-cell>
          <table:table-cell office:value-type="string" calcext:value-type="string">
            <text:p>HIST.DE LA CUL.1111003101 HISTORIA DE LA CULTUR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196102</text:p>
          </table:table-cell>
          <table:table-cell office:value-type="string" calcext:value-type="string">
            <text:p>CURSO DE NIVELA211908 101 CURSO DE NIVELACION <text:s text:c="30"/>0090099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7196019</text:p>
          </table:table-cell>
          <table:table-cell table:style-name="ce1" office:value-type="string" calcext:value-type="string">
            <text:p><text:s/>0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7186019</text:p>
          </table:table-cell>
          <table:table-cell table:style-name="ce1" office:value-type="string" calcext:value-type="string">
            <text:p><text:s/>0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7186014</text:p>
          </table:table-cell>
          <table:table-cell table:style-name="ce1" office:value-type="string" calcext:value-type="string">
            <text:p><text:s/>0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7178019</text:p>
          </table:table-cell>
          <table:table-cell table:style-name="ce1" office:value-type="string" calcext:value-type="string">
            <text:p><text:s/>0</text:p>
          </table:table-cell>
          <table:table-cell/>
        </table:table-row>
        <table:table-row table:style-name="ro1">
          <table:table-cell office:value-type="string" calcext:value-type="string">
            <text:p>T02</text:p>
          </table:table-cell>
          <table:table-cell office:value-type="string" calcext:value-type="string">
            <text:p>47297</text:p>
          </table:table-cell>
          <table:table-cell office:value-type="string" calcext:value-type="string">
            <text:p>LICENCIATURA EN BIBLIOTECOLOGIA Y DOCUMENTACION <text:s text:c="2"/>53547196 <text:s text:c="5"/>LIC BIBLIOT. Y DOCUMENTAC. 472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297040</text:p>
          </table:table-cell>
          <table:table-cell office:value-type="string" calcext:value-type="string">
            <text:p>METODOLOG DE LA21413 <text:s/>501 METODOLOGIA DE LA INVESTIGACION <text:s text:c="18"/>60 60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297041</text:p>
          </table:table-cell>
          <table:table-cell office:value-type="string" calcext:value-type="string">
            <text:p>PLANEAM. BIBLIO21423 <text:s/>502 PLANEAMIENTO BIBLIOTECARIO Y SISTEMAS DE INFORM. <text:s/>60 60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297042</text:p>
          </table:table-cell>
          <table:table-cell office:value-type="string" calcext:value-type="string">
            <text:p>SEMINARIO I <text:s text:c="3"/>21425 <text:s/>401 SEMINARIO I <text:s text:c="38"/>60 60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297043</text:p>
          </table:table-cell>
          <table:table-cell office:value-type="string" calcext:value-type="string">
            <text:p>DOCUMENT CIENT.21123 <text:s/>402 DOCUMENTACION CIENTIFICA <text:s text:c="25"/>60 60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297044</text:p>
          </table:table-cell>
          <table:table-cell office:value-type="string" calcext:value-type="string">
            <text:p>SEMINARIO II <text:s text:c="2"/>21423 <text:s/>402 SEMINARIO II <text:s text:c="37"/>60 60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297045</text:p>
          </table:table-cell>
          <table:table-cell office:value-type="string" calcext:value-type="string">
            <text:p>METODOS CUANTIT21125 <text:s/>402 METODOS CUANTITATIVOS <text:s text:c="28"/>60 60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297046</text:p>
          </table:table-cell>
          <table:table-cell office:value-type="string" calcext:value-type="string">
            <text:p>GEST. DE LOS SI21125 <text:s/>402 GESTION DE LOS SISTEMAS Y SERVICIOS DE INFORMACIO 60 60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297047</text:p>
          </table:table-cell>
          <table:table-cell office:value-type="string" calcext:value-type="string">
            <text:p>SIST. Y RED. DE21114 <text:s/>401 SISTEMAS Y REDES DE INFORMACION <text:s text:c="18"/>60 60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297048</text:p>
          </table:table-cell>
          <table:table-cell office:value-type="string" calcext:value-type="string">
            <text:p>IDIOMA INGLES <text:s/>9119 <text:s text:c="2"/>401 <text:s/>SEMINARIO DE LECTO-COMPRENSION IDIOMA INGLES <text:s text:c="4"/>60 60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297049</text:p>
          </table:table-cell>
          <table:table-cell office:value-type="string" calcext:value-type="string">
            <text:p>TRABAJO FINAL <text:s/>9139 <text:s text:c="2"/>500 TRABAJO FINAL <text:s text:c="36"/>60 60</text:p>
          </table:table-cell>
          <table:table-cell/>
        </table:table-row>
        <table:table-row table:style-name="ro1">
          <table:table-cell office:value-type="string" calcext:value-type="string">
            <text:p>T02</text:p>
          </table:table-cell>
          <table:table-cell office:value-type="string" calcext:value-type="string">
            <text:p>47160</text:p>
          </table:table-cell>
          <table:table-cell office:value-type="string" calcext:value-type="string">
            <text:p>BIBLIOTECARIO <text:s text:c="36"/>222 <text:s text:c="10"/>BILIOTECARIO <text:s text:c="19"/>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160008</text:p>
          </table:table-cell>
          <table:table-cell office:value-type="string" calcext:value-type="string">
            <text:p>INTR.AL TRABAJO1111 <text:s text:c="2"/>100 INTRODUCCION AL TRABAJO INTELECTU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160011</text:p>
          </table:table-cell>
          <table:table-cell office:value-type="string" calcext:value-type="string">
            <text:p>INTROD. A LA B 1111 <text:s text:c="2"/>100 INTRODUCCION A LA BIBLIOTECOLOG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160012</text:p>
          </table:table-cell>
          <table:table-cell office:value-type="string" calcext:value-type="string">
            <text:p>CATALOG. Y CLAS1111 <text:s text:c="2"/>100 CATALOGACION Y CLASIFICA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160013</text:p>
          </table:table-cell>
          <table:table-cell office:value-type="string" calcext:value-type="string">
            <text:p>ORGANI DE BIBLI1111 <text:s text:c="2"/>100 ORGANIZACION DE BIBLIOTECA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160014</text:p>
          </table:table-cell>
          <table:table-cell office:value-type="string" calcext:value-type="string">
            <text:p>HISTO. DE LAS <text:s/>1111 <text:s text:c="2"/>100 HISTORIA DE LAS BIBLIOTECA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160015</text:p>
          </table:table-cell>
          <table:table-cell office:value-type="string" calcext:value-type="string">
            <text:p>DOCUMENTACION <text:s/>1111 <text:s text:c="2"/>100 DOCUMENTA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160016</text:p>
          </table:table-cell>
          <table:table-cell office:value-type="string" calcext:value-type="string">
            <text:p>REFERENCIA <text:s text:c="4"/>1111 <text:s text:c="2"/>100 REFERENC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160017</text:p>
          </table:table-cell>
          <table:table-cell office:value-type="string" calcext:value-type="string">
            <text:p>HISTORIA DEL L 1111 <text:s text:c="2"/>100 HISTORIA DEL LIBR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160018</text:p>
          </table:table-cell>
          <table:table-cell office:value-type="string" calcext:value-type="string">
            <text:p>RELACIONES HUM 111 <text:s text:c="3"/>100 RELACIONES HUMANA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160020</text:p>
          </table:table-cell>
          <table:table-cell office:value-type="string" calcext:value-type="string">
            <text:p>CAT. Y CLAS.II 1111 <text:s text:c="2"/>100 CATALOGACION Y CLASIFICACION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160021</text:p>
          </table:table-cell>
          <table:table-cell office:value-type="string" calcext:value-type="string">
            <text:p>ORGANIZ. Y BIBL1111 <text:s text:c="2"/>100 ORGANIZACION Y BILIOTECOLOG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160022</text:p>
          </table:table-cell>
          <table:table-cell office:value-type="string" calcext:value-type="string">
            <text:p>BIBLIOGRAFIA <text:s text:c="2"/>1111 <text:s text:c="2"/>100 BIBLIOGRAF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160023</text:p>
          </table:table-cell>
          <table:table-cell office:value-type="string" calcext:value-type="string">
            <text:p>BIBLIOGR. ESPEC1111 <text:s text:c="2"/>100 BILIOGRAFIA ESPECIALIZAD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160024</text:p>
          </table:table-cell>
          <table:table-cell office:value-type="string" calcext:value-type="string">
            <text:p>PROBL. DE CATAL1111 <text:s text:c="2"/>101 PROBLEMAS DE CATALOGACION Y CLASIFICA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160025</text:p>
          </table:table-cell>
          <table:table-cell office:value-type="string" calcext:value-type="string">
            <text:p>PROBL. DE ORGA.1111 <text:s text:c="2"/>100 PROBLEMAS DE ORGANIZA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160026</text:p>
          </table:table-cell>
          <table:table-cell office:value-type="string" calcext:value-type="string">
            <text:p>ADMINIST. DE B 1111 <text:s text:c="2"/>100 ADMINISTRACION DE BIBLIOTECA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160027</text:p>
          </table:table-cell>
          <table:table-cell office:value-type="string" calcext:value-type="string">
            <text:p>PERMANENCIA <text:s text:c="3"/>1111 <text:s text:c="2"/>100 PERMANENC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160035</text:p>
          </table:table-cell>
          <table:table-cell office:value-type="string" calcext:value-type="string">
            <text:p>MONOGRAFIA <text:s text:c="4"/>1111 <text:s text:c="2"/>100 MONOGRAF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160039</text:p>
          </table:table-cell>
          <table:table-cell office:value-type="string" calcext:value-type="string">
            <text:p>IDIOMA <text:s text:c="8"/>1111 <text:s text:c="2"/>100 IDIOM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160050</text:p>
          </table:table-cell>
          <table:table-cell office:value-type="string" calcext:value-type="string">
            <text:p>HISTORIA DE LA 1111 <text:s text:c="2"/>100 HISTORIA DE LA CULTUR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160051</text:p>
          </table:table-cell>
          <table:table-cell office:value-type="string" calcext:value-type="string">
            <text:p>HISTORIA DE LA 1111 <text:s text:c="2"/>100 HISTORIA DE LA CULTURA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160052</text:p>
          </table:table-cell>
          <table:table-cell office:value-type="string" calcext:value-type="string">
            <text:p>HISTORIA DE LA 1111 <text:s text:c="2"/>100 HISTORIA DE LA CULTURA I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297011</text:p>
          </table:table-cell>
          <table:table-cell office:value-type="string" calcext:value-type="string">
            <text:p>INT.CIEN.INFORM2121 <text:s text:c="2"/>101 INTRODUCCION A LAS CIENCIAS DE LA INFORMA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297012</text:p>
          </table:table-cell>
          <table:table-cell office:value-type="string" calcext:value-type="string">
            <text:p>FUENTE Y SERV.I2141 <text:s text:c="2"/>101 FUENTES Y SERVICIOS DE LA INFORMACION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297013</text:p>
          </table:table-cell>
          <table:table-cell office:value-type="string" calcext:value-type="string">
            <text:p>MET.DEL APREND.2192 <text:s text:c="2"/>101 METODOLOGIA DEL APRENDIZAJE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297014</text:p>
          </table:table-cell>
          <table:table-cell office:value-type="string" calcext:value-type="string">
            <text:p>ADM.REC.Y SER.I21915 <text:s/>101 ADMINISTRACION RECURSOS Y SERV.DE INFORMACION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297015</text:p>
          </table:table-cell>
          <table:table-cell office:value-type="string" calcext:value-type="string">
            <text:p>PROC.TECNICOS I2191 <text:s text:c="2"/>101 PROCESOS TECNICOS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297016</text:p>
          </table:table-cell>
          <table:table-cell office:value-type="string" calcext:value-type="string">
            <text:p>INGLES TEC.I <text:s text:c="2"/>1191 <text:s text:c="2"/>101 INGLES TECNICO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297017</text:p>
          </table:table-cell>
          <table:table-cell office:value-type="string" calcext:value-type="string">
            <text:p>INT.PROC.ELE.DA1192 <text:s text:c="2"/>102 INTRODUCCION AL PROCESAMIENTO ELECTRONIC.DE DATOS <text:s text:c="6"/>4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297018</text:p>
          </table:table-cell>
          <table:table-cell office:value-type="string" calcext:value-type="string">
            <text:p>HIST. DE LA CUL2191 <text:s text:c="2"/>101 HISTORIA DE LA CULTUR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297019</text:p>
          </table:table-cell>
          <table:table-cell office:value-type="string" calcext:value-type="string">
            <text:p>FUENT.Y SER.II 2191 <text:s text:c="2"/>201 FUENTES Y SERVICIOS DE <text:s/>INFORMACION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297020</text:p>
          </table:table-cell>
          <table:table-cell office:value-type="string" calcext:value-type="string">
            <text:p>ADM.REC Y SE II1191 <text:s text:c="2"/>201 ADMINISTRACION DE RECURSOS SERV.DE INFORMACION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297021</text:p>
          </table:table-cell>
          <table:table-cell office:value-type="string" calcext:value-type="string">
            <text:p>PROCESOS TEC.II1191 <text:s text:c="2"/>201 PROCESOS TECNICOS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297022</text:p>
          </table:table-cell>
          <table:table-cell office:value-type="string" calcext:value-type="string">
            <text:p>INGLES TEC.II <text:s/>2191 <text:s text:c="2"/>201 INGLES TECNICO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297023</text:p>
          </table:table-cell>
          <table:table-cell office:value-type="string" calcext:value-type="string">
            <text:p>AUTOM.DE U.DE I2191 <text:s text:c="2"/>201 AUTOMATIZACION DE UNIDADES DE INFORMA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297024</text:p>
          </table:table-cell>
          <table:table-cell office:value-type="string" calcext:value-type="string">
            <text:p>HIST.DE LA C.A.2191 <text:s text:c="2"/>201 HISTORIA DE LA CULTURA AMERICANA Y ARGENTIN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297025</text:p>
          </table:table-cell>
          <table:table-cell office:value-type="string" calcext:value-type="string">
            <text:p>RELACIONES HUM.2191 <text:s text:c="2"/>201 RELACIONES HUMANA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297026</text:p>
          </table:table-cell>
          <table:table-cell office:value-type="string" calcext:value-type="string">
            <text:p>HIST.DEL LIBRO 2191 <text:s text:c="2"/>201 HISTORIA DEL LIBRO Y DE LAS BIBLIOTECA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297027</text:p>
          </table:table-cell>
          <table:table-cell office:value-type="string" calcext:value-type="string">
            <text:p>FUENT.Y SER.DE 2111 <text:s text:c="2"/>301 FUENTES Y SERVICOS DE INFORMACION I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297028</text:p>
          </table:table-cell>
          <table:table-cell office:value-type="string" calcext:value-type="string">
            <text:p>PROC.TECN.III <text:s/>1191 <text:s text:c="2"/>301 PROCESOS TECNICOS I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297029</text:p>
          </table:table-cell>
          <table:table-cell office:value-type="string" calcext:value-type="string">
            <text:p>INGLES TEC.III 2191 <text:s text:c="2"/>301 INGLES TECNICO I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297030</text:p>
          </table:table-cell>
          <table:table-cell office:value-type="string" calcext:value-type="string">
            <text:p>DOCUMENTACION <text:s/>2191 <text:s text:c="2"/>301 DOCUMENTA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297031</text:p>
          </table:table-cell>
          <table:table-cell office:value-type="string" calcext:value-type="string">
            <text:p>USUAR.DE LA INF2192 <text:s text:c="2"/>301 USUARIOS DE LA INFORMA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297032</text:p>
          </table:table-cell>
          <table:table-cell office:value-type="string" calcext:value-type="string">
            <text:p>SIST.INFORMATI.2192 <text:s text:c="2"/>302 SISTEMAS INFORMATICO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297033</text:p>
          </table:table-cell>
          <table:table-cell office:value-type="string" calcext:value-type="string">
            <text:p>MATER. ESPECIA.2192 <text:s text:c="2"/>301 MATERIALES ESPECIAL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297034</text:p>
          </table:table-cell>
          <table:table-cell office:value-type="string" calcext:value-type="string">
            <text:p>MEDIOS DE COMU.2192 <text:s text:c="2"/>302 MEDIOS DE COMUNICA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297035</text:p>
          </table:table-cell>
          <table:table-cell office:value-type="string" calcext:value-type="string">
            <text:p>PERMANENCIA <text:s text:c="3"/>3141 <text:s text:c="2"/>301 PERMANENC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297102</text:p>
          </table:table-cell>
          <table:table-cell office:value-type="string" calcext:value-type="string">
            <text:p>CURSO DE NIVEL.2199 <text:s text:c="2"/>101 CURSO DE NIVELACION <text:s text:c="30"/>0090099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297050</text:p>
          </table:table-cell>
          <table:table-cell office:value-type="string" calcext:value-type="string">
            <text:p>PRUEBA SUF.POR 9999 <text:s text:c="2"/>400 PRUEBA SUFICIENCIA IDIOMA PORTUGU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336</text:p>
          </table:table-cell>
          <table:table-cell office:value-type="string" calcext:value-type="string">
            <text:p>SEM.POL.AJUS.ES9999 <text:s text:c="2"/>501 SEM.POLITICA Y AJUSTE ESTRUCTURAL CONT.DEM.1893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7297013</text:p>
          </table:table-cell>
          <table:table-cell table:style-name="ce1" office:value-type="string" calcext:value-type="string">
            <text:p><text:s/>0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7297030</text:p>
          </table:table-cell>
          <table:table-cell table:style-name="ce1" office:value-type="string" calcext:value-type="string">
            <text:p><text:s/>0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336</text:p>
          </table:table-cell>
          <table:table-cell office:value-type="string" calcext:value-type="string">
            <text:p>HERM.TEXTO LIT.9999 <text:s text:c="2"/>402 HERMENEUTICA DEL TEXTO LITERARI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337</text:p>
          </table:table-cell>
          <table:table-cell office:value-type="string" calcext:value-type="string">
            <text:p>HIST.DE EE.UU. 4342 <text:s text:c="2"/>502 OPT.HISTORIA DE LOS E.E.U.U.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338</text:p>
          </table:table-cell>
          <table:table-cell office:value-type="string" calcext:value-type="string">
            <text:p>ARQ.DE CBA. II 4342 <text:s text:c="2"/>402 OPT.ARQUEOLOGIA DE CORDOBA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339</text:p>
          </table:table-cell>
          <table:table-cell office:value-type="string" calcext:value-type="string">
            <text:p>SEM.ALEJANDRIA 4342 <text:s text:c="2"/>502 SEM.H.DE CULTURA: ALEJANDRIA S.III A.C.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340</text:p>
          </table:table-cell>
          <table:table-cell office:value-type="string" calcext:value-type="string">
            <text:p>MISTICA MEDIEV.4342 <text:s text:c="2"/>402 SEM.HIST.DE CULTURA: LA MISTICA MEDIEV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341</text:p>
          </table:table-cell>
          <table:table-cell office:value-type="string" calcext:value-type="string">
            <text:p>ESPA�A MEDIEVAL4342 <text:s text:c="2"/>402 SEM.H.MED.: FORMAS DE SOC.Y VIDA COT.ESPA�A MED.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343</text:p>
          </table:table-cell>
          <table:table-cell office:value-type="string" calcext:value-type="string">
            <text:p>REC.E INVENT. <text:s/>4342 <text:s text:c="2"/>402 CURS.GEOG.HUMANA: REC.E INV.MAT.CART.Y AEREO FOT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344</text:p>
          </table:table-cell>
          <table:table-cell office:value-type="string" calcext:value-type="string">
            <text:p>DES.ECONOMICO <text:s/>4342 <text:s text:c="2"/>502 CUR.ECON.POLITICA: DESARROLLO ECON.(CEPAL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345</text:p>
          </table:table-cell>
          <table:table-cell office:value-type="string" calcext:value-type="string">
            <text:p>EXP.INTEG.AM.LA4342 <text:s text:c="2"/>402 CUR.EXP.INTEGRACIONISTAS AMERICA LATIN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346</text:p>
          </table:table-cell>
          <table:table-cell office:value-type="string" calcext:value-type="string">
            <text:p>SEM.DEMOG.HIST.4342 <text:s text:c="2"/>502 SEM.DEMOGRAFIA HISTOR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222</text:p>
          </table:table-cell>
          <table:table-cell office:value-type="string" calcext:value-type="string">
            <text:p>SEM NARRAD CBA 4342 <text:s text:c="2"/>202 SEMINARIO DE NARRADORES DE CORDOB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223</text:p>
          </table:table-cell>
          <table:table-cell office:value-type="string" calcext:value-type="string">
            <text:p>APORT ENS LENGU2342 <text:s text:c="2"/>402 APORTES PARA LA ENSE�ANZA DE LA LENGUA ESPA�OL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224</text:p>
          </table:table-cell>
          <table:table-cell office:value-type="string" calcext:value-type="string">
            <text:p>LA LIT INF ARG 2322 <text:s text:c="2"/>402 LA LIT INFANTIL EN LA ARGENTINA.LOS GENEROS DEL G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337</text:p>
          </table:table-cell>
          <table:table-cell office:value-type="string" calcext:value-type="string">
            <text:p>SEM DISC MET ME42 <text:s text:c="4"/>402 SEMINARIO DEL DISCURSO DEL METODO MEDIEV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338</text:p>
          </table:table-cell>
          <table:table-cell office:value-type="string" calcext:value-type="string">
            <text:p>SEM HIST Y NARR43 <text:s text:c="8"/>SEMINARIO <text:s/>HISTORIA <text:s/>Y NARRA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339</text:p>
          </table:table-cell>
          <table:table-cell office:value-type="string" calcext:value-type="string">
            <text:p>SEM RACION CRIT43 <text:s text:c="8"/>SEMINARIO EL RACIONALISMO CRITIC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340</text:p>
          </table:table-cell>
          <table:table-cell office:value-type="string" calcext:value-type="string">
            <text:p>SEM LA ORESTIAD43 <text:s text:c="8"/>SEMINARIO LA ORESTIADA <text:s text:c="33"/>-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341</text:p>
          </table:table-cell>
          <table:table-cell office:value-type="string" calcext:value-type="string">
            <text:p>SEM POL Y PODER43 <text:s text:c="5"/>02 SEMINARIO POLITICA Y PODER EN EL PENS LATINOAMER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342</text:p>
          </table:table-cell>
          <table:table-cell office:value-type="string" calcext:value-type="string">
            <text:p>SEM ETNOC Y MUL43 <text:s text:c="8"/>SEMINARIO ETNOCENTRISMO Y MULTICURALISM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343</text:p>
          </table:table-cell>
          <table:table-cell office:value-type="string" calcext:value-type="string">
            <text:p>SEM PSEUD Y NEO4342 <text:s text:c="3"/>02 SEM.DE PSEUDOCIENCIA Y NEOLIBERALISM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344</text:p>
          </table:table-cell>
          <table:table-cell office:value-type="string" calcext:value-type="string">
            <text:p>SEM ARIST ONTOL43 <text:s text:c="4"/>402 SEMINARIO ARISTOTELES:ONTOLOGIA Y EPIST DE LA SU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345</text:p>
          </table:table-cell>
          <table:table-cell office:value-type="string" calcext:value-type="string">
            <text:p>SEM PENS FILOSO43 <text:s text:c="4"/>402 SEM EL PENSAMIENTO FILOSOFICO DE H KELSE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346</text:p>
          </table:table-cell>
          <table:table-cell office:value-type="string" calcext:value-type="string">
            <text:p>SEM EL PROBL DE43 <text:s text:c="4"/>402 SEMINARIO EL PROBLEMA DE LOS UNIVERSAL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347</text:p>
          </table:table-cell>
          <table:table-cell office:value-type="string" calcext:value-type="string">
            <text:p>SEM FIL DE LA T43 <text:s text:c="4"/>402 SEMINARIO DE FILOSOFIA DE LA TECN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225</text:p>
          </table:table-cell>
          <table:table-cell office:value-type="string" calcext:value-type="string">
            <text:p>LIT ESP DE LA I13 <text:s text:c="4"/>302 LITERATURA ESPA�OLA DE LA ILUSTRA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297051</text:p>
          </table:table-cell>
          <table:table-cell office:value-type="string" calcext:value-type="string">
            <text:p>SEM.PLAN.BIBLIO9999 <text:s text:c="2"/>301 SEMINARIO PLANEAMIENTO BIBLIOT.Y SIST.INFORMA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350</text:p>
          </table:table-cell>
          <table:table-cell office:value-type="string" calcext:value-type="string">
            <text:p>SEM. ANTROPOLOG9999 <text:s text:c="2"/>402 SEMINARIO TEMAS DE ANTROP. A TRAVES DE LA IMAGE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351</text:p>
          </table:table-cell>
          <table:table-cell office:value-type="string" calcext:value-type="string">
            <text:p>SEM.PALEOGRAFIA9999 <text:s text:c="2"/>402 SEM. CRONISTAS Y ESCRITURAS PREHISPANICA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352</text:p>
          </table:table-cell>
          <table:table-cell office:value-type="string" calcext:value-type="string">
            <text:p>SEM.HIST.CONTEM9992 <text:s text:c="2"/>402 SEM. HIS.CONT.POL.Y ECONOMIA EN ARG.1950 -2000 <text:s text:c="9"/>9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354</text:p>
          </table:table-cell>
          <table:table-cell office:value-type="string" calcext:value-type="string">
            <text:p>C.PREHIS.ARQUEO9999 <text:s text:c="2"/>402 CURS.PRESH.ARQ.:ARQUEOLOGIA AREA CENTRO-ANDIN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356</text:p>
          </table:table-cell>
          <table:table-cell office:value-type="string" calcext:value-type="string">
            <text:p>C.ASIA Y AF.POS9999 <text:s text:c="2"/>402 CURS.HIST.CONT.ASIA Y AF.POSTAPARTHEID DEM.SUDAF.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357</text:p>
          </table:table-cell>
          <table:table-cell office:value-type="string" calcext:value-type="string">
            <text:p>SEM HIST Y NARR4343 <text:s text:c="2"/>202 SEMINARIO DE HISTORIA Y NARRA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226</text:p>
          </table:table-cell>
          <table:table-cell office:value-type="string" calcext:value-type="string">
            <text:p>SEM HIST Y NARR4343 <text:s text:c="2"/>202 SEMINARIO DE HISTORIA Y NARRA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86154</text:p>
          </table:table-cell>
          <table:table-cell office:value-type="string" calcext:value-type="string">
            <text:p>SEM LA ORESTIAD4343 <text:s text:c="2"/>202 SEMINARIO LA ORESTIAD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358</text:p>
          </table:table-cell>
          <table:table-cell office:value-type="string" calcext:value-type="string">
            <text:p>SEM LEC COM POR4343 <text:s text:c="2"/>202 SEMINARIO LECTOCOMPRENSION IDIOMA PORTUGU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359</text:p>
          </table:table-cell>
          <table:table-cell office:value-type="string" calcext:value-type="string">
            <text:p>SEM POL Y PODER4322 <text:s text:c="2"/>202 SEMINARIO DE POLITICA Y PODER EN PENS LATINOAMERI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5186070</text:p>
          </table:table-cell>
          <table:table-cell table:style-name="ce1" office:value-type="string" calcext:value-type="string">
            <text:p><text:s/>0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360</text:p>
          </table:table-cell>
          <table:table-cell office:value-type="string" calcext:value-type="string">
            <text:p>SEM.POBREZA Y M9999 <text:s text:c="2"/>501 SEMINARIO POBREZA Y MARGINALIDAD.ABORDAJES TEORIC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348</text:p>
          </table:table-cell>
          <table:table-cell office:value-type="string" calcext:value-type="string">
            <text:p>SEM.PRAC.REP.PO9999 <text:s text:c="6"/>SEMINARIO PRACT. SOCIALES REP.Y PODER TERCER SEM.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418</text:p>
          </table:table-cell>
          <table:table-cell office:value-type="string" calcext:value-type="string">
            <text:p>HIST.Y NARRACI 999 <text:s text:c="3"/>501 SEMINARIO HISTORIA Y NARRACION-DANTO-WHITE-RICOEU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361</text:p>
          </table:table-cell>
          <table:table-cell office:value-type="string" calcext:value-type="string">
            <text:p>SEM II HIST.PEN9999 <text:s text:c="2"/>501 SEMINARIO II HIST.PENSAMIENTO Y CULTURA ARGENTIN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297052</text:p>
          </table:table-cell>
          <table:table-cell office:value-type="string" calcext:value-type="string">
            <text:p>PRUEBA SUF. ID.1199 <text:s text:c="2"/>401 PRUEBA SUFICIENCIA IDIOMA INGLES <text:s text:c="23"/>1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297053</text:p>
          </table:table-cell>
          <table:table-cell office:value-type="string" calcext:value-type="string">
            <text:p>PRUEBA SUF.FRAN9999 <text:s text:c="2"/>401 PRUEBA SUFICIENCIA IDIOMA FRANCES <text:s text:c="22"/>1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297054</text:p>
          </table:table-cell>
          <table:table-cell office:value-type="string" calcext:value-type="string">
            <text:p>PRUEBA ID.ITALI9999 <text:s text:c="2"/>400 PRUEBA SUFICIENCIA IDIOMA ITALIANO <text:s text:c="21"/>9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297055</text:p>
          </table:table-cell>
          <table:table-cell office:value-type="string" calcext:value-type="string">
            <text:p>ID. ALEMAN <text:s text:c="4"/>9999 <text:s text:c="2"/>401 PRUEBA SUFICIENCIA IDIOMA ALEMAN <text:s text:c="23"/>9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419</text:p>
          </table:table-cell>
          <table:table-cell office:value-type="string" calcext:value-type="string">
            <text:p><text:s text:c="15"/>9999 <text:s text:c="2"/>501 VISION I*DICTA ESCUELA ART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420</text:p>
          </table:table-cell>
          <table:table-cell office:value-type="string" calcext:value-type="string">
            <text:p><text:s text:c="15"/>9999 <text:s text:c="2"/>501 TECNICA Y MAT. DE PINTURA *DICTA ESCUELA ART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349</text:p>
          </table:table-cell>
          <table:table-cell office:value-type="string" calcext:value-type="string">
            <text:p>SEM.LENG.LOC. <text:s/>9999 <text:s text:c="6"/>SEMINARIO EL LENGUAJE DE LA LOCUR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350</text:p>
          </table:table-cell>
          <table:table-cell office:value-type="string" calcext:value-type="string">
            <text:p>SEM.FIL MOD. <text:s text:c="2"/>9999 <text:s text:c="6"/>SEMINARIO DE FILOSOFIA MODERN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351</text:p>
          </table:table-cell>
          <table:table-cell office:value-type="string" calcext:value-type="string">
            <text:p>SE, LA SEXTA IN99 <text:s text:c="8"/>SEMINARIO LA SEXTA INVESTIGAC. LOGICA DE HUSSER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352</text:p>
          </table:table-cell>
          <table:table-cell office:value-type="string" calcext:value-type="string">
            <text:p>SE. LAS IDEAS <text:s/>99 <text:s text:c="8"/>SEMINARIO HISTORIA E HISTORIA DE LAS IDEA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86261</text:p>
          </table:table-cell>
          <table:table-cell office:value-type="string" calcext:value-type="string">
            <text:p>SE. PERSP. NEU 99 <text:s text:c="4"/>501 SEMINARIO PERSPECTIVAS NEUROBIOLOG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297056</text:p>
          </table:table-cell>
          <table:table-cell office:value-type="string" calcext:value-type="string">
            <text:p>SEM. PAL.DIP. <text:s/>9999 <text:s text:c="2"/>401 SEMINARIO PALEOGRAFIA Y DIPLOMATICA <text:s text:c="20"/>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227</text:p>
          </table:table-cell>
          <table:table-cell office:value-type="string" calcext:value-type="string">
            <text:p>SEM MITO Y TEAT9999 <text:s text:c="2"/>501 SEMINARIO DE MITO Y TEATR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353</text:p>
          </table:table-cell>
          <table:table-cell office:value-type="string" calcext:value-type="string">
            <text:p>SEM.MITO Y TEAT9999 <text:s text:c="6"/>SEMINARIO DE MITO Y TEATR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86155</text:p>
          </table:table-cell>
          <table:table-cell office:value-type="string" calcext:value-type="string">
            <text:p>SE. LEC. POR <text:s text:c="2"/>999940 301 SEMINARIO LECTO-COMPRENSION PORTUGUES <text:s text:c="12"/>20 20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362</text:p>
          </table:table-cell>
          <table:table-cell office:value-type="string" calcext:value-type="string">
            <text:p>SE. LECT. PORT.999940 302 SEMINARIO LECTO-COMPRENSION DE PORTUGUES <text:s text:c="9"/>20 20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886220</text:p>
          </table:table-cell>
          <table:table-cell office:value-type="string" calcext:value-type="string">
            <text:p>SEM.LEC.COMP <text:s text:c="2"/>9999 <text:s text:c="2"/>401 SEMINARIO LECTO-COMPRENSION IDIOMA PORTUGU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363</text:p>
          </table:table-cell>
          <table:table-cell office:value-type="string" calcext:value-type="string">
            <text:p>MAT.OP.CS.ARQ.I9999 <text:s text:c="2"/>201 CIENCIAS AUXILIARES DE LA ARQUEOLOGIA I. OPTATIV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364</text:p>
          </table:table-cell>
          <table:table-cell office:value-type="string" calcext:value-type="string">
            <text:p>MAT. OP.ARQ.SOC9999 <text:s text:c="2"/>301 MATERIA OPTATIVA ARQUEOLOGIA SOC. COMPLEJAS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365</text:p>
          </table:table-cell>
          <table:table-cell office:value-type="string" calcext:value-type="string">
            <text:p>SEM HIST. ARG.I9999 <text:s text:c="2"/>301 SEM. HIST. ARG.I CBA.PROCESO DE MODERNIZA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366</text:p>
          </table:table-cell>
          <table:table-cell office:value-type="string" calcext:value-type="string">
            <text:p>SEM.HIST.ASIA <text:s/>9999 <text:s text:c="2"/>301 SEM.HIST.CONT.ASIA Y AFRICA ESTADO ...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367</text:p>
          </table:table-cell>
          <table:table-cell office:value-type="string" calcext:value-type="string">
            <text:p>SEM.TALLER APL.9999 <text:s text:c="2"/>301 SEMINARIO TALLER DE APLICACION PROBLEMAS ...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368</text:p>
          </table:table-cell>
          <table:table-cell office:value-type="string" calcext:value-type="string">
            <text:p>SEM. HIST. MOD.9999 <text:s text:c="2"/>301 SEMINARIO HIST. MODERNA APLIC.JUSTICIA CORDOB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369</text:p>
          </table:table-cell>
          <table:table-cell office:value-type="string" calcext:value-type="string">
            <text:p>SEM. TEORIA POL9999 <text:s text:c="2"/>301 SEMINARIO TEORIA POLITICA ARTIFICIO....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370</text:p>
          </table:table-cell>
          <table:table-cell office:value-type="string" calcext:value-type="string">
            <text:p>SE. ANT. POL. <text:s/>9999 <text:s text:c="2"/>301 SEMINARIO ANTROPOLOGIA POLITICA SOCIEDADES...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371</text:p>
          </table:table-cell>
          <table:table-cell office:value-type="string" calcext:value-type="string">
            <text:p>SEM.ESTADO Y <text:s text:c="2"/>9999 <text:s text:c="2"/>301 SEMINARIO ESTADO Y RELAC. PODER EN LA ANTIGUEDAD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372</text:p>
          </table:table-cell>
          <table:table-cell office:value-type="string" calcext:value-type="string">
            <text:p>SEM.RELA.EMP. <text:s/>9999 <text:s text:c="2"/>301 SEMINARIO RELACIONES ENTRE EMPRESARIOS Y ESTAD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373</text:p>
          </table:table-cell>
          <table:table-cell office:value-type="string" calcext:value-type="string">
            <text:p>SEM.LOS ACT. <text:s text:c="2"/>9999 <text:s text:c="2"/>301 SEMINARIO LOS ACTORES SOCIALES AGRARIO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374</text:p>
          </table:table-cell>
          <table:table-cell office:value-type="string" calcext:value-type="string">
            <text:p>CURS.LAS MUJER 9999 <text:s text:c="2"/>501 CURSILLO LAS MUJERES EN LA EUROPA MODERN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375</text:p>
          </table:table-cell>
          <table:table-cell office:value-type="string" calcext:value-type="string">
            <text:p>CURS.HIST.ANT. 9999 <text:s text:c="2"/>301 CURSILLO HISTORIA ANTIGUA RELIGION Y SOCIEDAD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354</text:p>
          </table:table-cell>
          <table:table-cell office:value-type="string" calcext:value-type="string">
            <text:p>SEM.PRAC.REP. <text:s/>9999 <text:s text:c="2"/>301 SEMINARIO PRACT.REP. Y PODER LA GLOBALIZA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355</text:p>
          </table:table-cell>
          <table:table-cell office:value-type="string" calcext:value-type="string">
            <text:p>SEM.FIS. Y CUL 9999 <text:s text:c="2"/>301 SEMINARIO FISICA Y CULTURA COMIENZOS SIGLO XX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356</text:p>
          </table:table-cell>
          <table:table-cell office:value-type="string" calcext:value-type="string">
            <text:p>SEM.LOG. <text:s text:c="6"/>9999 <text:s text:c="2"/>301 SEMINARIO LOGICAS PARA LA VAGUEDAD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357</text:p>
          </table:table-cell>
          <table:table-cell office:value-type="string" calcext:value-type="string">
            <text:p>SEM M.H. <text:s text:c="6"/>9999 <text:s text:c="6"/>SEMINARIO MARTIN HEIDEGGER. LECTURA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358</text:p>
          </table:table-cell>
          <table:table-cell office:value-type="string" calcext:value-type="string">
            <text:p>SEM. LA CONST. 9999 <text:s text:c="2"/>301 SEMINARIO LA CONSTRUCCION DE LA IDENTIDAD MODERN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359</text:p>
          </table:table-cell>
          <table:table-cell office:value-type="string" calcext:value-type="string">
            <text:p>SEM.PROBL. BIOE9999 <text:s text:c="2"/>3 <text:s text:c="2"/>SEMINARIO PROBLEMAS DE BIOET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360</text:p>
          </table:table-cell>
          <table:table-cell office:value-type="string" calcext:value-type="string">
            <text:p>SEM.REL.H Y F. 9999 <text:s text:c="6"/>SEMINARIO RELACION ENTRE HISTORIA Y FIL.RELIG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361</text:p>
          </table:table-cell>
          <table:table-cell office:value-type="string" calcext:value-type="string">
            <text:p>ARTE CONT.FIN <text:s/>9999 <text:s text:c="2"/>501 SEMINARIO ARTE CONTEMPORANEO Y EL FIN HIST.ARTE <text:s text:c="8"/>9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886039</text:p>
          </table:table-cell>
          <table:table-cell office:value-type="string" calcext:value-type="string">
            <text:p>IDIOMA INGLES <text:s/>9999 <text:s text:c="2"/>401 PRUEBA SUFICIENCIA IDIOMA INGLES <text:s text:c="23"/>1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886080</text:p>
          </table:table-cell>
          <table:table-cell office:value-type="string" calcext:value-type="string">
            <text:p>IDIOMA PORT. <text:s text:c="2"/>9999 <text:s text:c="2"/>301 PRUEBA SUFICIENCIA IDIOMA PORTUGU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362</text:p>
          </table:table-cell>
          <table:table-cell office:value-type="string" calcext:value-type="string">
            <text:p>EST.CRIT.LIT. <text:s/>9999 <text:s text:c="3"/>01 ESTETICA Y CRITICA LIT. MODERNA *DICTA ESC.LETRA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363</text:p>
          </table:table-cell>
          <table:table-cell office:value-type="string" calcext:value-type="string">
            <text:p>MITO Y RELIG. <text:s/>9999 <text:s text:c="3"/>01 MITO Y RELIGION EN GRECIA Y ROM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364</text:p>
          </table:table-cell>
          <table:table-cell office:value-type="string" calcext:value-type="string">
            <text:p>SEM. TEORIA PO 9999 <text:s text:c="3"/>01 SEMINARIO DE TEORIA POLIT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376</text:p>
          </table:table-cell>
          <table:table-cell office:value-type="string" calcext:value-type="string">
            <text:p>FILOSOF.ARG. LA9999 <text:s text:c="3"/>01 FILOSOFIA Y ARGENTINA Y LATINOAMERICAN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377</text:p>
          </table:table-cell>
          <table:table-cell office:value-type="string" calcext:value-type="string">
            <text:p>SEM,M,HEIDEGGER9999 <text:s text:c="3"/>01 SEMINARIO MARTIN HEIDEGGER . LECTURA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378</text:p>
          </table:table-cell>
          <table:table-cell office:value-type="string" calcext:value-type="string">
            <text:p>FIL LENG.II <text:s text:c="3"/>9999 <text:s text:c="3"/>01 FILOSOFIA DEL LENGUAJE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365</text:p>
          </table:table-cell>
          <table:table-cell office:value-type="string" calcext:value-type="string">
            <text:p>HIST. ARTE <text:s text:c="4"/>9999 <text:s text:c="3"/>01 HISTORIA DEL ARTE *DICTA ESCUELA DE ART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886008</text:p>
          </table:table-cell>
          <table:table-cell office:value-type="string" calcext:value-type="string">
            <text:p>MET. AP. <text:s text:c="6"/>9999 <text:s text:c="2"/>101 METODOS DE APRENDIZAJE E INVESTIGA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878029</text:p>
          </table:table-cell>
          <table:table-cell office:value-type="string" calcext:value-type="string">
            <text:p>SEM LIT ARGENT 4242 <text:s text:c="2"/>5 <text:s text:c="2"/>SEMINARIO ANUAL DE LITERATURA ARGENTIN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886154</text:p>
          </table:table-cell>
          <table:table-cell office:value-type="string" calcext:value-type="string">
            <text:p>SEM LA ORESTIAD4242 <text:s text:c="2"/>2 <text:s text:c="2"/>SEMINARIO LA ORESTIAD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379</text:p>
          </table:table-cell>
          <table:table-cell office:value-type="string" calcext:value-type="string">
            <text:p>HIST CIENCIA I 1312 <text:s text:c="2"/>33 <text:s/>HISTORIA DE LA CIENCI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886034</text:p>
          </table:table-cell>
          <table:table-cell office:value-type="string" calcext:value-type="string">
            <text:p>PRUEB ID ITALIA1112 <text:s text:c="2"/>302 PRUEBA DE SUFICIENCIA IDIOMA ITALIAN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111</text:p>
          </table:table-cell>
          <table:table-cell office:value-type="string" calcext:value-type="string">
            <text:p>HIST. CULT.I <text:s text:c="2"/>9999 <text:s text:c="2"/>501 HISTORIA DE LA CULTUR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93111</text:p>
          </table:table-cell>
          <table:table-cell office:value-type="string" calcext:value-type="string">
            <text:p>HIST.CULT.I <text:s text:c="3"/>9999 <text:s text:c="2"/>501 HISTORIA DE LA CULTUR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297057</text:p>
          </table:table-cell>
          <table:table-cell office:value-type="string" calcext:value-type="string">
            <text:p>SEM. DISC.VIS. 9999 <text:s text:c="2"/>401 SEMINARIO: BIBLIOTECA P/DISCAPACITADOS VISUAL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380</text:p>
          </table:table-cell>
          <table:table-cell office:value-type="string" calcext:value-type="string">
            <text:p>SEM. ESTADO EC.9999 <text:s text:c="2"/>401 SEM.ESTADO, ECONOMIA Y SOCIEDAD PERSPECTIVA INST.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86156</text:p>
          </table:table-cell>
          <table:table-cell office:value-type="string" calcext:value-type="string">
            <text:p>SEM.ELEC.FIL. <text:s/>4342 <text:s text:c="2"/>402 SEMINARIO FILOSOFIA ANTIGU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86157</text:p>
          </table:table-cell>
          <table:table-cell office:value-type="string" calcext:value-type="string">
            <text:p>SEM.ELEC.HIST. 4342 <text:s text:c="2"/>402 SEMINARIO ELECTIVO HISTORIA ANTIGUA.DICTA E.HIST.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421</text:p>
          </table:table-cell>
          <table:table-cell office:value-type="string" calcext:value-type="string">
            <text:p>SEM DISCURSO <text:s text:c="2"/>9999 <text:s text:c="2"/>202 SEMINARIO DISCURSO SUBJETIVIDAD Y ESPACIO INTIM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86262</text:p>
          </table:table-cell>
          <table:table-cell office:value-type="string" calcext:value-type="string">
            <text:p>SEM. DISC.PEDAG9999 <text:s text:c="2"/>501 SEMINARIO EL DISCURSO PEDAGOGIC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297058</text:p>
          </table:table-cell>
          <table:table-cell office:value-type="string" calcext:value-type="string">
            <text:p>SEM.SOC.INT.CON9999 <text:s text:c="2"/>402 SEM.LA SOC.INTELIGENTE DEL CONOC.USOS Y MET.SIST.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297059</text:p>
          </table:table-cell>
          <table:table-cell office:value-type="string" calcext:value-type="string">
            <text:p>SEM. GESTION SI9999 <text:s text:c="2"/>204 SEMINARIO GESTION DE SISTEMAS Y SERVICIOS INFORM.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297060</text:p>
          </table:table-cell>
          <table:table-cell office:value-type="string" calcext:value-type="string">
            <text:p>SEMI ALFABETIZA9999 <text:s text:c="2"/>501 SEMINARIO I ALFAB.AUDIOVISUAL Y USO DE DOCUMENTO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381</text:p>
          </table:table-cell>
          <table:table-cell office:value-type="string" calcext:value-type="string">
            <text:p>CS.AUX.ARQUE.II9999 <text:s text:c="2"/>202 CIENCIAS AUXILIARES DE LA ARQUEOLOGIA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382</text:p>
          </table:table-cell>
          <table:table-cell office:value-type="string" calcext:value-type="string">
            <text:p>ARQ. SOC. COM <text:s/>9999 <text:s text:c="2"/>202 ARQUEOLOGIA DE LAS SOCIEDADES COMPLEJAS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383</text:p>
          </table:table-cell>
          <table:table-cell office:value-type="string" calcext:value-type="string">
            <text:p>SEM.HIST. CULT.9999 <text:s text:c="2"/>202 SEM.HIST.CULT:CULT. Y CIUDAD:AMSTERDAM EN S. XV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384</text:p>
          </table:table-cell>
          <table:table-cell office:value-type="string" calcext:value-type="string">
            <text:p>SEM PREHIS. ARQ9999 <text:s text:c="2"/>202 SEM.PREHIST.ARQUEOL:HIST.ARGENTINA PREHISPAN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385</text:p>
          </table:table-cell>
          <table:table-cell office:value-type="string" calcext:value-type="string">
            <text:p>SEM.HIST.EDAD M9999 <text:s text:c="2"/>202 SEM.HIST.EDAD MEDIA:FUND.PODER MONARQUIA CAST.MED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386</text:p>
          </table:table-cell>
          <table:table-cell office:value-type="string" calcext:value-type="string">
            <text:p>SEM.ANT.SOC. <text:s text:c="2"/>9999 <text:s text:c="2"/>202 SEM.ANT.SOC.CULT:PROC.SOC.AGRARIOS HIST.CAMPESIN.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387</text:p>
          </table:table-cell>
          <table:table-cell office:value-type="string" calcext:value-type="string">
            <text:p>SE. GEO.HUM.9999999 <text:s text:c="2"/>202 SEM.GEOGRAFIA HUM.:ESPACIO URBANO Y GESTION LOC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388</text:p>
          </table:table-cell>
          <table:table-cell office:value-type="string" calcext:value-type="string">
            <text:p>SEM.ANT. POETIC9999 <text:s text:c="2"/>202 SEMINARIO DE ANTROPOLOGIA POET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389</text:p>
          </table:table-cell>
          <table:table-cell office:value-type="string" calcext:value-type="string">
            <text:p>SEM.HIST.REG. <text:s/>9999 <text:s text:c="2"/>201 SEMINARIO HISTORIA REGIONAL LATINOAMERICAN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390</text:p>
          </table:table-cell>
          <table:table-cell office:value-type="string" calcext:value-type="string">
            <text:p>SEM.PAL.DIP. <text:s text:c="2"/>9999 <text:s text:c="2"/>202 SEM.PALEOG.DIP.:DIPLOMATICA COLONIAL:OT.Y DEST.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391</text:p>
          </table:table-cell>
          <table:table-cell office:value-type="string" calcext:value-type="string">
            <text:p>SEM.HIST.CONT.99999 <text:s text:c="2"/>202 CURS.DE HISTORIA CONTEM.LAS RELAC.ENTRE CAP.Y DEM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392</text:p>
          </table:table-cell>
          <table:table-cell office:value-type="string" calcext:value-type="string">
            <text:p>SEM.HISTORIA AM9999 <text:s text:c="2"/>202 SEM.HISTORIA AM.II:EEUU Y AMERICA LAT. 1960-1990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393</text:p>
          </table:table-cell>
          <table:table-cell office:value-type="string" calcext:value-type="string">
            <text:p>SEM.POL.EXT.GOB9999 <text:s text:c="2"/>202 SEM.POLIT.EXT.GOB.PERONISTAS S/ PRENSA CORDOBES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394</text:p>
          </table:table-cell>
          <table:table-cell office:value-type="string" calcext:value-type="string">
            <text:p>CURSILLO E.POL 9999 <text:s text:c="2"/>202 CURSILLO ECONOM.POL.:CRITICA DE ECONOMIA POLIT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395</text:p>
          </table:table-cell>
          <table:table-cell office:value-type="string" calcext:value-type="string">
            <text:p>CURS.INT. HIST.9999 <text:s text:c="2"/>202 CURSILLO INTRODUCC.HIST.:LA HISTORIA EN CUEST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366</text:p>
          </table:table-cell>
          <table:table-cell office:value-type="string" calcext:value-type="string">
            <text:p>SEM.LOS EXT.POL9999 <text:s text:c="2"/>202 SEMINARIO LOS EXTREMOS DEL PENSAMIENTO.C.ASTRAD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367</text:p>
          </table:table-cell>
          <table:table-cell office:value-type="string" calcext:value-type="string">
            <text:p>SEM. CIENCIA Y 9999 <text:s text:c="2"/>502 SEMINARIO CIENCIA Y RELIG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368</text:p>
          </table:table-cell>
          <table:table-cell office:value-type="string" calcext:value-type="string">
            <text:p>HUSSER <text:s text:c="8"/>9999 <text:s text:c="6"/>SEM.HUSSERLY HEIDEGGER:CONCIENCIA,MUNDO,FACTICID.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369</text:p>
          </table:table-cell>
          <table:table-cell office:value-type="string" calcext:value-type="string">
            <text:p>SEM.POL.Y POSER9999 <text:s text:c="6"/>SEMINARIO POLITICA Y PODER EN EL PENSAMIENT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370</text:p>
          </table:table-cell>
          <table:table-cell office:value-type="string" calcext:value-type="string">
            <text:p>SEM.DOLOR Y GO 9999 <text:s text:c="6"/>SEMINARIO DOLOR Y GOZO EN EL CAMINO DEL CONOC.PL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371</text:p>
          </table:table-cell>
          <table:table-cell office:value-type="string" calcext:value-type="string">
            <text:p>SEM.EL ESPEJO <text:s/>9999 <text:s text:c="6"/>SEMINARIO EL ESPEJ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372</text:p>
          </table:table-cell>
          <table:table-cell office:value-type="string" calcext:value-type="string">
            <text:p>SEM.EST. <text:s text:c="6"/>9999 <text:s text:c="2"/>202 SEMINARIO ESTRUCTURA E IDENTIDAD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373</text:p>
          </table:table-cell>
          <table:table-cell office:value-type="string" calcext:value-type="string">
            <text:p>SEM. FIL.MOD. <text:s/>9999 <text:s text:c="2"/>201 SEMINARIO <text:s/>FILOSOFIA MODERN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422</text:p>
          </table:table-cell>
          <table:table-cell office:value-type="string" calcext:value-type="string">
            <text:p>SEM.INF.LIT. <text:s text:c="2"/>9999 <text:s text:c="2"/>202 SEM.INFANCIA Y LIT.EL PROBLEMA DEL SUJETO LIT.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423</text:p>
          </table:table-cell>
          <table:table-cell office:value-type="string" calcext:value-type="string">
            <text:p>SE. SOCI- <text:s text:c="5"/>9999 <text:s text:c="2"/>302 SEMINARIO PROBLEMAS DE SOCIO-LING�IST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425</text:p>
          </table:table-cell>
          <table:table-cell office:value-type="string" calcext:value-type="string">
            <text:p>SEM.LIT.ESPA�.I9999 <text:s text:c="2"/>402 SEMINARIO DE LITERATURA ESPA�OL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374</text:p>
          </table:table-cell>
          <table:table-cell office:value-type="string" calcext:value-type="string">
            <text:p>SEM.FIL. ARTE <text:s/>9999 <text:s text:c="6"/>SEMINARIO FILOSOFIA DEL ARTE Y ARTE ACTU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375</text:p>
          </table:table-cell>
          <table:table-cell office:value-type="string" calcext:value-type="string">
            <text:p>SEM.ASP.BAS. <text:s text:c="2"/>9999 <text:s text:c="6"/>SEM ASPECTOS BASICOS Y APLICACIONES TEORIA DECIS.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426</text:p>
          </table:table-cell>
          <table:table-cell office:value-type="string" calcext:value-type="string">
            <text:p>SEM.CONF.ESP. <text:s/>9999 <text:s text:c="2"/>202 SEM.CONFORM.ESP.GEOCULTURALES DISCURSOS LIT.CON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427</text:p>
          </table:table-cell>
          <table:table-cell office:value-type="string" calcext:value-type="string">
            <text:p>SEM. TEATRO <text:s text:c="3"/>9999 <text:s text:c="2"/>202 SEMINARIO TEATRO ESPAC. ACT.AUTORES Y TENDENCIA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376</text:p>
          </table:table-cell>
          <table:table-cell office:value-type="string" calcext:value-type="string">
            <text:p>ETNOGRAFIA <text:s text:c="4"/>9999 <text:s text:c="6"/>ETNOGRAFIA*DICTA ESC. CINE Y T.V.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377</text:p>
          </table:table-cell>
          <table:table-cell office:value-type="string" calcext:value-type="string">
            <text:p>SEM LA INTER. <text:s/>9999 <text:s text:c="2"/>202 SEMINARIO LA INTERSUBJETIVIDAD Y GEORGE MEAD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424</text:p>
          </table:table-cell>
          <table:table-cell office:value-type="string" calcext:value-type="string">
            <text:p>SEM.SOCIOLOGIA 9999 <text:s text:c="2"/>202 SEMINARIO DE SOCIOLOG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378</text:p>
          </table:table-cell>
          <table:table-cell office:value-type="string" calcext:value-type="string">
            <text:p>HIST.LIT.GRIEI 9999 <text:s text:c="6"/>HISTORIA DE LA LITERATURA GRIEG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86227</text:p>
          </table:table-cell>
          <table:table-cell office:value-type="string" calcext:value-type="string">
            <text:p>ETNOHISTORIA <text:s text:c="2"/>9999 <text:s text:c="2"/>501 ETNOHISTORIA (DICTA ESCUELA HISTORIA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886221</text:p>
          </table:table-cell>
          <table:table-cell office:value-type="string" calcext:value-type="string">
            <text:p>SSE. T. FRANCES999 <text:s text:c="3"/>301 SEMINARIO TRADUCCION DE FRANC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428</text:p>
          </table:table-cell>
          <table:table-cell office:value-type="string" calcext:value-type="string">
            <text:p>SEM.SOC.CUL <text:s text:c="3"/>9999 <text:s text:c="2"/>302 SEM.SOCIEDAD CULTURA Y DISCURSOS ARGENTINA DE 70'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430</text:p>
          </table:table-cell>
          <table:table-cell office:value-type="string" calcext:value-type="string">
            <text:p>SSEM.TEATRO ESP9999 <text:s text:c="2"/>301 SEMINARIO TEATRO ESPA�OL ACTUAL.AUTORES Y TENDE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429</text:p>
          </table:table-cell>
          <table:table-cell office:value-type="string" calcext:value-type="string">
            <text:p>SEM.PROBL.SOC. 9999 <text:s text:c="2"/>301 SEMINARIO PROBLEMAS SOCIOLINGUIST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431</text:p>
          </table:table-cell>
          <table:table-cell office:value-type="string" calcext:value-type="string">
            <text:p>POESIA ESP.CON 999930 302 POESIA ESPA�OLA CONTEMPORANEA (1936-1975) <text:s text:c="8"/>30 30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379</text:p>
          </table:table-cell>
          <table:table-cell office:value-type="string" calcext:value-type="string">
            <text:p>CURSILLO INT. <text:s/>9999 <text:s text:c="6"/>CURS.LA HISTORIA EN CUESTION.DEBATES EN TORNO A..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380</text:p>
          </table:table-cell>
          <table:table-cell office:value-type="string" calcext:value-type="string">
            <text:p>CONCEP.MENTAL <text:s/>9999 <text:s text:c="6"/>CONCEPCIONES DE LO MENTAL EN CIENCIAS SOCIAL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381</text:p>
          </table:table-cell>
          <table:table-cell office:value-type="string" calcext:value-type="string">
            <text:p><text:s text:c="15"/>9999 <text:s text:c="6"/>DERECHO CONSTITUCION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382</text:p>
          </table:table-cell>
          <table:table-cell office:value-type="string" calcext:value-type="string">
            <text:p><text:s text:c="16"/>999 <text:s text:c="6"/>DERECHO POLITIC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396</text:p>
          </table:table-cell>
          <table:table-cell office:value-type="string" calcext:value-type="string">
            <text:p>ARTES PLAST <text:s text:c="3"/>9999 <text:s text:c="2"/>302 LAS ARTES PLASTICAS EN LA HISTORI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397</text:p>
          </table:table-cell>
          <table:table-cell office:value-type="string" calcext:value-type="string">
            <text:p>ETICA I <text:s text:c="7"/>9999 <text:s text:c="2"/>301 ETIC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86263</text:p>
          </table:table-cell>
          <table:table-cell office:value-type="string" calcext:value-type="string">
            <text:p>EDUC.MED.AUDIOV9999 <text:s text:c="2"/>502 EDUCACION CON MEDIOS AUDIOVISUALES MAT. OPTATIV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86264</text:p>
          </table:table-cell>
          <table:table-cell office:value-type="string" calcext:value-type="string">
            <text:p>PORTUGUES <text:s text:c="6"/>9 <text:s text:c="4"/>301 PRUEBA SUFICIENCIA IDIOMA PORTUGU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383</text:p>
          </table:table-cell>
          <table:table-cell office:value-type="string" calcext:value-type="string">
            <text:p>ESTADIST. APLIC9999 <text:s text:c="6"/>ESTADISTICA APLICADA <text:s/>(DICTA ESC. FILOSOFIA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86158</text:p>
          </table:table-cell>
          <table:table-cell office:value-type="string" calcext:value-type="string">
            <text:p>SEM.LA RETORICA9999 <text:s text:c="2"/>103 SEMINARIO LA RETORICA EN LA ANTIGUEDAD CLAS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432</text:p>
          </table:table-cell>
          <table:table-cell office:value-type="string" calcext:value-type="string">
            <text:p>SEM. LA RETORIC9999 <text:s text:c="2"/>301 SEMINARIO LA RETORICA EN LA ANTIGUEDAD CLAS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384</text:p>
          </table:table-cell>
          <table:table-cell office:value-type="string" calcext:value-type="string">
            <text:p>SEM LA RETORICA9999 <text:s text:c="2"/>301 SEMINARIO LA RETORICA EN LA ANTIGUEDAD CLAS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385</text:p>
          </table:table-cell>
          <table:table-cell office:value-type="string" calcext:value-type="string">
            <text:p>SEM.LECTO-COM.99999 <text:s text:c="6"/>SEMINARIO LECTO- COMPRENSION IDIOMA PORTUGU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86228</text:p>
          </table:table-cell>
          <table:table-cell office:value-type="string" calcext:value-type="string">
            <text:p>SEM. ANT. <text:s text:c="5"/>9999 <text:s text:c="2"/>501 SEM.ANT. Y EDUCACION DIVERSIDAD CULT.Y DES.SOCI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386</text:p>
          </table:table-cell>
          <table:table-cell office:value-type="string" calcext:value-type="string">
            <text:p>SEM.NAT.Y ART. 9999 <text:s text:c="6"/>SEMINARIO NATURALEZA Y ARTIFICIO EN LA FIL.POLIT. <text:s text:c="6"/>9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433</text:p>
          </table:table-cell>
          <table:table-cell office:value-type="string" calcext:value-type="string">
            <text:p>SEM.TEATRO Y PO9999 <text:s text:c="2"/>301 SEMINARIO REPRESENTACION TEATRO Y POLITICA</text:p>
          </table:table-cell>
          <table:table-cell/>
        </table:table-row>
        <table:table-row table:style-name="ro1">
          <table:table-cell office:value-type="string" calcext:value-type="string">
            <text:p>T02</text:p>
          </table:table-cell>
          <table:table-cell office:value-type="string" calcext:value-type="string">
            <text:p>48200</text:p>
          </table:table-cell>
          <table:table-cell office:value-type="string" calcext:value-type="string">
            <text:p>LICENCIADO EN ARCHIVOLOGIA <text:s text:c="23"/>53548186 <text:s text:c="5"/>LIC. ARCHIVOLOG. <text:s text:c="10"/>48211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8200060</text:p>
          </table:table-cell>
          <table:table-cell office:value-type="string" calcext:value-type="string">
            <text:p>TALLER TE. DESC9992 <text:s text:c="2"/>202 TALLER:TECNICAS DESCRIPTIVA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8200062</text:p>
          </table:table-cell>
          <table:table-cell office:value-type="string" calcext:value-type="string">
            <text:p>TALLER REST.DOC9992 <text:s text:c="2"/>301 TALLER: RESTAURACION DE DOCUMENTO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8200063</text:p>
          </table:table-cell>
          <table:table-cell office:value-type="string" calcext:value-type="string">
            <text:p>TALLER TEC.SEL.9992 <text:s text:c="2"/>301 TALLER: TECNICAS DE SELECCION DOCUMENT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8200064</text:p>
          </table:table-cell>
          <table:table-cell office:value-type="string" calcext:value-type="string">
            <text:p>ARCHIVOS IMAG. 9992 <text:s text:c="2"/>302 ARCHIVOS DE IMAGEN Y SONID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8200066</text:p>
          </table:table-cell>
          <table:table-cell office:value-type="string" calcext:value-type="string">
            <text:p>EPIST.CS.SOC. <text:s/>9992 <text:s text:c="2"/>302 EPISTEMOLOGIA DE LAS CIENCIAS SOCIAL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8200073</text:p>
          </table:table-cell>
          <table:table-cell office:value-type="string" calcext:value-type="string">
            <text:p>SIST. DE REDES 9992 <text:s text:c="2"/>402 SISTEMAS Y REDES DE ARCHIVO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8200074</text:p>
          </table:table-cell>
          <table:table-cell office:value-type="string" calcext:value-type="string">
            <text:p>DERECHO CONST. 9992 <text:s text:c="2"/>401 DERECHO CONSTITUCIONAL Y ADMINISTRATIV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8200076</text:p>
          </table:table-cell>
          <table:table-cell office:value-type="string" calcext:value-type="string">
            <text:p>ANALISIS DEL D.9992 <text:s text:c="2"/>401 ANALISIS DEL DISCURS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8200078</text:p>
          </table:table-cell>
          <table:table-cell office:value-type="string" calcext:value-type="string">
            <text:p>SEM.PROYECTOS <text:s/>9992 <text:s text:c="2"/>402 SEM.OBLIG.PROYEC.DE TRABAJO Y DISE�OS DE INVESTIG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8200079</text:p>
          </table:table-cell>
          <table:table-cell office:value-type="string" calcext:value-type="string">
            <text:p>SEM. OPTATIVO I9992 <text:s text:c="2"/>401 SEMINARIO OPTATIVO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8200080</text:p>
          </table:table-cell>
          <table:table-cell office:value-type="string" calcext:value-type="string">
            <text:p>SEM. OPT.II <text:s text:c="3"/>9992 <text:s text:c="2"/>401 SEMINARIO OPTATIVO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8200081</text:p>
          </table:table-cell>
          <table:table-cell office:value-type="string" calcext:value-type="string">
            <text:p>MATERIA ELEC.I 9992 <text:s text:c="2"/>401 MATERIA ELECTIV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8200082</text:p>
          </table:table-cell>
          <table:table-cell office:value-type="string" calcext:value-type="string">
            <text:p>PSICOSOC.ORG. <text:s/>9992 <text:s text:c="2"/>501 PSICOSOCIOLOGIA DE LAS ORGANIZACION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8200083</text:p>
          </table:table-cell>
          <table:table-cell office:value-type="string" calcext:value-type="string">
            <text:p>GEST. Y MARK. <text:s/>9992 <text:s text:c="2"/>501 GESTION Y MARKETING ARCHIVISTIC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8200084</text:p>
          </table:table-cell>
          <table:table-cell office:value-type="string" calcext:value-type="string">
            <text:p>SEM.OPTATIV III9999 <text:s text:c="2"/>501 SEMINARIO OPTATIVO I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8200085</text:p>
          </table:table-cell>
          <table:table-cell office:value-type="string" calcext:value-type="string">
            <text:p>MAT.ELECTIVA II9992 <text:s text:c="2"/>502 MATERIA ELECTIVA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8200086</text:p>
          </table:table-cell>
          <table:table-cell office:value-type="string" calcext:value-type="string">
            <text:p>TRABAJO FINAL <text:s/>9999 <text:s text:c="2"/>501 TRABAJO FIN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8200102</text:p>
          </table:table-cell>
          <table:table-cell office:value-type="string" calcext:value-type="string">
            <text:p>CURSO DE NIV. <text:s/>9999 <text:s text:c="2"/>101 CURSO DE NIVELACION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8200046</text:p>
          </table:table-cell>
          <table:table-cell table:style-name="ce1" office:value-type="string" calcext:value-type="string">
            <text:p><text:s/>0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398</text:p>
          </table:table-cell>
          <table:table-cell office:value-type="string" calcext:value-type="string">
            <text:p>SEM.ECON.RUR.LA9999 <text:s text:c="2"/>301 SEM.ECON.Y SOCIEDAD RURAL REGIONAL LATINOAMER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399</text:p>
          </table:table-cell>
          <table:table-cell office:value-type="string" calcext:value-type="string">
            <text:p>SEM.HIST.AM.I <text:s/>9999 <text:s text:c="2"/>301 SEMINARI PODER Y SOCIEDAD EN CBA.EN EL SIGLO XV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400</text:p>
          </table:table-cell>
          <table:table-cell office:value-type="string" calcext:value-type="string">
            <text:p>SE.HIST.ARG.I <text:s/>9999 <text:s text:c="2"/>401 SEMINARIO CORDOBA EN EL PROCESO DE MODERNIZA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401</text:p>
          </table:table-cell>
          <table:table-cell office:value-type="string" calcext:value-type="string">
            <text:p>SEM.HIST.CONT. 9999 <text:s text:c="2"/>401 SEMIN.LOS MOV.SOC.CONTEMP.EN EL NORESTE ASIATIC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402</text:p>
          </table:table-cell>
          <table:table-cell office:value-type="string" calcext:value-type="string">
            <text:p>SEM.TEORIA POLI9999 <text:s text:c="2"/>301 SEMINARIO ESTADO Y POLITICA EN LA ARG.CONTEMP.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403</text:p>
          </table:table-cell>
          <table:table-cell office:value-type="string" calcext:value-type="string">
            <text:p>SEM.HIST.PENS. 9999 <text:s text:c="2"/>301 SEM.FORMAS POLITICAS,IDEOLOG...CORDOBA 1900-1916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404</text:p>
          </table:table-cell>
          <table:table-cell office:value-type="string" calcext:value-type="string">
            <text:p>SEM.HIST.ANTIGU9999 <text:s text:c="2"/>201 SEMINARIO PAGANISMO Y CRISTIANISM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405</text:p>
          </table:table-cell>
          <table:table-cell office:value-type="string" calcext:value-type="string">
            <text:p>SEM.POET.GEN. <text:s/>9999 <text:s text:c="2"/>201 SEMINARIO:POETICAS Y POLITICAS DEL GENER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406</text:p>
          </table:table-cell>
          <table:table-cell office:value-type="string" calcext:value-type="string">
            <text:p>SEM.ESF.PUB.Y <text:s/>9999 <text:s text:c="2"/>301 SEMINARIO:ESFERA PUBLICA Y ESPACIO PRIVAD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407</text:p>
          </table:table-cell>
          <table:table-cell office:value-type="string" calcext:value-type="string">
            <text:p>SEM.CIUD.Y PART9999 <text:s text:c="2"/>201 SEMINARIO:CIUDADANIA Y PARTIC.POLIT.EN LA ANTIG.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408</text:p>
          </table:table-cell>
          <table:table-cell office:value-type="string" calcext:value-type="string">
            <text:p>SEM.TECNOCRATAS9999 <text:s text:c="2"/>401 SEMINARIO:TECNOCRATAS AL PODER:ANALISIS DE CASO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409</text:p>
          </table:table-cell>
          <table:table-cell office:value-type="string" calcext:value-type="string">
            <text:p>SEM.ID.AM.LAT. 9999 <text:s text:c="2"/>301 SEMINARIO:IDEAS Y CULTURA POLITICA AMERICA LAT.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410</text:p>
          </table:table-cell>
          <table:table-cell office:value-type="string" calcext:value-type="string">
            <text:p>SEM.USOS TIERRA9999 <text:s text:c="2"/>401 SEMINARIO LOS USOS DE LA TIERRA,CBA.SIGLO XIX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411</text:p>
          </table:table-cell>
          <table:table-cell office:value-type="string" calcext:value-type="string">
            <text:p>SEM.ERG.Y TEC. 9999 <text:s text:c="2"/>201 SEMINARIO DE ERGOLOGIA Y TECNOLOG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413</text:p>
          </table:table-cell>
          <table:table-cell office:value-type="string" calcext:value-type="string">
            <text:p>CURS.HIST.MOD. 9999 <text:s text:c="2"/>301 CURSILLO ASPECT.TEOR.APLIC.JUSTICIA ANTIG.REGIME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387</text:p>
          </table:table-cell>
          <table:table-cell office:value-type="string" calcext:value-type="string">
            <text:p>SSEM.FIL.ESP. <text:s/>9999 <text:s text:c="3"/>01 SEMINARIO DE FILOSOFIA DEL ESPACIO TIEMP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388</text:p>
          </table:table-cell>
          <table:table-cell office:value-type="string" calcext:value-type="string">
            <text:p>SEM.POB.RURAL <text:s/>9999 <text:s text:c="3"/>01 SEMINARIO POBREZA RURAL Y URBAN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389</text:p>
          </table:table-cell>
          <table:table-cell office:value-type="string" calcext:value-type="string">
            <text:p>SEM.MENTE VS. <text:s/>9999 <text:s text:c="3"/>02 SEMINARIO MENTE VERSUS MAQUIN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390</text:p>
          </table:table-cell>
          <table:table-cell office:value-type="string" calcext:value-type="string">
            <text:p>SEM.HUSSERL <text:s text:c="3"/>9999 <text:s text:c="3"/>01 SEM.HUSSERL:TEMPORALIDAD,ARITMETICIDAD Y EST.CONC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391</text:p>
          </table:table-cell>
          <table:table-cell office:value-type="string" calcext:value-type="string">
            <text:p>SEM. LA MUJER <text:s/>9999 <text:s text:c="3"/>02 SEMINARIO: LA MUJER INVISIBLE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412</text:p>
          </table:table-cell>
          <table:table-cell office:value-type="string" calcext:value-type="string">
            <text:p>DERECHO CONST. 9999 <text:s text:c="2"/>401 DERECHO CONSTITUCION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434</text:p>
          </table:table-cell>
          <table:table-cell office:value-type="string" calcext:value-type="string">
            <text:p>SEM.SUB.ESP.INT9999 <text:s text:c="2"/>301 SEMINARIO SUBJETIVIDAD Y ESPACIO INTIM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435</text:p>
          </table:table-cell>
          <table:table-cell office:value-type="string" calcext:value-type="string">
            <text:p>SEM.IDEOL.INFAN9999 <text:s text:c="2"/>201 SEMINARIO IDEOLOGIA Y LIBROS PARA LA INFANCIA...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392</text:p>
          </table:table-cell>
          <table:table-cell office:value-type="string" calcext:value-type="string">
            <text:p>SEM.LECT.FIL. <text:s/>9999 <text:s text:c="6"/>SEMINARIO LECTURA FILOSOFICA DE LA HISTOR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393</text:p>
          </table:table-cell>
          <table:table-cell office:value-type="string" calcext:value-type="string">
            <text:p>SEM. INT.A SCH 9999 <text:s text:c="3"/>02 SEMINARIO INTRODUCCION LA LECTURA DE SCHOPENHAUER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297061</text:p>
          </table:table-cell>
          <table:table-cell office:value-type="string" calcext:value-type="string">
            <text:p>SEM.LECTOCOMP. 9999 <text:s text:c="2"/>301 SEMINARIO LECTO-COMPRENSION DE PORTUGU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8186046</text:p>
          </table:table-cell>
          <table:table-cell office:value-type="string" calcext:value-type="string">
            <text:p>SEM.LECTO-COMP.9999 <text:s text:c="2"/>301 SEMINARIO LECTO-COMPRENSION PORTUGU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8186047</text:p>
          </table:table-cell>
          <table:table-cell office:value-type="string" calcext:value-type="string">
            <text:p>PRUEBA SUF.ID. 9999 <text:s text:c="2"/>201 SEMINARIO DE LECTO-COMPRENSION IDIOMA INGL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414</text:p>
          </table:table-cell>
          <table:table-cell office:value-type="string" calcext:value-type="string">
            <text:p>LIT. ARGENTINA 9999 <text:s text:c="2"/>301 LITERATURA ARGENTIN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436</text:p>
          </table:table-cell>
          <table:table-cell office:value-type="string" calcext:value-type="string">
            <text:p>SEM. TRAD.IN <text:s text:c="2"/>9999 <text:s text:c="2"/>301 SEMINARIO DE TRADUCCION DE INGL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437</text:p>
          </table:table-cell>
          <table:table-cell office:value-type="string" calcext:value-type="string">
            <text:p>SEM.FORMAS HIST9999 <text:s text:c="2"/>301 SEMINARIO FORMAS HISTORICAS DE LA NOVEL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415</text:p>
          </table:table-cell>
          <table:table-cell office:value-type="string" calcext:value-type="string">
            <text:p>SEM. RELAC. CIU9999 <text:s text:c="2"/>301 SEMINARIO RELACIONES CIUDAD CAMPO EN LA ANTIGUED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886436</text:p>
          </table:table-cell>
          <table:table-cell office:value-type="string" calcext:value-type="string">
            <text:p>SEM.TRAD.INGLEE9999 <text:s text:c="2"/>301 SEMINARIO DE TRADUCCION DE INGL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438</text:p>
          </table:table-cell>
          <table:table-cell office:value-type="string" calcext:value-type="string">
            <text:p>SEM. LA IMAGEN 9999 <text:s text:c="2"/>301 SEMINARIO LA IMAGEN LATINOAMERICANA DISE�OS DEL..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4193102</text:p>
          </table:table-cell>
          <table:table-cell table:style-name="ce1" office:value-type="string" calcext:value-type="string">
            <text:p><text:s/>0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8200011</text:p>
          </table:table-cell>
          <table:table-cell office:value-type="string" calcext:value-type="string">
            <text:p>TEORIA ARCHIVIS9992 <text:s text:c="2"/>101 TEORIA ARCHIVIST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8200012</text:p>
          </table:table-cell>
          <table:table-cell office:value-type="string" calcext:value-type="string">
            <text:p>CLASIF. ORD. <text:s text:c="2"/>9991 <text:s text:c="2"/>100 CLASIFICACION Y ORDENACION DOCUMENT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8200013</text:p>
          </table:table-cell>
          <table:table-cell office:value-type="string" calcext:value-type="string">
            <text:p>INSTITUC.HISP. 9991 <text:s text:c="2"/>101 INSTITUCIONES HISPANOAMERICANA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8200014</text:p>
          </table:table-cell>
          <table:table-cell office:value-type="string" calcext:value-type="string">
            <text:p>GESTION DE DOC.9991 <text:s text:c="2"/>100 GESTION DE DOCUMENTO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8200017</text:p>
          </table:table-cell>
          <table:table-cell office:value-type="string" calcext:value-type="string">
            <text:p>INST. ARGENTIN.9992 <text:s text:c="2"/>102 INSTITUCIONES ARGENTINA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8200018</text:p>
          </table:table-cell>
          <table:table-cell office:value-type="string" calcext:value-type="string">
            <text:p>PALEOGRAFIA Y <text:s/>9992 <text:s text:c="2"/>201 PALEOGRAFIA Y DIPLOMATICA HISPANOAMERICAN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8200019</text:p>
          </table:table-cell>
          <table:table-cell office:value-type="string" calcext:value-type="string">
            <text:p>CIENCIA DE INF.9992 <text:s text:c="2"/>102 CIENCIA DE LA INFORMA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8200021</text:p>
          </table:table-cell>
          <table:table-cell office:value-type="string" calcext:value-type="string">
            <text:p>LEG. NORM.ARCH.9992 <text:s text:c="2"/>202 LEGISLACION Y NORMATIVA ARCHIVIST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8200022</text:p>
          </table:table-cell>
          <table:table-cell office:value-type="string" calcext:value-type="string">
            <text:p>METODOLOG.INVES99 <text:s text:c="4"/>401 METODOLOGIA DE LA <text:s/>INVESTIGACION <text:s text:c="23"/>3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8200023</text:p>
          </table:table-cell>
          <table:table-cell office:value-type="string" calcext:value-type="string">
            <text:p>SELECCION DOCUM9992 <text:s text:c="2"/>202 SELECCION DOCUMENT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8200024</text:p>
          </table:table-cell>
          <table:table-cell office:value-type="string" calcext:value-type="string">
            <text:p>ARCHIV.ADMINIS.9991 <text:s text:c="2"/>300 ARCHIVOS ADMINISTRATIVOS E HISTORICO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8200026</text:p>
          </table:table-cell>
          <table:table-cell office:value-type="string" calcext:value-type="string">
            <text:p>ARCHIVECONOMIA 99 2 <text:s text:c="2"/>201 ARCHIVECONOM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8200027</text:p>
          </table:table-cell>
          <table:table-cell office:value-type="string" calcext:value-type="string">
            <text:p>MEDIOS DE REP. 9992 <text:s text:c="2"/>301 MEDIOS DE REPRODUCCION DOCUMENT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8200028</text:p>
          </table:table-cell>
          <table:table-cell office:value-type="string" calcext:value-type="string">
            <text:p>PLANEAMIENTO A.9992 <text:s text:c="2"/>401 PLANEAMIENTO ARCHIVISTIC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8200029</text:p>
          </table:table-cell>
          <table:table-cell office:value-type="string" calcext:value-type="string">
            <text:p>PRACTICA ARCH. 9991 <text:s text:c="2"/>302 PRACTICA ARCHIVIST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8200039</text:p>
          </table:table-cell>
          <table:table-cell office:value-type="string" calcext:value-type="string">
            <text:p>IDIOMA INGLES <text:s/>9992 <text:s text:c="2"/>2 <text:s text:c="2"/>IDIOMA INGL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8200040</text:p>
          </table:table-cell>
          <table:table-cell office:value-type="string" calcext:value-type="string">
            <text:p>IDIOMA FRANCES 99 <text:s text:c="8"/>IDIOMA FRANC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8200041</text:p>
          </table:table-cell>
          <table:table-cell office:value-type="string" calcext:value-type="string">
            <text:p>PRESERV.Y CONS.99 <text:s text:c="4"/>202 PRESERVACION Y CONSERVACION DE DOCUMENTO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8200042</text:p>
          </table:table-cell>
          <table:table-cell office:value-type="string" calcext:value-type="string">
            <text:p>PROCESAM.DATOS 9992 <text:s text:c="2"/>201 PROCESAMIENTO DE <text:s/>DATO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8200043</text:p>
          </table:table-cell>
          <table:table-cell office:value-type="string" calcext:value-type="string">
            <text:p>IDIOMA ITALIA. 9992 <text:s text:c="2"/>2 <text:s text:c="2"/>IDIOMA ITALIAN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8200044</text:p>
          </table:table-cell>
          <table:table-cell office:value-type="string" calcext:value-type="string">
            <text:p>IDIOMA PORTUGUE9992 <text:s text:c="2"/>3 <text:s text:c="2"/>IDIOMA PORTUGU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8200045</text:p>
          </table:table-cell>
          <table:table-cell office:value-type="string" calcext:value-type="string">
            <text:p>IDIOMA ALEMAN <text:s/>9992 <text:s text:c="2"/>2 <text:s text:c="2"/>IDIOMA ALEMA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8200048</text:p>
          </table:table-cell>
          <table:table-cell office:value-type="string" calcext:value-type="string">
            <text:p>TALLER:EST.EST.9992 <text:s text:c="2"/>101 TALLER:ESTRATEGIAS DE ESTUDIO E INVESTIGA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8200016</text:p>
          </table:table-cell>
          <table:table-cell office:value-type="string" calcext:value-type="string">
            <text:p>DESCRIP.DOC. <text:s text:c="2"/>9992 <text:s text:c="2"/>201 DESCRIPCION DOCUMENTAL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8200016</text:p>
          </table:table-cell>
          <table:table-cell table:style-name="ce1" office:value-type="string" calcext:value-type="string">
            <text:p><text:s/>0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10000001</text:p>
          </table:table-cell>
          <table:table-cell office:value-type="string" calcext:value-type="string">
            <text:p><text:s text:c="15"/>99 <text:s text:c="4"/>101 CUERPO Y VOZ DEL ACTOR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10000002</text:p>
          </table:table-cell>
          <table:table-cell office:value-type="string" calcext:value-type="string">
            <text:p><text:s text:c="15"/>99 <text:s text:c="4"/>101 SUJETO DEL APRENDIZAJE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10000003</text:p>
          </table:table-cell>
          <table:table-cell office:value-type="string" calcext:value-type="string">
            <text:p><text:s text:c="15"/>99 <text:s text:c="4"/>102 FORMACION ACTOR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10000004</text:p>
          </table:table-cell>
          <table:table-cell office:value-type="string" calcext:value-type="string">
            <text:p><text:s text:c="15"/>99 <text:s text:c="8"/>RECURSOS ESCENOTECNICO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10000005</text:p>
          </table:table-cell>
          <table:table-cell office:value-type="string" calcext:value-type="string">
            <text:p><text:s text:c="15"/>99 <text:s text:c="4"/>201 MODELOS INSTITUCIONAL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10000006</text:p>
          </table:table-cell>
          <table:table-cell office:value-type="string" calcext:value-type="string">
            <text:p><text:s text:c="15"/>99 <text:s text:c="4"/>201 HECHO RE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416</text:p>
          </table:table-cell>
          <table:table-cell office:value-type="string" calcext:value-type="string">
            <text:p>SEM. HIST. URBA9992 <text:s text:c="2"/>202 SEMINARIO DE HISTORIA URBANA:URBANIZ.Y POLIT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439</text:p>
          </table:table-cell>
          <table:table-cell office:value-type="string" calcext:value-type="string">
            <text:p><text:s text:c="15"/>9992 <text:s text:c="2"/>202 SEMINARIO PENSAMIENTO Y LIT.ILUSTRACION ESPA�OL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417</text:p>
          </table:table-cell>
          <table:table-cell office:value-type="string" calcext:value-type="string">
            <text:p>SEM.HIST.CULT. 9999 <text:s text:c="2"/>202 SEMIN.HIST.CULTURA:CULTURA Y CIUDAD:LONDRES VICT.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418</text:p>
          </table:table-cell>
          <table:table-cell office:value-type="string" calcext:value-type="string">
            <text:p>SEM.HIST.MEDIA 9999 <text:s text:c="2"/>202 SEM.HIST.EDAD MEDIA:HAGIOGRAFIA Y DEV.ESPA�A MED.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419</text:p>
          </table:table-cell>
          <table:table-cell office:value-type="string" calcext:value-type="string">
            <text:p>SEM.ANT.SOC.CUL9999 <text:s text:c="2"/>202 SEM.ANTROP.SOC.Y CULT.:ETNICIDADES Y TERRITORIAL.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420</text:p>
          </table:table-cell>
          <table:table-cell office:value-type="string" calcext:value-type="string">
            <text:p>SEM.PALEO.Y ETN9999 <text:s text:c="2"/>202 SEM.PALEOG. Y ETNOHIST.:ESTANCIA JESUITICA CAROY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421</text:p>
          </table:table-cell>
          <table:table-cell office:value-type="string" calcext:value-type="string">
            <text:p>SEM.HIST.CONT. 9999 <text:s text:c="2"/>202 SEM.HIST.CONTEMP.:LA CUESTION FEDERAL EN ARGENT.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422</text:p>
          </table:table-cell>
          <table:table-cell office:value-type="string" calcext:value-type="string">
            <text:p>SEM. ECON. POL.9999 <text:s text:c="2"/>202 SEM.ECON. POLIT.:LAS PASIONES Y SUS INTERES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423</text:p>
          </table:table-cell>
          <table:table-cell office:value-type="string" calcext:value-type="string">
            <text:p>SEM.PERONISMO <text:s/>9999 <text:s text:c="2"/>202 SEMINARIO PERONISMO, NEOPERONISMO Y ANTIPERONISM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424</text:p>
          </table:table-cell>
          <table:table-cell office:value-type="string" calcext:value-type="string">
            <text:p>CURS.INT.HIST. 9999 <text:s text:c="2"/>202 CURS.INT.HIST.:LAS NUEVAS CORRIENTES EN LA HISTOR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425</text:p>
          </table:table-cell>
          <table:table-cell office:value-type="string" calcext:value-type="string">
            <text:p>CURS.PREH.ARQ. 9999 <text:s text:c="2"/>202 CURSILLO PREHIST.Y ARQUEOLOGIA: ARQUEOLOGIA IN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426</text:p>
          </table:table-cell>
          <table:table-cell office:value-type="string" calcext:value-type="string">
            <text:p>CURS.GEOG.HUM. 9999 <text:s text:c="2"/>202 CURS. GEOGRAFIA HUMANA:ESPACIO URBANO Y GEST. LOC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394</text:p>
          </table:table-cell>
          <table:table-cell office:value-type="string" calcext:value-type="string">
            <text:p>SEM.A.MORENO <text:s text:c="2"/>9999 <text:s text:c="3"/>02 SEMINARIO ALBERTO MORENO:ISAIAH BERLI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395</text:p>
          </table:table-cell>
          <table:table-cell office:value-type="string" calcext:value-type="string">
            <text:p>SEM.CONCEP.CLAS9999 <text:s text:c="3"/>02 SEM.CONCEPCIONES CLASICAS, MODERNAS Y COMTEMP.JU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396</text:p>
          </table:table-cell>
          <table:table-cell office:value-type="string" calcext:value-type="string">
            <text:p>SEM.MODOS EXIST9999 <text:s text:c="3"/>02 SEMINARIO MODOS DE EXISTENCIA DE LA OBRA DE ARTE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397</text:p>
          </table:table-cell>
          <table:table-cell office:value-type="string" calcext:value-type="string">
            <text:p>SEM.CRITICAS MO9999 <text:s text:c="3"/>02 SEM.CRITICAS A LA MODERNIDAD FILOSOF. LATINOAMER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398</text:p>
          </table:table-cell>
          <table:table-cell office:value-type="string" calcext:value-type="string">
            <text:p>SEM. EL SOFISTA9999 <text:s text:c="3"/>02 SEMINARIO: EL SOFIST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399</text:p>
          </table:table-cell>
          <table:table-cell office:value-type="string" calcext:value-type="string">
            <text:p>SEM. HEGEL Y LA 999 <text:s text:c="3"/>02 SEMINARIO HEGEL Y LA FILOSOF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400</text:p>
          </table:table-cell>
          <table:table-cell office:value-type="string" calcext:value-type="string">
            <text:p>SEM.ESQ.ESCEP. 999 <text:s text:c="4"/>02 SEMINARIO : ESQUEMAS ESCEPTICO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401</text:p>
          </table:table-cell>
          <table:table-cell office:value-type="string" calcext:value-type="string">
            <text:p>SEM.LOS DESC. <text:s/>9999 <text:s text:c="3"/>02 SEM.:LOS DESC.CIENTIFICOS Y LA HIST. DE LA CIENC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402</text:p>
          </table:table-cell>
          <table:table-cell office:value-type="string" calcext:value-type="string">
            <text:p>SSEM.:LOGICISMO9999 <text:s text:c="3"/>02 SEMINARIO:EL LOGICISMO <text:s/>EN LA FILOSOF. MATEMATIC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403</text:p>
          </table:table-cell>
          <table:table-cell office:value-type="string" calcext:value-type="string">
            <text:p>SEM. ARISTOTELE999 <text:s text:c="4"/>02 SEMINARIO: ARISTOTELES, CATEGOR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404</text:p>
          </table:table-cell>
          <table:table-cell office:value-type="string" calcext:value-type="string">
            <text:p>SEM. DESC. BAC 9999 <text:s text:c="3"/>02 SEM.:DESCARTES, BACON Y LA QUERELLA CONTRA CLASIC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2186002</text:p>
          </table:table-cell>
          <table:table-cell table:style-name="ce1" office:value-type="string" calcext:value-type="string">
            <text:p><text:s/>0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405</text:p>
          </table:table-cell>
          <table:table-cell office:value-type="string" calcext:value-type="string">
            <text:p><text:s text:c="15"/>9999 <text:s text:c="3"/>02 SEMINARIO MENTE VERSUS MAQUINA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415</text:p>
          </table:table-cell>
          <table:table-cell office:value-type="string" calcext:value-type="string">
            <text:p>SEM.MUJER INV. 9999 <text:s text:c="6"/>SEM.MUJER INVISIBLE: EL SESGO DE GEN.DISC.SOCI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440</text:p>
          </table:table-cell>
          <table:table-cell office:value-type="string" calcext:value-type="string">
            <text:p>CURSO LIT. BRAS9999 <text:s text:c="2"/>302 CURSO LITERATURA BRASILERA:TEXTOS FUNDAMENTAL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886143</text:p>
          </table:table-cell>
          <table:table-cell office:value-type="string" calcext:value-type="string">
            <text:p>SEM.LIT. LAT.I 9999 <text:s text:c="2"/>202 SEMINARIO LITERATURA LATIN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427</text:p>
          </table:table-cell>
          <table:table-cell office:value-type="string" calcext:value-type="string">
            <text:p>DERECHO INT. PU9999 <text:s text:c="2"/>301 DERECHO INTERNACIONAL PUBLIC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86159</text:p>
          </table:table-cell>
          <table:table-cell office:value-type="string" calcext:value-type="string">
            <text:p>SEM.CAMPOS INT.9999 <text:s text:c="2"/>302 SEMINARIO CAMPOS INTERPELANTES EN LA HIST.CULTUR.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86160</text:p>
          </table:table-cell>
          <table:table-cell office:value-type="string" calcext:value-type="string">
            <text:p>GRAMATICA I <text:s text:c="3"/>9999 <text:s text:c="6"/>GRAMATIC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441</text:p>
          </table:table-cell>
          <table:table-cell office:value-type="string" calcext:value-type="string">
            <text:p>HIST.LIT.GRIEGA9999 <text:s text:c="6"/>HISTORIA DE LA LITERATURA GRIEGA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428</text:p>
          </table:table-cell>
          <table:table-cell office:value-type="string" calcext:value-type="string">
            <text:p>LAS ARTES PLAST9999 <text:s text:c="6"/>LAS ARTES PLASTICAS EN LA HISTORIA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416</text:p>
          </table:table-cell>
          <table:table-cell office:value-type="string" calcext:value-type="string">
            <text:p>SSEM.CIUDADANIA9999 <text:s text:c="6"/>SEMINARIO:CIUDADANIA Y PARTICIPACION POLITICA E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429</text:p>
          </table:table-cell>
          <table:table-cell office:value-type="string" calcext:value-type="string">
            <text:p>HIST.CULT.CONT.9999 <text:s text:c="2"/>201 HISTORIA CULTURA CONTEMPORANEA II (1918-1999)OPT.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430</text:p>
          </table:table-cell>
          <table:table-cell office:value-type="string" calcext:value-type="string">
            <text:p>HIST.REGIONAL L9999 <text:s text:c="2"/>201 HISTORIA REGIONAL LATINOAMERICAN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431</text:p>
          </table:table-cell>
          <table:table-cell office:value-type="string" calcext:value-type="string">
            <text:p>ARQUEOLOG.TEOR.9999 <text:s text:c="2"/>201 ARQUEOLOGIA TEOR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433</text:p>
          </table:table-cell>
          <table:table-cell office:value-type="string" calcext:value-type="string">
            <text:p>SEM.HIST.AMERIC99 <text:s text:c="4"/>201 SEMINARIO DE HISTORIA DE AMERICA I CAT. 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434</text:p>
          </table:table-cell>
          <table:table-cell office:value-type="string" calcext:value-type="string">
            <text:p>SEM.HIST.ARG.I 99 <text:s text:c="4"/>201 SEMINARIO HISTORIA ARGENTINA I CBA. PROCESO MOD.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435</text:p>
          </table:table-cell>
          <table:table-cell office:value-type="string" calcext:value-type="string">
            <text:p>SEM.HIST.CONTEM99 <text:s text:c="4"/>201 SE.HISTORIA CONTEMP.ASIA Y AFRICA LOS MOV.SOCIALE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436</text:p>
          </table:table-cell>
          <table:table-cell office:value-type="string" calcext:value-type="string">
            <text:p>SEM. TEORIA POL99 <text:s text:c="4"/>201 SEMINARIO TEORIA POLITICA PROCESOS CAMBIO SOCIAL.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437</text:p>
          </table:table-cell>
          <table:table-cell office:value-type="string" calcext:value-type="string">
            <text:p>SEM.HIST.ANT. <text:s/>99 <text:s text:c="4"/>201 SEM. HISTORIA ANTIGUA:LA SEXUALIDAD EN LA ANTIGUE <text:s text:c="6"/>8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438</text:p>
          </table:table-cell>
          <table:table-cell office:value-type="string" calcext:value-type="string">
            <text:p>SEM. HIST.SOC. 99 <text:s text:c="4"/>201 SEM.HISTORIA SOCIAL DE LA SALUD Y LA ENFERMEDAD <text:s text:c="8"/>8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439</text:p>
          </table:table-cell>
          <table:table-cell office:value-type="string" calcext:value-type="string">
            <text:p>CURS. HIST.MOD.9999 <text:s text:c="2"/>201 CURSILLO HISTORIA MODERNA LA REVOLUCION FRANCESA <text:s text:c="7"/>8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432</text:p>
          </table:table-cell>
          <table:table-cell office:value-type="string" calcext:value-type="string">
            <text:p>SEM.TIERRA <text:s text:c="4"/>9999 <text:s text:c="2"/>201 SEMINARIO HISTORIA AGRARIA:CORDOBA 1800-1870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417</text:p>
          </table:table-cell>
          <table:table-cell office:value-type="string" calcext:value-type="string">
            <text:p>SEM.LA CONST.DE99 <text:s text:c="5"/>01 SEMINAR.LA CONSTRUCCION DEL OBJETO EN SOCIOLOG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418</text:p>
          </table:table-cell>
          <table:table-cell office:value-type="string" calcext:value-type="string">
            <text:p>SEM. SUJETO <text:s text:c="4"/>9 <text:s text:c="5"/>01 SEM.MICHAEL FOUCAULT,SUJETO,INSTITUCION Y PODER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419</text:p>
          </table:table-cell>
          <table:table-cell office:value-type="string" calcext:value-type="string">
            <text:p>SEM.ARISTOTELES99 <text:s text:c="5"/>01 SEMINARIOS :ARISITOTELES,TOPICO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420</text:p>
          </table:table-cell>
          <table:table-cell office:value-type="string" calcext:value-type="string">
            <text:p>SEM PROC.COG. <text:s/>99 <text:s text:c="5"/>01 SEMINARIO PROCESOS COGNITIVOS,CREATIVIDAD Y <text:s/>DESC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421</text:p>
          </table:table-cell>
          <table:table-cell office:value-type="string" calcext:value-type="string">
            <text:p>SEM.�POR QUE <text:s text:c="2"/>99 <text:s text:c="5"/>01 SEMINARIO �POR QUE FRACASO LA IZQUIERDA EN ARGENT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422</text:p>
          </table:table-cell>
          <table:table-cell office:value-type="string" calcext:value-type="string">
            <text:p>SEM.LOS PROBLEM99 <text:s text:c="5"/>01 SEM, LOS PROBLEMAS FILOSOFICOS:INVESTIG. Y METOD.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423</text:p>
          </table:table-cell>
          <table:table-cell office:value-type="string" calcext:value-type="string">
            <text:p>SEM,TEMAS DE <text:s text:c="2"/>99 <text:s text:c="5"/>01 SEMAS: TEMAS DE FILOSOFIA DE LA LOG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424</text:p>
          </table:table-cell>
          <table:table-cell office:value-type="string" calcext:value-type="string">
            <text:p>SEM NIEZSCHE <text:s text:c="2"/>99 <text:s text:c="5"/>01 SEM. NIETZCHE Y LAS IDEAS BIOLOGICAS SEG. SIGL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425</text:p>
          </table:table-cell>
          <table:table-cell office:value-type="string" calcext:value-type="string">
            <text:p>PROB.FUND.FILO 99 <text:s text:c="5"/>01 SEMINARIO PROBLEMAS FUND.DE LA FILOSOFIA MEDIEV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426</text:p>
          </table:table-cell>
          <table:table-cell office:value-type="string" calcext:value-type="string">
            <text:p>SEM.JUST.Y DES 99 <text:s text:c="5"/>01 SEMINARIO JUSTICIA DESARROLLO Y LIBERTAD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441</text:p>
          </table:table-cell>
          <table:table-cell office:value-type="string" calcext:value-type="string">
            <text:p>SEM. CULT. <text:s text:c="4"/>9999 <text:s text:c="2"/>201 SEM.CULTURAS,IDEAS Y LITERAT.CONO SUR,BRASIL Y 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442</text:p>
          </table:table-cell>
          <table:table-cell office:value-type="string" calcext:value-type="string">
            <text:p>SSE. REFLEX. <text:s text:c="2"/>99 <text:s text:c="4"/>201 SEM.REFLEXIONES TEORICAS Y CRITICAS SOBRE EL ARTE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443</text:p>
          </table:table-cell>
          <table:table-cell office:value-type="string" calcext:value-type="string">
            <text:p>TALLER LITER. <text:s/>9999 <text:s text:c="2"/>201 TALLER LITERARI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444</text:p>
          </table:table-cell>
          <table:table-cell office:value-type="string" calcext:value-type="string">
            <text:p>SE. AUT. CBA. <text:s/>999 <text:s text:c="3"/>202 SEMINARIO DE LECTURA DE AUTORES DE CORDOB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445</text:p>
          </table:table-cell>
          <table:table-cell office:value-type="string" calcext:value-type="string">
            <text:p>SE, TRAD. LIT. 99 <text:s text:c="4"/>201 SEM.TRADUCCION LITERARIA DE ID.INGL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446</text:p>
          </table:table-cell>
          <table:table-cell office:value-type="string" calcext:value-type="string">
            <text:p>SEM.LIT.INGLE <text:s/>9999 <text:s text:c="2"/>201 SEM.EL CUERPO POLITICO:TOPOLOGIA DEL PODER EN SHE <text:s text:c="6"/>2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447</text:p>
          </table:table-cell>
          <table:table-cell office:value-type="string" calcext:value-type="string">
            <text:p>SEM.TEATRO BRE 9999 <text:s text:c="2"/>201 SEMINARIO EL TEATRO BREVE DE CERVANT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448</text:p>
          </table:table-cell>
          <table:table-cell office:value-type="string" calcext:value-type="string">
            <text:p>SE.TRAD.LIT. <text:s text:c="2"/>9999 <text:s text:c="2"/>201 SEM.TRADUCCION LITERARIA IDIOMA ALEMA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449</text:p>
          </table:table-cell>
          <table:table-cell office:value-type="string" calcext:value-type="string">
            <text:p>SEM. TEORIA <text:s text:c="3"/>9999 <text:s text:c="2"/>201 SEMINARIO TEORIA Y PRACTICA DE LA CRITICA LITER.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450</text:p>
          </table:table-cell>
          <table:table-cell office:value-type="string" calcext:value-type="string">
            <text:p>SEM.ENSE�AR <text:s text:c="3"/>9999 <text:s text:c="2"/>201 SEMINARIO ENSE�AR LA GRAMAT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440</text:p>
          </table:table-cell>
          <table:table-cell office:value-type="string" calcext:value-type="string">
            <text:p>SEM.LA INMIG. <text:s/>9999 <text:s text:c="2"/>201 SEMINARIO:INMIGRACION ESPA�OLA Y EXT.SIGLO XVI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86265</text:p>
          </table:table-cell>
          <table:table-cell office:value-type="string" calcext:value-type="string">
            <text:p>SE.UNIV.Y CARCE9999 <text:s text:c="2"/>501 SEMINARIO UNIVERSIDAD Y CARCEL REALIDAD INST.CAR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427</text:p>
          </table:table-cell>
          <table:table-cell office:value-type="string" calcext:value-type="string">
            <text:p>SE. UNIV.Y CAR 9999 <text:s text:c="2"/>201 SEMINARIO UNIVERSIDAD Y CARCEL:REALIDAD INST.CAAR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411</text:p>
          </table:table-cell>
          <table:table-cell office:value-type="string" calcext:value-type="string">
            <text:p>SEM.UNIV.Y CAR 9999 <text:s text:c="2"/>201 SEMINARIO UNIVERSIDAD Y CARCEL:REALIDAD INST.CAR.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451</text:p>
          </table:table-cell>
          <table:table-cell office:value-type="string" calcext:value-type="string">
            <text:p>SEM.UNIV.Y CAAR9999 <text:s text:c="2"/>201 SEMINARIO UNIVERSIDAD Y CARCEL:RALIDAD INST.CARC.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441</text:p>
          </table:table-cell>
          <table:table-cell office:value-type="string" calcext:value-type="string">
            <text:p>SSEM.UNIV.Y CAR9999 <text:s text:c="2"/>201 SEMINARIO UNIVERSIDAD Y CARCEL:REALIDAD INST.CAR.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8200087</text:p>
          </table:table-cell>
          <table:table-cell office:value-type="string" calcext:value-type="string">
            <text:p>SEM.UNIV.CARCEL9999 <text:s text:c="2"/>201 SEMINARIO UNIVERSIDAD Y CARCEL:REALIDAD INST.CAR.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297062</text:p>
          </table:table-cell>
          <table:table-cell office:value-type="string" calcext:value-type="string">
            <text:p>SE. UNIV.CARC <text:s/>9999 <text:s text:c="2"/>401 SEMINARIO UNIVERSIDAD Y CARCEL:REALIDAD INST.CAR.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428</text:p>
          </table:table-cell>
          <table:table-cell office:value-type="string" calcext:value-type="string">
            <text:p>SEM.NIEZSCHE Y 9999 <text:s text:c="6"/>SEMINARIO NIEZSCHE Y LAS IDEAS BIOLOGICAS SIGLO..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93079</text:p>
          </table:table-cell>
          <table:table-cell office:value-type="string" calcext:value-type="string">
            <text:p>IDIOMA PORTUGUE9999 <text:s text:c="2"/>2 <text:s text:c="2"/>IDIOMA PORTUGU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93053</text:p>
          </table:table-cell>
          <table:table-cell office:value-type="string" calcext:value-type="string">
            <text:p>FILOSOFIA HISTO1111 <text:s text:c="2"/>203 FILOSOFIA DE LA HISTORIA.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415</text:p>
          </table:table-cell>
          <table:table-cell office:value-type="string" calcext:value-type="string">
            <text:p>SEM.MUJER INVIS4999 <text:s text:c="2"/>202 SEMINARIO LA MUJER INVISIBLE.EL SESGO DEL GENER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406</text:p>
          </table:table-cell>
          <table:table-cell office:value-type="string" calcext:value-type="string">
            <text:p>SEM.ESFERA PUBL 99 <text:s text:c="3"/>2 <text:s text:c="2"/>SEMINARIO ESFERA PUBLICA Y ESPACIO PRIVADO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0186012</text:p>
          </table:table-cell>
          <table:table-cell table:style-name="ce1" office:value-type="string" calcext:value-type="string">
            <text:p><text:s/>0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8200049</text:p>
          </table:table-cell>
          <table:table-cell office:value-type="string" calcext:value-type="string">
            <text:p>PRACTICA ARCHIV9999 <text:s text:c="2"/>301 PRACTICA ARCHIVIST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440</text:p>
          </table:table-cell>
          <table:table-cell office:value-type="string" calcext:value-type="string">
            <text:p>SEM EL LEG.JES.9999 <text:s text:c="2"/>402 SSEMINARIO LEGADO JESUITICO:DOCUMENTOS Y LIBRO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429</text:p>
          </table:table-cell>
          <table:table-cell office:value-type="string" calcext:value-type="string">
            <text:p>SEM.DEN.ESP.Y S9999 <text:s text:c="2"/>4 <text:s text:c="2"/>SEMINARIO DENOMINACION:ESPACIO,TIEMPO Y SOCIEDAD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86161</text:p>
          </table:table-cell>
          <table:table-cell office:value-type="string" calcext:value-type="string">
            <text:p>SEM:DEN.ESP. <text:s text:c="2"/>9999 <text:s text:c="2"/>302 SEMINARIO:DENOMINACION,ESPACIO,TIEMPO Y SOCIEDAD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452</text:p>
          </table:table-cell>
          <table:table-cell office:value-type="string" calcext:value-type="string">
            <text:p>SEM,DENOM.ESP. 9999 <text:s text:c="2"/>202 SEMINARIO DENOMINACION,ESPACIO,TIEMPO Y SOCIEDAD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297063</text:p>
          </table:table-cell>
          <table:table-cell office:value-type="string" calcext:value-type="string">
            <text:p>SSEM.DENOM.ESP-9999 <text:s text:c="2"/>302 SEMINARIO DENOMINACIOM,ESPACIO,TIEMPO Y SOCIEDAD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8200088</text:p>
          </table:table-cell>
          <table:table-cell office:value-type="string" calcext:value-type="string">
            <text:p>SSE.DENOM.ESPA 9999 <text:s text:c="2"/>402 SEMINARIO DENOMINACION,ESPACIO,TIEMPO Y SOCIEDAD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297064</text:p>
          </table:table-cell>
          <table:table-cell office:value-type="string" calcext:value-type="string">
            <text:p>SEM.LEGADO JES.9999 <text:s text:c="2"/>302 SEMINARIO EL LEGADO JESUITICO:DOCUMENTOS Y LIBRO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442</text:p>
          </table:table-cell>
          <table:table-cell office:value-type="string" calcext:value-type="string">
            <text:p>SEM.DEN.ESPACIO9999 <text:s text:c="2"/>202 SEMINARIO DENOMINACION,ESPACIO,TIEMPO Y SOCIEDAD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7297016</text:p>
          </table:table-cell>
          <table:table-cell table:style-name="ce1" office:value-type="string" calcext:value-type="string">
            <text:p><text:s/>0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7297022</text:p>
          </table:table-cell>
          <table:table-cell table:style-name="ce1" office:value-type="string" calcext:value-type="string">
            <text:p><text:s/>0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443</text:p>
          </table:table-cell>
          <table:table-cell office:value-type="string" calcext:value-type="string">
            <text:p>SEM.CUL.Y C.N Y43 <text:s text:c="4"/>202 SEMIN.CULT.Y CDAD.NUEVA YORK DURANTE EL SIGLO XX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453</text:p>
          </table:table-cell>
          <table:table-cell office:value-type="string" calcext:value-type="string">
            <text:p>GRAMATICA Y PR39999 <text:s text:c="2"/>202 SEM.GRAMATICA Y PRAGMAT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454</text:p>
          </table:table-cell>
          <table:table-cell office:value-type="string" calcext:value-type="string">
            <text:p>SEM.KAFKA Y CON9999 <text:s text:c="2"/>202 SEMINARIO KAFKA Y SUS CONSECUENCIA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455</text:p>
          </table:table-cell>
          <table:table-cell office:value-type="string" calcext:value-type="string">
            <text:p>POESIA SIGLO XX9999 <text:s text:c="2"/>202 POESIA ITALIANA DEL SIGLO XX A NUESTROS DIAS.MOD.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456</text:p>
          </table:table-cell>
          <table:table-cell office:value-type="string" calcext:value-type="string">
            <text:p>SEM.SOCIEDAD, <text:s/>9999 <text:s text:c="2"/>202 SEMINARIO SOCIEDAD,CULTURA,DISCURSOS.APROX.SOCIO.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457</text:p>
          </table:table-cell>
          <table:table-cell office:value-type="string" calcext:value-type="string">
            <text:p>LIT.PARA INFAN.9999 <text:s text:c="2"/>202 SE. LITERAT. PARA LA INFANCIA Y ADOLESCENC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458</text:p>
          </table:table-cell>
          <table:table-cell office:value-type="string" calcext:value-type="string">
            <text:p>SEM LA PROM. PO9999 <text:s text:c="2"/>202 SEMINARIO PROMOCION POETICA DEL 50 Y LA PALABR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459</text:p>
          </table:table-cell>
          <table:table-cell office:value-type="string" calcext:value-type="string">
            <text:p>PRUEBAS DE EVAL9999 <text:s text:c="2"/>202 PRUEBAS DE EVAL. AULICAS EN EL CAMPO DE LA LENGU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444</text:p>
          </table:table-cell>
          <table:table-cell office:value-type="string" calcext:value-type="string">
            <text:p>SEM.HIST.ED.MED9999 <text:s text:c="2"/>202 SEMINARIO HISTORIA DE LA EDAD MEDIA:IGLESIA Y POD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446</text:p>
          </table:table-cell>
          <table:table-cell office:value-type="string" calcext:value-type="string">
            <text:p>SEM.INT.HIST. <text:s/>9999 <text:s text:c="2"/>202 SEM.INT.A LA HIST.HISTORIOGRAFIA ARGENT.XIX Y X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447</text:p>
          </table:table-cell>
          <table:table-cell office:value-type="string" calcext:value-type="string">
            <text:p>SEM.PREHIST.ARQ9999 <text:s text:c="2"/>202 SEMINARIO PREHISTORIA Y ARQUEOLOGIA:ARQUEOLOG.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448</text:p>
          </table:table-cell>
          <table:table-cell office:value-type="string" calcext:value-type="string">
            <text:p>SEM.GEOGRAF.HUM9999 <text:s text:c="2"/>202 SEMINARIO GEOGRAFIA HUMANA:NORTE Y SUR DE CORDOB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449</text:p>
          </table:table-cell>
          <table:table-cell office:value-type="string" calcext:value-type="string">
            <text:p>SEM.ERA MENEMIS9999 <text:s text:c="2"/>202 SEMINARIO LA ERA MENEMISTA TRANSICION DEL ESTAD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450</text:p>
          </table:table-cell>
          <table:table-cell office:value-type="string" calcext:value-type="string">
            <text:p>CURS.ECONOM. PO9999 <text:s text:c="2"/>202 CURSILLO ECONOMIA POLITICA�TIENE GENERO LA TEORIA <text:s text:c="6"/>1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451</text:p>
          </table:table-cell>
          <table:table-cell office:value-type="string" calcext:value-type="string">
            <text:p>CURS.LOS USOS <text:s/>9999 <text:s text:c="2"/>202 CURSILLO LOS USOS DE LA HISTORIA.MEMORIA E HIST. <text:s text:c="7"/>1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430</text:p>
          </table:table-cell>
          <table:table-cell office:value-type="string" calcext:value-type="string">
            <text:p>SEM.LAS PASIONE9999 <text:s text:c="3"/>02 SEMINARIO LAS PASIONES Y LA CONSTRUCCION POLIT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431</text:p>
          </table:table-cell>
          <table:table-cell office:value-type="string" calcext:value-type="string">
            <text:p>SEM.EL MECANIS.9999 <text:s text:c="3"/>02 SEMINARIO EL MECANICISMO DEL SIGLO XV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432</text:p>
          </table:table-cell>
          <table:table-cell office:value-type="string" calcext:value-type="string">
            <text:p>SEM.TRASNFORM. 9999 <text:s text:c="3"/>02 SEM.TRANSFORMACIONES METODOLOGIC.EN EL SIGLO XV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433</text:p>
          </table:table-cell>
          <table:table-cell office:value-type="string" calcext:value-type="string">
            <text:p>SEM.DEMOCRACIA 9999 <text:s text:c="3"/>02 SEMINARIO DEMOCRACIA Y MERCADO:LECTURAS CRUZADA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434</text:p>
          </table:table-cell>
          <table:table-cell office:value-type="string" calcext:value-type="string">
            <text:p>SEM.EL ING.HID.9999 <text:s text:c="3"/>02 SEMINARIO: EL INGENIOSO HIDALG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435</text:p>
          </table:table-cell>
          <table:table-cell office:value-type="string" calcext:value-type="string">
            <text:p>SEM.NIETSZCHE <text:s/>9999 <text:s text:c="3"/>02 SEMINARIO NIETSZCHE:SU RELACION CON DESCART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436</text:p>
          </table:table-cell>
          <table:table-cell office:value-type="string" calcext:value-type="string">
            <text:p>SEM.LA TRANSFIG9999 <text:s text:c="3"/>02 SEM.LA TRANSFIGURACION DE LO BANAL Y EL ARTE CONT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437</text:p>
          </table:table-cell>
          <table:table-cell office:value-type="string" calcext:value-type="string">
            <text:p>SEM. AUSCHWITS 9999 <text:s text:c="3"/>02 SEMINARIO PENSAR AUSCHWITS:LA MODERNIDAD IRRECONC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438</text:p>
          </table:table-cell>
          <table:table-cell office:value-type="string" calcext:value-type="string">
            <text:p>SEM.FIL.ANTIGUA9999 <text:s text:c="3"/>02 SEM.FILOSOFIA ANTIGUA:COMUNIDAD POLITICA Y EDUC..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439</text:p>
          </table:table-cell>
          <table:table-cell office:value-type="string" calcext:value-type="string">
            <text:p>SEM.ROBERT BOYL9999 <text:s text:c="3"/>02 SEM. ROBERT BOYLE Y LOS ORIGENES DE LA FIL.EXPER.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440</text:p>
          </table:table-cell>
          <table:table-cell office:value-type="string" calcext:value-type="string">
            <text:p>SE. FORMALISMO 9999 <text:s text:c="3"/>02 SEM. EL FORMALISMO Y LOS SISTEMAS FORMALES MATEM.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452</text:p>
          </table:table-cell>
          <table:table-cell office:value-type="string" calcext:value-type="string">
            <text:p>SEM.HIST.ORAL <text:s/>9999 <text:s text:c="2"/>202 SEMINARIO: HISTORIA OR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441</text:p>
          </table:table-cell>
          <table:table-cell office:value-type="string" calcext:value-type="string">
            <text:p>SEM.ARISTOTELES9999 <text:s text:c="3"/>02 SEMINARIO:ARISTOTELES "DE INTERPRETATIONE"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442</text:p>
          </table:table-cell>
          <table:table-cell office:value-type="string" calcext:value-type="string">
            <text:p>SEM.REPRESENTAC9999 <text:s text:c="3"/>02 SEMINARIO: REPRESENTACIONES DE LA CIENCIA"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443</text:p>
          </table:table-cell>
          <table:table-cell office:value-type="string" calcext:value-type="string">
            <text:p>SEM. DEL SURGIM9999 <text:s text:c="3"/>02 SEM.DEL SURGIMIENTO DE LA UNIVERSIDAAD AL NACIM.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444</text:p>
          </table:table-cell>
          <table:table-cell office:value-type="string" calcext:value-type="string">
            <text:p>SEM.ESPACIO,TIE9999 <text:s text:c="3"/>02 SEMINARIO:ESPACIO, TIEMPO Y SOCIEDAD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445</text:p>
          </table:table-cell>
          <table:table-cell office:value-type="string" calcext:value-type="string">
            <text:p>SSEM.PROC.COGNI9999 <text:s text:c="3"/>02 SEMINARIO PRO. COGNITIVOS,CREATIVIDAD DESCUBIMIE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86019</text:p>
          </table:table-cell>
          <table:table-cell office:value-type="string" calcext:value-type="string">
            <text:p>HIST EDUC ARG. 9999 <text:s text:c="2"/>201 HISTORIA DE LA EDUCACION ARGENTIN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86048</text:p>
          </table:table-cell>
          <table:table-cell office:value-type="string" calcext:value-type="string">
            <text:p>TEORIA DEL APRE9999 <text:s text:c="2"/>201 TEORIA DEL APRENDIZAJE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86070</text:p>
          </table:table-cell>
          <table:table-cell office:value-type="string" calcext:value-type="string">
            <text:p>ANTROP. CULTURA9999 <text:s text:c="2"/>102 ANTROPOLOGIA CULTUR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460</text:p>
          </table:table-cell>
          <table:table-cell office:value-type="string" calcext:value-type="string">
            <text:p>SEM.LA POETICA 9999 <text:s text:c="2"/>202 SEMINARIO:LA POETICA DE ARISTOTELES"LECTURA,TRADU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460</text:p>
          </table:table-cell>
          <table:table-cell office:value-type="string" calcext:value-type="string">
            <text:p>SEM.LA POETICA 9999 <text:s text:c="2"/>202 SEMINARIO:LA POETICA DE ARISTOTELES"LECTURA,TRADU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461</text:p>
          </table:table-cell>
          <table:table-cell office:value-type="string" calcext:value-type="string">
            <text:p>SEM.W.SHAKESPEA9999 <text:s text:c="2"/>202 SEMINARIO EL CUERPO POLITICO TROPOLOGIA DEL PODER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8200011</text:p>
          </table:table-cell>
          <table:table-cell table:style-name="ce1" office:value-type="string" calcext:value-type="string">
            <text:p><text:s/>0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7297023</text:p>
          </table:table-cell>
          <table:table-cell table:style-name="ce1" office:value-type="string" calcext:value-type="string">
            <text:p><text:s/>0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886081</text:p>
          </table:table-cell>
          <table:table-cell office:value-type="string" calcext:value-type="string">
            <text:p>SEM.TRADUCCI�N 9999 <text:s text:c="2"/>2 <text:s text:c="2"/>SEMINARIO DE TRADUCCION DE INGL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462</text:p>
          </table:table-cell>
          <table:table-cell office:value-type="string" calcext:value-type="string">
            <text:p>CURSILLO POL. <text:s/>9999 <text:s text:c="2"/>301 CURS:ECONOMIA POLITICA Y GENERO:�TIENE GEN.POLIT.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463</text:p>
          </table:table-cell>
          <table:table-cell office:value-type="string" calcext:value-type="string">
            <text:p>SEM.IDEAS Y LIT9999 <text:s text:c="2"/>302 SEMINARIO:CULTURAS,IDEAS Y LIT. DEL CONO SUR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453</text:p>
          </table:table-cell>
          <table:table-cell office:value-type="string" calcext:value-type="string">
            <text:p>OPTATIVA I <text:s text:c="4"/>9999 <text:s text:c="2"/>401 OPTATIV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454</text:p>
          </table:table-cell>
          <table:table-cell office:value-type="string" calcext:value-type="string">
            <text:p>OPTATIVA II <text:s text:c="3"/>9999 <text:s text:c="2"/>402 OPTATIVA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455</text:p>
          </table:table-cell>
          <table:table-cell office:value-type="string" calcext:value-type="string">
            <text:p>OPTATIVA III <text:s text:c="2"/>9999 <text:s text:c="2"/>4 <text:s text:c="2"/>OPTATIVA I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456</text:p>
          </table:table-cell>
          <table:table-cell office:value-type="string" calcext:value-type="string">
            <text:p>OPTATIVA IV <text:s text:c="3"/>9999 <text:s text:c="6"/>OPTATIVA IV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457</text:p>
          </table:table-cell>
          <table:table-cell office:value-type="string" calcext:value-type="string">
            <text:p>SEM.HIST.AMERIC9999 <text:s text:c="2"/>301 SEM.DE HIST.DE AMERICA I:INSERCION INMIGRANT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458</text:p>
          </table:table-cell>
          <table:table-cell office:value-type="string" calcext:value-type="string">
            <text:p>SEM.HIST.ARG.I 9999 <text:s text:c="2"/>401 SEM.HIST.ARGENT I:CBA.EN PROCESO DE MODERNIZA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459</text:p>
          </table:table-cell>
          <table:table-cell office:value-type="string" calcext:value-type="string">
            <text:p>SEM.HIST.CONT.A4999 <text:s text:c="2"/>401 SEM.HIST.CONT.ASIA Y AFRICA:CHINA,SOCIALISMO,CAP.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460</text:p>
          </table:table-cell>
          <table:table-cell office:value-type="string" calcext:value-type="string">
            <text:p>SEM.TEORIA POLI9999 <text:s text:c="2"/>201 SEM.TEORIA POLITICA:LA POL.Y RECONSTRUCCION SOC.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461</text:p>
          </table:table-cell>
          <table:table-cell office:value-type="string" calcext:value-type="string">
            <text:p>SEM.HISTORIA AN9999 <text:s text:c="2"/>201 SEM.HIST.ANTIGUA:DISCIPLINAMIENTO SOCIAL. NORMA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462</text:p>
          </table:table-cell>
          <table:table-cell office:value-type="string" calcext:value-type="string">
            <text:p>SEM.HIST.MODERN9999 <text:s text:c="2"/>301 SEM.HIST.MOD.:APLICACION JUSTICIA CORDOBA S.XVI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463</text:p>
          </table:table-cell>
          <table:table-cell office:value-type="string" calcext:value-type="string">
            <text:p>SEM.TALLER APLI9999 <text:s text:c="2"/>201 SEM.TALLER APLICACION: PROBLEMA DE INVESTIGA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464</text:p>
          </table:table-cell>
          <table:table-cell office:value-type="string" calcext:value-type="string">
            <text:p>SEM.HIST.REGION9999 <text:s text:c="2"/>301 SEM.HIST.REG.CORDOBA:PERIODO COLONIAL Y SU CRISI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465</text:p>
          </table:table-cell>
          <table:table-cell office:value-type="string" calcext:value-type="string">
            <text:p>SEM.EMP,ESTADO 9999 <text:s text:c="2"/>401 SEMIN:EMPRESARIOS,ESTADO Y HEGEMON�A.ARG.Y BRASI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466</text:p>
          </table:table-cell>
          <table:table-cell office:value-type="string" calcext:value-type="string">
            <text:p>SEM.HIST.AGRARI999 <text:s text:c="3"/>401 SEM.:HISTORIA AGRARIA.TIERRA,TRABAJO Y PRODUC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467</text:p>
          </table:table-cell>
          <table:table-cell office:value-type="string" calcext:value-type="string">
            <text:p>CURS.HIST.MODER9999 <text:s text:c="2"/>301 CURSILLO HISTORIA MODERNA:LA REVOLUCION FRANCES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468</text:p>
          </table:table-cell>
          <table:table-cell office:value-type="string" calcext:value-type="string">
            <text:p>CURS.HISTORIA <text:s/>9999 <text:s text:c="2"/>401 CURSILLO: HISTORIA: ACULTURACION,EUROCENTRISM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446</text:p>
          </table:table-cell>
          <table:table-cell office:value-type="string" calcext:value-type="string">
            <text:p>SEM.LA CONST. <text:s/>999 <text:s text:c="4"/>01 SEM:LA CONSTRUC.SOCIOLOG. DESDE PIERRE BOURDIEU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447</text:p>
          </table:table-cell>
          <table:table-cell office:value-type="string" calcext:value-type="string">
            <text:p>SEM.INT.ARISTOT99 <text:s text:c="5"/>01 SEM.:INTROD.TEORIA ARISTOTELICA DE LA SUBSTANC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448</text:p>
          </table:table-cell>
          <table:table-cell office:value-type="string" calcext:value-type="string">
            <text:p>SEM.FORTUNA Y E9999 <text:s text:c="3"/>01 SEM.:FORTUNA Y ETICA EN LA FILOSOF.Y TRAGEDIA GR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449</text:p>
          </table:table-cell>
          <table:table-cell office:value-type="string" calcext:value-type="string">
            <text:p>SEM.PERPECTIVAS9999 <text:s text:c="3"/>01 SEMINARIO:PERSPECTIVAS CRITICAS SOBRE EL HUMANISM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451</text:p>
          </table:table-cell>
          <table:table-cell office:value-type="string" calcext:value-type="string">
            <text:p>SEM.CARACTER CO9999 <text:s text:c="3"/>01 SEM.:CARACTER COGNITIVO DE LAS REPRESENT.CIENC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452</text:p>
          </table:table-cell>
          <table:table-cell office:value-type="string" calcext:value-type="string">
            <text:p>SEM.FORM.DISCUR9999 <text:s text:c="3"/>01 SEM.:FORM.DEL DISCURSO SOBRE EL GENERO Y LA MUJER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450</text:p>
          </table:table-cell>
          <table:table-cell office:value-type="string" calcext:value-type="string">
            <text:p>SEM LOGICAS Y P9999 <text:s text:c="3"/>01 SEMINARIO :LOGICAS Y PRINCIPIOS LOGICO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8200089</text:p>
          </table:table-cell>
          <table:table-cell office:value-type="string" calcext:value-type="string">
            <text:p>USUARIOS INF. <text:s/>9999 <text:s text:c="2"/>401 USUARIOS DE LA INFORMA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453</text:p>
          </table:table-cell>
          <table:table-cell office:value-type="string" calcext:value-type="string">
            <text:p>SEM.GRIEGO FILO9999 <text:s text:c="3"/>01 SEMINARIO: INTRODUCCION AL GRIEGO FILOSOFIC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469</text:p>
          </table:table-cell>
          <table:table-cell office:value-type="string" calcext:value-type="string">
            <text:p>SEM:P. BOURDIEU9999 <text:s text:c="2"/>301 SEM.:LA CONST.SOCIOLOGICA DESDE PIERRE BOURDIEU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464</text:p>
          </table:table-cell>
          <table:table-cell office:value-type="string" calcext:value-type="string">
            <text:p>PREHIST.ARQUEO.9999 <text:s text:c="2"/>301 PREHISTORIA Y ARQUEOLOG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8200090</text:p>
          </table:table-cell>
          <table:table-cell office:value-type="string" calcext:value-type="string">
            <text:p>DOCUMENTACION <text:s/>9999 <text:s text:c="3"/>01 DOCUMENTA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470</text:p>
          </table:table-cell>
          <table:table-cell office:value-type="string" calcext:value-type="string">
            <text:p>HIST.CULT.LAT.I9999 <text:s text:c="2"/>301 HISTORIA DE LA CULTURA LATINOAMERICANA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8200091</text:p>
          </table:table-cell>
          <table:table-cell office:value-type="string" calcext:value-type="string">
            <text:p>SEM.BIBLIOT. <text:s text:c="2"/>9999 <text:s text:c="2"/>401 SEM.BIBLIOTECAS,BIBLIOT.ESP.PARA DISCAPACITADOS V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454</text:p>
          </table:table-cell>
          <table:table-cell office:value-type="string" calcext:value-type="string">
            <text:p>SEM.TRAD.INGLES9999 <text:s text:c="6"/>SEMINARIO DE TRADUCCION DE INGL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455</text:p>
          </table:table-cell>
          <table:table-cell office:value-type="string" calcext:value-type="string">
            <text:p>SEM.LA CRITICA 9999 <text:s text:c="6"/>SEMINARIO LA CRITICA LITERARIA.TEORIA Y PRACT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471</text:p>
          </table:table-cell>
          <table:table-cell office:value-type="string" calcext:value-type="string">
            <text:p>SEM.EL LEGADO <text:s/>9999 <text:s text:c="2"/>201 SEMINARIO EL LEGADO JESUITICO:DOCUMENTOS Y LIBRO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465</text:p>
          </table:table-cell>
          <table:table-cell office:value-type="string" calcext:value-type="string">
            <text:p>SEM.ADQUISICION1111 <text:s text:c="2"/>201 SEMINARIO ADQUISICION Y DESARROLLO DEL LENGUAJE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466</text:p>
          </table:table-cell>
          <table:table-cell office:value-type="string" calcext:value-type="string">
            <text:p>SEM.EL HONOR <text:s text:c="2"/>9999 <text:s text:c="2"/>301 SEMIN.EL DRAMA DE HONOR CALDERONIANO TEATRO S.XX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467</text:p>
          </table:table-cell>
          <table:table-cell office:value-type="string" calcext:value-type="string">
            <text:p>SEM.INT.GRIEGO 9999 <text:s text:c="2"/>201 SEMINARIO INTRODUCCION AL GRIEGO FILOSOFIC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456</text:p>
          </table:table-cell>
          <table:table-cell office:value-type="string" calcext:value-type="string">
            <text:p>PSIC.DEL DESCUB9999 <text:s text:c="3"/>01 SEMINARIO PSICOLOGIA DEL DESCUBRIMIENTO CIENTIFIC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472</text:p>
          </table:table-cell>
          <table:table-cell office:value-type="string" calcext:value-type="string">
            <text:p>LIT.CLASIC.GRIE94296 <text:s/>301 LITERATURA CLASICA GRIEGA Y LATINA <text:s text:c="15"/>4 <text:s/>2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472</text:p>
          </table:table-cell>
          <table:table-cell office:value-type="string" calcext:value-type="string">
            <text:p>LIT.CLASICA GRI9999 <text:s text:c="2"/>301 LITERATURA CLASICA GRIEGA Y LATIN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468</text:p>
          </table:table-cell>
          <table:table-cell office:value-type="string" calcext:value-type="string">
            <text:p>SEM.FORMAS OPER9999 <text:s text:c="2"/>301 SEM.:FORMAS OPERATIVAS INTEGRACIONES REGIONAL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469</text:p>
          </table:table-cell>
          <table:table-cell office:value-type="string" calcext:value-type="string">
            <text:p>SEM.CUATRO ESC 9999 <text:s text:c="2"/>201 SEMINARIO:CUATRO ESCRITORAS,CUATRO NOVELA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470</text:p>
          </table:table-cell>
          <table:table-cell office:value-type="string" calcext:value-type="string">
            <text:p>SEM.DEBATE CONT9999 <text:s text:c="2"/>201 SEM.:UN DEBATE CONTEMPORANEO:SUBJETIVIDAD E IDENT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8200092</text:p>
          </table:table-cell>
          <table:table-cell office:value-type="string" calcext:value-type="string">
            <text:p>SEM.HIST.ARG.I 9999 <text:s text:c="2"/>501 SEM.DE HISTORIA ARGENTINA I:CBA. PROCESO MODERNIZ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473</text:p>
          </table:table-cell>
          <table:table-cell office:value-type="string" calcext:value-type="string">
            <text:p>GEOLOG.GRAL <text:s text:c="3"/>9999 <text:s text:c="2"/>4 <text:s text:c="2"/>GEOLOGIA GENER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457</text:p>
          </table:table-cell>
          <table:table-cell office:value-type="string" calcext:value-type="string">
            <text:p>SEM.MARX Y POLI9999 <text:s text:c="3"/>02 SEMINARIO: MARX Y LA POLIT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474</text:p>
          </table:table-cell>
          <table:table-cell office:value-type="string" calcext:value-type="string">
            <text:p>SEM.MARX CAPITA9999 <text:s text:c="2"/>301 SEMINARIO: MARX Y EL CAPITALISM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475</text:p>
          </table:table-cell>
          <table:table-cell office:value-type="string" calcext:value-type="string">
            <text:p>SEM. FOULCAULT 4949 <text:s text:c="6"/>SEMINARIO: FOULCAUT:SUJETO Y PODER.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476</text:p>
          </table:table-cell>
          <table:table-cell office:value-type="string" calcext:value-type="string">
            <text:p>SEM.HIST.CULT. 44422 <text:s/>202 SEMINARIO HISTORIA DE LA CULTURA:CULTURA Y CIUDAD 2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477</text:p>
          </table:table-cell>
          <table:table-cell office:value-type="string" calcext:value-type="string">
            <text:p>SEM:HIST.MEDIEV9999 <text:s text:c="2"/>202 SEMINARIO HISTORIA MEDIEVAL: IDEA DE ESPA�A <text:s text:c="6"/>2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478</text:p>
          </table:table-cell>
          <table:table-cell office:value-type="string" calcext:value-type="string">
            <text:p>SEM.ANTROPOLOGI9999 <text:s text:c="2"/>202 SEMINARIO ANTROPOLOGIA SOCIAL:RACISMO Y ESTADO <text:s text:c="3"/>2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479</text:p>
          </table:table-cell>
          <table:table-cell office:value-type="string" calcext:value-type="string">
            <text:p>SEM.HIST.CONT. 9999 <text:s text:c="2"/>302 SEMINARIO HIST.CONTEMPORANEA:GLOBALIZACION Y CRIS 2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480</text:p>
          </table:table-cell>
          <table:table-cell office:value-type="string" calcext:value-type="string">
            <text:p>SEM. PREHIS.ARQ9999 <text:s text:c="2"/>202 SEM.PREHIST. Y ARQ.:PERIODO DESARROLLO REGIONALES 2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481</text:p>
          </table:table-cell>
          <table:table-cell office:value-type="string" calcext:value-type="string">
            <text:p>SEM.ECONOM.POL.9999 <text:s text:c="2"/>202 SEM.ECON.POL.:CONDICIONES DE VIDA CLASE OBRERA <text:s text:c="3"/>2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482</text:p>
          </table:table-cell>
          <table:table-cell office:value-type="string" calcext:value-type="string">
            <text:p>SEM.LA CONST.P 9999 <text:s text:c="2"/>202 SEMINARIO: LA CONSTRUCCION DEL PASADO NACIONAL <text:s text:c="3"/>2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483</text:p>
          </table:table-cell>
          <table:table-cell office:value-type="string" calcext:value-type="string">
            <text:p>CURS.GEOG.HUM. 2222 <text:s text:c="2"/>302 CURSILLO GEOG.HUMANA RETRACCION DEL ESP. PUBLICO <text:s/>2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484</text:p>
          </table:table-cell>
          <table:table-cell office:value-type="string" calcext:value-type="string">
            <text:p>DERECHO ROMANO 9999 <text:s text:c="2"/>302 DERECHO ROMAN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008</text:p>
          </table:table-cell>
          <table:table-cell office:value-type="string" calcext:value-type="string">
            <text:p>MET. APREND.INV9999 <text:s text:c="2"/>1 <text:s text:c="2"/>METODOS DE APRENDIZAJE E INVESTIGA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009</text:p>
          </table:table-cell>
          <table:table-cell office:value-type="string" calcext:value-type="string">
            <text:p>ANT. FILOSOFICA9999 <text:s text:c="2"/>1 <text:s text:c="2"/>ANTROPOLOGIA FILOSOF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8200093</text:p>
          </table:table-cell>
          <table:table-cell office:value-type="string" calcext:value-type="string">
            <text:p>PEDAGOGIA <text:s text:c="5"/>9999 <text:s text:c="2"/>401 PEDAGOG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8200094</text:p>
          </table:table-cell>
          <table:table-cell office:value-type="string" calcext:value-type="string">
            <text:p>DIDACTICA GENER9999 <text:s text:c="2"/>401 DIDACTICA GENERAL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0186001</text:p>
          </table:table-cell>
          <table:table-cell table:style-name="ce1" office:value-type="string" calcext:value-type="string">
            <text:p><text:s/>0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5186102</text:p>
          </table:table-cell>
          <table:table-cell table:style-name="ce1" office:value-type="string" calcext:value-type="string">
            <text:p><text:s/>0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485</text:p>
          </table:table-cell>
          <table:table-cell office:value-type="string" calcext:value-type="string">
            <text:p>FILOSOF.EDUCAC.9999 <text:s text:c="2"/>4 <text:s text:c="2"/>FILOSOFIA DE LA EDUCA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486</text:p>
          </table:table-cell>
          <table:table-cell office:value-type="string" calcext:value-type="string">
            <text:p>CURS.INTR.HIST.9999 <text:s text:c="2"/>202 CURS.:PROBLEM.PERSP.EN EL DESARROLLO HISTORIOGRAF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8200095</text:p>
          </table:table-cell>
          <table:table-cell office:value-type="string" calcext:value-type="string">
            <text:p>INT. A LA COM. 9999 <text:s text:c="2"/>301 INTRODUCCION A LA COMUNICACION SOCIAL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5186201</text:p>
          </table:table-cell>
          <table:table-cell table:style-name="ce1" office:value-type="string" calcext:value-type="string">
            <text:p><text:s/>0</text:p>
          </table:table-cell>
          <table:table-cell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40186024</text:p>
          </table:table-cell>
          <table:table-cell table:style-name="ce1" office:value-type="string" calcext:value-type="string">
            <text:p><text:s/>0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458</text:p>
          </table:table-cell>
          <table:table-cell office:value-type="string" calcext:value-type="string">
            <text:p>SEM.HIST. ANTIG4949 <text:s text:c="2"/>111 SEMINARIO DE HISTORIA ANTIGU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487</text:p>
          </table:table-cell>
          <table:table-cell office:value-type="string" calcext:value-type="string">
            <text:p>SEM.MET.INVEST.9999 <text:s text:c="2"/>202 SEMINARIO:METODOS Y TEC. INVESTIGACION ARQUEOLOG.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459</text:p>
          </table:table-cell>
          <table:table-cell office:value-type="string" calcext:value-type="string">
            <text:p>SEMINARIO KANT 9999 <text:s text:c="3"/>02 SEMINARIO KANT Y EL PROBLEMA DE LA TEOLOG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460</text:p>
          </table:table-cell>
          <table:table-cell office:value-type="string" calcext:value-type="string">
            <text:p>SEM.METAFORA <text:s text:c="2"/>9999 <text:s text:c="3"/>02 SEMINARIO METAFORA, MENTIRA, IRON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461</text:p>
          </table:table-cell>
          <table:table-cell office:value-type="string" calcext:value-type="string">
            <text:p>SEM. NIETZCHE <text:s/>9999 <text:s text:c="3"/>02 SEMINARIO INTRODUCCION A LA LECTURA DE NIETZCHE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462</text:p>
          </table:table-cell>
          <table:table-cell office:value-type="string" calcext:value-type="string">
            <text:p>SEM.ARISTOTELES9999 <text:s text:c="3"/>02 SEM.CAUALIDAD Y EXPLIC.FISICA DE ARISTOTELES.INT.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463</text:p>
          </table:table-cell>
          <table:table-cell office:value-type="string" calcext:value-type="string">
            <text:p>SEM.ESTETICA <text:s text:c="2"/>9999 <text:s text:c="3"/>02 SEMINARIO LA ESTETICA ROMANTICA.LECTURAS Y COMENT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464</text:p>
          </table:table-cell>
          <table:table-cell office:value-type="string" calcext:value-type="string">
            <text:p>SEMINARIO ROBER9999 <text:s text:c="3"/>02 SEMINARIO ROBERT BOYLE Y LA FILOSOFIA QUIM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465</text:p>
          </table:table-cell>
          <table:table-cell office:value-type="string" calcext:value-type="string">
            <text:p>SEM.FILOS.ESPAC9999 <text:s text:c="3"/>02 SEMINARIO FILOSOFIA DEL ESPACIO TIEMP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93233</text:p>
          </table:table-cell>
          <table:table-cell office:value-type="string" calcext:value-type="string">
            <text:p>MODULO SIST.EDU9999 <text:s text:c="2"/>202 MODULO SISTEMA EDUCATIVO E INSTITUCIONES ESCOLAR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93234</text:p>
          </table:table-cell>
          <table:table-cell office:value-type="string" calcext:value-type="string">
            <text:p>MODULO CURRICUL9999 <text:s text:c="2"/>302 MODULO CURRICULUM Y ENSE�ANZ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93235</text:p>
          </table:table-cell>
          <table:table-cell office:value-type="string" calcext:value-type="string">
            <text:p>TALLER DE PRAC.9999 <text:s text:c="2"/>400 TALLER DE PRACTICA DOCENTE Y REDIDENC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886222</text:p>
          </table:table-cell>
          <table:table-cell office:value-type="string" calcext:value-type="string">
            <text:p>MODULO SIST.EDU9999 <text:s text:c="3"/>02 MODULO SISTEMA EDUCATIVO E INSTITUCIONES ESCOLAR.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886223</text:p>
          </table:table-cell>
          <table:table-cell office:value-type="string" calcext:value-type="string">
            <text:p>MODULO CURRICUL9999 <text:s text:c="2"/>302 MODULO CURRICULUM Y ENSE�ANZ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886224</text:p>
          </table:table-cell>
          <table:table-cell office:value-type="string" calcext:value-type="string">
            <text:p>TALLER DE PRACT9999 <text:s text:c="2"/>400 TALLER DE PRACTICA DOCENTE Y RESIDENC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886144</text:p>
          </table:table-cell>
          <table:table-cell office:value-type="string" calcext:value-type="string">
            <text:p>MODULO SIST.EDU9999 <text:s text:c="2"/>202 MODULO SISTEMA EDUCATIVO E INSTITUCIONES ESCOLAR.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886145</text:p>
          </table:table-cell>
          <table:table-cell office:value-type="string" calcext:value-type="string">
            <text:p>MOD.CURRICULUM 9999 <text:s text:c="2"/>302 MODULO CURRICULUM Y ENSE�ANZ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886146</text:p>
          </table:table-cell>
          <table:table-cell office:value-type="string" calcext:value-type="string">
            <text:p>TALLER PRACTICA9999 <text:s text:c="2"/>400 TALLER DE PRACTICA DOCENTE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886079</text:p>
          </table:table-cell>
          <table:table-cell office:value-type="string" calcext:value-type="string">
            <text:p>MOD.SIST.EDUC. 9999 <text:s text:c="3"/>02 MODULO SISTEMA EDUCATIVO E INSTITUCIONES ESCOLAR.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886080</text:p>
          </table:table-cell>
          <table:table-cell office:value-type="string" calcext:value-type="string">
            <text:p>MOD.CURRICULUM 9999 <text:s text:c="3"/>02 MODULO CURRICULUM Y ENSE�ANZ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886081</text:p>
          </table:table-cell>
          <table:table-cell office:value-type="string" calcext:value-type="string">
            <text:p>TALLER PRACTICA9999 <text:s text:c="6"/>TALLER DE PRACTICA DOCENTE Y RESIDENC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886082</text:p>
          </table:table-cell>
          <table:table-cell office:value-type="string" calcext:value-type="string">
            <text:p>MOD. SUJETO AP.9999 <text:s text:c="3"/>01 MODULO SUJETO DEL APRENDIZAJE Y RESIDENC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7297065</text:p>
          </table:table-cell>
          <table:table-cell office:value-type="string" calcext:value-type="string">
            <text:p>SEM.LA BIBLIOTE9999 <text:s text:c="2"/>302 SEMINARIO: LA BIBLIOTECA ESCOLAR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466</text:p>
          </table:table-cell>
          <table:table-cell office:value-type="string" calcext:value-type="string">
            <text:p>SEM.DINAMICA <text:s text:c="2"/>9999 <text:s text:c="3"/>02 SEMINARIO:DINAMICA DE CREENCIA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467</text:p>
          </table:table-cell>
          <table:table-cell office:value-type="string" calcext:value-type="string">
            <text:p>SEM.LECT.NEOKAN9999 <text:s text:c="3"/>02 SEMINARIO:LECTURAS DE FILOS. DE HISTORIA NEOKANT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473</text:p>
          </table:table-cell>
          <table:table-cell office:value-type="string" calcext:value-type="string">
            <text:p>SEM.GRAMATICA <text:s/>9999 <text:s text:c="3"/>02 SEMINARIO: GRAMATICA Y PRAGMAT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468</text:p>
          </table:table-cell>
          <table:table-cell office:value-type="string" calcext:value-type="string">
            <text:p>SEM. FIL.LIBERA9999 <text:s text:c="3"/>02 SEMINARIO: LA FILOSOFIA DE LA LIBERACION.LECT.CR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474</text:p>
          </table:table-cell>
          <table:table-cell office:value-type="string" calcext:value-type="string">
            <text:p>SEM.OBRAS REPRE9999 <text:s text:c="2"/>202 SEM.OBRAS REPRESENTATIVAS LIT. ALEMANA POSTGUERR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475</text:p>
          </table:table-cell>
          <table:table-cell office:value-type="string" calcext:value-type="string">
            <text:p>SEM.TEATRO ESP.9999 <text:s text:c="2"/>202 SEMINARIO:TEATRO ESPA�OL EN EL EXILIO:ALBERTI,AUB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099</text:p>
          </table:table-cell>
          <table:table-cell office:value-type="string" calcext:value-type="string">
            <text:p>TEORIA DEL CONO9999 <text:s text:c="2"/>202 TEORIA DEL CONOCIMIENTO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886448</text:p>
          </table:table-cell>
          <table:table-cell office:value-type="string" calcext:value-type="string">
            <text:p>SEM.TRADUCCION 9999 <text:s text:c="2"/>302 SEMINARIO DE TRADUCCION LITERARIA I</text:p>
          </table:table-cell>
          <table:table-cell/>
        </table:table-row>
        <table:table-row table:style-name="ro1">
          <table:table-cell office:value-type="string" calcext:value-type="string">
            <text:p>T02</text:p>
          </table:table-cell>
          <table:table-cell office:value-type="string" calcext:value-type="string">
            <text:p>49103</text:p>
          </table:table-cell>
          <table:table-cell office:value-type="string" calcext:value-type="string">
            <text:p>LICENCIATURA EN GEOGRAFIA <text:s text:c="24"/>4 <text:s text:c="7"/>12 <text:s text:c="2"/>LIC.GEOGRAFIA <text:s text:c="13"/>491 <text:s text:c="4"/>- <text:s/>-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9103901</text:p>
          </table:table-cell>
          <table:table-cell office:value-type="string" calcext:value-type="string">
            <text:p>INT.PENS.GEOGRA1142 <text:s text:c="2"/>101 INTRODUCCION AL PENSAMIENTO GEOGRAFIC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9103102</text:p>
          </table:table-cell>
          <table:table-cell office:value-type="string" calcext:value-type="string">
            <text:p>CURSO NIVELACIO9999 <text:s text:c="2"/>101 CURSO DE NIVELA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9103902</text:p>
          </table:table-cell>
          <table:table-cell office:value-type="string" calcext:value-type="string">
            <text:p>FUND.CARTOGRAF.9999 <text:s text:c="2"/>101 FUNDAMENTOS BASICOS DE CARTOGRAFIA E INTROD A SIG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9103903</text:p>
          </table:table-cell>
          <table:table-cell office:value-type="string" calcext:value-type="string">
            <text:p>AMBIENTE FISICO9999 <text:s text:c="2"/>102 AMBIENTE FISIC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9103033</text:p>
          </table:table-cell>
          <table:table-cell office:value-type="string" calcext:value-type="string">
            <text:p>SOCIOLOGIA <text:s text:c="4"/>9999 <text:s text:c="2"/>102 SOCIOLOG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9103904</text:p>
          </table:table-cell>
          <table:table-cell office:value-type="string" calcext:value-type="string">
            <text:p>IDIOMA INGLES <text:s/>9999 <text:s text:c="2"/>100 IDIOMA INGL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9103905</text:p>
          </table:table-cell>
          <table:table-cell office:value-type="string" calcext:value-type="string">
            <text:p>REC.NAT.Y GEST.9992 <text:s text:c="2"/>201 RECURSOS NATURALES Y GESTION AMBIENT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9103906</text:p>
          </table:table-cell>
          <table:table-cell office:value-type="string" calcext:value-type="string">
            <text:p>EPISTEM.GEOGR. 9992 <text:s text:c="2"/>202 EPISTEMOLOGIA DE LA GEOGRAF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9103907</text:p>
          </table:table-cell>
          <table:table-cell office:value-type="string" calcext:value-type="string">
            <text:p>SIST.INF.GEOGR.9991 <text:s text:c="2"/>200 SISTEMA DE INFORMACION TERRITORI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9103908</text:p>
          </table:table-cell>
          <table:table-cell office:value-type="string" calcext:value-type="string">
            <text:p>TEORIA MET GEOG9991 <text:s text:c="2"/>102 TEORIA Y METODOLOGIA DE LA INVESTIG. EN GEOGRAF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9103909</text:p>
          </table:table-cell>
          <table:table-cell office:value-type="string" calcext:value-type="string">
            <text:p>SEM. ORG TERR I9942 <text:s text:c="2"/>2 <text:s text:c="2"/>SEMINARIO DE ORGANIZACION TERRITORIAL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9103910</text:p>
          </table:table-cell>
          <table:table-cell office:value-type="string" calcext:value-type="string">
            <text:p>SEM ORG TERR II4142 <text:s text:c="2"/>2 <text:s text:c="2"/>SEMINARIO DE ORGANIZACION TERRITORIAL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9103911</text:p>
          </table:table-cell>
          <table:table-cell office:value-type="string" calcext:value-type="string">
            <text:p>SEM DE GESTION 4142 <text:s text:c="2"/>2 <text:s text:c="2"/>SEMINARIO DE GESTION TERRITORI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9103912</text:p>
          </table:table-cell>
          <table:table-cell office:value-type="string" calcext:value-type="string">
            <text:p>TALLER DISE�O G9142 <text:s text:c="2"/>2 <text:s text:c="2"/>TALLER DE DISE�O DE INVESTIGACION EN GEOGRAF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9103035</text:p>
          </table:table-cell>
          <table:table-cell office:value-type="string" calcext:value-type="string">
            <text:p>TRABAJO DE TESI9139 <text:s text:c="6"/>TRABAJO DE TESIS FIN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9103913</text:p>
          </table:table-cell>
          <table:table-cell office:value-type="string" calcext:value-type="string">
            <text:p>TOPOGRAFIA <text:s text:c="4"/>9449 <text:s text:c="6"/>TOPOGRAF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9103914</text:p>
          </table:table-cell>
          <table:table-cell office:value-type="string" calcext:value-type="string">
            <text:p>EDAFOLOGIA <text:s text:c="4"/>944 <text:s text:c="7"/>EDAFOLOG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9103915</text:p>
          </table:table-cell>
          <table:table-cell office:value-type="string" calcext:value-type="string">
            <text:p>MANEJO AGROSIST944 <text:s text:c="7"/>MANEJO DE AGROSISTEMAS MARGINAL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9103916</text:p>
          </table:table-cell>
          <table:table-cell office:value-type="string" calcext:value-type="string">
            <text:p>MANEJO DE SUELO9449 <text:s text:c="6"/>MANEJO DE SUELO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9103070</text:p>
          </table:table-cell>
          <table:table-cell office:value-type="string" calcext:value-type="string">
            <text:p>ANTROP SOCIOCUL9499 <text:s text:c="6"/>ANTROPOLOGIA SOCIO-CULTUR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9103050</text:p>
          </table:table-cell>
          <table:table-cell office:value-type="string" calcext:value-type="string">
            <text:p>HIST CONTEMPORA9499 <text:s text:c="6"/>HISTORIA CONTEMPORANE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9103076</text:p>
          </table:table-cell>
          <table:table-cell office:value-type="string" calcext:value-type="string">
            <text:p>HIST CONT ASIA 9499 <text:s text:c="6"/>HISTORIA CONTEMPORANEA DE ASIA Y AFR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9103054</text:p>
          </table:table-cell>
          <table:table-cell office:value-type="string" calcext:value-type="string">
            <text:p>EPISTEM CS. SOC9499 <text:s text:c="6"/>EPISTEMOLOGIA DE LAS CIENCIAS SOCIAL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9103018</text:p>
          </table:table-cell>
          <table:table-cell office:value-type="string" calcext:value-type="string">
            <text:p>HIST AMERICA I 9499 <text:s text:c="6"/>HISTORIA DE AMERIC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9103025</text:p>
          </table:table-cell>
          <table:table-cell office:value-type="string" calcext:value-type="string">
            <text:p>HIST AMERICA II9499 <text:s text:c="6"/>HISTORIA DE AMERICA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9103084</text:p>
          </table:table-cell>
          <table:table-cell office:value-type="string" calcext:value-type="string">
            <text:p>TEORIA POLITICA9499 <text:s text:c="6"/>TEORIA POLIT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9103083</text:p>
          </table:table-cell>
          <table:table-cell office:value-type="string" calcext:value-type="string">
            <text:p>ECONOM POLITICA9499 <text:s text:c="6"/>ECONOMIA POLIT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9103020</text:p>
          </table:table-cell>
          <table:table-cell office:value-type="string" calcext:value-type="string">
            <text:p>GEOGRAFIA HUMAN9499 <text:s text:c="6"/>GEOGRAFIA HUMAN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9103936</text:p>
          </table:table-cell>
          <table:table-cell office:value-type="string" calcext:value-type="string">
            <text:p>SEMIOTICA <text:s text:c="5"/>9499 <text:s text:c="6"/>SEMIOT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9103937</text:p>
          </table:table-cell>
          <table:table-cell office:value-type="string" calcext:value-type="string">
            <text:p>HERMENEUTICA TE9499 <text:s text:c="6"/>HERMENEUTICA DEL TEXTO LITERARI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9103001</text:p>
          </table:table-cell>
          <table:table-cell office:value-type="string" calcext:value-type="string">
            <text:p>INTRO PROB FILO9499 <text:s text:c="6"/>INTRODUCCION A LA PROBLEMATICA FILOSOF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9103934</text:p>
          </table:table-cell>
          <table:table-cell office:value-type="string" calcext:value-type="string">
            <text:p>DEMOGRAFIA HIST9499 <text:s text:c="2"/>2 <text:s text:c="2"/>DEMOGRAFIA HISTOR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9103918</text:p>
          </table:table-cell>
          <table:table-cell office:value-type="string" calcext:value-type="string">
            <text:p>PSICOESTADISTIC9499 <text:s text:c="2"/>2 <text:s text:c="2"/>PSICOESTADIST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9103919</text:p>
          </table:table-cell>
          <table:table-cell office:value-type="string" calcext:value-type="string">
            <text:p>POLIT ECON ARG 9499 <text:s text:c="6"/>POLITICA ECONOMICA ARGENTIN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9103920</text:p>
          </table:table-cell>
          <table:table-cell office:value-type="string" calcext:value-type="string">
            <text:p>TEMAS ECON ARG 9499 <text:s text:c="6"/>TEMAS DE ECONOMIA ARGENTIN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9103921</text:p>
          </table:table-cell>
          <table:table-cell office:value-type="string" calcext:value-type="string">
            <text:p>ESTRUC ECON ARG9499 <text:s text:c="6"/>ESTRUCTURA DE LA ECONOMIA ARGENTIN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9103922</text:p>
          </table:table-cell>
          <table:table-cell office:value-type="string" calcext:value-type="string">
            <text:p>HIST ECONOM ARG9499 <text:s text:c="6"/>HISTORIA ECONOMICA ARGENTIN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9103923</text:p>
          </table:table-cell>
          <table:table-cell office:value-type="string" calcext:value-type="string">
            <text:p>HIST ECON Y SOC9499 <text:s text:c="6"/>HISTORIA ECONOMICA Y SOCI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9103924</text:p>
          </table:table-cell>
          <table:table-cell office:value-type="string" calcext:value-type="string">
            <text:p>GEOMORFOLOGIA <text:s/>9499 <text:s text:c="6"/>GEOMORFOLOG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9103935</text:p>
          </table:table-cell>
          <table:table-cell office:value-type="string" calcext:value-type="string">
            <text:p>FOTOGEO Y TELED9499 <text:s text:c="6"/>FOTOGEOLOGIA Y TELEDETEC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9103926</text:p>
          </table:table-cell>
          <table:table-cell office:value-type="string" calcext:value-type="string">
            <text:p>GEST Y CONSERV 9499 <text:s text:c="6"/>GESTION Y CONSERVACION DE LA BIODIVERSIDAD ARGENT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9103927</text:p>
          </table:table-cell>
          <table:table-cell office:value-type="string" calcext:value-type="string">
            <text:p>ESTADIST CS BIO9499 <text:s text:c="6"/>ESTADISTICA PARA CIENCIAS BIOLOGICAS Y GEOLOGICA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9103929</text:p>
          </table:table-cell>
          <table:table-cell office:value-type="string" calcext:value-type="string">
            <text:p>BIOGEOGRAFIA <text:s text:c="2"/>9499 <text:s text:c="6"/>BIOGEOGRAF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9103930</text:p>
          </table:table-cell>
          <table:table-cell office:value-type="string" calcext:value-type="string">
            <text:p>PROBLEM AMBIENT9499 <text:s text:c="6"/>PROBLEMATICA AMBIENT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9103931</text:p>
          </table:table-cell>
          <table:table-cell office:value-type="string" calcext:value-type="string">
            <text:p>INT HIST ARQUIT9499 <text:s text:c="6"/>INTRODUC. A LA HISTORIA DE LA ARQUITECTURA Y URB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9103932</text:p>
          </table:table-cell>
          <table:table-cell office:value-type="string" calcext:value-type="string">
            <text:p>HIST ARG CONTEM9499 <text:s text:c="6"/>HISTORIA ARGENTINA CONTEMPORANE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9103933</text:p>
          </table:table-cell>
          <table:table-cell office:value-type="string" calcext:value-type="string">
            <text:p>PSICOLOGIA SOCI9499 <text:s text:c="6"/>PSICOLOGIA SOCI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9103925</text:p>
          </table:table-cell>
          <table:table-cell office:value-type="string" calcext:value-type="string">
            <text:p>INFORMATICA <text:s text:c="3"/>9499 <text:s text:c="6"/>INFORMAT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9103055</text:p>
          </table:table-cell>
          <table:table-cell office:value-type="string" calcext:value-type="string">
            <text:p>SEM ANALISIS ES9499 <text:s text:c="6"/>SEMINARIO DE ANALISIS DE ESTRATEGIAS DEL DISCURS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938</text:p>
          </table:table-cell>
          <table:table-cell office:value-type="string" calcext:value-type="string">
            <text:p>GEOG ECON Y SOC9192 <text:s text:c="2"/>1 <text:s text:c="2"/>GEOGRAFIA ECONOMICA Y SOCIAL ARGENTIN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9103938</text:p>
          </table:table-cell>
          <table:table-cell office:value-type="string" calcext:value-type="string">
            <text:p>GEOG ECON Y SOC9192 <text:s text:c="2"/>101 GEOGRAFIA ECONOMICA Y SOCI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86162</text:p>
          </table:table-cell>
          <table:table-cell office:value-type="string" calcext:value-type="string">
            <text:p>DIALECTOLOGIA <text:s/>9999 <text:s text:c="2"/>2 <text:s text:c="2"/>DIALECTOLOGIA HISPANOAMERICAN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476</text:p>
          </table:table-cell>
          <table:table-cell office:value-type="string" calcext:value-type="string">
            <text:p>SEM.CRITICA LIT9999 <text:s text:c="2"/>202 SEMINARIO:LA CRITICA LITERARIA.TEORIA Y PRACT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9103917</text:p>
          </table:table-cell>
          <table:table-cell office:value-type="string" calcext:value-type="string">
            <text:p>IDIOMA PORTUGUE9999 <text:s text:c="2"/>2 <text:s text:c="2"/>IDIOMA PORTUGU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407</text:p>
          </table:table-cell>
          <table:table-cell office:value-type="string" calcext:value-type="string">
            <text:p>SEM. HIST.ACUL.4429 <text:s text:c="6"/>SEM. HISTORIA, ACULTURACION Y DIVERSIDAD CULTUR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145</text:p>
          </table:table-cell>
          <table:table-cell office:value-type="string" calcext:value-type="string">
            <text:p>PRUEBA SUF PORT9999 <text:s text:c="6"/>PRUEBA DE SUFICIENCIA IDIOMA PORTUGU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1186035</text:p>
          </table:table-cell>
          <table:table-cell office:value-type="string" calcext:value-type="string">
            <text:p>PRUEBA SUF PORT9999 <text:s text:c="6"/>PRUEBA DE SUFICIENCIA IDIOMA PORTUGU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8200096</text:p>
          </table:table-cell>
          <table:table-cell office:value-type="string" calcext:value-type="string">
            <text:p>SEM.LA COMUNICA9999 <text:s text:c="2"/>302 SEMINARIO: LA COMUNICACION EN EL MARKETING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488</text:p>
          </table:table-cell>
          <table:table-cell office:value-type="string" calcext:value-type="string">
            <text:p>SEM.MANN,HISTOR9999 <text:s text:c="2"/>302 SEMINARIO MANN, LA HISTORIA Y LA HISTORIOGRAF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445</text:p>
          </table:table-cell>
          <table:table-cell office:value-type="string" calcext:value-type="string">
            <text:p>SEM. ANTROPOLOG9999 <text:s text:c="2"/>202 SEMINARIO SOCIAL Y CULTURAL:TEMAS ANTROPOLOG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93226</text:p>
          </table:table-cell>
          <table:table-cell office:value-type="string" calcext:value-type="string">
            <text:p>SEM.LECTO COM.P9999 <text:s text:c="2"/>202 SEMINARIO LECTOCOMPRENSION PORTUGUES</text:p>
          </table:table-cell>
          <table:table-cell/>
        </table:table-row>
        <table:table-row table:style-name="ro1">
          <table:table-cell office:value-type="string" calcext:value-type="string">
            <text:p>T02</text:p>
          </table:table-cell>
          <table:table-cell office:value-type="string" calcext:value-type="string">
            <text:p>42202</text:p>
          </table:table-cell>
          <table:table-cell office:value-type="string" calcext:value-type="string">
            <text:p>CORRECTOR LITERARIO <text:s text:c="30"/>323 <text:s text:c="10"/>CORRECTOR LITERARIO <text:s text:c="7"/>422 S <text:s text:c="2"/>- <text:s/>-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202200</text:p>
          </table:table-cell>
          <table:table-cell office:value-type="string" calcext:value-type="string">
            <text:p>INT.EST.UNIVERS9999 <text:s text:c="2"/>101 INTRODUCCION A LOS ESTUDIOS UNIVERSITARIO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202201</text:p>
          </table:table-cell>
          <table:table-cell office:value-type="string" calcext:value-type="string">
            <text:p>INTRODUCC.LIT. 9999 <text:s text:c="2"/>101 INTRODUCCION A LA LITERATUR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202202</text:p>
          </table:table-cell>
          <table:table-cell office:value-type="string" calcext:value-type="string">
            <text:p>TEORIA LITERARI9999 <text:s text:c="2"/>101 TEORIA LITERAR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202203</text:p>
          </table:table-cell>
          <table:table-cell office:value-type="string" calcext:value-type="string">
            <text:p>LINGUISTICA I <text:s/>9999 <text:s text:c="2"/>101 LINGUISTIC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202204</text:p>
          </table:table-cell>
          <table:table-cell office:value-type="string" calcext:value-type="string">
            <text:p>LIT. ESPA�OLA I9999 <text:s text:c="2"/>102 LITERATURA ESPA�OL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202205</text:p>
          </table:table-cell>
          <table:table-cell office:value-type="string" calcext:value-type="string">
            <text:p>TEORIA Y METOD.9999 <text:s text:c="2"/>102 TEORIA Y METODOLOGIA LITERARI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202206</text:p>
          </table:table-cell>
          <table:table-cell office:value-type="string" calcext:value-type="string">
            <text:p>GRAMATICAI <text:s text:c="4"/>9999 <text:s text:c="2"/>102 GRAMATIC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202207</text:p>
          </table:table-cell>
          <table:table-cell office:value-type="string" calcext:value-type="string">
            <text:p>LIT.CLAS.GRIEGA9999 <text:s text:c="2"/>201 LITERATURA CLASICA GRIEGA Y LATIN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202208</text:p>
          </table:table-cell>
          <table:table-cell office:value-type="string" calcext:value-type="string">
            <text:p>LIT.HABLA FRANC9999 <text:s text:c="2"/>201 LITERATURA DE HABLA FRANCES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202209</text:p>
          </table:table-cell>
          <table:table-cell office:value-type="string" calcext:value-type="string">
            <text:p>SEM.TRADUCCION 9999 <text:s text:c="2"/>201 SEMINARIO DE TRADUC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202210</text:p>
          </table:table-cell>
          <table:table-cell office:value-type="string" calcext:value-type="string">
            <text:p>GRAMATICA II <text:s text:c="2"/>9999 <text:s text:c="2"/>201 GRAMATICA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202211</text:p>
          </table:table-cell>
          <table:table-cell office:value-type="string" calcext:value-type="string">
            <text:p>LIT.LATINOAMERI9999 <text:s text:c="2"/>202 LITERATURA LATINOAMERICAN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202212</text:p>
          </table:table-cell>
          <table:table-cell office:value-type="string" calcext:value-type="string">
            <text:p>LINGUISTICA II 9999 <text:s text:c="2"/>202 LINGUISTICA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202213</text:p>
          </table:table-cell>
          <table:table-cell office:value-type="string" calcext:value-type="string">
            <text:p>SEMIOTICA <text:s text:c="5"/>9999 <text:s text:c="2"/>202 SEMIOT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202214</text:p>
          </table:table-cell>
          <table:table-cell office:value-type="string" calcext:value-type="string">
            <text:p>SEM.PROD.TEXTUA9999 <text:s text:c="2"/>202 SEMINARIO DE PRODUCCION TEXTU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202215</text:p>
          </table:table-cell>
          <table:table-cell office:value-type="string" calcext:value-type="string">
            <text:p>LIT.ARGENTINA I9999 <text:s text:c="2"/>301 LITERATURA ARGENTIN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202216</text:p>
          </table:table-cell>
          <table:table-cell office:value-type="string" calcext:value-type="string">
            <text:p>TEORIA DISC.SOC9999 <text:s text:c="2"/>301 TEORIA DE LOS DISCURSOS SOCIALES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202217</text:p>
          </table:table-cell>
          <table:table-cell office:value-type="string" calcext:value-type="string">
            <text:p>SEM. VARIACION 9999 <text:s text:c="2"/>301 SEMINARIO DE VARIACION LINGUIST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202218</text:p>
          </table:table-cell>
          <table:table-cell office:value-type="string" calcext:value-type="string">
            <text:p>SEM.GRAMATICA A9999 <text:s text:c="2"/>301 SEMINARIO DE GRAMATICA APLICAD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202219</text:p>
          </table:table-cell>
          <table:table-cell office:value-type="string" calcext:value-type="string">
            <text:p>LIT.ARGENTINAII9999 <text:s text:c="2"/>302 LITERATURA ARGENTINA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202220</text:p>
          </table:table-cell>
          <table:table-cell office:value-type="string" calcext:value-type="string">
            <text:p>LIT.LATINOAM.II9999 <text:s text:c="2"/>302 LITERATURA LATINOAMERICANA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202221</text:p>
          </table:table-cell>
          <table:table-cell office:value-type="string" calcext:value-type="string">
            <text:p>SOCIOLOG.DISCUR9999 <text:s text:c="2"/>302 SOCIOLOGIA DEL DISCURSO</text:p>
          </table:table-cell>
          <table:table-cell/>
        </table:table-row>
        <table:table-row table:style-name="ro1">
          <table:table-cell office:value-type="string" calcext:value-type="string">
            <text:p>T02</text:p>
          </table:table-cell>
          <table:table-cell office:value-type="string" calcext:value-type="string">
            <text:p>42102</text:p>
          </table:table-cell>
          <table:table-cell office:value-type="string" calcext:value-type="string">
            <text:p>LICENCIATURA EN LETRAS MODERNAS <text:s text:c="18"/>53342186 <text:s text:c="5"/>L.LETRAS MODER-2002 <text:s text:c="7"/>421 <text:s text:c="4"/>- <text:s/>-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02200</text:p>
          </table:table-cell>
          <table:table-cell office:value-type="string" calcext:value-type="string">
            <text:p>INTROD.EST.UNIV9999 <text:s text:c="2"/>101 INTRODUCCION A LOS ESTUDIOS UNIVERSITARIO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02201</text:p>
          </table:table-cell>
          <table:table-cell office:value-type="string" calcext:value-type="string">
            <text:p>INTRODUC.LITER.9999 <text:s text:c="2"/>101 INTRODUCCION A LA LITERATUR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02202</text:p>
          </table:table-cell>
          <table:table-cell office:value-type="string" calcext:value-type="string">
            <text:p>TEORIA LITERARI9999 <text:s text:c="2"/>101 TEORIA LITERAR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02203</text:p>
          </table:table-cell>
          <table:table-cell office:value-type="string" calcext:value-type="string">
            <text:p>LINGUISTICA I <text:s/>9999 <text:s text:c="2"/>101 LINGUISTIC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02205</text:p>
          </table:table-cell>
          <table:table-cell office:value-type="string" calcext:value-type="string">
            <text:p>TEORIA Y MET.LI9999 <text:s text:c="2"/>102 TEORIA Y METODOLOGIA LITERARI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02206</text:p>
          </table:table-cell>
          <table:table-cell office:value-type="string" calcext:value-type="string">
            <text:p>GRAMATICA I <text:s text:c="3"/>9999 <text:s text:c="2"/>102 GRAMATIC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02204</text:p>
          </table:table-cell>
          <table:table-cell office:value-type="string" calcext:value-type="string">
            <text:p>LIT.ESPA�OLA I 9999 <text:s text:c="2"/>102 LITERATURA ESPANOL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02207</text:p>
          </table:table-cell>
          <table:table-cell office:value-type="string" calcext:value-type="string">
            <text:p>LIT.CLAS.GRIEGA9999 <text:s text:c="2"/>201 LITERATURA CLASICA GRIEGA Y LATIN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02208</text:p>
          </table:table-cell>
          <table:table-cell office:value-type="string" calcext:value-type="string">
            <text:p>LIT.HABLA FRANC9999 <text:s text:c="2"/>201 LITERATURA HABLA FRANCES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02210</text:p>
          </table:table-cell>
          <table:table-cell office:value-type="string" calcext:value-type="string">
            <text:p>GRAMATICA II <text:s text:c="2"/>9999 <text:s text:c="2"/>201 GRAMATICA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02212</text:p>
          </table:table-cell>
          <table:table-cell office:value-type="string" calcext:value-type="string">
            <text:p>LINGUISTICA II 9999 <text:s text:c="2"/>202 LINGUISTICA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02211</text:p>
          </table:table-cell>
          <table:table-cell office:value-type="string" calcext:value-type="string">
            <text:p>LIT.LATINOAM. I9999 <text:s text:c="2"/>201 LITERATURA LATINOAMERICAN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02213</text:p>
          </table:table-cell>
          <table:table-cell office:value-type="string" calcext:value-type="string">
            <text:p>SEMIOTICA <text:s text:c="5"/>9999 <text:s text:c="2"/>202 SEMIOT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02215</text:p>
          </table:table-cell>
          <table:table-cell office:value-type="string" calcext:value-type="string">
            <text:p>LIT.ARGENTINA I9999 <text:s text:c="2"/>301 LITERATURA ARGENTIN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02216</text:p>
          </table:table-cell>
          <table:table-cell office:value-type="string" calcext:value-type="string">
            <text:p>TEORIAS DISC.I 9999 <text:s text:c="2"/>301 TEORIA DE LOS DISCURSOS SOCIALES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02217</text:p>
          </table:table-cell>
          <table:table-cell office:value-type="string" calcext:value-type="string">
            <text:p>SEM.VARIAC. LIN9999 <text:s text:c="2"/>301 SEMINARIO DE VARIACION LINGUIST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02209</text:p>
          </table:table-cell>
          <table:table-cell office:value-type="string" calcext:value-type="string">
            <text:p>SEMINARIO TRADU9999 <text:s text:c="2"/>301 SEMINARIO DE TRADUC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02219</text:p>
          </table:table-cell>
          <table:table-cell office:value-type="string" calcext:value-type="string">
            <text:p>LIT. ARGENT.II.9999 <text:s text:c="2"/>302 LITERATURA ARGENTINA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02220</text:p>
          </table:table-cell>
          <table:table-cell office:value-type="string" calcext:value-type="string">
            <text:p>LIT.LATINOAM.II9999 <text:s text:c="2"/>302 LITERATURA LATINOAMERICANA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02221</text:p>
          </table:table-cell>
          <table:table-cell office:value-type="string" calcext:value-type="string">
            <text:p>SOCIOLOG.DISCUR9999 <text:s text:c="2"/>302 SOCIOLOGIA DEL DISCURS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02225</text:p>
          </table:table-cell>
          <table:table-cell office:value-type="string" calcext:value-type="string">
            <text:p>LIT.ARGENT.III 9999 <text:s text:c="2"/>402 LITERATURA ARGENTINA I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02226</text:p>
          </table:table-cell>
          <table:table-cell office:value-type="string" calcext:value-type="string">
            <text:p>LIT.HABLA INGLE9999 <text:s text:c="2"/>402 LITERATURA HABLA INGLES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02227</text:p>
          </table:table-cell>
          <table:table-cell office:value-type="string" calcext:value-type="string">
            <text:p>SEM.INT.INV.LIT9999 <text:s text:c="2"/>402 SEMINARIO INTRODUCCION A LA INVESTIGACION LITERAR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02228</text:p>
          </table:table-cell>
          <table:table-cell office:value-type="string" calcext:value-type="string">
            <text:p>LIT.ALEMANA <text:s text:c="3"/>9999 <text:s text:c="2"/>501 LITERATURA ALEMAN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02229</text:p>
          </table:table-cell>
          <table:table-cell office:value-type="string" calcext:value-type="string">
            <text:p>PENS.LATINOAM. 9999 <text:s text:c="2"/>501 PENSAMIENTO LATINOAMERICAN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02230</text:p>
          </table:table-cell>
          <table:table-cell office:value-type="string" calcext:value-type="string">
            <text:p>SEM.TRABAJO FIN9999 <text:s text:c="2"/>502 SEMINARIO DE TRABAJO FIN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202241</text:p>
          </table:table-cell>
          <table:table-cell office:value-type="string" calcext:value-type="string">
            <text:p>EXAMEN HABILIT.9999 <text:s text:c="2"/>302 EXAMEN HABILITA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02238</text:p>
          </table:table-cell>
          <table:table-cell office:value-type="string" calcext:value-type="string">
            <text:p>LITERAT.ITALIAN9999 <text:s text:c="2"/>401 LITERATURA ITALIAN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02243</text:p>
          </table:table-cell>
          <table:table-cell office:value-type="string" calcext:value-type="string">
            <text:p>LIT.ESPA�OLA II9999 <text:s text:c="2"/>401 LITERATURA ESPA�OLA II</text:p>
          </table:table-cell>
          <table:table-cell/>
        </table:table-row>
        <table:table-row table:style-name="ro1">
          <table:table-cell office:value-type="string" calcext:value-type="string">
            <text:p>T02</text:p>
          </table:table-cell>
          <table:table-cell office:value-type="string" calcext:value-type="string">
            <text:p>42803</text:p>
          </table:table-cell>
          <table:table-cell office:value-type="string" calcext:value-type="string">
            <text:p>PROFESORADO EN LETRAS MODERNAS <text:s text:c="19"/>43342886 <text:s text:c="5"/>P.LETRAS MODER-2003 <text:s text:c="7"/>428SS <text:s text:c="2"/>- <text:s/>-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803200</text:p>
          </table:table-cell>
          <table:table-cell office:value-type="string" calcext:value-type="string">
            <text:p>INT.EST.UNIVERS9999 <text:s text:c="2"/>101 INTRODUCCION A LOS ESTUDIOS UNIVERSITARIO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803201</text:p>
          </table:table-cell>
          <table:table-cell office:value-type="string" calcext:value-type="string">
            <text:p>INT.LITERATURA 9999 <text:s text:c="2"/>101 INTRODUCCION A LA LITERATUR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803202</text:p>
          </table:table-cell>
          <table:table-cell office:value-type="string" calcext:value-type="string">
            <text:p>TEORIA LITERAR.9999 <text:s text:c="2"/>101 TEORIA LITERAR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803203</text:p>
          </table:table-cell>
          <table:table-cell office:value-type="string" calcext:value-type="string">
            <text:p>LINGUISTICA I <text:s/>9999 <text:s text:c="2"/>101 LINGUISTIC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803205</text:p>
          </table:table-cell>
          <table:table-cell office:value-type="string" calcext:value-type="string">
            <text:p>TEORIA MET.LITI9999 <text:s text:c="2"/>102 TEORIA Y METODOLOGIA LITERARI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803206</text:p>
          </table:table-cell>
          <table:table-cell office:value-type="string" calcext:value-type="string">
            <text:p>GRAMATICA I <text:s text:c="3"/>9999 <text:s text:c="2"/>102 GRAMATIC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803204</text:p>
          </table:table-cell>
          <table:table-cell office:value-type="string" calcext:value-type="string">
            <text:p>LIT. ESPA�OL.I 9999 <text:s text:c="2"/>102 LITERATURA ESPA�OL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803222</text:p>
          </table:table-cell>
          <table:table-cell office:value-type="string" calcext:value-type="string">
            <text:p>SIST.EDUC.INST.9999 <text:s text:c="2"/>102 SISTEMA EDUCATIVO E INSTITUCIONES ESCOLAR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803207</text:p>
          </table:table-cell>
          <table:table-cell office:value-type="string" calcext:value-type="string">
            <text:p>LIT.CLASICA GR.9999 <text:s text:c="2"/>201 LITERATURA CLASICA GRIEGA Y LATIN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803208</text:p>
          </table:table-cell>
          <table:table-cell office:value-type="string" calcext:value-type="string">
            <text:p>LIT.HABLA FRANC9999 <text:s text:c="2"/>201 LITERATURA DE HABLA FRANCES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803210</text:p>
          </table:table-cell>
          <table:table-cell office:value-type="string" calcext:value-type="string">
            <text:p>GRAMATICA II <text:s text:c="2"/>9999 <text:s text:c="2"/>201 GRAMATICA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803231</text:p>
          </table:table-cell>
          <table:table-cell office:value-type="string" calcext:value-type="string">
            <text:p>MODULO:SUJETO A9999 <text:s text:c="2"/>201 MODULO:SUJETO DEL APRENDIZAJE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803212</text:p>
          </table:table-cell>
          <table:table-cell office:value-type="string" calcext:value-type="string">
            <text:p>LINGUISTICA II 9999 <text:s text:c="2"/>202 LINGUISTICA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803211</text:p>
          </table:table-cell>
          <table:table-cell office:value-type="string" calcext:value-type="string">
            <text:p>LIT.LATINOAM.I 9999 <text:s text:c="2"/>202 LITERATURA LATINOAMERICAN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803213</text:p>
          </table:table-cell>
          <table:table-cell office:value-type="string" calcext:value-type="string">
            <text:p>SEMIOTICA <text:s text:c="5"/>9999 <text:s text:c="2"/>202 SEMIOT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803223</text:p>
          </table:table-cell>
          <table:table-cell office:value-type="string" calcext:value-type="string">
            <text:p>MOD.CURRICULUM 9999 <text:s text:c="2"/>202 MODULO CURRICULUM Y ENSE�ANZ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803215</text:p>
          </table:table-cell>
          <table:table-cell office:value-type="string" calcext:value-type="string">
            <text:p>LIT.ARGENTINA I9999 <text:s text:c="2"/>301 LITERATURA ARGENTIN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803216</text:p>
          </table:table-cell>
          <table:table-cell office:value-type="string" calcext:value-type="string">
            <text:p>TEORIAS DISCURS9999 <text:s text:c="2"/>301 TEORIAS DE LOS DISCURSOS SOCIAL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803217</text:p>
          </table:table-cell>
          <table:table-cell office:value-type="string" calcext:value-type="string">
            <text:p>SEM.VARIACION L9999 <text:s text:c="2"/>301 SEMINARIO VARIACION LINGUIST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803232</text:p>
          </table:table-cell>
          <table:table-cell office:value-type="string" calcext:value-type="string">
            <text:p>SEM.ENS LENGUAI9999 <text:s text:c="2"/>301 SEMINARIO ENSE�ANZA DE LA LENGU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803219</text:p>
          </table:table-cell>
          <table:table-cell office:value-type="string" calcext:value-type="string">
            <text:p>LIT. ARGENT. II9999 <text:s text:c="2"/>302 LITERATURA ARGENTINA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803220</text:p>
          </table:table-cell>
          <table:table-cell office:value-type="string" calcext:value-type="string">
            <text:p>LIT.LATINOAM.II9999 <text:s text:c="2"/>302 LITERATURA LATINOAMERICANA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803233</text:p>
          </table:table-cell>
          <table:table-cell office:value-type="string" calcext:value-type="string">
            <text:p>HIST. LENGUA <text:s text:c="2"/>9999 <text:s text:c="2"/>302 HISTORIA DE LA LENGU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803234</text:p>
          </table:table-cell>
          <table:table-cell office:value-type="string" calcext:value-type="string">
            <text:p>SEM.ENS.LENGUA 9999 <text:s text:c="2"/>302 SEMINARIO ENSE�ANZA DE LA LENGUA II:COMPRENSION 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803235</text:p>
          </table:table-cell>
          <table:table-cell office:value-type="string" calcext:value-type="string">
            <text:p>ENS.LITERATURA 9999 <text:s text:c="2"/>401 ENSE�ANZA DE LA LITERATUR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803236</text:p>
          </table:table-cell>
          <table:table-cell office:value-type="string" calcext:value-type="string">
            <text:p>SEM.INVESTIG.ED9999 <text:s text:c="2"/>401 SEMINARIO INVESTIGACION EDUCATIV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803209</text:p>
          </table:table-cell>
          <table:table-cell office:value-type="string" calcext:value-type="string">
            <text:p>SEM.TRADUCCION 9999 <text:s text:c="2"/>401 SEMINARIO DE TRADUC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803221</text:p>
          </table:table-cell>
          <table:table-cell office:value-type="string" calcext:value-type="string">
            <text:p>SOCIOLOGIA DISC9999 <text:s text:c="2"/>401 SOCIOLOGIA DEL DISCURS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803224</text:p>
          </table:table-cell>
          <table:table-cell office:value-type="string" calcext:value-type="string">
            <text:p>TALLER PRACTICA9999 <text:s text:c="2"/>401 TALLER DE PRACTICA DOCENTE Y RESIDENCI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803237</text:p>
          </table:table-cell>
          <table:table-cell office:value-type="string" calcext:value-type="string">
            <text:p>SEM.PRODUCCION 9999 <text:s text:c="2"/>402 SEMINARIO DE PRODUCCION TEXTU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803226</text:p>
          </table:table-cell>
          <table:table-cell office:value-type="string" calcext:value-type="string">
            <text:p>LITERATURA INGL9999 <text:s text:c="2"/>402 LITERATURA INGLES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803238</text:p>
          </table:table-cell>
          <table:table-cell office:value-type="string" calcext:value-type="string">
            <text:p>LIT. ITALIANA <text:s/>9999 <text:s text:c="2"/>402 LITERATURA ITALIAN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803228</text:p>
          </table:table-cell>
          <table:table-cell office:value-type="string" calcext:value-type="string">
            <text:p>LIT. ALEMANA <text:s text:c="2"/>9999 <text:s text:c="2"/>402 LITERATURA ALEMAN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803239</text:p>
          </table:table-cell>
          <table:table-cell office:value-type="string" calcext:value-type="string">
            <text:p>TECNOLOG.EDUC. 9999 <text:s text:c="2"/>402 SEMINARIO TECNOLOGIA EDUCATIV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803240</text:p>
          </table:table-cell>
          <table:table-cell office:value-type="string" calcext:value-type="string">
            <text:p>TALLER II PRAC.9999 <text:s text:c="2"/>402 TALLER DE PRACTICA DOCENTE Y RESIDENCIA 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489</text:p>
          </table:table-cell>
          <table:table-cell office:value-type="string" calcext:value-type="string">
            <text:p>PSIC.DER.HUMAN.9999 <text:s text:c="2"/>3 <text:s text:c="2"/>PSICOLOGIA Y DERECHOS HUMANO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490</text:p>
          </table:table-cell>
          <table:table-cell office:value-type="string" calcext:value-type="string">
            <text:p>PSIC.MASAS MED.9999 <text:s text:c="2"/>3 <text:s text:c="2"/>PSICOLOGIA DE LAS MASAS Y MEDIOS DE COMUNICA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0186469</text:p>
          </table:table-cell>
          <table:table-cell office:value-type="string" calcext:value-type="string">
            <text:p>SEM ECON POL PA4342 <text:s text:c="6"/>SEM. ECONOMIA POLITICA LAS PASIONES Y LOS INTER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8200097</text:p>
          </table:table-cell>
          <table:table-cell office:value-type="string" calcext:value-type="string">
            <text:p>METODOS CUANT. 1112 <text:s text:c="2"/>402 METODOS CUANTITATIVO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477</text:p>
          </table:table-cell>
          <table:table-cell office:value-type="string" calcext:value-type="string">
            <text:p>SEM. LIT. GRIEG4949 <text:s text:c="2"/>2 <text:s text:c="2"/>SEMINARIO LITERATURA GRIEG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202102</text:p>
          </table:table-cell>
          <table:table-cell office:value-type="string" calcext:value-type="string">
            <text:p>CURSO DE NIVELA2199 <text:s text:c="2"/>100 CURSO DE NIVELA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803102</text:p>
          </table:table-cell>
          <table:table-cell office:value-type="string" calcext:value-type="string">
            <text:p>CURSO DE NIVELA2192 <text:s text:c="2"/>100 CURSO DE NIVELA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93420</text:p>
          </table:table-cell>
          <table:table-cell office:value-type="string" calcext:value-type="string">
            <text:p>SEM.ESTANCIAS J 999 <text:s text:c="2"/>302 SEMINARIO ESTANCIAS JESUITICA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93422</text:p>
          </table:table-cell>
          <table:table-cell office:value-type="string" calcext:value-type="string">
            <text:p>SEM.ECONOM.POL 9999 <text:s text:c="2"/>3 <text:s text:c="2"/>SEM.DE ECONOMIA POLITICA:LAS PASIONES Y SUS INT.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86518</text:p>
          </table:table-cell>
          <table:table-cell office:value-type="string" calcext:value-type="string">
            <text:p>ESTADISTICA SIS9999 <text:s text:c="2"/>1 <text:s text:c="2"/>ESTADISTICA Y SISTEMAS DE INFORMACION EDUCATIVA 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93156</text:p>
          </table:table-cell>
          <table:table-cell office:value-type="string" calcext:value-type="string">
            <text:p>HIST CULT CONTE9999 <text:s text:c="6"/>HISTORIA DE LA CULTURA CONTEMPORANE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893429</text:p>
          </table:table-cell>
          <table:table-cell office:value-type="string" calcext:value-type="string">
            <text:p>HIST CULT CONII9999 <text:s text:c="6"/>HISTORIA DE LA CULTURA CONTEMP. II (1918-1999) OP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491</text:p>
          </table:table-cell>
          <table:table-cell office:value-type="string" calcext:value-type="string">
            <text:p>MET.Y TEC.EN AR949 <text:s text:c="3"/>401 METODOS Y TECNICAS EN ARQUEOLOG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492</text:p>
          </table:table-cell>
          <table:table-cell office:value-type="string" calcext:value-type="string">
            <text:p>SEM.HIST.MODERN499 <text:s text:c="3"/>502 SEM.LA APLICACION DE LA JUSTICIA EN CBA.FIN XVIII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493</text:p>
          </table:table-cell>
          <table:table-cell office:value-type="string" calcext:value-type="string">
            <text:p>SEM.HIST.ANTIG.499 <text:s text:c="3"/>401 SEM.:EL CONTROL SOCIAL EN LA ANTIGUEDAD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494</text:p>
          </table:table-cell>
          <table:table-cell office:value-type="string" calcext:value-type="string">
            <text:p>SEM.HIST.AGRARI449 <text:s text:c="3"/>401 SEM:HIST.AGRARIA.TIERRA TRABAJO Y PROD.1800-70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495</text:p>
          </table:table-cell>
          <table:table-cell office:value-type="string" calcext:value-type="string">
            <text:p>SEM:GOLPES EST.449 <text:s text:c="3"/>201 SEM:BURGUESIA Y GOLPES DE ESTADO:ARG,BRAS,CHILE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496</text:p>
          </table:table-cell>
          <table:table-cell office:value-type="string" calcext:value-type="string">
            <text:p>SEM:TEORIA POL.449 <text:s text:c="3"/>201 SEM:INTERPRET.DE LA POLIT.ARGENTINA Y SU CRISI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497</text:p>
          </table:table-cell>
          <table:table-cell office:value-type="string" calcext:value-type="string">
            <text:p>CURS.:HIST.MOD.949 <text:s text:c="3"/>201 CURS:LAS PROV.UNIDAS (SIGLO XVI-XVII)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498</text:p>
          </table:table-cell>
          <table:table-cell office:value-type="string" calcext:value-type="string">
            <text:p>CURS.ASIA CENTR949 <text:s text:c="3"/>201 CURS.:INTROD.A LA HIST.Y CULT.DEL ASIA CENTR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2186150</text:p>
          </table:table-cell>
          <table:table-cell office:value-type="string" calcext:value-type="string">
            <text:p>SEM.TRAD.ITALIA4949 <text:s text:c="3"/>01 SEMINARIO DE TRADUCCION DE ITALIAN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4193499</text:p>
          </table:table-cell>
          <table:table-cell office:value-type="string" calcext:value-type="string">
            <text:p>SEM:APLIC.JUST.4442 <text:s text:c="2"/>501 SEM: LA APLIC. DE LA JUST. EN CBA.FIN SIGLO XVIII</text:p>
          </table:table-cell>
          <table:table-cell/>
        </table:table-row>
        <table:table-row table:style-name="ro1">
          <table:table-cell office:value-type="string" calcext:value-type="string">
            <text:p>T02</text:p>
          </table:table-cell>
          <table:table-cell office:value-type="string" calcext:value-type="string">
            <text:p>45103</text:p>
          </table:table-cell>
          <table:table-cell office:value-type="string" calcext:value-type="string">
            <text:p>LICENCIATURA EN CIENCIAS DE LA INFORMACION <text:s text:c="7"/>53845186 <text:s text:c="5"/>L.CS.EDUCACION 2003 <text:s text:c="7"/>451 <text:s text:c="4"/>- <text:s/>-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03102</text:p>
          </table:table-cell>
          <table:table-cell office:value-type="string" calcext:value-type="string">
            <text:p>CURSO DE NIVEL 2192 <text:s text:c="2"/>101 CURSO DE NIVELA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03500</text:p>
          </table:table-cell>
          <table:table-cell office:value-type="string" calcext:value-type="string">
            <text:p>PEDAGOGIA <text:s text:c="5"/>2192 <text:s text:c="3"/>01 PEDAGOG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03501</text:p>
          </table:table-cell>
          <table:table-cell office:value-type="string" calcext:value-type="string">
            <text:p>PROB.FIL.Y EDUC2292 <text:s text:c="3"/>01 PROBLEMATICA FILOSOFICAS Y EDUCA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03502</text:p>
          </table:table-cell>
          <table:table-cell office:value-type="string" calcext:value-type="string">
            <text:p>HIST.EDUC.ARGEN2192 <text:s text:c="3"/>01 HISTORIA DE LA EDUCACION ARGENTIN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03503</text:p>
          </table:table-cell>
          <table:table-cell office:value-type="string" calcext:value-type="string">
            <text:p>TEO.PSI.DEL SUJ2192 <text:s text:c="3"/>02 TEORIA PSICOLOGICA DEL SUJET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03504</text:p>
          </table:table-cell>
          <table:table-cell office:value-type="string" calcext:value-type="string">
            <text:p>TEO.DEL CRECIM.2192 <text:s text:c="3"/>02 TEORIAS DEL CRECIMIENTO Y DEL DESARROLL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03505</text:p>
          </table:table-cell>
          <table:table-cell office:value-type="string" calcext:value-type="string">
            <text:p>TEORIAS DEL APR2192 <text:s text:c="3"/>02 TEORIAS DEL APRENDIZAJE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03506</text:p>
          </table:table-cell>
          <table:table-cell office:value-type="string" calcext:value-type="string">
            <text:p>SOC. DE LA EDUC1192 <text:s text:c="3"/>01 SOCIOLOGIA DE LA EDUCA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03507</text:p>
          </table:table-cell>
          <table:table-cell office:value-type="string" calcext:value-type="string">
            <text:p>ANTROP.SOC.Y ED2192 <text:s text:c="3"/>01 ANTROPOLOGIA SOCIAL Y EDUCA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03508</text:p>
          </table:table-cell>
          <table:table-cell office:value-type="string" calcext:value-type="string">
            <text:p>DIDACTICA GRAL.2192 <text:s text:c="3"/>01 DIDACTICA GENER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03509</text:p>
          </table:table-cell>
          <table:table-cell office:value-type="string" calcext:value-type="string">
            <text:p>POL.EDUC.Y LEG.2192 <text:s text:c="3"/>02 POLITICA EDUCACIONAL Y LEGISLACION ESCOLAR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03510</text:p>
          </table:table-cell>
          <table:table-cell office:value-type="string" calcext:value-type="string">
            <text:p>HIST.SOC.EDUCAC2192 <text:s text:c="3"/>02 HISTORIA SOCIAL DE LA EDUCA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03511</text:p>
          </table:table-cell>
          <table:table-cell office:value-type="string" calcext:value-type="string">
            <text:p>CORR.PEDAG.CONT2192 <text:s text:c="3"/>02 CORRIENTES PEDAGOGICAS CONTEMPORANEA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03512</text:p>
          </table:table-cell>
          <table:table-cell office:value-type="string" calcext:value-type="string">
            <text:p>EPIST. CS. SOC.2192 <text:s text:c="3"/>01 EPISTEMOLOGIA DE LAS CIENCIAS SOCIAL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03513</text:p>
          </table:table-cell>
          <table:table-cell office:value-type="string" calcext:value-type="string">
            <text:p>METOD.INVEST.ED2192 <text:s text:c="3"/>01 METODOLOGIA DE LA INVESTIGACION EDUCATIV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03514</text:p>
          </table:table-cell>
          <table:table-cell office:value-type="string" calcext:value-type="string">
            <text:p>EST.Y SIST.INFO2192 <text:s text:c="3"/>01 ESTADISTICA Y SISTEMA DE INFORMACION EDUCATIV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03515</text:p>
          </table:table-cell>
          <table:table-cell office:value-type="string" calcext:value-type="string">
            <text:p>ORG.Y ADM.EDUCA2192 <text:s text:c="3"/>02 ORGANIZACION Y ADMINISTRACION EDUCACION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03516</text:p>
          </table:table-cell>
          <table:table-cell office:value-type="string" calcext:value-type="string">
            <text:p>DIDAC.ESPECIFIC2192 <text:s text:c="3"/>02 DIDACTICAS ESPECIFICA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03517</text:p>
          </table:table-cell>
          <table:table-cell office:value-type="string" calcext:value-type="string">
            <text:p>ANALIS.INST.EDU2192 <text:s text:c="3"/>02 ANALISIS INSTITUCIONAL DE LA EDUCA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03518</text:p>
          </table:table-cell>
          <table:table-cell office:value-type="string" calcext:value-type="string">
            <text:p>TECNOLOGIA EDUC2192 <text:s text:c="3"/>01 TECNOLOGIA EDUCATIV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03519</text:p>
          </table:table-cell>
          <table:table-cell office:value-type="string" calcext:value-type="string">
            <text:p>PLAN. DE LA EDU2192 <text:s text:c="3"/>02 PLANEAMIENTO DE LA EDUCA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03520</text:p>
          </table:table-cell>
          <table:table-cell office:value-type="string" calcext:value-type="string">
            <text:p>TRAB.FINAL/PRAC219 <text:s text:c="7"/>TRABAJO FINAL/PRACTICA DE LA INVESTIGA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03521</text:p>
          </table:table-cell>
          <table:table-cell office:value-type="string" calcext:value-type="string">
            <text:p>PRACT.PROF.SUPE219 <text:s text:c="7"/>PRACTICA PROFESIONAL SUPERVISAD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03522</text:p>
          </table:table-cell>
          <table:table-cell office:value-type="string" calcext:value-type="string">
            <text:p>DIS. CURRICULUM2992 <text:s text:c="3"/>01 DISE�O Y DESARROLLO DEL CURRICULUM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03523</text:p>
          </table:table-cell>
          <table:table-cell office:value-type="string" calcext:value-type="string">
            <text:p>PROB.EDUC.JOV/A2992 <text:s text:c="3"/>01 PROBLEMATICA EDUCATIVA DE JOVENES Y ADULTO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03524</text:p>
          </table:table-cell>
          <table:table-cell office:value-type="string" calcext:value-type="string">
            <text:p>PSICOPEDAGOGIA 2992 <text:s text:c="3"/>01 PSICOPEDAGOG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03525</text:p>
          </table:table-cell>
          <table:table-cell office:value-type="string" calcext:value-type="string">
            <text:p>PROB.DE INVES.E2992 <text:s text:c="3"/>01 PROBLEMATICAS Y ENFOQUES DE LA INVESTIG. EDUCATIV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03526</text:p>
          </table:table-cell>
          <table:table-cell office:value-type="string" calcext:value-type="string">
            <text:p>EVALUAC.EDUCATI2992 <text:s text:c="3"/>02 EVALUACION EDUCATIV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03527</text:p>
          </table:table-cell>
          <table:table-cell office:value-type="string" calcext:value-type="string">
            <text:p>EDUCAC.ESPECIAL2992 <text:s text:c="3"/>01 EDUCACION ESPECI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03528</text:p>
          </table:table-cell>
          <table:table-cell office:value-type="string" calcext:value-type="string">
            <text:p>PROCESOS COMUNI2992 <text:s text:c="3"/>02 PROCESOS COMUNITARIOS E INTERVENCIONES PEDAGOGIC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03529</text:p>
          </table:table-cell>
          <table:table-cell office:value-type="string" calcext:value-type="string">
            <text:p>FORM. CONTINUA 2992 <text:s text:c="3"/>02 FORMACION CONTINUO DE DOCENTE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03530</text:p>
          </table:table-cell>
          <table:table-cell office:value-type="string" calcext:value-type="string">
            <text:p>TEC.EXPLOR.PSIC2992 <text:s text:c="3"/>02 TECNICAS DE EXPLORACION SPICOPEDAGOGICA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03531</text:p>
          </table:table-cell>
          <table:table-cell office:value-type="string" calcext:value-type="string">
            <text:p>CAPAC.LABORAL <text:s/>2992 <text:s text:c="3"/>02 CAPACITACION LABOR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03532</text:p>
          </table:table-cell>
          <table:table-cell office:value-type="string" calcext:value-type="string">
            <text:p>SIST.EDUC.COMPA2992 <text:s text:c="3"/>01 SISTEMAS EDUCATIVOS COMPARADO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03533</text:p>
          </table:table-cell>
          <table:table-cell office:value-type="string" calcext:value-type="string">
            <text:p>TEC.RECOL/ANALI2992 <text:s text:c="3"/>02 TECNICAS DE RECOLECCION/ANALISIS DE DATO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03534</text:p>
          </table:table-cell>
          <table:table-cell office:value-type="string" calcext:value-type="string">
            <text:p>FILOS.DE LA EDU2992 <text:s text:c="3"/>02 FILOSOFIA DE LA EDUCACION</text:p>
          </table:table-cell>
          <table:table-cell/>
        </table:table-row>
        <table:table-row table:style-name="ro1">
          <table:table-cell office:value-type="string" calcext:value-type="string">
            <text:p>T02</text:p>
          </table:table-cell>
          <table:table-cell office:value-type="string" calcext:value-type="string">
            <text:p>45803</text:p>
          </table:table-cell>
          <table:table-cell office:value-type="string" calcext:value-type="string">
            <text:p>PROFESORADO EN CIENCIAS DE LA EDUCACION <text:s text:c="10"/>43245886 <text:s text:c="5"/>P.CS.EDUCACION 2003 <text:s text:c="15"/>- <text:s/>-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03535</text:p>
          </table:table-cell>
          <table:table-cell office:value-type="string" calcext:value-type="string">
            <text:p>SB HIST.EDUC.LA4942 <text:s text:c="3"/>01 SB HISTORIA DE LA EDUCACION LATINOAMERICAN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03536</text:p>
          </table:table-cell>
          <table:table-cell office:value-type="string" calcext:value-type="string">
            <text:p>SB PROB.ESC.PRI4942 <text:s text:c="3"/>01 SB PROBLEMATICA EDUCAT. ACTUALES DE LA ESC.PRIMAR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03537</text:p>
          </table:table-cell>
          <table:table-cell office:value-type="string" calcext:value-type="string">
            <text:p>SB PROF.DOC Y D4992 <text:s text:c="3"/>01 SB PROFESIONALIZACION DOCENTES Y DIRECTIVO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03538</text:p>
          </table:table-cell>
          <table:table-cell office:value-type="string" calcext:value-type="string">
            <text:p>SB APORTE DIDAC4992 <text:s text:c="3"/>01 SB QUE PUEDE APORTAR LA DIDACTICA DE LA MATEMATIC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03539</text:p>
          </table:table-cell>
          <table:table-cell office:value-type="string" calcext:value-type="string">
            <text:p>SB NN <text:s text:c="9"/>4992 <text:s text:c="3"/>01 SB N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03540</text:p>
          </table:table-cell>
          <table:table-cell office:value-type="string" calcext:value-type="string">
            <text:p>TB PRAC.P/COMP.9992 <text:s text:c="3"/>01 TB PRACTICAS P/COMPRENDER, APRENDER, PROD. TEXTO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03541</text:p>
          </table:table-cell>
          <table:table-cell office:value-type="string" calcext:value-type="string">
            <text:p>SB ANALISIS SOC4992 <text:s text:c="3"/>02 SB ANALISIS SOCIOLOGICOS DEL SIST. EDUCATIVO ARG.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03542</text:p>
          </table:table-cell>
          <table:table-cell office:value-type="string" calcext:value-type="string">
            <text:p>SB SEM.BOURDIEU4992 <text:s text:c="3"/>02 SB ANTECEDENTES TEORICOS Y PRES. EPIST. BOURDIEU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03543</text:p>
          </table:table-cell>
          <table:table-cell office:value-type="string" calcext:value-type="string">
            <text:p>SP TEMAS Y PROB4992 <text:s text:c="3"/>01 SP TEMAS Y PROBLEMAS NIVEL MEDIO SISTEMA EDUCATIV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03544</text:p>
          </table:table-cell>
          <table:table-cell office:value-type="string" calcext:value-type="string">
            <text:p>TP ADOLES:CONDU9992 <text:s text:c="3"/>01 TP ADOLESCENCIA: CONDUCTAS DE RIESGO Y RESILIENC.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03545</text:p>
          </table:table-cell>
          <table:table-cell office:value-type="string" calcext:value-type="string">
            <text:p>TP PROM.EN CBU 9992 <text:s text:c="3"/>01 TP PROBLEMATICAS INSTITUCIONALES EN EL CBU.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03546</text:p>
          </table:table-cell>
          <table:table-cell office:value-type="string" calcext:value-type="string">
            <text:p>SP PRAC.INVESTI4992 <text:s text:c="3"/>02 SP PRACTICA DE LA INVESTIGACION: PREP. DE UN PROY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03547</text:p>
          </table:table-cell>
          <table:table-cell office:value-type="string" calcext:value-type="string">
            <text:p>SP ALF.Y ED.ADU4992 <text:s text:c="3"/>01 SP ALFABETIZACION Y EDUCACION BASICA DE ADULTOS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03548</text:p>
          </table:table-cell>
          <table:table-cell office:value-type="string" calcext:value-type="string">
            <text:p>SP EDUC.A DIST.4992 <text:s text:c="3"/>02 SP EDUCACION A DISTANC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03549</text:p>
          </table:table-cell>
          <table:table-cell office:value-type="string" calcext:value-type="string">
            <text:p>TP EVAL.SIST.ED9992 <text:s text:c="3"/>02 TP EVALUACION DEL SISTEMA EDUCATIV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103550</text:p>
          </table:table-cell>
          <table:table-cell office:value-type="string" calcext:value-type="string">
            <text:p>TP DES.PROF.NIV9992 <text:s text:c="3"/>02 TP EL DESARROLLO DE LOS PROF. EN EL NIVEL MEDI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803102</text:p>
          </table:table-cell>
          <table:table-cell office:value-type="string" calcext:value-type="string">
            <text:p>CURSO DE NIVELA2192 <text:s text:c="2"/>101 CURSO DE NIVELA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803500</text:p>
          </table:table-cell>
          <table:table-cell office:value-type="string" calcext:value-type="string">
            <text:p>PEDAGOGIA <text:s text:c="5"/>2192 <text:s text:c="3"/>01 PEDAGOGI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803501</text:p>
          </table:table-cell>
          <table:table-cell office:value-type="string" calcext:value-type="string">
            <text:p>PROB.FILOS.EDUC2192 <text:s text:c="3"/>01 PROBLEMATICAS FILOSOFICAS Y EDUCA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803502</text:p>
          </table:table-cell>
          <table:table-cell office:value-type="string" calcext:value-type="string">
            <text:p>HIST.EDUC.ARGEN2192 <text:s text:c="3"/>01 HISTORIA DE LA EDUCACION ARGENTINA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803503</text:p>
          </table:table-cell>
          <table:table-cell office:value-type="string" calcext:value-type="string">
            <text:p>TEORIAS PSI.SUJ2192 <text:s text:c="3"/>02 TEORIAS PSICOLOGICAS DEL SUJET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803504</text:p>
          </table:table-cell>
          <table:table-cell office:value-type="string" calcext:value-type="string">
            <text:p>TEORIAS CREC.DE2192 <text:s text:c="3"/>02 TEORIAS DEL CRECIMIENTO Y DEL DESARROLLO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803505</text:p>
          </table:table-cell>
          <table:table-cell office:value-type="string" calcext:value-type="string">
            <text:p>TEORIAS DEL APR2192 <text:s text:c="3"/>02 TEORIAS DEL APRENDIZAJE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803506</text:p>
          </table:table-cell>
          <table:table-cell office:value-type="string" calcext:value-type="string">
            <text:p>SOC.DE LA EDUCA2192 <text:s text:c="3"/>01 SOCIOLOGIA DE LA EDUCA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803507</text:p>
          </table:table-cell>
          <table:table-cell office:value-type="string" calcext:value-type="string">
            <text:p>ANTROP.SOCIAL Y2992 <text:s text:c="3"/>01 ANTROPOLOGIA SOCIAL Y EDUCA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803508</text:p>
          </table:table-cell>
          <table:table-cell office:value-type="string" calcext:value-type="string">
            <text:p>DIDACTICA GRAL.2192 <text:s text:c="3"/>01 DIDACTICA GENERAL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803509</text:p>
          </table:table-cell>
          <table:table-cell office:value-type="string" calcext:value-type="string">
            <text:p>POL.EDUC LEG.ES2192 <text:s text:c="3"/>02 POLITICA EDUCACIONAL Y LEGISLACION ESCOLAR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803510</text:p>
          </table:table-cell>
          <table:table-cell office:value-type="string" calcext:value-type="string">
            <text:p>HIST.SOC.EDUCAC2192 <text:s text:c="3"/>02 HISTORIA SOCIAL DE LA EDUCACION</text:p>
          </table:table-cell>
          <table:table-cell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45803511</text:p>
          </table:table-cell>
          <table:table-cell office:value-type="string" calcext:value-type="string">
            <text:p>CORR.PEDAG.CONT2192 <text:s text:c="3"/>02 CORRIENTES PEDAGOGICAS CONTEMPORANEA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1">00/00/0000</text:date>, <text:time style:data-style-name="N2" text:time-value="17:14:10.48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dc:date>2019-12-01T17:14:37.885000000</dc:date>
    <meta:editing-duration>PT28S</meta:editing-duration>
    <meta:editing-cycles>1</meta:editing-cycles>
    <meta:document-statistic meta:table-count="1" meta:cell-count="10260" meta:object-count="0"/>
  </office:meta>
</office:document-meta>
</file>